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6A4000001047495FF2BACD173BB.png" manifest:media-type="image/png"/>
  <manifest:file-entry manifest:full-path="Pictures/10000201000002E6000002BBB8F8332B0EE480C1.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fo:break-before="auto" fo:break-after="auto" table:align="margins" fo:keep-with-next="auto" style:may-break-between-rows="true" table:border-model="collapsing"/>
    </style:style>
    <style:style style:name="Tabla2.A" style:family="table-column">
      <style:table-column-properties style:column-width="17cm" style:rel-column-width="65535*"/>
    </style:style>
    <style:style style:name="Tabla2.1" style:family="table-row">
      <style:table-row-properties fo:keep-together="auto"/>
    </style:style>
    <style:style style:name="Tab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fo:break-before="auto" fo:break-after="auto"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fo:break-before="auto" fo:break-after="auto" table:align="margins" fo:keep-with-next="auto" style:may-break-between-rows="true" table:border-model="collapsing"/>
    </style:style>
    <style:style style:name="Table3.A" style:family="table-column">
      <style:table-column-properties style:column-width="17cm" style:rel-column-width="65535*"/>
    </style:style>
    <style:style style:name="Table3.1" style:family="table-row">
      <style:table-row-properties fo:keep-together="auto"/>
    </style:style>
    <style:style style:name="Table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4" style:family="table">
      <style:table-properties style:width="17cm" fo:break-before="auto" fo:break-after="auto" table:align="margins" fo:keep-with-next="auto" style:may-break-between-rows="true" table:border-model="collapsing"/>
    </style:style>
    <style:style style:name="Table4.A" style:family="table-column">
      <style:table-column-properties style:column-width="17cm" style:rel-column-width="65535*"/>
    </style:style>
    <style:style style:name="Table4.1" style:family="table-row">
      <style:table-row-properties fo:keep-together="auto"/>
    </style:style>
    <style:style style:name="Table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1" style:family="table">
      <style:table-properties style:width="17cm" fo:break-before="auto" fo:break-after="auto" table:align="margins" fo:keep-with-next="auto" style:may-break-between-rows="true" table:border-model="collapsing"/>
    </style:style>
    <style:style style:name="Tabela1.A" style:family="table-column">
      <style:table-column-properties style:column-width="17cm" style:rel-column-width="65535*"/>
    </style:style>
    <style:style style:name="Tabela1.1" style:family="table-row">
      <style:table-row-properties fo:keep-together="auto"/>
    </style:style>
    <style:style style:name="Tabe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 style:family="table">
      <style:table-properties style:width="17cm" fo:break-before="auto" fo:break-after="auto" table:align="margins" fo:keep-with-next="auto" style:may-break-between-rows="true" table:border-model="collapsing"/>
    </style:style>
    <style:style style:name="Tabela2.A" style:family="table-column">
      <style:table-column-properties style:column-width="17cm" style:rel-column-width="65535*"/>
    </style:style>
    <style:style style:name="Tabela2.1" style:family="table-row">
      <style:table-row-properties fo:keep-together="auto"/>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5" style:family="table">
      <style:table-properties style:width="17cm" fo:break-before="auto" fo:break-after="auto" table:align="margins" fo:keep-with-next="auto" style:may-break-between-rows="true" table:border-model="collapsing"/>
    </style:style>
    <style:style style:name="Table5.A" style:family="table-column">
      <style:table-column-properties style:column-width="17cm" style:rel-column-width="65535*"/>
    </style:style>
    <style:style style:name="Table5.1" style:family="table-row">
      <style:table-row-properties fo:keep-together="auto"/>
    </style:style>
    <style:style style:name="Table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 style:family="table">
      <style:table-properties style:width="17cm" fo:break-before="auto" fo:break-after="auto" table:align="margins" fo:keep-with-next="auto" style:may-break-between-rows="true" table:border-model="collapsing"/>
    </style:style>
    <style:style style:name="Tabela3.A" style:family="table-column">
      <style:table-column-properties style:column-width="17cm" style:rel-column-width="65535*"/>
    </style:style>
    <style:style style:name="Tabela3.1" style:family="table-row">
      <style:table-row-properties fo:keep-together="auto"/>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1"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paragraph-properties fo:text-align="justify" style:justify-single-word="false"/>
      <style:text-properties officeooo:rsid="0103ba70" officeooo:paragraph-rsid="0026b597"/>
    </style:style>
    <style:style style:name="P9" style:family="paragraph" style:parent-style-name="Standard">
      <style:paragraph-properties fo:text-align="justify" style:justify-single-word="false"/>
      <style:text-properties officeooo:rsid="0103ba70" officeooo:paragraph-rsid="00490514"/>
    </style:style>
    <style:style style:name="P10" style:family="paragraph" style:parent-style-name="Standard">
      <style:paragraph-properties fo:text-align="justify" style:justify-single-word="false"/>
      <style:text-properties officeooo:rsid="0103ba70" officeooo:paragraph-rsid="0051d571"/>
    </style:style>
    <style:style style:name="P11" style:family="paragraph" style:parent-style-name="Standard">
      <style:paragraph-properties fo:text-align="justify" style:justify-single-word="false"/>
      <style:text-properties officeooo:rsid="0103ba70" officeooo:paragraph-rsid="0053a1b3"/>
    </style:style>
    <style:style style:name="P12" style:family="paragraph" style:parent-style-name="Standard">
      <style:paragraph-properties fo:text-align="justify" style:justify-single-word="false"/>
      <style:text-properties officeooo:rsid="0103ba70" officeooo:paragraph-rsid="005fc6ef"/>
    </style:style>
    <style:style style:name="P13" style:family="paragraph" style:parent-style-name="Standard">
      <style:paragraph-properties fo:text-align="justify" style:justify-single-word="false"/>
      <style:text-properties officeooo:rsid="0103ba70" officeooo:paragraph-rsid="0067e248"/>
    </style:style>
    <style:style style:name="P14" style:family="paragraph" style:parent-style-name="Standard">
      <style:paragraph-properties fo:text-align="justify" style:justify-single-word="false"/>
      <style:text-properties officeooo:rsid="0103ba70" officeooo:paragraph-rsid="006cc756"/>
    </style:style>
    <style:style style:name="P15" style:family="paragraph" style:parent-style-name="Standard">
      <style:paragraph-properties fo:text-align="justify" style:justify-single-word="false"/>
      <style:text-properties officeooo:rsid="0103ba70" officeooo:paragraph-rsid="006ecd82"/>
    </style:style>
    <style:style style:name="P16" style:family="paragraph" style:parent-style-name="Standard">
      <style:paragraph-properties fo:text-align="justify" style:justify-single-word="false"/>
      <style:text-properties officeooo:rsid="0103ba70" officeooo:paragraph-rsid="0078fc16"/>
    </style:style>
    <style:style style:name="P17" style:family="paragraph" style:parent-style-name="Standard">
      <style:paragraph-properties fo:text-align="justify" style:justify-single-word="false"/>
      <style:text-properties officeooo:rsid="0103ba70" officeooo:paragraph-rsid="007e7cc1"/>
    </style:style>
    <style:style style:name="P18" style:family="paragraph" style:parent-style-name="Standard">
      <style:paragraph-properties fo:text-align="justify" style:justify-single-word="false"/>
      <style:text-properties officeooo:rsid="0103ba70" officeooo:paragraph-rsid="007eeebb"/>
    </style:style>
    <style:style style:name="P19" style:family="paragraph" style:parent-style-name="Standard">
      <style:paragraph-properties fo:text-align="justify" style:justify-single-word="false"/>
      <style:text-properties officeooo:rsid="0103ba70" officeooo:paragraph-rsid="0083578d"/>
    </style:style>
    <style:style style:name="P20" style:family="paragraph" style:parent-style-name="Standard">
      <style:paragraph-properties fo:text-align="justify" style:justify-single-word="false"/>
      <style:text-properties officeooo:rsid="0103ba70" officeooo:paragraph-rsid="0087d185"/>
    </style:style>
    <style:style style:name="P21" style:family="paragraph" style:parent-style-name="Standard">
      <style:paragraph-properties fo:text-align="justify" style:justify-single-word="false"/>
      <style:text-properties officeooo:rsid="0103ba70" officeooo:paragraph-rsid="008c37e8"/>
    </style:style>
    <style:style style:name="P22" style:family="paragraph" style:parent-style-name="Standard">
      <style:paragraph-properties fo:text-align="justify" style:justify-single-word="false"/>
      <style:text-properties officeooo:rsid="0103ba70" officeooo:paragraph-rsid="00964fe4"/>
    </style:style>
    <style:style style:name="P23" style:family="paragraph" style:parent-style-name="Standard">
      <style:paragraph-properties fo:text-align="justify" style:justify-single-word="false"/>
      <style:text-properties officeooo:rsid="0103ba70" officeooo:paragraph-rsid="009e01e9"/>
    </style:style>
    <style:style style:name="P24" style:family="paragraph" style:parent-style-name="Standard">
      <style:paragraph-properties fo:text-align="justify" style:justify-single-word="false"/>
      <style:text-properties officeooo:rsid="0103ba70" officeooo:paragraph-rsid="009fa0eb"/>
    </style:style>
    <style:style style:name="P25" style:family="paragraph" style:parent-style-name="Standard">
      <style:paragraph-properties fo:text-align="justify" style:justify-single-word="false"/>
      <style:text-properties officeooo:rsid="0103ba70" officeooo:paragraph-rsid="00a18b49"/>
    </style:style>
    <style:style style:name="P26" style:family="paragraph" style:parent-style-name="Standard">
      <style:paragraph-properties fo:text-align="justify" style:justify-single-word="false"/>
      <style:text-properties officeooo:rsid="0103ba70" officeooo:paragraph-rsid="00b1b7d9"/>
    </style:style>
    <style:style style:name="P27" style:family="paragraph" style:parent-style-name="Standard">
      <style:paragraph-properties fo:text-align="justify" style:justify-single-word="false"/>
      <style:text-properties officeooo:rsid="0103ba70" officeooo:paragraph-rsid="00cc7e95"/>
    </style:style>
    <style:style style:name="P28" style:family="paragraph" style:parent-style-name="Standard">
      <style:paragraph-properties fo:text-align="justify" style:justify-single-word="false"/>
      <style:text-properties officeooo:rsid="0103ba70" officeooo:paragraph-rsid="00d3a383"/>
    </style:style>
    <style:style style:name="P29" style:family="paragraph" style:parent-style-name="Standard">
      <style:paragraph-properties fo:text-align="justify" style:justify-single-word="false"/>
      <style:text-properties officeooo:rsid="0103ba70" officeooo:paragraph-rsid="00d823ce"/>
    </style:style>
    <style:style style:name="P30" style:family="paragraph" style:parent-style-name="Standard">
      <style:paragraph-properties fo:text-align="justify" style:justify-single-word="false"/>
      <style:text-properties officeooo:rsid="0103ba70" officeooo:paragraph-rsid="00d83d57"/>
    </style:style>
    <style:style style:name="P31" style:family="paragraph" style:parent-style-name="Standard">
      <style:text-properties officeooo:rsid="0103ba70" officeooo:paragraph-rsid="0026b597"/>
    </style:style>
    <style:style style:name="P32" style:family="paragraph" style:parent-style-name="Standard">
      <style:text-properties officeooo:rsid="0103ba70" officeooo:paragraph-rsid="00272da6"/>
    </style:style>
    <style:style style:name="P33" style:family="paragraph" style:parent-style-name="Standard">
      <style:text-properties officeooo:rsid="0103ba70" officeooo:paragraph-rsid="00490514"/>
    </style:style>
    <style:style style:name="P34" style:family="paragraph" style:parent-style-name="Standard">
      <style:text-properties officeooo:rsid="0103ba70" officeooo:paragraph-rsid="0051d571"/>
    </style:style>
    <style:style style:name="P35" style:family="paragraph" style:parent-style-name="Standard">
      <style:text-properties officeooo:rsid="0103ba70" officeooo:paragraph-rsid="0053a1b3"/>
    </style:style>
    <style:style style:name="P36" style:family="paragraph" style:parent-style-name="Standard">
      <style:text-properties officeooo:rsid="0103ba70" officeooo:paragraph-rsid="005fc6ef"/>
    </style:style>
    <style:style style:name="P37" style:family="paragraph" style:parent-style-name="Standard">
      <style:text-properties officeooo:rsid="0103ba70" officeooo:paragraph-rsid="0067e248"/>
    </style:style>
    <style:style style:name="P38" style:family="paragraph" style:parent-style-name="Standard">
      <style:text-properties officeooo:rsid="0103ba70" officeooo:paragraph-rsid="006cc756"/>
    </style:style>
    <style:style style:name="P39" style:family="paragraph" style:parent-style-name="Standard">
      <style:text-properties officeooo:rsid="0103ba70" officeooo:paragraph-rsid="006ecd82"/>
    </style:style>
    <style:style style:name="P40" style:family="paragraph" style:parent-style-name="Standard">
      <style:text-properties officeooo:rsid="0103ba70" officeooo:paragraph-rsid="0078fc16"/>
    </style:style>
    <style:style style:name="P41" style:family="paragraph" style:parent-style-name="Standard">
      <style:text-properties officeooo:rsid="0103ba70" officeooo:paragraph-rsid="007e7cc1"/>
    </style:style>
    <style:style style:name="P42" style:family="paragraph" style:parent-style-name="Standard">
      <style:text-properties officeooo:rsid="0103ba70" officeooo:paragraph-rsid="0083578d"/>
    </style:style>
    <style:style style:name="P43" style:family="paragraph" style:parent-style-name="Standard">
      <style:text-properties officeooo:rsid="0103ba70" officeooo:paragraph-rsid="0087d185"/>
    </style:style>
    <style:style style:name="P44" style:family="paragraph" style:parent-style-name="Standard">
      <style:text-properties officeooo:rsid="0103ba70" officeooo:paragraph-rsid="008c37e8"/>
    </style:style>
    <style:style style:name="P45" style:family="paragraph" style:parent-style-name="Standard">
      <style:text-properties officeooo:rsid="0103ba70" officeooo:paragraph-rsid="00964fe4"/>
    </style:style>
    <style:style style:name="P46" style:family="paragraph" style:parent-style-name="Standard">
      <style:text-properties officeooo:rsid="0103ba70" officeooo:paragraph-rsid="009e01e9"/>
    </style:style>
    <style:style style:name="P47" style:family="paragraph" style:parent-style-name="Standard">
      <style:text-properties officeooo:rsid="0103ba70" officeooo:paragraph-rsid="009fa0eb"/>
    </style:style>
    <style:style style:name="P48" style:family="paragraph" style:parent-style-name="Standard">
      <style:text-properties officeooo:rsid="0103ba70" officeooo:paragraph-rsid="00a18b49"/>
    </style:style>
    <style:style style:name="P49" style:family="paragraph" style:parent-style-name="Standard">
      <style:text-properties officeooo:rsid="0103ba70" officeooo:paragraph-rsid="00a621ab"/>
    </style:style>
    <style:style style:name="P50" style:family="paragraph" style:parent-style-name="Standard">
      <style:text-properties officeooo:rsid="0103ba70" officeooo:paragraph-rsid="00b1b7d9"/>
    </style:style>
    <style:style style:name="P51" style:family="paragraph" style:parent-style-name="Standard">
      <style:text-properties officeooo:rsid="0103ba70" officeooo:paragraph-rsid="00d3a383"/>
    </style:style>
    <style:style style:name="P52" style:family="paragraph" style:parent-style-name="Standard">
      <style:text-properties officeooo:rsid="0103ba70" officeooo:paragraph-rsid="00d823ce"/>
    </style:style>
    <style:style style:name="P53" style:family="paragraph" style:parent-style-name="Standard">
      <style:text-properties officeooo:rsid="0103ba70" officeooo:paragraph-rsid="00d83d57"/>
    </style:style>
    <style:style style:name="P54" style:family="paragraph" style:parent-style-name="Standard">
      <style:text-properties officeooo:rsid="00272da6" officeooo:paragraph-rsid="00272da6"/>
    </style:style>
    <style:style style:name="P55" style:family="paragraph" style:parent-style-name="Standard">
      <style:text-properties officeooo:rsid="00272da6" officeooo:paragraph-rsid="00490514"/>
    </style:style>
    <style:style style:name="P56" style:family="paragraph" style:parent-style-name="Standard">
      <style:text-properties officeooo:rsid="00272da6" officeooo:paragraph-rsid="0051d571"/>
    </style:style>
    <style:style style:name="P57" style:family="paragraph" style:parent-style-name="Standard">
      <style:text-properties officeooo:rsid="00272da6" officeooo:paragraph-rsid="0053a1b3"/>
    </style:style>
    <style:style style:name="P58" style:family="paragraph" style:parent-style-name="Standard">
      <style:text-properties officeooo:rsid="00272da6" officeooo:paragraph-rsid="005aa5a7"/>
    </style:style>
    <style:style style:name="P59" style:family="paragraph" style:parent-style-name="Standard">
      <style:text-properties officeooo:rsid="00272da6" officeooo:paragraph-rsid="005fc6ef"/>
    </style:style>
    <style:style style:name="P60" style:family="paragraph" style:parent-style-name="Standard">
      <style:text-properties officeooo:rsid="00272da6" officeooo:paragraph-rsid="0067e248"/>
    </style:style>
    <style:style style:name="P61" style:family="paragraph" style:parent-style-name="Standard">
      <style:paragraph-properties fo:text-align="justify" style:justify-single-word="false"/>
      <style:text-properties officeooo:rsid="00272da6" officeooo:paragraph-rsid="0067e248"/>
    </style:style>
    <style:style style:name="P62" style:family="paragraph" style:parent-style-name="Standard">
      <style:paragraph-properties fo:text-align="justify" style:justify-single-word="false"/>
      <style:text-properties officeooo:rsid="00272da6" officeooo:paragraph-rsid="00964fe4"/>
    </style:style>
    <style:style style:name="P63" style:family="paragraph" style:parent-style-name="Standard">
      <style:paragraph-properties fo:text-align="justify" style:justify-single-word="false"/>
      <style:text-properties officeooo:rsid="00272da6" officeooo:paragraph-rsid="00a6388c"/>
    </style:style>
    <style:style style:name="P64" style:family="paragraph" style:parent-style-name="Standard">
      <style:text-properties officeooo:rsid="00272da6" officeooo:paragraph-rsid="006cc756"/>
    </style:style>
    <style:style style:name="P65" style:family="paragraph" style:parent-style-name="Standard">
      <style:text-properties officeooo:rsid="00272da6" officeooo:paragraph-rsid="006ecd82"/>
    </style:style>
    <style:style style:name="P66" style:family="paragraph" style:parent-style-name="Standard">
      <style:text-properties officeooo:rsid="00272da6" officeooo:paragraph-rsid="0078fc16"/>
    </style:style>
    <style:style style:name="P67" style:family="paragraph" style:parent-style-name="Standard">
      <style:text-properties officeooo:paragraph-rsid="0042eb09"/>
    </style:style>
    <style:style style:name="P68" style:family="paragraph" style:parent-style-name="Standard">
      <style:text-properties officeooo:paragraph-rsid="00490514"/>
    </style:style>
    <style:style style:name="P69" style:family="paragraph" style:parent-style-name="Standard">
      <style:paragraph-properties fo:text-align="justify" style:justify-single-word="false"/>
      <style:text-properties officeooo:rsid="0042eb09" officeooo:paragraph-rsid="0042eb09"/>
    </style:style>
    <style:style style:name="P70" style:family="paragraph" style:parent-style-name="Standard">
      <style:paragraph-properties fo:text-align="justify" style:justify-single-word="false"/>
      <style:text-properties officeooo:rsid="0042eb09" officeooo:paragraph-rsid="0051d571"/>
    </style:style>
    <style:style style:name="P71" style:family="paragraph" style:parent-style-name="Standard">
      <style:text-properties officeooo:rsid="004b1f7f" officeooo:paragraph-rsid="004b1f7f"/>
    </style:style>
    <style:style style:name="P72"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6ecd82"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color="#000000" style:font-name="Consolas" fo:font-size="10pt" officeooo:paragraph-rsid="008c37e8" style:font-size-asian="10pt"/>
    </style:style>
    <style:style style:name="P75" style:family="paragraph" style:parent-style-name="Standard">
      <style:paragraph-properties fo:text-align="start" style:justify-single-word="false"/>
      <style:text-properties fo:color="#000000" style:font-name="Consolas" fo:font-size="10pt" officeooo:paragraph-rsid="00a621ab" style:font-size-asian="10pt"/>
    </style:style>
    <style:style style:name="P76" style:family="paragraph" style:parent-style-name="Standard">
      <style:paragraph-properties fo:text-align="start" style:justify-single-word="false"/>
      <style:text-properties fo:color="#000000" style:font-name="Consolas" fo:font-size="10pt" officeooo:paragraph-rsid="00b1b7d9" style:font-size-asian="10pt"/>
    </style:style>
    <style:style style:name="P77" style:family="paragraph" style:parent-style-name="Standard">
      <style:paragraph-properties fo:text-align="start" style:justify-single-word="false"/>
      <style:text-properties fo:color="#000000" style:font-name="Consolas" fo:font-size="10pt" style:text-underline-style="solid" style:text-underline-type="double" style:text-underline-width="auto" style:text-underline-color="font-color" officeooo:paragraph-rsid="00d3a383" style:font-size-asian="10pt"/>
    </style:style>
    <style:style style:name="P78" style:family="paragraph" style:parent-style-name="Standard">
      <style:text-properties officeooo:paragraph-rsid="0051d571"/>
    </style:style>
    <style:style style:name="P79"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80"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officeooo:paragraph-rsid="006ecd82" style:font-size-asian="10pt" style:font-style-asian="normal" style:font-weight-asian="normal" style:font-size-complex="12pt" style:font-style-complex="normal" style:font-weight-complex="normal" style:text-overline-style="none" style:text-overline-color="font-color"/>
    </style:style>
    <style:style style:name="P81" style:family="paragraph" style:parent-style-name="Standard">
      <style:paragraph-properties fo:text-align="start" style:justify-single-word="false"/>
      <style:text-properties fo:color="#3f7f5f" style:text-outline="false" style:text-line-through-style="none" style:text-line-through-type="none" style:font-name="Consolas" fo:font-size="10pt" fo:font-style="normal" fo:text-shadow="none" style:text-underline-style="none" fo:font-weight="normal" fo:background-color="#e8f2fe" style:font-size-asian="10pt" style:font-style-asian="normal" style:font-weight-asian="normal" style:font-size-complex="12pt" style:font-style-complex="normal" style:font-weight-complex="normal" style:text-overline-style="none" style:text-overline-color="font-color"/>
    </style:style>
    <style:style style:name="P82" style:family="paragraph" style:parent-style-name="Standard">
      <style:paragraph-properties fo:text-align="start" style:justify-single-word="false"/>
      <style:text-properties fo:color="#3f7f5f" style:font-name="Consolas" fo:font-size="10pt" officeooo:paragraph-rsid="00b556d5" style:font-size-asian="10pt"/>
    </style:style>
    <style:style style:name="P83" style:family="paragraph" style:parent-style-name="Standard">
      <style:text-properties officeooo:paragraph-rsid="0053a1b3"/>
    </style:style>
    <style:style style:name="P84" style:family="paragraph" style:parent-style-name="Standard">
      <style:paragraph-properties fo:text-align="justify" style:justify-single-word="false"/>
      <style:text-properties officeooo:rsid="00570fd3" officeooo:paragraph-rsid="00570fd3"/>
    </style:style>
    <style:style style:name="P85" style:family="paragraph" style:parent-style-name="Standard">
      <style:text-properties officeooo:paragraph-rsid="005fc6ef"/>
    </style:style>
    <style:style style:name="P86" style:family="paragraph" style:parent-style-name="Standard">
      <style:text-properties officeooo:rsid="00631401" officeooo:paragraph-rsid="00631401"/>
    </style:style>
    <style:style style:name="P87" style:family="paragraph" style:parent-style-name="Standard">
      <style:text-properties officeooo:rsid="00631401" officeooo:paragraph-rsid="0067e248"/>
    </style:style>
    <style:style style:name="P88" style:family="paragraph" style:parent-style-name="Standard">
      <style:text-properties officeooo:rsid="00631401" officeooo:paragraph-rsid="006cc756"/>
    </style:style>
    <style:style style:name="P89" style:family="paragraph" style:parent-style-name="Standard">
      <style:text-properties officeooo:rsid="00631401" officeooo:paragraph-rsid="006ecd82"/>
    </style:style>
    <style:style style:name="P90" style:family="paragraph" style:parent-style-name="Standard">
      <style:text-properties officeooo:rsid="00631401" officeooo:paragraph-rsid="0078fc16"/>
    </style:style>
    <style:style style:name="P91" style:family="paragraph" style:parent-style-name="Standard">
      <style:text-properties officeooo:paragraph-rsid="0067e248"/>
    </style:style>
    <style:style style:name="P92" style:family="paragraph" style:parent-style-name="Standard">
      <style:text-properties officeooo:paragraph-rsid="006cc756"/>
    </style:style>
    <style:style style:name="P93" style:family="paragraph" style:parent-style-name="Standard">
      <style:paragraph-properties fo:text-align="justify" style:justify-single-word="false"/>
      <style:text-properties officeooo:rsid="006d183d" officeooo:paragraph-rsid="006d183d"/>
    </style:style>
    <style:style style:name="P94" style:family="paragraph" style:parent-style-name="Standard">
      <style:paragraph-properties fo:text-align="justify" style:justify-single-word="false"/>
      <style:text-properties officeooo:rsid="006d183d" officeooo:paragraph-rsid="006ecd82"/>
    </style:style>
    <style:style style:name="P95" style:family="paragraph" style:parent-style-name="Standard">
      <style:text-properties officeooo:paragraph-rsid="006ecd82"/>
    </style:style>
    <style:style style:name="P96" style:family="paragraph" style:parent-style-name="Standard">
      <style:text-properties officeooo:rsid="00684807" officeooo:paragraph-rsid="00736b32"/>
    </style:style>
    <style:style style:name="P97" style:family="paragraph" style:parent-style-name="Standard">
      <style:text-properties officeooo:paragraph-rsid="0078fc16"/>
    </style:style>
    <style:style style:name="P98" style:family="paragraph" style:parent-style-name="Standard">
      <style:paragraph-properties fo:text-align="justify" style:justify-single-word="false"/>
      <style:text-properties officeooo:rsid="007ddfe8" officeooo:paragraph-rsid="007e7cc1"/>
    </style:style>
    <style:style style:name="P99" style:family="paragraph" style:parent-style-name="Standard">
      <style:paragraph-properties fo:text-align="justify" style:justify-single-word="false"/>
      <style:text-properties officeooo:rsid="007ddfe8" officeooo:paragraph-rsid="0083578d"/>
    </style:style>
    <style:style style:name="P100" style:family="paragraph" style:parent-style-name="Standard">
      <style:paragraph-properties fo:text-align="justify" style:justify-single-word="false"/>
      <style:text-properties officeooo:rsid="007ddfe8" officeooo:paragraph-rsid="0087d185"/>
    </style:style>
    <style:style style:name="P101" style:family="paragraph" style:parent-style-name="Standard">
      <style:paragraph-properties fo:text-align="justify" style:justify-single-word="false"/>
      <style:text-properties officeooo:rsid="007ddfe8" officeooo:paragraph-rsid="008c37e8"/>
    </style:style>
    <style:style style:name="P102" style:family="paragraph" style:parent-style-name="Standard">
      <style:paragraph-properties fo:text-align="justify" style:justify-single-word="false"/>
      <style:text-properties officeooo:rsid="007ddfe8" officeooo:paragraph-rsid="00964fe4"/>
    </style:style>
    <style:style style:name="P103" style:family="paragraph" style:parent-style-name="Standard">
      <style:paragraph-properties fo:text-align="justify" style:justify-single-word="false"/>
      <style:text-properties officeooo:rsid="007ddfe8" officeooo:paragraph-rsid="009e01e9"/>
    </style:style>
    <style:style style:name="P104" style:family="paragraph" style:parent-style-name="Standard">
      <style:paragraph-properties fo:text-align="justify" style:justify-single-word="false"/>
      <style:text-properties officeooo:rsid="007ddfe8" officeooo:paragraph-rsid="009fa0eb"/>
    </style:style>
    <style:style style:name="P105" style:family="paragraph" style:parent-style-name="Standard">
      <style:paragraph-properties fo:text-align="justify" style:justify-single-word="false"/>
      <style:text-properties officeooo:rsid="007ddfe8" officeooo:paragraph-rsid="00a18b49"/>
    </style:style>
    <style:style style:name="P106" style:family="paragraph" style:parent-style-name="Standard">
      <style:paragraph-properties fo:text-align="justify" style:justify-single-word="false"/>
      <style:text-properties officeooo:rsid="007ddfe8" officeooo:paragraph-rsid="00b1b7d9"/>
    </style:style>
    <style:style style:name="P107" style:family="paragraph" style:parent-style-name="Standard">
      <style:paragraph-properties fo:text-align="justify" style:justify-single-word="false"/>
      <style:text-properties officeooo:rsid="007ddfe8" officeooo:paragraph-rsid="00d3a383"/>
    </style:style>
    <style:style style:name="P108" style:family="paragraph" style:parent-style-name="Standard">
      <style:paragraph-properties fo:text-align="justify" style:justify-single-word="false"/>
      <style:text-properties officeooo:rsid="007ddfe8" officeooo:paragraph-rsid="00d823ce"/>
    </style:style>
    <style:style style:name="P109" style:family="paragraph" style:parent-style-name="Standard">
      <style:text-properties officeooo:rsid="007e7cc1" officeooo:paragraph-rsid="007f9b52"/>
    </style:style>
    <style:style style:name="P110" style:family="paragraph" style:parent-style-name="Standard">
      <style:text-properties officeooo:rsid="007e7cc1" officeooo:paragraph-rsid="0087d185"/>
    </style:style>
    <style:style style:name="P111" style:family="paragraph" style:parent-style-name="Standard">
      <style:text-properties officeooo:rsid="007e7cc1" officeooo:paragraph-rsid="008c37e8"/>
    </style:style>
    <style:style style:name="P112" style:family="paragraph" style:parent-style-name="Standard">
      <style:paragraph-properties fo:text-align="justify" style:justify-single-word="false"/>
      <style:text-properties officeooo:paragraph-rsid="007eeebb"/>
    </style:style>
    <style:style style:name="P113" style:family="paragraph" style:parent-style-name="Standard">
      <style:paragraph-properties fo:text-align="justify" style:justify-single-word="false"/>
      <style:text-properties officeooo:paragraph-rsid="0083578d"/>
    </style:style>
    <style:style style:name="P114" style:family="paragraph" style:parent-style-name="Standard">
      <style:paragraph-properties fo:text-align="justify" style:justify-single-word="false"/>
      <style:text-properties officeooo:paragraph-rsid="0087d185"/>
    </style:style>
    <style:style style:name="P115" style:family="paragraph" style:parent-style-name="Standard">
      <style:paragraph-properties fo:text-align="justify" style:justify-single-word="false"/>
      <style:text-properties officeooo:paragraph-rsid="008c37e8"/>
    </style:style>
    <style:style style:name="P116" style:family="paragraph" style:parent-style-name="Standard">
      <style:paragraph-properties fo:text-align="justify" style:justify-single-word="false"/>
      <style:text-properties officeooo:paragraph-rsid="00964fe4"/>
    </style:style>
    <style:style style:name="P117" style:family="paragraph" style:parent-style-name="Standard">
      <style:paragraph-properties fo:text-align="justify" style:justify-single-word="false"/>
      <style:text-properties officeooo:paragraph-rsid="009e01e9"/>
    </style:style>
    <style:style style:name="P118" style:family="paragraph" style:parent-style-name="Standard">
      <style:paragraph-properties fo:text-align="justify" style:justify-single-word="false"/>
      <style:text-properties officeooo:paragraph-rsid="009fa0eb"/>
    </style:style>
    <style:style style:name="P119" style:family="paragraph" style:parent-style-name="Standard">
      <style:paragraph-properties fo:text-align="justify" style:justify-single-word="false"/>
      <style:text-properties officeooo:paragraph-rsid="00a18b49"/>
    </style:style>
    <style:style style:name="P120" style:family="paragraph" style:parent-style-name="Standard">
      <style:paragraph-properties fo:text-align="justify" style:justify-single-word="false"/>
      <style:text-properties officeooo:paragraph-rsid="00b1b7d9"/>
    </style:style>
    <style:style style:name="P121" style:family="paragraph" style:parent-style-name="Standard">
      <style:paragraph-properties fo:text-align="justify" style:justify-single-word="false"/>
      <style:text-properties officeooo:paragraph-rsid="00cc1c4c"/>
    </style:style>
    <style:style style:name="P122" style:family="paragraph" style:parent-style-name="Standard">
      <style:paragraph-properties fo:text-align="justify" style:justify-single-word="false"/>
      <style:text-properties officeooo:paragraph-rsid="00d3a383"/>
    </style:style>
    <style:style style:name="P123" style:family="paragraph" style:parent-style-name="Standard">
      <style:paragraph-properties fo:text-align="justify" style:justify-single-word="false"/>
      <style:text-properties officeooo:paragraph-rsid="00d823ce"/>
    </style:style>
    <style:style style:name="P124" style:family="paragraph" style:parent-style-name="Standard">
      <style:paragraph-properties fo:text-align="justify" style:justify-single-word="false"/>
      <style:text-properties officeooo:paragraph-rsid="00d83d57"/>
    </style:style>
    <style:style style:name="P125" style:family="paragraph" style:parent-style-name="Standard">
      <style:paragraph-properties fo:text-align="justify" style:justify-single-word="false"/>
      <style:text-properties officeooo:paragraph-rsid="00f09877"/>
    </style:style>
    <style:style style:name="P126" style:family="paragraph" style:parent-style-name="Standard">
      <style:paragraph-properties fo:text-align="justify" style:justify-single-word="false"/>
      <style:text-properties officeooo:rsid="007eeebb" officeooo:paragraph-rsid="007eeebb"/>
    </style:style>
    <style:style style:name="P127" style:family="paragraph" style:parent-style-name="Standard">
      <style:paragraph-properties fo:text-align="justify" style:justify-single-word="false"/>
      <style:text-properties officeooo:rsid="007eeebb" officeooo:paragraph-rsid="0083578d"/>
    </style:style>
    <style:style style:name="P128" style:family="paragraph" style:parent-style-name="Standard">
      <style:paragraph-properties fo:text-align="justify" style:justify-single-word="false"/>
      <style:text-properties officeooo:rsid="007eeebb" officeooo:paragraph-rsid="0087d185"/>
    </style:style>
    <style:style style:name="P129" style:family="paragraph" style:parent-style-name="Standard">
      <style:paragraph-properties fo:text-align="justify" style:justify-single-word="false"/>
      <style:text-properties officeooo:rsid="007eeebb" officeooo:paragraph-rsid="008c37e8"/>
    </style:style>
    <style:style style:name="P130" style:family="paragraph" style:parent-style-name="Standard">
      <style:paragraph-properties fo:text-align="justify" style:justify-single-word="false"/>
      <style:text-properties officeooo:rsid="007eeebb" officeooo:paragraph-rsid="00964fe4"/>
    </style:style>
    <style:style style:name="P131" style:family="paragraph" style:parent-style-name="Standard">
      <style:paragraph-properties fo:text-align="justify" style:justify-single-word="false"/>
      <style:text-properties officeooo:rsid="007eeebb" officeooo:paragraph-rsid="009e01e9"/>
    </style:style>
    <style:style style:name="P132" style:family="paragraph" style:parent-style-name="Standard">
      <style:paragraph-properties fo:text-align="justify" style:justify-single-word="false"/>
      <style:text-properties officeooo:rsid="007eeebb" officeooo:paragraph-rsid="009fa0eb"/>
    </style:style>
    <style:style style:name="P133" style:family="paragraph" style:parent-style-name="Standard">
      <style:paragraph-properties fo:text-align="justify" style:justify-single-word="false"/>
      <style:text-properties officeooo:rsid="007eeebb" officeooo:paragraph-rsid="00a18b49"/>
    </style:style>
    <style:style style:name="P134" style:family="paragraph" style:parent-style-name="Standard">
      <style:paragraph-properties fo:text-align="justify" style:justify-single-word="false"/>
      <style:text-properties officeooo:rsid="007eeebb" officeooo:paragraph-rsid="00b1b7d9"/>
    </style:style>
    <style:style style:name="P135" style:family="paragraph" style:parent-style-name="Standard">
      <style:paragraph-properties fo:text-align="justify" style:justify-single-word="false"/>
      <style:text-properties officeooo:rsid="007eeebb" officeooo:paragraph-rsid="00cc1c4c"/>
    </style:style>
    <style:style style:name="P136" style:family="paragraph" style:parent-style-name="Standard">
      <style:paragraph-properties fo:text-align="justify" style:justify-single-word="false"/>
      <style:text-properties officeooo:rsid="007eeebb" officeooo:paragraph-rsid="00d3a383"/>
    </style:style>
    <style:style style:name="P137" style:family="paragraph" style:parent-style-name="Standard">
      <style:paragraph-properties fo:text-align="start" style:justify-single-word="false"/>
      <style:text-properties fo:color="#408080" style:text-outline="false" style:text-line-through-style="none" style:text-line-through-type="none" style:font-name="Consolas" fo:font-size="10pt" fo:font-style="normal" fo:text-shadow="none" style:text-underline-style="none" fo:font-weight="normal" officeooo:paragraph-rsid="007f9b52" style:font-size-asian="10pt" style:font-style-asian="normal" style:font-weight-asian="normal" style:font-size-complex="12pt" style:font-style-complex="normal" style:font-weight-complex="normal" style:text-overline-style="none" style:text-overline-color="font-color"/>
    </style:style>
    <style:style style:name="P138" style:family="paragraph" style:parent-style-name="Standard">
      <style:paragraph-properties fo:text-align="start" style:justify-single-word="false"/>
      <style:text-properties fo:color="#408080" style:font-name="Consolas" fo:font-size="10pt" officeooo:paragraph-rsid="0087d185" style:font-size-asian="10pt"/>
    </style:style>
    <style:style style:name="P139" style:family="paragraph" style:parent-style-name="Standard">
      <style:paragraph-properties fo:text-align="start" style:justify-single-word="false"/>
      <style:text-properties fo:color="#408080" style:font-name="Consolas" fo:font-size="10pt" officeooo:paragraph-rsid="008c37e8" style:font-size-asian="10pt"/>
    </style:style>
    <style:style style:name="P140" style:family="paragraph" style:parent-style-name="Standard">
      <style:paragraph-properties fo:text-align="start" style:justify-single-word="false"/>
      <style:text-properties fo:color="#408080" style:font-name="Consolas" fo:font-size="10pt" officeooo:paragraph-rsid="00a621ab" style:font-size-asian="10pt"/>
    </style:style>
    <style:style style:name="P141" style:family="paragraph" style:parent-style-name="Standard">
      <style:paragraph-properties fo:text-align="start" style:justify-single-word="false"/>
      <style:text-properties fo:color="#408080" style:font-name="Consolas" fo:font-size="10pt" officeooo:paragraph-rsid="00b1b7d9" style:font-size-asian="10pt"/>
    </style:style>
    <style:style style:name="P142" style:family="paragraph" style:parent-style-name="Standard">
      <style:paragraph-properties fo:text-align="justify" style:justify-single-word="false"/>
      <style:text-properties officeooo:rsid="00799b55" officeooo:paragraph-rsid="0087d185"/>
    </style:style>
    <style:style style:name="P143" style:family="paragraph" style:parent-style-name="Standard">
      <style:paragraph-properties fo:text-align="justify" style:justify-single-word="false"/>
      <style:text-properties officeooo:rsid="00799b55" officeooo:paragraph-rsid="008c37e8"/>
    </style:style>
    <style:style style:name="P144" style:family="paragraph" style:parent-style-name="Standard">
      <style:paragraph-properties fo:text-align="justify" style:justify-single-word="false"/>
      <style:text-properties officeooo:rsid="00799b55" officeooo:paragraph-rsid="00964fe4"/>
    </style:style>
    <style:style style:name="P145" style:family="paragraph" style:parent-style-name="Standard">
      <style:paragraph-properties fo:text-align="justify" style:justify-single-word="false"/>
      <style:text-properties officeooo:rsid="00799b55" officeooo:paragraph-rsid="009fa0eb"/>
    </style:style>
    <style:style style:name="P146" style:family="paragraph" style:parent-style-name="Standard">
      <style:paragraph-properties fo:text-align="justify" style:justify-single-word="false"/>
      <style:text-properties officeooo:rsid="00799b55" officeooo:paragraph-rsid="00a18b49"/>
    </style:style>
    <style:style style:name="P147" style:family="paragraph" style:parent-style-name="Standard">
      <style:text-properties officeooo:paragraph-rsid="0087d185"/>
    </style:style>
    <style:style style:name="P148" style:family="paragraph" style:parent-style-name="Standard">
      <style:paragraph-properties fo:text-align="start" style:justify-single-word="false"/>
      <style:text-properties officeooo:paragraph-rsid="0087d185"/>
    </style:style>
    <style:style style:name="P149" style:family="paragraph" style:parent-style-name="Standard">
      <style:paragraph-properties fo:text-align="start" style:justify-single-word="false"/>
      <style:text-properties officeooo:paragraph-rsid="008c37e8"/>
    </style:style>
    <style:style style:name="P150" style:family="paragraph" style:parent-style-name="Standard">
      <style:paragraph-properties fo:text-align="start" style:justify-single-word="false"/>
      <style:text-properties officeooo:paragraph-rsid="00b556d5"/>
    </style:style>
    <style:style style:name="P151" style:family="paragraph" style:parent-style-name="Standard">
      <style:paragraph-properties fo:text-align="justify" style:justify-single-word="false"/>
      <style:text-properties officeooo:rsid="008afe7f" officeooo:paragraph-rsid="008afe7f"/>
    </style:style>
    <style:style style:name="P152" style:family="paragraph" style:parent-style-name="Standard">
      <style:paragraph-properties fo:text-align="justify" style:justify-single-word="false"/>
      <style:text-properties fo:font-style="normal" officeooo:rsid="008afe7f" officeooo:paragraph-rsid="008afe7f" style:font-style-asian="normal" style:font-style-complex="normal"/>
    </style:style>
    <style:style style:name="P153" style:family="paragraph" style:parent-style-name="Standard">
      <style:paragraph-properties fo:text-align="justify" style:justify-single-word="false"/>
      <style:text-properties fo:font-style="normal" officeooo:rsid="00964fe4" officeooo:paragraph-rsid="00964fe4" style:font-style-asian="normal" style:font-style-complex="normal"/>
    </style:style>
    <style:style style:name="P154" style:family="paragraph" style:parent-style-name="Standard">
      <style:paragraph-properties fo:text-align="justify" style:justify-single-word="false"/>
      <style:text-properties fo:font-style="normal" officeooo:rsid="00a899dc" officeooo:paragraph-rsid="00a899dc" style:font-style-asian="normal" style:font-style-complex="normal"/>
    </style:style>
    <style:style style:name="P155" style:family="paragraph" style:parent-style-name="Standard">
      <style:paragraph-properties fo:text-align="justify" style:justify-single-word="false"/>
      <style:text-properties fo:font-style="normal" officeooo:rsid="00a899dc" officeooo:paragraph-rsid="00b1b7d9" style:font-style-asian="normal" style:font-style-complex="normal"/>
    </style:style>
    <style:style style:name="P156" style:family="paragraph" style:parent-style-name="Standard">
      <style:paragraph-properties fo:text-align="justify" style:justify-single-word="false"/>
      <style:text-properties fo:font-style="normal" officeooo:rsid="00c41848" officeooo:paragraph-rsid="00cc7e95" style:font-style-asian="normal" style:font-style-complex="normal"/>
    </style:style>
    <style:style style:name="P157" style:family="paragraph" style:parent-style-name="Standard">
      <style:paragraph-properties fo:text-align="justify" style:justify-single-word="false"/>
      <style:text-properties fo:font-style="normal" officeooo:rsid="00c41848" officeooo:paragraph-rsid="00c41848" style:font-style-asian="normal" style:font-style-complex="normal"/>
    </style:style>
    <style:style style:name="P158" style:family="paragraph" style:parent-style-name="Standard">
      <style:paragraph-properties fo:text-align="justify" style:justify-single-word="false"/>
      <style:text-properties fo:font-style="normal" officeooo:rsid="007ddfe8" officeooo:paragraph-rsid="00cc1c4c" style:font-style-asian="normal" style:font-style-complex="normal"/>
    </style:style>
    <style:style style:name="P159" style:family="paragraph" style:parent-style-name="Standard">
      <style:paragraph-properties fo:text-align="justify" style:justify-single-word="false"/>
      <style:text-properties fo:font-style="normal" officeooo:rsid="007ddfe8" officeooo:paragraph-rsid="00d83d57" style:font-style-asian="normal" style:font-style-complex="normal"/>
    </style:style>
    <style:style style:name="P160" style:family="paragraph" style:parent-style-name="Standard">
      <style:paragraph-properties fo:text-align="justify" style:justify-single-word="false"/>
      <style:text-properties fo:font-style="normal" officeooo:rsid="0103ba70" officeooo:paragraph-rsid="00cc7e95" style:font-style-asian="normal" style:font-style-complex="normal"/>
    </style:style>
    <style:style style:name="P161" style:family="paragraph" style:parent-style-name="Standard">
      <style:paragraph-properties fo:text-align="justify" style:justify-single-word="false"/>
      <style:text-properties fo:font-style="normal" officeooo:rsid="00799b55" officeooo:paragraph-rsid="00d823ce" style:font-style-asian="normal" style:font-style-complex="normal"/>
    </style:style>
    <style:style style:name="P162" style:family="paragraph" style:parent-style-name="Standard">
      <style:paragraph-properties fo:text-align="justify" style:justify-single-word="false"/>
      <style:text-properties fo:font-style="normal" officeooo:rsid="00799b55" officeooo:paragraph-rsid="00d83d57" style:font-style-asian="normal" style:font-style-complex="normal"/>
    </style:style>
    <style:style style:name="P163" style:family="paragraph" style:parent-style-name="Standard">
      <style:text-properties officeooo:paragraph-rsid="008c37e8"/>
    </style:style>
    <style:style style:name="P164" style:family="paragraph" style:parent-style-name="Standard">
      <style:paragraph-properties fo:text-align="justify" style:justify-single-word="false"/>
      <style:text-properties officeooo:rsid="00a257b5" officeooo:paragraph-rsid="009fa0eb"/>
    </style:style>
    <style:style style:name="P165" style:family="paragraph" style:parent-style-name="Standard">
      <style:paragraph-properties fo:text-align="justify" style:justify-single-word="false"/>
      <style:text-properties officeooo:rsid="00a257b5" officeooo:paragraph-rsid="00a257b5"/>
    </style:style>
    <style:style style:name="P166" style:family="paragraph" style:parent-style-name="Standard">
      <style:paragraph-properties fo:text-align="justify" style:justify-single-word="false"/>
      <style:text-properties officeooo:rsid="00a257b5" officeooo:paragraph-rsid="00b1b7d9"/>
    </style:style>
    <style:style style:name="P167" style:family="paragraph" style:parent-style-name="Standard">
      <style:paragraph-properties fo:text-align="justify" style:justify-single-word="false"/>
      <style:text-properties officeooo:rsid="00a257b5" officeooo:paragraph-rsid="00cc1c4c"/>
    </style:style>
    <style:style style:name="P168" style:family="paragraph" style:parent-style-name="Standard">
      <style:paragraph-properties fo:text-align="justify" style:justify-single-word="false"/>
      <style:text-properties officeooo:rsid="00a257b5" officeooo:paragraph-rsid="00d3a383"/>
    </style:style>
    <style:style style:name="P169" style:family="paragraph" style:parent-style-name="Standard">
      <style:paragraph-properties fo:text-align="justify" style:justify-single-word="false"/>
      <style:text-properties officeooo:rsid="00a257b5" officeooo:paragraph-rsid="00d83d57"/>
    </style:style>
    <style:style style:name="P170" style:family="paragraph" style:parent-style-name="Standard">
      <style:text-properties officeooo:paragraph-rsid="00a621ab"/>
    </style:style>
    <style:style style:name="P171" style:family="paragraph" style:parent-style-name="Standard">
      <style:text-properties officeooo:paragraph-rsid="00b1b7d9"/>
    </style:style>
    <style:style style:name="P172" style:family="paragraph" style:parent-style-name="Standard">
      <style:text-properties officeooo:paragraph-rsid="00d3a383"/>
    </style:style>
    <style:style style:name="P17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17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175"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176"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177" style:family="paragraph" style:parent-style-name="Footer">
      <style:text-properties style:font-name="Calibri" fo:font-size="11pt" fo:language="ca" fo:country="ES" officeooo:paragraph-rsid="001dc238" style:font-size-asian="11pt" style:font-size-complex="11pt"/>
    </style:style>
    <style:style style:name="P178" style:family="paragraph" style:parent-style-name="Standard">
      <style:paragraph-properties fo:margin-top="0.499cm" fo:margin-bottom="0.199cm" loext:contextual-spacing="false" fo:text-align="end" style:justify-single-word="false"/>
      <style:text-properties fo:color="#007dc3" style:font-name="Calibri1" fo:font-size="14pt" fo:font-weight="bold" officeooo:rsid="001bba47" officeooo:paragraph-rsid="001bba47" style:font-size-asian="14pt" style:font-weight-asian="bold" style:font-size-complex="14pt" style:font-weight-complex="bold"/>
    </style:style>
    <style:style style:name="P179" style:family="paragraph" style:parent-style-name="Standard">
      <style:paragraph-properties fo:margin-top="0.499cm" fo:margin-bottom="0.199cm" loext:contextual-spacing="false" fo:text-align="end" style:justify-single-word="false"/>
      <style:text-properties fo:color="#007dc3" style:font-name="Calibri1" fo:font-size="14pt" officeooo:rsid="001bba47" officeooo:paragraph-rsid="001bba47" style:font-size-asian="14pt" style:font-size-complex="14pt"/>
    </style:style>
    <style:style style:name="P180" style:family="paragraph" style:parent-style-name="Standard">
      <style:paragraph-properties fo:margin-top="0.499cm" fo:margin-bottom="0.199cm" loext:contextual-spacing="false" fo:text-align="center" style:justify-single-word="false"/>
      <style:text-properties fo:color="#cc3300" style:font-name="Calibri1" fo:font-size="14pt" fo:font-weight="bold" officeooo:rsid="001bba47" officeooo:paragraph-rsid="001bba47" style:font-size-asian="14pt" style:font-weight-asian="bold" style:font-size-complex="14pt" style:font-weight-complex="bold"/>
    </style:style>
    <style:style style:name="P181"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651fa" officeooo:paragraph-rsid="002651fa" style:font-size-asian="24.5pt" style:font-weight-asian="bold" style:font-size-complex="28pt" style:font-weight-complex="bold"/>
    </style:style>
    <style:style style:name="P182" style:family="paragraph" style:parent-style-name="Standard">
      <style:paragraph-properties fo:margin-top="0.499cm" fo:margin-bottom="0.199cm" loext:contextual-spacing="false" fo:text-align="end" style:justify-single-word="false"/>
      <style:text-properties officeooo:paragraph-rsid="001bba47"/>
    </style:style>
    <style:style style:name="P183"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184"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85"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186"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187" style:family="paragraph" style:parent-style-name="Standard">
      <style:paragraph-properties fo:margin-top="0cm" fo:margin-bottom="0.212cm" loext:contextual-spacing="false" fo:text-align="start" style:justify-single-word="false"/>
      <style:text-properties style:font-name="Calibri" fo:language="ca" fo:country="ES" officeooo:rsid="002c3bd6" officeooo:paragraph-rsid="002c3bd6" style:font-name-complex="Arial Narrow1"/>
    </style:style>
    <style:style style:name="P188"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189" style:family="paragraph" style:parent-style-name="Standard">
      <style:paragraph-properties fo:margin-left="0cm" fo:margin-right="0cm" fo:text-align="start" style:justify-single-word="false" fo:text-indent="0cm" style:auto-text-indent="false"/>
    </style:style>
    <style:style style:name="P190" style:family="paragraph" style:parent-style-name="Standard">
      <style:paragraph-properties fo:margin-left="0cm" fo:margin-right="0cm" fo:text-align="start" style:justify-single-word="false" fo:text-indent="0cm" style:auto-text-indent="false"/>
      <style:text-properties officeooo:paragraph-rsid="00bc906c"/>
    </style:style>
    <style:style style:name="P191" style:family="paragraph" style:parent-style-name="Standard">
      <style:paragraph-properties fo:margin-left="0cm" fo:margin-right="0cm" fo:text-align="start" style:justify-single-word="false" fo:text-indent="0cm" style:auto-text-indent="false"/>
      <style:text-properties officeooo:paragraph-rsid="00bd84ae"/>
    </style:style>
    <style:style style:name="P192" style:family="paragraph" style:parent-style-name="Standard">
      <style:paragraph-properties fo:margin-left="0cm" fo:margin-right="0cm" fo:text-align="start" style:justify-single-word="false" fo:text-indent="0cm" style:auto-text-indent="false"/>
      <style:text-properties officeooo:paragraph-rsid="00d3a383"/>
    </style:style>
    <style:style style:name="P193" style:family="paragraph" style:parent-style-name="Standard">
      <style:paragraph-properties fo:margin-left="0cm" fo:margin-right="0cm" fo:text-align="start" style:justify-single-word="false" fo:text-indent="0cm" style:auto-text-indent="false"/>
      <style:text-properties fo:color="#3f7f5f" style:font-name="Consolas" fo:font-size="10pt" style:font-size-asian="10pt"/>
    </style:style>
    <style:style style:name="P194" style:family="paragraph" style:parent-style-name="Standard">
      <style:paragraph-properties fo:margin-left="0cm" fo:margin-right="0cm" fo:text-align="start" style:justify-single-word="false" fo:text-indent="0cm" style:auto-text-indent="false"/>
      <style:text-properties fo:color="#3f7f5f" style:font-name="Consolas" fo:font-size="10pt" style:text-underline-style="none" officeooo:paragraph-rsid="00d83d57" style:font-size-asian="10pt"/>
    </style:style>
    <style:style style:name="P195" style:family="paragraph" style:parent-style-name="Standard">
      <style:paragraph-properties fo:margin-left="0cm" fo:margin-right="0cm" fo:text-align="start" style:justify-single-word="false" fo:text-indent="0cm" style:auto-text-indent="false"/>
      <style:text-properties style:font-name="Consolas" fo:font-size="10pt" style:font-size-asian="10pt"/>
    </style:style>
    <style:style style:name="P196" style:family="paragraph" style:parent-style-name="Standard">
      <style:paragraph-properties fo:margin-left="0cm" fo:margin-right="0cm" fo:text-align="start" style:justify-single-word="false" fo:text-indent="0cm" style:auto-text-indent="false"/>
      <style:text-properties style:font-name="Consolas" fo:font-size="10pt" officeooo:paragraph-rsid="00d3a383" style:font-size-asian="10pt"/>
    </style:style>
    <style:style style:name="P197" style:family="paragraph" style:parent-style-name="Standard">
      <style:paragraph-properties fo:margin-left="0cm" fo:margin-right="0cm" fo:text-align="start" style:justify-single-word="false" fo:text-indent="0cm" style:auto-text-indent="false"/>
      <style:text-properties fo:color="#408080" style:font-name="Consolas" fo:font-size="10pt" style:font-size-asian="10pt"/>
    </style:style>
    <style:style style:name="P198" style:family="paragraph" style:parent-style-name="Standard">
      <style:paragraph-properties fo:margin-left="0cm" fo:margin-right="0cm" fo:text-align="start" style:justify-single-word="false" fo:text-indent="0cm" style:auto-text-indent="false"/>
      <style:text-properties fo:color="#408080" style:font-name="Consolas" fo:font-size="10pt" officeooo:paragraph-rsid="00d3a383" style:font-size-asian="10pt"/>
    </style:style>
    <style:style style:name="P199" style:family="paragraph" style:parent-style-name="Standard">
      <style:paragraph-properties fo:margin-left="0cm" fo:margin-right="0cm" fo:text-align="start" style:justify-single-word="false" fo:text-indent="0cm" style:auto-text-indent="false"/>
      <style:text-properties fo:color="#000000" style:font-name="Consolas" fo:font-size="10pt" style:font-size-asian="10pt"/>
    </style:style>
    <style:style style:name="P200"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ac7603" style:font-size-asian="10pt"/>
    </style:style>
    <style:style style:name="P201"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b1b7d9" style:font-size-asian="10pt"/>
    </style:style>
    <style:style style:name="P202" style:family="paragraph" style:parent-style-name="Standard">
      <style:paragraph-properties fo:margin-left="0cm" fo:margin-right="0cm" fo:text-align="start" style:justify-single-word="false" fo:text-indent="0cm" style:auto-text-indent="false"/>
      <style:text-properties fo:color="#000000" style:font-name="Consolas" fo:font-size="10pt" officeooo:paragraph-rsid="00d3a383" style:font-size-asian="10pt"/>
    </style:style>
    <style:style style:name="P203" style:family="paragraph" style:parent-style-name="Standard">
      <style:paragraph-properties fo:margin-left="0cm" fo:margin-right="0cm" fo:text-align="start" style:justify-single-word="false" fo:text-indent="0cm" style:auto-text-indent="false"/>
      <style:text-properties fo:color="#000000" style:font-name="Consolas" fo:font-size="10pt" style:text-underline-style="solid" style:text-underline-type="double" style:text-underline-width="auto" style:text-underline-color="font-color" officeooo:paragraph-rsid="00b1b7d9" style:font-size-asian="10pt"/>
    </style:style>
    <style:style style:name="P204" style:family="paragraph" style:parent-style-name="Standard">
      <style:paragraph-properties fo:margin-left="0cm" fo:margin-right="0cm" fo:text-align="start" style:justify-single-word="false" fo:text-indent="0cm" style:auto-text-indent="false"/>
      <style:text-properties fo:color="#808080" style:font-name="Consolas" fo:font-size="10pt" officeooo:paragraph-rsid="00d3a383" style:font-size-asian="10pt"/>
    </style:style>
    <style:style style:name="P205" style:family="paragraph" style:parent-style-name="Text_20_body">
      <style:paragraph-properties fo:text-align="justify" style:justify-single-word="false"/>
      <style:text-properties officeooo:rsid="00511cfb" officeooo:paragraph-rsid="00511cfb"/>
    </style:style>
    <style:style style:name="P206" style:family="paragraph" style:parent-style-name="Contents_20_1">
      <style:paragraph-properties>
        <style:tab-stops>
          <style:tab-stop style:position="17cm" style:type="right" style:leader-style="dotted" style:leader-text="."/>
        </style:tab-stops>
      </style:paragraph-properties>
    </style:style>
    <style:style style:name="P207" style:family="paragraph" style:parent-style-name="Contents_20_2">
      <style:paragraph-properties>
        <style:tab-stops>
          <style:tab-stop style:position="17cm" style:type="right" style:leader-style="dotted" style:leader-text="."/>
        </style:tab-stops>
      </style:paragraph-properties>
    </style:style>
    <style:style style:name="P208" style:family="paragraph" style:parent-style-name="Heading_20_1" style:master-page-name="Cos">
      <style:paragraph-properties fo:text-align="center" style:justify-single-word="false" style:page-number="auto"/>
    </style:style>
    <style:style style:name="P209" style:family="paragraph" style:parent-style-name="Heading_20_1">
      <style:paragraph-properties fo:break-before="page"/>
      <style:text-properties officeooo:rsid="002e6a31" officeooo:paragraph-rsid="002e6a31"/>
    </style:style>
    <style:style style:name="P210" style:family="paragraph" style:parent-style-name="Heading_20_2">
      <style:text-properties officeooo:rsid="00469a69" officeooo:paragraph-rsid="002e6a31"/>
    </style:style>
    <style:style style:name="P211" style:family="paragraph" style:parent-style-name="Heading_20_2">
      <style:text-properties officeooo:rsid="00469a69" officeooo:paragraph-rsid="00490514"/>
    </style:style>
    <style:style style:name="P212" style:family="paragraph" style:parent-style-name="Heading_20_2">
      <style:text-properties officeooo:rsid="00469a69" officeooo:paragraph-rsid="0051d571"/>
    </style:style>
    <style:style style:name="P213" style:family="paragraph" style:parent-style-name="Heading_20_2">
      <style:text-properties officeooo:rsid="00469a69" officeooo:paragraph-rsid="0053a1b3"/>
    </style:style>
    <style:style style:name="P214" style:family="paragraph" style:parent-style-name="Heading_20_2">
      <style:text-properties officeooo:rsid="00469a69" officeooo:paragraph-rsid="005fc6ef"/>
    </style:style>
    <style:style style:name="P215" style:family="paragraph" style:parent-style-name="Heading_20_2">
      <style:text-properties officeooo:rsid="00469a69" officeooo:paragraph-rsid="0067e248"/>
    </style:style>
    <style:style style:name="P216" style:family="paragraph" style:parent-style-name="Heading_20_2">
      <style:text-properties officeooo:rsid="00469a69" officeooo:paragraph-rsid="006cc756"/>
    </style:style>
    <style:style style:name="P217" style:family="paragraph" style:parent-style-name="Heading_20_2">
      <style:text-properties officeooo:rsid="00469a69" officeooo:paragraph-rsid="006ecd82"/>
    </style:style>
    <style:style style:name="P218" style:family="paragraph" style:parent-style-name="Heading_20_2">
      <style:text-properties officeooo:rsid="00469a69" officeooo:paragraph-rsid="0078fc16"/>
    </style:style>
    <style:style style:name="P219" style:family="paragraph" style:parent-style-name="Heading_20_2">
      <style:paragraph-properties fo:text-align="justify" style:justify-single-word="false"/>
      <style:text-properties officeooo:rsid="00469a69" officeooo:paragraph-rsid="007ddfe8"/>
    </style:style>
    <style:style style:name="P220" style:family="paragraph" style:parent-style-name="Heading_20_2">
      <style:paragraph-properties fo:text-align="justify" style:justify-single-word="false"/>
      <style:text-properties officeooo:rsid="00469a69" officeooo:paragraph-rsid="0083578d"/>
    </style:style>
    <style:style style:name="P221" style:family="paragraph" style:parent-style-name="Heading_20_2">
      <style:paragraph-properties fo:text-align="justify" style:justify-single-word="false"/>
      <style:text-properties officeooo:paragraph-rsid="0087d185"/>
    </style:style>
    <style:style style:name="P222" style:family="paragraph" style:parent-style-name="Heading_20_2">
      <style:paragraph-properties fo:text-align="justify" style:justify-single-word="false"/>
      <style:text-properties officeooo:paragraph-rsid="008c37e8"/>
    </style:style>
    <style:style style:name="P223" style:family="paragraph" style:parent-style-name="Heading_20_2">
      <style:paragraph-properties fo:text-align="justify" style:justify-single-word="false"/>
      <style:text-properties officeooo:paragraph-rsid="00964fe4"/>
    </style:style>
    <style:style style:name="P224" style:family="paragraph" style:parent-style-name="Heading_20_2">
      <style:paragraph-properties fo:text-align="justify" style:justify-single-word="false"/>
      <style:text-properties officeooo:paragraph-rsid="009e01e9"/>
    </style:style>
    <style:style style:name="P225" style:family="paragraph" style:parent-style-name="Heading_20_2">
      <style:paragraph-properties fo:text-align="justify" style:justify-single-word="false"/>
      <style:text-properties officeooo:paragraph-rsid="009fa0eb"/>
    </style:style>
    <style:style style:name="P226" style:family="paragraph" style:parent-style-name="Heading_20_2">
      <style:paragraph-properties fo:text-align="justify" style:justify-single-word="false"/>
      <style:text-properties officeooo:paragraph-rsid="00a18b49"/>
    </style:style>
    <style:style style:name="P227" style:family="paragraph" style:parent-style-name="Heading_20_2">
      <style:paragraph-properties fo:text-align="justify" style:justify-single-word="false"/>
      <style:text-properties officeooo:paragraph-rsid="00b1b7d9"/>
    </style:style>
    <style:style style:name="P228" style:family="paragraph" style:parent-style-name="Heading_20_2">
      <style:paragraph-properties fo:text-align="justify" style:justify-single-word="false"/>
      <style:text-properties officeooo:paragraph-rsid="00c0adb5"/>
    </style:style>
    <style:style style:name="P229" style:family="paragraph" style:parent-style-name="Heading_20_2">
      <style:paragraph-properties fo:text-align="justify" style:justify-single-word="false"/>
      <style:text-properties officeooo:paragraph-rsid="00cc1c4c"/>
    </style:style>
    <style:style style:name="P230" style:family="paragraph" style:parent-style-name="Heading_20_2">
      <style:paragraph-properties fo:text-align="justify" style:justify-single-word="false"/>
      <style:text-properties officeooo:paragraph-rsid="00d823ce"/>
    </style:style>
    <style:style style:name="P231" style:family="paragraph" style:parent-style-name="Heading_20_2">
      <style:paragraph-properties fo:text-align="justify" style:justify-single-word="false"/>
      <style:text-properties officeooo:paragraph-rsid="00d83d57"/>
    </style:style>
    <style:style style:name="P232" style:family="paragraph" style:parent-style-name="Heading_20_2">
      <style:paragraph-properties fo:margin-left="0cm" fo:margin-right="0cm" fo:text-align="justify" style:justify-single-word="false" fo:text-indent="0cm" style:auto-text-indent="false"/>
      <style:text-properties fo:color="#007dc3" style:font-name="Calibri2" fo:font-size="14pt" fo:font-style="normal" fo:font-weight="bold" officeooo:rsid="0087d185" officeooo:paragraph-rsid="00eb2eac" style:font-name-asian="Noto Sans CJK SC Regular" style:font-size-asian="16.1000003814697pt" style:font-style-asian="normal" style:font-weight-asian="bold" style:font-name-complex="Lohit Devanagari" style:font-size-complex="16.1000003814697pt" style:font-style-complex="normal" style:font-weight-complex="bold"/>
    </style:style>
    <style:style style:name="P233" style:family="paragraph" style:parent-style-name="Standard" style:list-style-name="L1">
      <style:text-properties officeooo:paragraph-rsid="0042eb09"/>
    </style:style>
    <style:style style:name="P234" style:family="paragraph" style:parent-style-name="Standard" style:list-style-name="L1">
      <style:text-properties officeooo:paragraph-rsid="0051d571"/>
    </style:style>
    <style:style style:name="P235" style:family="paragraph" style:parent-style-name="Standard" style:list-style-name="L2">
      <style:text-properties officeooo:rsid="00272da6" officeooo:paragraph-rsid="00272da6"/>
    </style:style>
    <style:style style:name="P236" style:family="paragraph" style:parent-style-name="Standard" style:list-style-name="L6">
      <style:text-properties officeooo:rsid="00272da6" officeooo:paragraph-rsid="0051d571"/>
    </style:style>
    <style:style style:name="P237" style:family="paragraph" style:parent-style-name="Standard" style:list-style-name="L8">
      <style:text-properties officeooo:rsid="00272da6" officeooo:paragraph-rsid="0053a1b3"/>
    </style:style>
    <style:style style:name="P238" style:family="paragraph" style:parent-style-name="Standard" style:list-style-name="L10">
      <style:text-properties officeooo:rsid="00272da6" officeooo:paragraph-rsid="005fc6ef"/>
    </style:style>
    <style:style style:name="P239" style:family="paragraph" style:parent-style-name="Standard" style:list-style-name="L11">
      <style:paragraph-properties fo:text-align="justify" style:justify-single-word="false"/>
      <style:text-properties officeooo:rsid="00272da6" officeooo:paragraph-rsid="005fc6ef"/>
    </style:style>
    <style:style style:name="P240" style:family="paragraph" style:parent-style-name="Standard" style:list-style-name="L13">
      <style:paragraph-properties fo:text-align="justify" style:justify-single-word="false"/>
      <style:text-properties officeooo:rsid="00272da6" officeooo:paragraph-rsid="0067e248"/>
    </style:style>
    <style:style style:name="P241" style:family="paragraph" style:parent-style-name="Standard" style:list-style-name="L21">
      <style:paragraph-properties fo:text-align="justify" style:justify-single-word="false"/>
      <style:text-properties officeooo:rsid="00272da6" officeooo:paragraph-rsid="0078fc16"/>
    </style:style>
    <style:style style:name="P242" style:family="paragraph" style:parent-style-name="Standard" style:list-style-name="L3">
      <style:paragraph-properties fo:text-align="justify" style:justify-single-word="false"/>
      <style:text-properties officeooo:rsid="0042eb09" officeooo:paragraph-rsid="0042eb09"/>
    </style:style>
    <style:style style:name="P243" style:family="paragraph" style:parent-style-name="Standard" style:list-style-name="L7">
      <style:paragraph-properties fo:text-align="justify" style:justify-single-word="false"/>
      <style:text-properties officeooo:rsid="0042eb09" officeooo:paragraph-rsid="0051d571"/>
    </style:style>
    <style:style style:name="P244" style:family="paragraph" style:parent-style-name="Standard" style:list-style-name="L1">
      <style:text-properties officeooo:rsid="00490514" officeooo:paragraph-rsid="005003b0"/>
    </style:style>
    <style:style style:name="P245" style:family="paragraph" style:parent-style-name="Standard" style:list-style-name="L1">
      <style:text-properties officeooo:rsid="00490514" officeooo:paragraph-rsid="00490514"/>
    </style:style>
    <style:style style:name="P246" style:family="paragraph" style:parent-style-name="Standard" style:list-style-name="L4">
      <style:text-properties officeooo:rsid="004b4673" officeooo:paragraph-rsid="004b4673"/>
    </style:style>
    <style:style style:name="P247" style:family="paragraph" style:parent-style-name="Standard" style:list-style-name="L1">
      <style:text-properties officeooo:rsid="0103ba70" officeooo:paragraph-rsid="0053a1b3"/>
    </style:style>
    <style:style style:name="P248" style:family="paragraph" style:parent-style-name="Standard" style:list-style-name="L9">
      <style:paragraph-properties fo:text-align="justify" style:justify-single-word="false"/>
      <style:text-properties officeooo:rsid="00570fd3" officeooo:paragraph-rsid="00570fd3"/>
    </style:style>
    <style:style style:name="P249" style:family="paragraph" style:parent-style-name="Standard" style:list-style-name="L1">
      <style:text-properties officeooo:rsid="005fc6ef" officeooo:paragraph-rsid="007dfd8c"/>
    </style:style>
    <style:style style:name="P250" style:family="paragraph" style:parent-style-name="Standard" style:list-style-name="L1">
      <style:text-properties officeooo:rsid="005fc6ef" officeooo:paragraph-rsid="0067e248"/>
    </style:style>
    <style:style style:name="P251" style:family="paragraph" style:parent-style-name="Standard" style:list-style-name="L1">
      <style:text-properties officeooo:rsid="005fc6ef" officeooo:paragraph-rsid="0078fc16"/>
    </style:style>
    <style:style style:name="P252" style:family="paragraph" style:parent-style-name="Standard" style:list-style-name="L14">
      <style:text-properties officeooo:rsid="005fc6ef" officeooo:paragraph-rsid="006cc756"/>
    </style:style>
    <style:style style:name="P253" style:family="paragraph" style:parent-style-name="Standard" style:list-style-name="L14">
      <style:text-properties officeooo:rsid="005fc6ef" officeooo:paragraph-rsid="00709e6b"/>
    </style:style>
    <style:style style:name="P254" style:family="paragraph" style:parent-style-name="Standard" style:list-style-name="L1">
      <style:text-properties officeooo:rsid="00631401" officeooo:paragraph-rsid="007dfd8c"/>
    </style:style>
    <style:style style:name="P255" style:family="paragraph" style:parent-style-name="Standard" style:list-style-name="L12">
      <style:text-properties officeooo:rsid="00684807" officeooo:paragraph-rsid="00684807"/>
    </style:style>
    <style:style style:name="P256" style:family="paragraph" style:parent-style-name="Standard" style:list-style-name="L15">
      <style:text-properties officeooo:rsid="00684807" officeooo:paragraph-rsid="006cc756"/>
    </style:style>
    <style:style style:name="P257" style:family="paragraph" style:parent-style-name="Standard" style:list-style-name="L12">
      <style:text-properties officeooo:rsid="006ae1bd" officeooo:paragraph-rsid="006ae1bd"/>
    </style:style>
    <style:style style:name="P258" style:family="paragraph" style:parent-style-name="Standard" style:list-style-name="L16">
      <style:text-properties officeooo:rsid="006d183d" officeooo:paragraph-rsid="006d183d"/>
    </style:style>
    <style:style style:name="P259" style:family="paragraph" style:parent-style-name="Standard" style:list-style-name="L17">
      <style:paragraph-properties fo:text-align="justify" style:justify-single-word="false"/>
      <style:text-properties officeooo:rsid="006d183d" officeooo:paragraph-rsid="006d183d"/>
    </style:style>
    <style:style style:name="P260" style:family="paragraph" style:parent-style-name="Standard" style:list-style-name="L19">
      <style:paragraph-properties fo:text-align="justify" style:justify-single-word="false"/>
      <style:text-properties officeooo:rsid="006d183d" officeooo:paragraph-rsid="006ecd82"/>
    </style:style>
    <style:style style:name="P261" style:family="paragraph" style:parent-style-name="Standard" style:list-style-name="L43">
      <style:paragraph-properties fo:text-align="justify" style:justify-single-word="false"/>
      <style:text-properties officeooo:rsid="006d183d" officeooo:paragraph-rsid="00b556d5"/>
    </style:style>
    <style:style style:name="P262" style:family="paragraph" style:parent-style-name="Standard" style:list-style-name="L42">
      <style:paragraph-properties fo:text-align="justify" style:justify-single-word="false"/>
      <style:text-properties officeooo:rsid="006d183d" officeooo:paragraph-rsid="00d83d57"/>
    </style:style>
    <style:style style:name="P263" style:family="paragraph" style:parent-style-name="Standard" style:list-style-name="L18">
      <style:text-properties officeooo:rsid="00736b32" officeooo:paragraph-rsid="00736b32"/>
    </style:style>
    <style:style style:name="P264" style:family="paragraph" style:parent-style-name="Standard" style:list-style-name="L18">
      <style:text-properties officeooo:rsid="00736b32" officeooo:paragraph-rsid="007f9b52"/>
    </style:style>
    <style:style style:name="P265" style:family="paragraph" style:parent-style-name="Standard" style:list-style-name="L28">
      <style:text-properties officeooo:rsid="00736b32" officeooo:paragraph-rsid="008c37e8"/>
    </style:style>
    <style:style style:name="P266" style:family="paragraph" style:parent-style-name="Standard" style:list-style-name="L20">
      <style:text-properties officeooo:rsid="00799b55" officeooo:paragraph-rsid="00799b55"/>
    </style:style>
    <style:style style:name="P267" style:family="paragraph" style:parent-style-name="Standard" style:list-style-name="L20">
      <style:paragraph-properties fo:text-align="justify" style:justify-single-word="false"/>
      <style:text-properties officeooo:rsid="00799b55" officeooo:paragraph-rsid="007e7cc1"/>
    </style:style>
    <style:style style:name="P268" style:family="paragraph" style:parent-style-name="Standard" style:list-style-name="L23">
      <style:paragraph-properties fo:text-align="justify" style:justify-single-word="false"/>
      <style:text-properties officeooo:rsid="00799b55" officeooo:paragraph-rsid="00866800"/>
    </style:style>
    <style:style style:name="P269" style:family="paragraph" style:parent-style-name="Standard" style:list-style-name="L24">
      <style:paragraph-properties fo:text-align="justify" style:justify-single-word="false"/>
      <style:text-properties officeooo:rsid="00799b55" officeooo:paragraph-rsid="0083578d"/>
    </style:style>
    <style:style style:name="P270" style:family="paragraph" style:parent-style-name="Standard" style:list-style-name="L26">
      <style:paragraph-properties fo:text-align="justify" style:justify-single-word="false"/>
      <style:text-properties officeooo:rsid="00799b55" officeooo:paragraph-rsid="0087d185"/>
    </style:style>
    <style:style style:name="P271" style:family="paragraph" style:parent-style-name="Standard" style:list-style-name="L29">
      <style:paragraph-properties fo:text-align="justify" style:justify-single-word="false"/>
      <style:text-properties officeooo:rsid="00799b55" officeooo:paragraph-rsid="008c37e8"/>
    </style:style>
    <style:style style:name="P272" style:family="paragraph" style:parent-style-name="Standard" style:list-style-name="L31">
      <style:paragraph-properties fo:text-align="justify" style:justify-single-word="false"/>
      <style:text-properties officeooo:rsid="00799b55" officeooo:paragraph-rsid="00964fe4"/>
    </style:style>
    <style:style style:name="P273" style:family="paragraph" style:parent-style-name="Standard" style:list-style-name="L33">
      <style:paragraph-properties fo:text-align="justify" style:justify-single-word="false"/>
      <style:text-properties officeooo:rsid="00799b55" officeooo:paragraph-rsid="009e01e9"/>
    </style:style>
    <style:style style:name="P274" style:family="paragraph" style:parent-style-name="Standard" style:list-style-name="L35">
      <style:paragraph-properties fo:text-align="justify" style:justify-single-word="false"/>
      <style:text-properties officeooo:rsid="00799b55" officeooo:paragraph-rsid="009fa0eb"/>
    </style:style>
    <style:style style:name="P275" style:family="paragraph" style:parent-style-name="Standard" style:list-style-name="L38">
      <style:paragraph-properties fo:text-align="justify" style:justify-single-word="false"/>
      <style:text-properties officeooo:rsid="00799b55" officeooo:paragraph-rsid="00a18b49"/>
    </style:style>
    <style:style style:name="P276" style:family="paragraph" style:parent-style-name="Standard" style:list-style-name="L43">
      <style:paragraph-properties fo:text-align="justify" style:justify-single-word="false"/>
      <style:text-properties officeooo:rsid="00799b55" officeooo:paragraph-rsid="00b1b7d9"/>
    </style:style>
    <style:style style:name="P277" style:family="paragraph" style:parent-style-name="Standard" style:list-style-name="L22">
      <style:paragraph-properties fo:text-align="justify" style:justify-single-word="false"/>
      <style:text-properties officeooo:rsid="007ddfe8" officeooo:paragraph-rsid="007ddfe8"/>
    </style:style>
    <style:style style:name="P278" style:family="paragraph" style:parent-style-name="Standard" style:list-style-name="L22">
      <style:paragraph-properties fo:text-align="justify" style:justify-single-word="false"/>
      <style:text-properties officeooo:rsid="007ddfe8" officeooo:paragraph-rsid="007e7cc1"/>
    </style:style>
    <style:style style:name="P279" style:family="paragraph" style:parent-style-name="Standard" style:list-style-name="L22">
      <style:paragraph-properties fo:text-align="justify" style:justify-single-word="false"/>
      <style:text-properties officeooo:rsid="007ddfe8" officeooo:paragraph-rsid="00847eb0"/>
    </style:style>
    <style:style style:name="P280" style:family="paragraph" style:parent-style-name="Standard" style:list-style-name="L22">
      <style:paragraph-properties fo:text-align="justify" style:justify-single-word="false"/>
      <style:text-properties officeooo:rsid="007ddfe8" officeooo:paragraph-rsid="0088989a"/>
    </style:style>
    <style:style style:name="P281" style:family="paragraph" style:parent-style-name="Standard" style:list-style-name="L22">
      <style:paragraph-properties fo:text-align="justify" style:justify-single-word="false"/>
      <style:text-properties officeooo:rsid="007ddfe8" officeooo:paragraph-rsid="008c37e8"/>
    </style:style>
    <style:style style:name="P282" style:family="paragraph" style:parent-style-name="Standard" style:list-style-name="L22">
      <style:paragraph-properties fo:text-align="justify" style:justify-single-word="false"/>
      <style:text-properties officeooo:rsid="007ddfe8" officeooo:paragraph-rsid="008f574f"/>
    </style:style>
    <style:style style:name="P283" style:family="paragraph" style:parent-style-name="Standard" style:list-style-name="L22">
      <style:paragraph-properties fo:text-align="justify" style:justify-single-word="false"/>
      <style:text-properties officeooo:rsid="007ddfe8" officeooo:paragraph-rsid="009246f4"/>
    </style:style>
    <style:style style:name="P284" style:family="paragraph" style:parent-style-name="Standard" style:list-style-name="L22">
      <style:paragraph-properties fo:text-align="justify" style:justify-single-word="false"/>
      <style:text-properties officeooo:rsid="007ddfe8" officeooo:paragraph-rsid="0093ceaf"/>
    </style:style>
    <style:style style:name="P285" style:family="paragraph" style:parent-style-name="Standard" style:list-style-name="L22">
      <style:paragraph-properties fo:text-align="justify" style:justify-single-word="false"/>
      <style:text-properties officeooo:rsid="007ddfe8" officeooo:paragraph-rsid="009a3c41"/>
    </style:style>
    <style:style style:name="P286" style:family="paragraph" style:parent-style-name="Standard" style:list-style-name="L22">
      <style:paragraph-properties fo:text-align="justify" style:justify-single-word="false"/>
      <style:text-properties officeooo:rsid="007ddfe8" officeooo:paragraph-rsid="009d0b72"/>
    </style:style>
    <style:style style:name="P287" style:family="paragraph" style:parent-style-name="Standard" style:list-style-name="L22">
      <style:paragraph-properties fo:text-align="justify" style:justify-single-word="false"/>
      <style:text-properties officeooo:rsid="007ddfe8" officeooo:paragraph-rsid="009e01e9"/>
    </style:style>
    <style:style style:name="P288" style:family="paragraph" style:parent-style-name="Standard" style:list-style-name="L22">
      <style:paragraph-properties fo:text-align="justify" style:justify-single-word="false"/>
      <style:text-properties officeooo:rsid="007ddfe8" officeooo:paragraph-rsid="009fa0eb"/>
    </style:style>
    <style:style style:name="P289" style:family="paragraph" style:parent-style-name="Standard" style:list-style-name="L22">
      <style:paragraph-properties fo:text-align="justify" style:justify-single-word="false"/>
      <style:text-properties officeooo:rsid="007ddfe8" officeooo:paragraph-rsid="00a257b5"/>
    </style:style>
    <style:style style:name="P290" style:family="paragraph" style:parent-style-name="Standard" style:list-style-name="L22">
      <style:paragraph-properties fo:text-align="justify" style:justify-single-word="false"/>
      <style:text-properties officeooo:rsid="007ddfe8" officeooo:paragraph-rsid="00a4587a"/>
    </style:style>
    <style:style style:name="P291" style:family="paragraph" style:parent-style-name="Standard" style:list-style-name="L22">
      <style:paragraph-properties fo:text-align="justify" style:justify-single-word="false"/>
      <style:text-properties officeooo:rsid="007ddfe8" officeooo:paragraph-rsid="00aa1124"/>
    </style:style>
    <style:style style:name="P292" style:family="paragraph" style:parent-style-name="Standard" style:list-style-name="L22">
      <style:paragraph-properties fo:text-align="justify" style:justify-single-word="false"/>
      <style:text-properties officeooo:rsid="007ddfe8" officeooo:paragraph-rsid="00d823ce"/>
    </style:style>
    <style:style style:name="P293" style:family="paragraph" style:parent-style-name="Standard" style:list-style-name="L39">
      <style:paragraph-properties fo:text-align="justify" style:justify-single-word="false"/>
      <style:text-properties officeooo:rsid="007ddfe8" officeooo:paragraph-rsid="00b1b7d9"/>
    </style:style>
    <style:style style:name="P294" style:family="paragraph" style:parent-style-name="Standard" style:list-style-name="L45">
      <style:paragraph-properties fo:text-align="justify" style:justify-single-word="false"/>
      <style:text-properties officeooo:rsid="007ddfe8" officeooo:paragraph-rsid="00d3a383"/>
    </style:style>
    <style:style style:name="P295" style:family="paragraph" style:parent-style-name="Standard" style:list-style-name="L25">
      <style:text-properties officeooo:paragraph-rsid="0087d185"/>
    </style:style>
    <style:style style:name="P296" style:family="paragraph" style:parent-style-name="Standard" style:list-style-name="L27">
      <style:paragraph-properties fo:text-align="justify" style:justify-single-word="false"/>
      <style:text-properties officeooo:rsid="008afe7f" officeooo:paragraph-rsid="008afe7f"/>
    </style:style>
    <style:style style:name="P297" style:family="paragraph" style:parent-style-name="Standard" style:list-style-name="L27">
      <style:paragraph-properties fo:text-align="justify" style:justify-single-word="false"/>
      <style:text-properties fo:font-style="normal" officeooo:rsid="008afe7f" officeooo:paragraph-rsid="008afe7f" style:font-style-asian="normal" style:font-style-complex="normal"/>
    </style:style>
    <style:style style:name="P298" style:family="paragraph" style:parent-style-name="Standard" style:list-style-name="L48">
      <style:paragraph-properties fo:text-align="justify" style:justify-single-word="false"/>
      <style:text-properties fo:font-style="normal" officeooo:rsid="00c41848" officeooo:paragraph-rsid="00d3a383" style:font-style-asian="normal" style:font-style-complex="normal"/>
    </style:style>
    <style:style style:name="P299" style:family="paragraph" style:parent-style-name="Standard" style:list-style-name="L50">
      <style:paragraph-properties fo:text-align="justify" style:justify-single-word="false"/>
      <style:text-properties fo:font-style="normal" officeooo:rsid="00c41848" officeooo:paragraph-rsid="00cc7e95" style:font-style-asian="normal" style:font-style-complex="normal"/>
    </style:style>
    <style:style style:name="P300" style:family="paragraph" style:parent-style-name="Standard" style:list-style-name="L49">
      <style:paragraph-properties fo:text-align="justify" style:justify-single-word="false"/>
      <style:text-properties fo:font-style="normal" officeooo:rsid="007ddfe8" officeooo:paragraph-rsid="00cc1c4c" style:font-style-asian="normal" style:font-style-complex="normal"/>
    </style:style>
    <style:style style:name="P301" style:family="paragraph" style:parent-style-name="Standard" style:list-style-name="L49">
      <style:paragraph-properties fo:text-align="justify" style:justify-single-word="false"/>
      <style:text-properties fo:font-style="normal" officeooo:rsid="007ddfe8" officeooo:paragraph-rsid="00d7a81d" style:font-style-asian="normal" style:font-style-complex="normal"/>
    </style:style>
    <style:style style:name="P302" style:family="paragraph" style:parent-style-name="Standard" style:list-style-name="L53">
      <style:paragraph-properties fo:text-align="justify" style:justify-single-word="false"/>
      <style:text-properties fo:font-style="normal" officeooo:rsid="007ddfe8" officeooo:paragraph-rsid="00d83d57" style:font-style-asian="normal" style:font-style-complex="normal"/>
    </style:style>
    <style:style style:name="P303" style:family="paragraph" style:parent-style-name="Standard" style:list-style-name="L52">
      <style:paragraph-properties fo:text-align="justify" style:justify-single-word="false"/>
      <style:text-properties fo:font-style="normal" officeooo:rsid="00799b55" officeooo:paragraph-rsid="00d823ce" style:font-style-asian="normal" style:font-style-complex="normal"/>
    </style:style>
    <style:style style:name="P304" style:family="paragraph" style:parent-style-name="Standard" style:list-style-name="L28">
      <style:paragraph-properties fo:text-align="start" style:justify-single-word="false"/>
      <style:text-properties officeooo:paragraph-rsid="008c37e8"/>
    </style:style>
    <style:style style:name="P305" style:family="paragraph" style:parent-style-name="Standard" style:list-style-name="L28">
      <style:paragraph-properties fo:text-align="start" style:justify-single-word="false"/>
      <style:text-properties officeooo:paragraph-rsid="00a621ab"/>
    </style:style>
    <style:style style:name="P306" style:family="paragraph" style:parent-style-name="Standard" style:list-style-name="L41">
      <style:paragraph-properties fo:text-align="start" style:justify-single-word="false"/>
      <style:text-properties officeooo:paragraph-rsid="00b1b7d9"/>
    </style:style>
    <style:style style:name="P307" style:family="paragraph" style:parent-style-name="Standard" style:list-style-name="L47">
      <style:paragraph-properties fo:text-align="start" style:justify-single-word="false"/>
      <style:text-properties officeooo:paragraph-rsid="00d3a383"/>
    </style:style>
    <style:style style:name="P308" style:family="paragraph" style:parent-style-name="Standard" style:list-style-name="L30">
      <style:text-properties officeooo:rsid="00964fe4" officeooo:paragraph-rsid="00964fe4"/>
    </style:style>
    <style:style style:name="P309" style:family="paragraph" style:parent-style-name="Standard" style:list-style-name="L32">
      <style:text-properties officeooo:rsid="00964fe4" officeooo:paragraph-rsid="009e01e9"/>
    </style:style>
    <style:style style:name="P310" style:family="paragraph" style:parent-style-name="Standard" style:list-style-name="L34">
      <style:text-properties officeooo:rsid="00964fe4" officeooo:paragraph-rsid="009fa0eb"/>
    </style:style>
    <style:style style:name="P311" style:family="paragraph" style:parent-style-name="Standard" style:list-style-name="L37">
      <style:text-properties officeooo:rsid="00964fe4" officeooo:paragraph-rsid="00a621ab"/>
    </style:style>
    <style:style style:name="P312" style:family="paragraph" style:parent-style-name="Standard" style:list-style-name="L40">
      <style:text-properties officeooo:rsid="00964fe4" officeooo:paragraph-rsid="00b1b7d9"/>
    </style:style>
    <style:style style:name="P313" style:family="paragraph" style:parent-style-name="Standard" style:list-style-name="L46">
      <style:text-properties officeooo:rsid="00964fe4" officeooo:paragraph-rsid="00d3a383"/>
    </style:style>
    <style:style style:name="P314" style:family="paragraph" style:parent-style-name="Standard" style:list-style-name="L51">
      <style:text-properties officeooo:rsid="00964fe4" officeooo:paragraph-rsid="00d823ce"/>
    </style:style>
    <style:style style:name="P315" style:family="paragraph" style:parent-style-name="Standard" style:list-style-name="L54">
      <style:text-properties officeooo:rsid="00964fe4" officeooo:paragraph-rsid="00d83d57"/>
    </style:style>
    <style:style style:name="P316" style:family="paragraph" style:parent-style-name="Standard" style:list-style-name="L30">
      <style:text-properties officeooo:rsid="009bafdc" officeooo:paragraph-rsid="009bafdc"/>
    </style:style>
    <style:style style:name="P317" style:family="paragraph" style:parent-style-name="Standard" style:list-style-name="L30">
      <style:text-properties officeooo:rsid="009d0b72" officeooo:paragraph-rsid="009d0b72"/>
    </style:style>
    <style:style style:name="P318" style:family="paragraph" style:parent-style-name="Standard" style:list-style-name="L31">
      <style:paragraph-properties fo:text-align="justify" style:justify-single-word="false"/>
      <style:text-properties officeooo:paragraph-rsid="00964fe4"/>
    </style:style>
    <style:style style:name="P319" style:family="paragraph" style:parent-style-name="Standard" style:list-style-name="L31">
      <style:paragraph-properties fo:text-align="justify" style:justify-single-word="false"/>
      <style:text-properties officeooo:paragraph-rsid="00a6388c"/>
    </style:style>
    <style:style style:name="P320" style:family="paragraph" style:parent-style-name="Standard" style:list-style-name="L36">
      <style:paragraph-properties fo:text-align="justify" style:justify-single-word="false"/>
      <style:text-properties officeooo:paragraph-rsid="00b1b7d9"/>
    </style:style>
    <style:style style:name="P321" style:family="paragraph" style:parent-style-name="Standard" style:list-style-name="L36">
      <style:paragraph-properties fo:text-align="justify" style:justify-single-word="false"/>
      <style:text-properties officeooo:rsid="00a257b5" officeooo:paragraph-rsid="00a4587a"/>
    </style:style>
    <style:style style:name="P322" style:family="paragraph" style:parent-style-name="Standard" style:list-style-name="L36">
      <style:paragraph-properties fo:text-align="justify" style:justify-single-word="false"/>
      <style:text-properties officeooo:rsid="00a257b5" officeooo:paragraph-rsid="00a393eb"/>
    </style:style>
    <style:style style:name="P323" style:family="paragraph" style:parent-style-name="Standard" style:list-style-name="L36">
      <style:paragraph-properties fo:text-align="justify" style:justify-single-word="false"/>
      <style:text-properties officeooo:rsid="00a257b5" officeooo:paragraph-rsid="00b1b7d9"/>
    </style:style>
    <style:style style:name="P324" style:family="paragraph" style:parent-style-name="Standard" style:list-style-name="L36">
      <style:paragraph-properties fo:text-align="justify" style:justify-single-word="false"/>
      <style:text-properties officeooo:rsid="00a257b5" officeooo:paragraph-rsid="00cc1c4c"/>
    </style:style>
    <style:style style:name="P325" style:family="paragraph" style:parent-style-name="Standard" style:list-style-name="L36">
      <style:paragraph-properties fo:text-align="justify" style:justify-single-word="false"/>
      <style:text-properties officeooo:rsid="00a257b5" officeooo:paragraph-rsid="00d83d57"/>
    </style:style>
    <style:style style:name="P326" style:family="paragraph" style:parent-style-name="Standard" style:list-style-name="L36">
      <style:paragraph-properties fo:text-align="justify" style:justify-single-word="false"/>
      <style:text-properties officeooo:rsid="00a257b5" officeooo:paragraph-rsid="00ec8d5c"/>
    </style:style>
    <style:style style:name="P327" style:family="paragraph" style:parent-style-name="Standard" style:list-style-name="L44">
      <style:paragraph-properties fo:text-align="justify" style:justify-single-word="false"/>
      <style:text-properties officeooo:rsid="00a257b5" officeooo:paragraph-rsid="00d3a383"/>
    </style:style>
    <style:style style:name="P328" style:family="paragraph" style:parent-style-name="Standard" style:list-style-name="L36">
      <style:paragraph-properties fo:text-align="start" style:justify-single-word="false"/>
      <style:text-properties officeooo:rsid="00a257b5" officeooo:paragraph-rsid="00a4587a"/>
    </style:style>
    <style:style style:name="P329" style:family="paragraph" style:parent-style-name="Standard" style:list-style-name="L31">
      <style:paragraph-properties fo:text-align="justify" style:justify-single-word="false"/>
      <style:text-properties officeooo:rsid="00a899dc" officeooo:paragraph-rsid="00a899dc"/>
    </style:style>
    <style:style style:name="P330" style:family="paragraph" style:parent-style-name="Standard" style:list-style-name="L42">
      <style:paragraph-properties fo:text-align="justify" style:justify-single-word="false"/>
      <style:text-properties officeooo:rsid="00bd84ae" officeooo:paragraph-rsid="00bbeaf7"/>
    </style:style>
    <style:style style:name="P331" style:family="paragraph" style:parent-style-name="Standard" style:list-style-name="L53">
      <style:paragraph-properties fo:text-align="justify" style:justify-single-word="false"/>
      <style:text-properties style:font-name="Calibri1" fo:font-size="12pt" fo:font-style="normal" officeooo:rsid="00de022d" officeooo:paragraph-rsid="00de022d" style:font-size-asian="12pt" style:font-style-asian="normal" style:font-size-complex="12pt" style:font-style-complex="normal"/>
    </style:style>
    <style:style style:name="P332" style:family="paragraph" style:parent-style-name="Standard" style:list-style-name="L53">
      <style:paragraph-properties fo:text-align="justify" style:justify-single-word="false"/>
      <style:text-properties fo:color="#000000" style:font-name="Calibri1" fo:font-size="12pt" style:rfc-language-tag="es-ES-u-co-trad" fo:language="es" fo:country="ES" fo:font-style="normal" officeooo:rsid="00de022d" officeooo:paragraph-rsid="00ec8d5c" style:font-size-asian="12pt" style:font-style-asian="normal" style:font-size-complex="12pt" style:font-style-complex="normal"/>
    </style:style>
    <style:style style:name="P333" style:family="paragraph" style:parent-style-name="Standard" style:list-style-name="L55">
      <style:paragraph-properties fo:text-align="justify" style:justify-single-word="false"/>
      <style:text-properties officeooo:rsid="00e5e3fc" officeooo:paragraph-rsid="00e5e3fc"/>
    </style:style>
    <style:style style:name="P334" style:family="paragraph" style:parent-style-name="Text_20_body" style:list-style-name="L5">
      <style:paragraph-properties fo:text-align="justify" style:justify-single-word="false"/>
      <style:text-properties officeooo:rsid="004161ac" officeooo:paragraph-rsid="00511cfb"/>
    </style:style>
    <style:style style:name="P335" style:family="paragraph" style:parent-style-name="Text_20_body" style:list-style-name="L5">
      <style:paragraph-properties fo:text-align="justify" style:justify-single-word="false"/>
      <style:text-properties officeooo:rsid="004a8c55" officeooo:paragraph-rsid="00511cfb"/>
    </style:style>
    <style:style style:name="P336" style:family="paragraph" style:parent-style-name="Text_20_body" style:list-style-name="L5">
      <style:paragraph-properties fo:text-align="justify" style:justify-single-word="false"/>
      <style:text-properties officeooo:rsid="00511cfb" officeooo:paragraph-rsid="00511cfb"/>
    </style:style>
    <style:style style:name="P337"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officeooo:rsid="0042eb09"/>
    </style:style>
    <style:style style:name="T6" style:family="text">
      <style:text-properties officeooo:rsid="00459059"/>
    </style:style>
    <style:style style:name="T7" style:family="text">
      <style:text-properties officeooo:rsid="00470cc1"/>
    </style:style>
    <style:style style:name="T8" style:family="text">
      <style:text-properties fo:font-style="normal" style:font-style-asian="normal" style:font-style-complex="normal"/>
    </style:style>
    <style:style style:name="T9" style:family="text">
      <style:text-properties fo:font-style="normal" officeooo:rsid="0088989a" style:font-style-asian="normal" style:font-style-complex="normal"/>
    </style:style>
    <style:style style:name="T10" style:family="text">
      <style:text-properties fo:font-style="normal" officeooo:rsid="00964fe4" style:font-style-asian="normal" style:font-style-complex="normal"/>
    </style:style>
    <style:style style:name="T11" style:family="text">
      <style:text-properties fo:font-style="normal" officeooo:rsid="00a6388c" style:font-style-asian="normal" style:font-style-complex="normal"/>
    </style:style>
    <style:style style:name="T12" style:family="text">
      <style:text-properties fo:font-style="normal" officeooo:rsid="00a7fe1f" style:font-style-asian="normal" style:font-style-complex="normal"/>
    </style:style>
    <style:style style:name="T13" style:family="text">
      <style:text-properties officeooo:rsid="00490514"/>
    </style:style>
    <style:style style:name="T14" style:family="text">
      <style:text-properties officeooo:rsid="004a8c55"/>
    </style:style>
    <style:style style:name="T15" style:family="text">
      <style:text-properties officeooo:rsid="004b1f7f"/>
    </style:style>
    <style:style style:name="T16" style:family="text">
      <style:text-properties fo:color="#000000" style:font-name="Consolas" fo:font-size="10pt" style:font-size-asian="10pt"/>
    </style:style>
    <style:style style:name="T17" style:family="text">
      <style:text-properties fo:color="#000000" style:font-name="Consolas" fo:font-size="10pt" officeooo:rsid="00bc906c" style:font-size-asian="10pt"/>
    </style:style>
    <style:style style:name="T18" style:family="text">
      <style:text-properties fo:color="#000000" style:font-name="Consolas" fo:font-size="10pt" fo:background-color="#ceccf7" loext:char-shading-value="0" style:font-size-asian="10pt"/>
    </style:style>
    <style:style style:name="T19" style:family="text">
      <style:text-properties fo:color="#000000" style:rfc-language-tag="es-ES-u-co-trad" fo:language="es" fo:country="ES"/>
    </style:style>
    <style:style style:name="T20" style:family="text">
      <style:text-properties fo:color="#2a00ff" style:font-name="Consolas" fo:font-size="10pt" style:font-size-asian="10pt"/>
    </style:style>
    <style:style style:name="T21" style:family="text">
      <style:text-properties fo:color="#2a00ff" style:font-name="Consolas" fo:font-size="10pt" officeooo:rsid="00727fd3" style:font-size-asian="10pt"/>
    </style:style>
    <style:style style:name="T22" style:family="text">
      <style:text-properties fo:color="#2a00ff" style:font-name="Consolas" fo:font-size="10pt" officeooo:rsid="00bc1ead" style:font-size-asian="10pt"/>
    </style:style>
    <style:style style:name="T23" style:family="text">
      <style:text-properties fo:color="#2a00ff" style:font-name="Consolas" fo:font-size="10pt" officeooo:rsid="00bc906c" style:font-size-asian="10pt"/>
    </style:style>
    <style:style style:name="T24" style:family="text">
      <style:text-properties fo:color="#2a00ff" style:font-name="Consolas" fo:font-size="10pt" officeooo:rsid="00bd84ae" style:font-size-asian="10pt"/>
    </style:style>
    <style:style style:name="T25" style:family="text">
      <style:text-properties fo:color="#2a00ff" style:font-name="Consolas" fo:font-size="10pt" fo:background-color="#e8f2fe" loext:char-shading-value="0" style:font-size-asian="10pt"/>
    </style:style>
    <style:style style:name="T26" style:family="text">
      <style:text-properties fo:color="#2a00ff" style:font-name="Consolas" fo:font-size="10pt" style:text-underline-style="solid" style:text-underline-width="auto" style:text-underline-color="font-color" style:font-size-asian="10pt"/>
    </style:style>
    <style:style style:name="T27" style:family="text">
      <style:text-properties style:font-name="Consolas" fo:font-size="10pt" style:font-size-asian="10pt"/>
    </style:style>
    <style:style style:name="T28" style:family="text">
      <style:text-properties style:font-name="Consolas" fo:font-size="10pt" fo:background-color="#e8f2fe" loext:char-shading-value="0" style:font-size-asian="10pt"/>
    </style:style>
    <style:style style:name="T29" style:family="text">
      <style:text-properties officeooo:rsid="0051d571"/>
    </style:style>
    <style:style style:name="T30" style:family="text">
      <style:text-properties officeooo:rsid="0051f614"/>
    </style:style>
    <style:style style:name="T31" style:family="text">
      <style:text-properties fo:color="#3f7f5f" style:font-name="Consolas" fo:font-size="10pt" style:font-size-asian="10pt"/>
    </style:style>
    <style:style style:name="T32" style:family="text">
      <style:text-properties fo:color="#3f7f5f" style:font-name="Consolas" fo:font-size="10pt" officeooo:rsid="00bc906c" style:font-size-asian="10pt"/>
    </style:style>
    <style:style style:name="T33" style:family="text">
      <style:text-properties fo:color="#3f7f5f" style:font-name="Consolas" fo:font-size="10pt" officeooo:rsid="00bd84ae" style:font-size-asian="10pt"/>
    </style:style>
    <style:style style:name="T34" style:family="text">
      <style:text-properties fo:color="#3f7f5f" style:font-name="Consolas" fo:font-size="10pt" style:text-underline-style="solid" style:text-underline-width="auto" style:text-underline-color="font-color" style:font-size-asian="10pt"/>
    </style:style>
    <style:style style:name="T35" style:family="text">
      <style:text-properties officeooo:rsid="005a0c2d"/>
    </style:style>
    <style:style style:name="T36" style:family="text">
      <style:text-properties officeooo:rsid="005aa5a7"/>
    </style:style>
    <style:style style:name="T37" style:family="text">
      <style:text-properties officeooo:rsid="00649684"/>
    </style:style>
    <style:style style:name="T38" style:family="text">
      <style:text-properties officeooo:rsid="00684807"/>
    </style:style>
    <style:style style:name="T39" style:family="text">
      <style:text-properties officeooo:rsid="0068f60b"/>
    </style:style>
    <style:style style:name="T40" style:family="text">
      <style:text-properties officeooo:rsid="006ae1bd"/>
    </style:style>
    <style:style style:name="T41" style:family="text">
      <style:text-properties officeooo:rsid="006cc756"/>
    </style:style>
    <style:style style:name="T42" style:family="text">
      <style:text-properties officeooo:rsid="006cf7b0"/>
    </style:style>
    <style:style style:name="T43" style:family="text">
      <style:text-properties officeooo:rsid="00709e6b"/>
    </style:style>
    <style:style style:name="T44" style:family="text">
      <style:text-properties officeooo:rsid="00727fd3"/>
    </style:style>
    <style:style style:name="T45" style:family="text">
      <style:text-properties fo:color="#7f0055" style:font-name="Consolas" fo:font-size="10pt" fo:font-weight="bold" style:font-size-asian="10pt" style:font-weight-asian="bold"/>
    </style:style>
    <style:style style:name="T46" style:family="text">
      <style:text-properties officeooo:rsid="0077cbd3"/>
    </style:style>
    <style:style style:name="T47" style:family="text">
      <style:text-properties fo:color="#007dc3" style:font-name="Calibri1" fo:font-size="18pt" officeooo:rsid="001bba47" style:font-size-asian="18pt" style:font-size-complex="18pt"/>
    </style:style>
    <style:style style:name="T48" style:family="text">
      <style:text-properties fo:color="#007dc3" style:font-name="Calibri1" fo:font-size="18pt" officeooo:rsid="002651fa" style:font-size-asian="18pt" style:font-size-complex="18pt"/>
    </style:style>
    <style:style style:name="T49" style:family="text">
      <style:text-properties fo:color="#007dc3" style:font-name="Calibri1" fo:font-size="18pt" officeooo:rsid="0077cbd3" style:font-size-asian="18pt" style:font-size-complex="18pt"/>
    </style:style>
    <style:style style:name="T50" style:family="text">
      <style:text-properties fo:color="#007dc3" style:font-name="Calibri1" fo:font-size="18pt" officeooo:rsid="008e988b" style:font-size-asian="18pt" style:font-size-complex="18pt"/>
    </style:style>
    <style:style style:name="T51" style:family="text">
      <style:text-properties fo:color="#007dc3" style:font-name="Calibri1" fo:font-size="18pt" officeooo:rsid="00af0be9" style:font-size-asian="18pt" style:font-size-complex="18pt"/>
    </style:style>
    <style:style style:name="T52" style:family="text">
      <style:text-properties fo:color="#007dc3" style:font-name="Calibri1" fo:font-size="18pt" officeooo:rsid="00c6f0f3" style:font-size-asian="18pt" style:font-size-complex="18pt"/>
    </style:style>
    <style:style style:name="T53" style:family="text">
      <style:text-properties fo:color="#007dc3" style:font-name="Calibri1" fo:font-size="18pt" officeooo:rsid="00d3a383" style:font-size-asian="18pt" style:font-size-complex="18pt"/>
    </style:style>
    <style:style style:name="T54" style:family="text">
      <style:text-properties fo:color="#007dc3" style:font-name="Calibri1" fo:font-size="18pt" officeooo:rsid="00e14b73" style:font-size-asian="18pt" style:font-size-complex="18pt"/>
    </style:style>
    <style:style style:name="T55" style:family="text">
      <style:text-properties fo:color="#007dc3" style:font-name="Calibri1" fo:font-size="18pt" officeooo:rsid="00ec8d5c" style:font-size-asian="18pt" style:font-size-complex="18pt"/>
    </style:style>
    <style:style style:name="T56" style:family="text">
      <style:text-properties fo:color="#007dc3" style:font-name="Calibri2" fo:font-size="14pt" fo:font-style="normal" fo:font-weight="bold" officeooo:rsid="00469a69" style:font-name-asian="Noto Sans CJK SC Regular" style:font-size-asian="16.1000003814697pt" style:font-weight-asian="bold" style:font-name-complex="Lohit Devanagari" style:font-size-complex="16.1000003814697pt" style:font-weight-complex="bold"/>
    </style:style>
    <style:style style:name="T57" style:family="text">
      <style:text-properties fo:color="#007dc3" style:font-name="Calibri2" fo:font-size="14pt" fo:font-style="normal" fo:font-weight="bold" officeooo:rsid="0087d185" style:font-name-asian="Noto Sans CJK SC Regular" style:font-size-asian="16.1000003814697pt" style:font-weight-asian="bold" style:font-name-complex="Lohit Devanagari" style:font-size-complex="16.1000003814697pt" style:font-weight-complex="bold"/>
    </style:style>
    <style:style style:name="T58" style:family="text">
      <style:text-properties fo:color="#007dc3" style:font-name="Calibri2" fo:font-size="14pt" fo:font-style="normal" fo:font-weight="bold" officeooo:rsid="008c37e8" style:font-name-asian="Noto Sans CJK SC Regular" style:font-size-asian="16.1000003814697pt" style:font-weight-asian="bold" style:font-name-complex="Lohit Devanagari" style:font-size-complex="16.1000003814697pt" style:font-weight-complex="bold"/>
    </style:style>
    <style:style style:name="T59" style:family="text">
      <style:text-properties fo:color="#007dc3" style:font-name="Calibri2" fo:font-size="14pt" fo:font-style="normal" fo:font-weight="bold" officeooo:rsid="00964fe4" style:font-name-asian="Noto Sans CJK SC Regular" style:font-size-asian="16.1000003814697pt" style:font-weight-asian="bold" style:font-name-complex="Lohit Devanagari" style:font-size-complex="16.1000003814697pt" style:font-weight-complex="bold"/>
    </style:style>
    <style:style style:name="T60" style:family="text">
      <style:text-properties fo:color="#007dc3" style:font-name="Calibri2" fo:font-size="14pt" fo:font-style="normal" fo:font-weight="bold" officeooo:rsid="00977789" style:font-name-asian="Noto Sans CJK SC Regular" style:font-size-asian="16.1000003814697pt" style:font-weight-asian="bold" style:font-name-complex="Lohit Devanagari" style:font-size-complex="16.1000003814697pt" style:font-weight-complex="bold"/>
    </style:style>
    <style:style style:name="T61" style:family="text">
      <style:text-properties fo:color="#007dc3" style:font-name="Calibri2" fo:font-size="14pt" fo:font-style="normal" fo:font-weight="bold" officeooo:rsid="009e01e9" style:font-name-asian="Noto Sans CJK SC Regular" style:font-size-asian="16.1000003814697pt" style:font-weight-asian="bold" style:font-name-complex="Lohit Devanagari" style:font-size-complex="16.1000003814697pt" style:font-weight-complex="bold"/>
    </style:style>
    <style:style style:name="T62" style:family="text">
      <style:text-properties fo:color="#007dc3" style:font-name="Calibri2" fo:font-size="14pt" fo:font-style="normal" fo:font-weight="bold" officeooo:rsid="009fa0eb" style:font-name-asian="Noto Sans CJK SC Regular" style:font-size-asian="16.1000003814697pt" style:font-weight-asian="bold" style:font-name-complex="Lohit Devanagari" style:font-size-complex="16.1000003814697pt" style:font-weight-complex="bold"/>
    </style:style>
    <style:style style:name="T63" style:family="text">
      <style:text-properties fo:color="#007dc3" style:font-name="Calibri2" fo:font-size="14pt" fo:font-style="normal" fo:font-weight="bold" officeooo:rsid="00a621ab" style:font-name-asian="Noto Sans CJK SC Regular" style:font-size-asian="16.1000003814697pt" style:font-weight-asian="bold" style:font-name-complex="Lohit Devanagari" style:font-size-complex="16.1000003814697pt" style:font-weight-complex="bold"/>
    </style:style>
    <style:style style:name="T64" style:family="text">
      <style:text-properties fo:color="#007dc3" style:font-name="Calibri2" fo:font-size="14pt" fo:font-style="normal" fo:font-weight="bold" officeooo:rsid="00b1b7d9" style:font-name-asian="Noto Sans CJK SC Regular" style:font-size-asian="16.1000003814697pt" style:font-weight-asian="bold" style:font-name-complex="Lohit Devanagari" style:font-size-complex="16.1000003814697pt" style:font-weight-complex="bold"/>
    </style:style>
    <style:style style:name="T65" style:family="text">
      <style:text-properties fo:color="#007dc3" style:font-name="Calibri2" fo:font-size="14pt" fo:font-style="normal" fo:font-weight="bold" officeooo:rsid="00bb6d03" style:font-name-asian="Noto Sans CJK SC Regular" style:font-size-asian="16.1000003814697pt" style:font-weight-asian="bold" style:font-name-complex="Lohit Devanagari" style:font-size-complex="16.1000003814697pt" style:font-weight-complex="bold"/>
    </style:style>
    <style:style style:name="T66" style:family="text">
      <style:text-properties fo:color="#007dc3" style:font-name="Calibri2" fo:font-size="14pt" fo:font-style="normal" fo:font-weight="bold" officeooo:rsid="00c0adb5" style:font-name-asian="Noto Sans CJK SC Regular" style:font-size-asian="16.1000003814697pt" style:font-weight-asian="bold" style:font-name-complex="Lohit Devanagari" style:font-size-complex="16.1000003814697pt" style:font-weight-complex="bold"/>
    </style:style>
    <style:style style:name="T67" style:family="text">
      <style:text-properties fo:color="#007dc3" style:font-name="Calibri2" fo:font-size="14pt" fo:font-style="normal" fo:font-weight="bold" officeooo:rsid="00cc1c4c" style:font-name-asian="Noto Sans CJK SC Regular" style:font-size-asian="16.1000003814697pt" style:font-weight-asian="bold" style:font-name-complex="Lohit Devanagari" style:font-size-complex="16.1000003814697pt" style:font-weight-complex="bold"/>
    </style:style>
    <style:style style:name="T68" style:family="text">
      <style:text-properties fo:color="#007dc3" style:font-name="Calibri2" fo:font-size="14pt" fo:font-style="normal" fo:font-weight="bold" officeooo:rsid="00cc29a3" style:font-name-asian="Noto Sans CJK SC Regular" style:font-size-asian="16.1000003814697pt" style:font-weight-asian="bold" style:font-name-complex="Lohit Devanagari" style:font-size-complex="16.1000003814697pt" style:font-weight-complex="bold"/>
    </style:style>
    <style:style style:name="T69" style:family="text">
      <style:text-properties fo:color="#007dc3" style:font-name="Calibri2" fo:font-size="14pt" fo:font-style="normal" fo:font-weight="bold" officeooo:rsid="00d823ce" style:font-name-asian="Noto Sans CJK SC Regular" style:font-size-asian="16.1000003814697pt" style:font-weight-asian="bold" style:font-name-complex="Lohit Devanagari" style:font-size-complex="16.1000003814697pt" style:font-weight-complex="bold"/>
    </style:style>
    <style:style style:name="T70" style:family="text">
      <style:text-properties fo:color="#007dc3" style:font-name="Calibri2" fo:font-size="14pt" fo:font-style="normal" fo:font-weight="bold" officeooo:rsid="00d83d57" style:font-name-asian="Noto Sans CJK SC Regular" style:font-size-asian="16.1000003814697pt" style:font-weight-asian="bold" style:font-name-complex="Lohit Devanagari" style:font-size-complex="16.1000003814697pt" style:font-weight-complex="bold"/>
    </style:style>
    <style:style style:name="T71" style:family="text">
      <style:text-properties fo:color="#007dc3" style:font-name="Calibri2" fo:font-size="14pt" fo:font-style="normal" fo:font-weight="bold" officeooo:rsid="00e423b2" style:font-name-asian="Noto Sans CJK SC Regular" style:font-size-asian="16.1000003814697pt" style:font-weight-asian="bold" style:font-name-complex="Lohit Devanagari" style:font-size-complex="16.1000003814697pt" style:font-weight-complex="bold"/>
    </style:style>
    <style:style style:name="T72" style:family="text">
      <style:text-properties fo:color="#007dc3" style:font-name="Calibri2" fo:font-size="14pt" fo:font-style="normal" fo:font-weight="bold" officeooo:rsid="00ec8d5c" style:font-name-asian="Noto Sans CJK SC Regular" style:font-size-asian="16.1000003814697pt" style:font-weight-asian="bold" style:font-name-complex="Lohit Devanagari" style:font-size-complex="16.1000003814697pt" style:font-weight-complex="bold"/>
    </style:style>
    <style:style style:name="T73" style:family="text">
      <style:text-properties fo:color="#007dc3" style:font-name="Calibri2" fo:font-size="14pt" fo:font-style="normal" fo:font-weight="bold" officeooo:rsid="00ee4b65" style:font-name-asian="Noto Sans CJK SC Regular" style:font-size-asian="16.1000003814697pt" style:font-weight-asian="bold" style:font-name-complex="Lohit Devanagari" style:font-size-complex="16.1000003814697pt" style:font-weight-complex="bold"/>
    </style:style>
    <style:style style:name="T74" style:family="text">
      <style:text-properties fo:color="#4000c8" style:font-name="Consolas" fo:font-size="10pt" fo:font-weight="bold" style:font-size-asian="10pt" style:font-weight-asian="bold"/>
    </style:style>
    <style:style style:name="T75" style:family="text">
      <style:text-properties officeooo:rsid="0083578d"/>
    </style:style>
    <style:style style:name="T76" style:family="text">
      <style:text-properties officeooo:rsid="00847eb0"/>
    </style:style>
    <style:style style:name="T77" style:family="text">
      <style:text-properties officeooo:rsid="00469a69"/>
    </style:style>
    <style:style style:name="T78" style:family="text">
      <style:text-properties officeooo:rsid="0088989a"/>
    </style:style>
    <style:style style:name="T79" style:family="text">
      <style:text-properties officeooo:rsid="00736b32"/>
    </style:style>
    <style:style style:name="T80" style:family="text">
      <style:text-properties fo:font-style="italic" style:font-style-asian="italic" style:font-style-complex="italic"/>
    </style:style>
    <style:style style:name="T81" style:family="text">
      <style:text-properties fo:font-style="italic" officeooo:rsid="00736b32" style:font-style-asian="italic" style:font-style-complex="italic"/>
    </style:style>
    <style:style style:name="T82" style:family="text">
      <style:text-properties fo:font-style="italic" officeooo:rsid="00964fe4" style:font-style-asian="italic" style:font-style-complex="italic"/>
    </style:style>
    <style:style style:name="T83" style:family="text">
      <style:text-properties officeooo:rsid="008c37e8"/>
    </style:style>
    <style:style style:name="T84" style:family="text">
      <style:text-properties fo:color="#0000ff" style:font-name="Consolas" fo:font-size="10pt" style:font-size-asian="10pt"/>
    </style:style>
    <style:style style:name="T85" style:family="text">
      <style:text-properties officeooo:rsid="008e988b"/>
    </style:style>
    <style:style style:name="T86" style:family="text">
      <style:text-properties officeooo:rsid="008f574f"/>
    </style:style>
    <style:style style:name="T87" style:family="text">
      <style:text-properties officeooo:rsid="009246f4"/>
    </style:style>
    <style:style style:name="T88" style:family="text">
      <style:text-properties officeooo:rsid="0094c775"/>
    </style:style>
    <style:style style:name="T89" style:family="text">
      <style:text-properties officeooo:rsid="00964fe4"/>
    </style:style>
    <style:style style:name="T90" style:family="text">
      <style:text-properties officeooo:rsid="0099b60c"/>
    </style:style>
    <style:style style:name="T91" style:family="text">
      <style:text-properties officeooo:rsid="00799b55"/>
    </style:style>
    <style:style style:name="T92" style:family="text">
      <style:text-properties officeooo:rsid="009a3c41"/>
    </style:style>
    <style:style style:name="T93" style:family="text">
      <style:text-properties officeooo:rsid="009bafdc"/>
    </style:style>
    <style:style style:name="T94" style:family="text">
      <style:text-properties officeooo:rsid="009d0b72"/>
    </style:style>
    <style:style style:name="T95" style:family="text">
      <style:text-properties officeooo:rsid="009e01e9"/>
    </style:style>
    <style:style style:name="T96" style:family="text">
      <style:text-properties officeooo:rsid="009fa0eb"/>
    </style:style>
    <style:style style:name="T97" style:family="text">
      <style:text-properties officeooo:rsid="00a18b49"/>
    </style:style>
    <style:style style:name="T98" style:family="text">
      <style:text-properties officeooo:rsid="00a257b5"/>
    </style:style>
    <style:style style:name="T99" style:family="text">
      <style:text-properties officeooo:rsid="00a309f2"/>
    </style:style>
    <style:style style:name="T100" style:family="text">
      <style:text-properties officeooo:rsid="00a393eb"/>
    </style:style>
    <style:style style:name="T101" style:family="text">
      <style:text-properties officeooo:rsid="00a4587a"/>
    </style:style>
    <style:style style:name="T102" style:family="text">
      <style:text-properties officeooo:rsid="00a621ab"/>
    </style:style>
    <style:style style:name="T103" style:family="text">
      <style:text-properties officeooo:rsid="00aa1124"/>
    </style:style>
    <style:style style:name="T104" style:family="text">
      <style:text-properties officeooo:rsid="00ac7603"/>
    </style:style>
    <style:style style:name="T105" style:family="text">
      <style:text-properties officeooo:rsid="00b1b7d9"/>
    </style:style>
    <style:style style:name="T106" style:family="text">
      <style:text-properties officeooo:rsid="00bb6d03"/>
    </style:style>
    <style:style style:name="T107" style:family="text">
      <style:text-properties officeooo:rsid="00c0adb5"/>
    </style:style>
    <style:style style:name="T108" style:family="text">
      <style:text-properties officeooo:rsid="00c6f0f3"/>
    </style:style>
    <style:style style:name="T109" style:family="text">
      <style:text-properties officeooo:rsid="00cc29a3"/>
    </style:style>
    <style:style style:name="T110" style:family="text">
      <style:text-properties officeooo:rsid="00ca90d1"/>
    </style:style>
    <style:style style:name="T111" style:family="text">
      <style:text-properties fo:font-weight="bold" officeooo:rsid="00ca90d1" style:font-weight-asian="bold" style:font-weight-complex="bold"/>
    </style:style>
    <style:style style:name="T112" style:family="text">
      <style:text-properties fo:font-weight="normal" officeooo:rsid="00ca90d1" style:font-weight-asian="normal" style:font-weight-complex="normal"/>
    </style:style>
    <style:style style:name="T113" style:family="text">
      <style:text-properties fo:color="#800000" style:font-name="Consolas" fo:font-size="10pt" fo:font-weight="bold" style:font-size-asian="10pt" style:font-weight-asian="bold"/>
    </style:style>
    <style:style style:name="T114" style:family="text">
      <style:text-properties fo:color="#800000" fo:font-weight="bold" style:font-weight-asian="bold"/>
    </style:style>
    <style:style style:name="T115" style:family="text">
      <style:text-properties fo:color="#008000" style:font-name="Consolas" fo:font-size="10pt" style:font-size-asian="10pt"/>
    </style:style>
    <style:style style:name="T116" style:family="text">
      <style:text-properties fo:color="#808080" style:font-name="Consolas" fo:font-size="10pt" style:font-size-asian="10pt"/>
    </style:style>
    <style:style style:name="T117" style:family="text">
      <style:text-properties fo:color="#000080" style:font-name="Consolas" fo:font-size="10pt" fo:font-weight="bold" style:font-size-asian="10pt" style:font-weight-asian="bold"/>
    </style:style>
    <style:style style:name="T118" style:family="text">
      <style:text-properties fo:color="#ff0000"/>
    </style:style>
    <style:style style:name="T119" style:family="text">
      <style:text-properties fo:color="#ff0000" style:font-name="Consolas" fo:font-size="10pt" style:font-size-asian="10pt"/>
    </style:style>
    <style:style style:name="T120" style:family="text">
      <style:text-properties officeooo:rsid="00d58e78"/>
    </style:style>
    <style:style style:name="T121" style:family="text">
      <style:text-properties officeooo:rsid="00d7a81d"/>
    </style:style>
    <style:style style:name="T122" style:family="text">
      <style:text-properties officeooo:rsid="00d823ce"/>
    </style:style>
    <style:style style:name="T123" style:family="text">
      <style:text-properties officeooo:rsid="00de0860"/>
    </style:style>
    <style:style style:name="T124" style:family="text">
      <style:text-properties officeooo:rsid="007eeebb"/>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top" style:vertical-rel="baselin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
      <text:p text:style-name="P4"><draw:g text:anchor-type="as-char" draw:z-index="0" draw:style-name="gr1"><draw:frame draw:name="Picture 2" draw:style-name="gr2" draw:text-style-name="P337" svg:width="13.553cm" svg:height="2.514cm" svg:x="3.438cm" svg:y="0cm"><draw:image xlink:href="Pictures/10000000000006A4000001047495FF2BACD173BB.png" xlink:type="simple" xlink:show="embed" xlink:actuate="onLoad" loext:mime-type="image/png"><text:p/></draw:image></draw:frame><draw:frame draw:name="Picture 3" draw:style-name="gr3" draw:text-style-name="P337"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181">Control de versions <text:span text:style-name="T5">de DISTRIBUCIO</text:span></text:p>
      <text:p text:style-name="P182"><text:span text:style-name="T49">1</text:span><text:span text:style-name="T55">1</text:span><text:span text:style-name="T51"> </text:span><text:span text:style-name="T47">d</text:span><text:span text:style-name="T52">e f</text:span><text:span text:style-name="T54">ebrer</text:span><text:span text:style-name="T53"> </text:span><text:span text:style-name="T47">de </text:span><text:span text:style-name="T48">2</text:span><text:span text:style-name="T50">02</text:span><text:span text:style-name="T54">1</text:span></text:p>
      <text:p text:style-name="P178">Serveis d’Administració Electrònica en el Govern de les Illes Balears</text:p>
      <text:p text:style-name="P179">Lot 3 (Serveis de tramitació d’expedients electrònics)</text:p>
      <text:p text:style-name="P179"/>
      <text:p text:style-name="P179"/>
      <text:p text:style-name="P179"/>
      <text:p text:style-name="P179"/>
      <text:p text:style-name="P180">Oficina Tècnica de Direcció de Projecte</text:p>
      <text:list xml:id="list19253980" text:style-name="Outline">
        <text:list-header>
          <text:h text:style-name="P208"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183">Control de Canvis</text:p>
          </table:table-cell>
          <table:covered-table-cell/>
          <table:covered-table-cell/>
          <table:covered-table-cell/>
        </table:table-row>
        <table:table-row table:style-name="Taula1.1">
          <table:table-cell table:style-name="Taula1.A2" office:value-type="string">
            <text:p text:style-name="P184">Data</text:p>
          </table:table-cell>
          <table:table-cell table:style-name="Taula1.B2" office:value-type="string">
            <text:p text:style-name="P185">Autor</text:p>
          </table:table-cell>
          <table:table-cell table:style-name="Taula1.B2" office:value-type="string">
            <text:p text:style-name="P185">Versió</text:p>
          </table:table-cell>
          <table:table-cell table:style-name="Taula1.D2" office:value-type="string">
            <text:p text:style-name="P185">Canvis</text:p>
          </table:table-cell>
        </table:table-row>
        <table:table-row table:style-name="Taula1.1">
          <table:table-cell table:style-name="Taula1.A3" office:value-type="string">
            <text:p text:style-name="P186"><text:span text:style-name="T6">04</text:span>/<text:span text:style-name="T6">02</text:span>/<text:span text:style-name="T2">2019</text:span></text:p>
          </table:table-cell>
          <table:table-cell table:style-name="Taula1.B3" office:value-type="string">
            <text:p text:style-name="P187">Limit Tecnologies</text:p>
          </table:table-cell>
          <table:table-cell table:style-name="Taula1.C3" office:value-type="string">
            <text:p text:style-name="P186">v1.0</text:p>
          </table:table-cell>
          <table:table-cell table:style-name="Taula1.D3" office:value-type="string">
            <text:p text:style-name="P186">Versió inicial</text:p>
          </table:table-cell>
        </table:table-row>
        <table:table-row table:style-name="Taula1.1">
          <table:table-cell table:style-name="Taula1.A4" office:value-type="string">
            <text:p text:style-name="P188"/>
          </table:table-cell>
          <table:table-cell table:style-name="Taula1.B4" office:value-type="string">
            <text:p text:style-name="P188"/>
          </table:table-cell>
          <table:table-cell table:style-name="Taula1.C4" office:value-type="string">
            <text:p text:style-name="P188"/>
          </table:table-cell>
          <table:table-cell table:style-name="Taula1.D4" office:value-type="string">
            <text:p text:style-name="P188"/>
          </table:table-cell>
        </table:table-row>
        <table:table-row table:style-name="Taula1.1">
          <table:table-cell table:style-name="Taula1.A5" office:value-type="string">
            <text:p text:style-name="P188"/>
          </table:table-cell>
          <table:table-cell table:style-name="Taula1.B5" office:value-type="string">
            <text:p text:style-name="P188"/>
          </table:table-cell>
          <table:table-cell table:style-name="Taula1.C5" office:value-type="string">
            <text:p text:style-name="P188"/>
          </table:table-cell>
          <table:table-cell table:style-name="Taula1.D5" office:value-type="string">
            <text:p text:style-name="P188"/>
          </table:table-cell>
        </table:table-row>
        <table:table-row table:style-name="Taula1.1">
          <table:table-cell table:style-name="Taula1.A6" office:value-type="string">
            <text:p text:style-name="P188"/>
          </table:table-cell>
          <table:table-cell table:style-name="Taula1.B6" office:value-type="string">
            <text:p text:style-name="P188"/>
          </table:table-cell>
          <table:table-cell table:style-name="Taula1.C6" office:value-type="string">
            <text:p text:style-name="P188"/>
          </table:table-cell>
          <table:table-cell table:style-name="Taula1.D6" office:value-type="string">
            <text:p text:style-name="P188"/>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183">Revisat per</text:p>
          </table:table-cell>
          <table:covered-table-cell/>
          <table:covered-table-cell/>
        </table:table-row>
        <table:table-row table:style-name="Taula2.1">
          <table:table-cell table:style-name="Taula2.A2" office:value-type="string">
            <text:p text:style-name="P184">Nom</text:p>
          </table:table-cell>
          <table:table-cell table:style-name="Taula2.B2" office:value-type="string">
            <text:p text:style-name="P185">Data</text:p>
          </table:table-cell>
          <table:table-cell table:style-name="Taula2.C2" office:value-type="string">
            <text:p text:style-name="P185">Àrea, departament o empresa</text:p>
          </table:table-cell>
        </table:table-row>
        <table:table-row table:style-name="Taula2.1">
          <table:table-cell table:style-name="Taula2.A3" office:value-type="string">
            <text:p text:style-name="P186"/>
          </table:table-cell>
          <table:table-cell table:style-name="Taula2.B3" office:value-type="string">
            <text:p text:style-name="P186"/>
          </table:table-cell>
          <table:table-cell table:style-name="Taula2.C3" office:value-type="string">
            <text:p text:style-name="P186"/>
          </table:table-cell>
        </table:table-row>
        <table:table-row table:style-name="Taula2.1">
          <table:table-cell table:style-name="Taula2.A4" office:value-type="string">
            <text:p text:style-name="P188"/>
          </table:table-cell>
          <table:table-cell table:style-name="Taula2.B4" office:value-type="string">
            <text:p text:style-name="P188"/>
          </table:table-cell>
          <table:table-cell table:style-name="Taula2.C4" office:value-type="string">
            <text:p text:style-name="P188"/>
          </table:table-cell>
        </table:table-row>
        <table:table-row table:style-name="Taula2.1">
          <table:table-cell table:style-name="Taula2.A5" office:value-type="string">
            <text:p text:style-name="P188"/>
          </table:table-cell>
          <table:table-cell table:style-name="Taula2.B5" office:value-type="string">
            <text:p text:style-name="P188"/>
          </table:table-cell>
          <table:table-cell table:style-name="Taula2.C5" office:value-type="string">
            <text:p text:style-name="P188"/>
          </table:table-cell>
        </table:table-row>
        <table:table-row table:style-name="Taula2.1">
          <table:table-cell table:style-name="Taula2.A6" office:value-type="string">
            <text:p text:style-name="P188"/>
          </table:table-cell>
          <table:table-cell table:style-name="Taula2.B6" office:value-type="string">
            <text:p text:style-name="P188"/>
          </table:table-cell>
          <table:table-cell table:style-name="Taula2.C6" office:value-type="string">
            <text:p text:style-name="P188"/>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183">Aprovat per</text:p>
          </table:table-cell>
          <table:covered-table-cell/>
          <table:covered-table-cell/>
        </table:table-row>
        <table:table-row table:style-name="Taula3.1">
          <table:table-cell table:style-name="Taula3.A2" office:value-type="string">
            <text:p text:style-name="P184">Nom</text:p>
          </table:table-cell>
          <table:table-cell table:style-name="Taula3.B2" office:value-type="string">
            <text:p text:style-name="P185">Data</text:p>
          </table:table-cell>
          <table:table-cell table:style-name="Taula3.C2" office:value-type="string">
            <text:p text:style-name="P185">Àrea, departament o empresa</text:p>
          </table:table-cell>
        </table:table-row>
        <table:table-row table:style-name="Taula3.1">
          <table:table-cell table:style-name="Taula3.A3" office:value-type="string">
            <text:p text:style-name="P186"/>
          </table:table-cell>
          <table:table-cell table:style-name="Taula3.B3" office:value-type="string">
            <text:p text:style-name="P186"/>
          </table:table-cell>
          <table:table-cell table:style-name="Taula3.C3" office:value-type="string">
            <text:p text:style-name="P186"/>
          </table:table-cell>
        </table:table-row>
        <table:table-row table:style-name="Taula3.1">
          <table:table-cell table:style-name="Taula3.A4" office:value-type="string">
            <text:p text:style-name="P188"/>
          </table:table-cell>
          <table:table-cell table:style-name="Taula3.B4" office:value-type="string">
            <text:p text:style-name="P188"/>
          </table:table-cell>
          <table:table-cell table:style-name="Taula3.C4" office:value-type="string">
            <text:p text:style-name="P188"/>
          </table:table-cell>
        </table:table-row>
        <table:table-row table:style-name="Taula3.1">
          <table:table-cell table:style-name="Taula3.A5" office:value-type="string">
            <text:p text:style-name="P188"/>
          </table:table-cell>
          <table:table-cell table:style-name="Taula3.B5" office:value-type="string">
            <text:p text:style-name="P188"/>
          </table:table-cell>
          <table:table-cell table:style-name="Taula3.C5" office:value-type="string">
            <text:p text:style-name="P188"/>
          </table:table-cell>
        </table:table-row>
        <table:table-row table:style-name="Taula3.1">
          <table:table-cell table:style-name="Taula3.A6" office:value-type="string">
            <text:p text:style-name="P188"/>
          </table:table-cell>
          <table:table-cell table:style-name="Taula3.B6" office:value-type="string">
            <text:p text:style-name="P188"/>
          </table:table-cell>
          <table:table-cell table:style-name="Taula3.C6" office:value-type="string">
            <text:p text:style-name="P188"/>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183">Llista de distribució</text:p>
          </table:table-cell>
          <table:covered-table-cell/>
          <table:covered-table-cell/>
        </table:table-row>
        <table:table-row table:style-name="Taula6.1">
          <table:table-cell table:style-name="Taula6.A2" office:value-type="string">
            <text:p text:style-name="P184">Nom</text:p>
          </table:table-cell>
          <table:table-cell table:style-name="Taula6.B2" office:value-type="string">
            <text:p text:style-name="P185">Àrea, departament o empresa</text:p>
          </table:table-cell>
          <table:table-cell table:style-name="Taula6.C2" office:value-type="string">
            <text:p text:style-name="P185">Correu electrònic</text:p>
          </table:table-cell>
        </table:table-row>
        <table:table-row table:style-name="Taula6.1">
          <table:table-cell table:style-name="Taula6.A3" office:value-type="string">
            <text:p text:style-name="P186"/>
          </table:table-cell>
          <table:table-cell table:style-name="Taula6.B3" office:value-type="string">
            <text:p text:style-name="P186"/>
          </table:table-cell>
          <table:table-cell table:style-name="Taula6.C3" office:value-type="string">
            <text:p text:style-name="P186"/>
          </table:table-cell>
        </table:table-row>
        <table:table-row table:style-name="Taula6.1">
          <table:table-cell table:style-name="Taula6.A4" office:value-type="string">
            <text:p text:style-name="P188"/>
          </table:table-cell>
          <table:table-cell table:style-name="Taula6.B4" office:value-type="string">
            <text:p text:style-name="P188"/>
          </table:table-cell>
          <table:table-cell table:style-name="Taula6.C4" office:value-type="string">
            <text:p text:style-name="P188"/>
          </table:table-cell>
        </table:table-row>
        <table:table-row table:style-name="Taula6.1">
          <table:table-cell table:style-name="Taula6.A5" office:value-type="string">
            <text:p text:style-name="P188"/>
          </table:table-cell>
          <table:table-cell table:style-name="Taula6.B5" office:value-type="string">
            <text:p text:style-name="P188"/>
          </table:table-cell>
          <table:table-cell table:style-name="Taula6.C5" office:value-type="string">
            <text:p text:style-name="P188"/>
          </table:table-cell>
        </table:table-row>
        <table:table-row table:style-name="Taula6.1">
          <table:table-cell table:style-name="Taula6.A6" office:value-type="string">
            <text:p text:style-name="P188"/>
          </table:table-cell>
          <table:table-cell table:style-name="Taula6.B6" office:value-type="string">
            <text:p text:style-name="P188"/>
          </table:table-cell>
          <table:table-cell table:style-name="Taula6.C6" office:value-type="string">
            <text:p text:style-name="P188"/>
          </table:table-cell>
        </table:table-row>
      </table:table>
      <text:p text:style-name="P1"/>
      <text:p text:style-name="P1"><text:soft-page-break/></text:p>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6"><text:a xlink:type="simple" xlink:href="#__RefHeading___Toc21421_3940995463" text:style-name="Index_20_Link" text:visited-style-name="Index_20_Link">Control de versions del document<text:tab/>2</text:a></text:p>
          <text:p text:style-name="P206"><text:a xlink:type="simple" xlink:href="#__RefHeading___Toc21295_3940995463" text:style-name="Index_20_Link" text:visited-style-name="Index_20_Link">1. Històric de versions<text:tab/>4</text:a></text:p>
          <text:p text:style-name="P207"><text:a xlink:type="simple" xlink:href="#__RefHeading___Toc19787_3508694843" text:style-name="Index_20_Link" text:visited-style-name="Index_20_Link">Versió 0.9.18<text:tab/>4</text:a></text:p>
          <text:p text:style-name="P207"><text:a xlink:type="simple" xlink:href="#__RefHeading___Toc17655_2825458360" text:style-name="Index_20_Link" text:visited-style-name="Index_20_Link">Versió 0.9.19<text:tab/>4</text:a></text:p>
          <text:p text:style-name="P207"><text:a xlink:type="simple" xlink:href="#__RefHeading___Toc70927_588639221" text:style-name="Index_20_Link" text:visited-style-name="Index_20_Link">Versió 0.9.20<text:tab/>5</text:a></text:p>
          <text:p text:style-name="P207"><text:a xlink:type="simple" xlink:href="#__RefHeading___Toc18370_3439170243" text:style-name="Index_20_Link" text:visited-style-name="Index_20_Link">Versió 0.9.21<text:tab/>6</text:a></text:p>
          <text:p text:style-name="P207"><text:a xlink:type="simple" xlink:href="#__RefHeading___Toc834_417853881" text:style-name="Index_20_Link" text:visited-style-name="Index_20_Link">Versió 0.9.22<text:tab/>6</text:a></text:p>
          <text:p text:style-name="P207"><text:a xlink:type="simple" xlink:href="#__RefHeading___Toc61704_1680181998" text:style-name="Index_20_Link" text:visited-style-name="Index_20_Link">Versió 0.9.22.2<text:tab/>7</text:a></text:p>
          <text:p text:style-name="P207"><text:a xlink:type="simple" xlink:href="#__RefHeading___Toc20227_1512682159" text:style-name="Index_20_Link" text:visited-style-name="Index_20_Link">Versió 0.9.23<text:tab/>7</text:a></text:p>
          <text:p text:style-name="P207"><text:a xlink:type="simple" xlink:href="#__RefHeading___Toc20229_1512682159" text:style-name="Index_20_Link" text:visited-style-name="Index_20_Link">Versió 0.9.24<text:tab/>8</text:a></text:p>
          <text:p text:style-name="P207"><text:a xlink:type="simple" xlink:href="#__RefHeading___Toc424222_3031935846" text:style-name="Index_20_Link" text:visited-style-name="Index_20_Link">Versió 0.9.24.1<text:tab/>9</text:a></text:p>
          <text:p text:style-name="P207"><text:a xlink:type="simple" xlink:href="#__RefHeading___Toc96292_1762273572" text:style-name="Index_20_Link" text:visited-style-name="Index_20_Link">Versió 0.9.25<text:tab/>10</text:a></text:p>
          <text:p text:style-name="P207"><text:a xlink:type="simple" xlink:href="#__RefHeading___Toc27894_1180952855" text:style-name="Index_20_Link" text:visited-style-name="Index_20_Link">Versió 0.9.25.1 Processar anotacions amb error o pendents d'Arxiu<text:tab/>11</text:a></text:p>
          <text:p text:style-name="P207"><text:a xlink:type="simple" xlink:href="#__RefHeading___Toc85863_1909005118" text:style-name="Index_20_Link" text:visited-style-name="Index_20_Link">Versió 0.9.2</text:a><text:a xlink:type="simple" xlink:href="#__RefHeading___Toc85863_1909005118" text:style-name="Index_20_Link" text:visited-style-name="Index_20_Link">6</text:a><text:a xlink:type="simple" xlink:href="#__RefHeading___Toc85863_1909005118" text:style-name="Index_20_Link" text:visited-style-name="Index_20_Link"> Resolució problemes i llibreria per backoffices</text:a><text:a xlink:type="simple" xlink:href="#__RefHeading___Toc85863_1909005118" text:style-name="Index_20_Link" text:visited-style-name="Index_20_Link"><text:tab/>12</text:a></text:p>
          <text:p text:style-name="P207"><text:a xlink:type="simple" xlink:href="#__RefHeading___Toc85865_1909005118" text:style-name="Index_20_Link" text:visited-style-name="Index_20_Link">Versió 0.9.</text:a><text:a xlink:type="simple" xlink:href="#__RefHeading___Toc85865_1909005118" text:style-name="Index_20_Link" text:visited-style-name="Index_20_Link">2</text:a><text:a xlink:type="simple" xlink:href="#__RefHeading___Toc85865_1909005118" text:style-name="Index_20_Link" text:visited-style-name="Index_20_Link">7</text:a><text:a xlink:type="simple" xlink:href="#__RefHeading___Toc85865_1909005118" text:style-name="Index_20_Link" text:visited-style-name="Index_20_Link"> </text:a><text:a xlink:type="simple" xlink:href="#__RefHeading___Toc85865_1909005118" text:style-name="Index_20_Link" text:visited-style-name="Index_20_Link">Problemes de rendiment i altres errors</text:a><text:a xlink:type="simple" xlink:href="#__RefHeading___Toc85865_1909005118" text:style-name="Index_20_Link" text:visited-style-name="Index_20_Link"><text:tab/>12</text:a></text:p>
          <text:p text:style-name="P207"><text:a xlink:type="simple" xlink:href="#__RefHeading___Toc294707_93553639" text:style-name="Index_20_Link" text:visited-style-name="Index_20_Link">Versió 0.9.</text:a><text:a xlink:type="simple" xlink:href="#__RefHeading___Toc294707_93553639" text:style-name="Index_20_Link" text:visited-style-name="Index_20_Link">2</text:a><text:a xlink:type="simple" xlink:href="#__RefHeading___Toc294707_93553639" text:style-name="Index_20_Link" text:visited-style-name="Index_20_Link">8</text:a><text:a xlink:type="simple" xlink:href="#__RefHeading___Toc294707_93553639" text:style-name="Index_20_Link" text:visited-style-name="Index_20_Link"> </text:a><text:a xlink:type="simple" xlink:href="#__RefHeading___Toc294707_93553639" text:style-name="Index_20_Link" text:visited-style-name="Index_20_Link">M</text:a><text:a xlink:type="simple" xlink:href="#__RefHeading___Toc294707_93553639" text:style-name="Index_20_Link" text:visited-style-name="Index_20_Link">illores i llibreria sistra2 pels backoffices</text:a><text:a xlink:type="simple" xlink:href="#__RefHeading___Toc294707_93553639" text:style-name="Index_20_Link" text:visited-style-name="Index_20_Link"><text:tab/>13</text:a></text:p>
          <text:p text:style-name="P207"><text:a xlink:type="simple" xlink:href="#__RefHeading___Toc136111_1193039826" text:style-name="Index_20_Link" text:visited-style-name="Index_20_Link">Versió 0.9.</text:a><text:a xlink:type="simple" xlink:href="#__RefHeading___Toc136111_1193039826" text:style-name="Index_20_Link" text:visited-style-name="Index_20_Link">2</text:a><text:a xlink:type="simple" xlink:href="#__RefHeading___Toc136111_1193039826" text:style-name="Index_20_Link" text:visited-style-name="Index_20_Link">8</text:a><text:a xlink:type="simple" xlink:href="#__RefHeading___Toc136111_1193039826" text:style-name="Index_20_Link" text:visited-style-name="Index_20_Link">.1</text:a><text:a xlink:type="simple" xlink:href="#__RefHeading___Toc136111_1193039826" text:style-name="Index_20_Link" text:visited-style-name="Index_20_Link"> </text:a><text:a xlink:type="simple" xlink:href="#__RefHeading___Toc136111_1193039826" text:style-name="Index_20_Link" text:visited-style-name="Index_20_Link">C</text:a><text:a xlink:type="simple" xlink:href="#__RefHeading___Toc136111_1193039826" text:style-name="Index_20_Link" text:visited-style-name="Index_20_Link">orrecció error enviant via email</text:a><text:a xlink:type="simple" xlink:href="#__RefHeading___Toc136111_1193039826" text:style-name="Index_20_Link" text:visited-style-name="Index_20_Link"><text:tab/>14</text:a></text:p>
          <text:p text:style-name="P207"><text:a xlink:type="simple" xlink:href="#__RefHeading___Toc468536_3846289567" text:style-name="Index_20_Link" text:visited-style-name="Index_20_Link">Versió 0.9.</text:a><text:a xlink:type="simple" xlink:href="#__RefHeading___Toc468536_3846289567" text:style-name="Index_20_Link" text:visited-style-name="Index_20_Link">2</text:a><text:a xlink:type="simple" xlink:href="#__RefHeading___Toc468536_3846289567" text:style-name="Index_20_Link" text:visited-style-name="Index_20_Link">8</text:a><text:a xlink:type="simple" xlink:href="#__RefHeading___Toc468536_3846289567" text:style-name="Index_20_Link" text:visited-style-name="Index_20_Link">.</text:a><text:a xlink:type="simple" xlink:href="#__RefHeading___Toc468536_3846289567" text:style-name="Index_20_Link" text:visited-style-name="Index_20_Link">2</text:a><text:a xlink:type="simple" xlink:href="#__RefHeading___Toc468536_3846289567" text:style-name="Index_20_Link" text:visited-style-name="Index_20_Link"> </text:a><text:a xlink:type="simple" xlink:href="#__RefHeading___Toc468536_3846289567" text:style-name="Index_20_Link" text:visited-style-name="Index_20_Link">C</text:a><text:a xlink:type="simple" xlink:href="#__RefHeading___Toc468536_3846289567" text:style-name="Index_20_Link" text:visited-style-name="Index_20_Link">orrecció e</text:a><text:a xlink:type="simple" xlink:href="#__RefHeading___Toc468536_3846289567" text:style-name="Index_20_Link" text:visited-style-name="Index_20_Link">rror annex justificant</text:a><text:a xlink:type="simple" xlink:href="#__RefHeading___Toc468536_3846289567" text:style-name="Index_20_Link" text:visited-style-name="Index_20_Link"><text:tab/>15</text:a></text:p>
          <text:p text:style-name="P207"><text:a xlink:type="simple" xlink:href="#__RefHeading___Toc86628_3242410572" text:style-name="Index_20_Link" text:visited-style-name="Index_20_Link">Versió 0.9.</text:a><text:a xlink:type="simple" xlink:href="#__RefHeading___Toc86628_3242410572" text:style-name="Index_20_Link" text:visited-style-name="Index_20_Link">2</text:a><text:a xlink:type="simple" xlink:href="#__RefHeading___Toc86628_3242410572" text:style-name="Index_20_Link" text:visited-style-name="Index_20_Link">9</text:a><text:a xlink:type="simple" xlink:href="#__RefHeading___Toc86628_3242410572" text:style-name="Index_20_Link" text:visited-style-name="Index_20_Link"> </text:a><text:a xlink:type="simple" xlink:href="#__RefHeading___Toc86628_3242410572" text:style-name="Index_20_Link" text:visited-style-name="Index_20_Link">M</text:a><text:a xlink:type="simple" xlink:href="#__RefHeading___Toc86628_3242410572" text:style-name="Index_20_Link" text:visited-style-name="Index_20_Link">illores de rendiment i correccions</text:a><text:a xlink:type="simple" xlink:href="#__RefHeading___Toc86628_3242410572" text:style-name="Index_20_Link" text:visited-style-name="Index_20_Link"><text:tab/>15</text:a></text:p>
          <text:p text:style-name="P207"><text:a xlink:type="simple" xlink:href="#__RefHeading___Toc90703_2906097068" text:style-name="Index_20_Link" text:visited-style-name="Index_20_Link">Versió 0.9.</text:a><text:a xlink:type="simple" xlink:href="#__RefHeading___Toc90703_2906097068" text:style-name="Index_20_Link" text:visited-style-name="Index_20_Link">30 </text:a><text:a xlink:type="simple" xlink:href="#__RefHeading___Toc90703_2906097068" text:style-name="Index_20_Link" text:visited-style-name="Index_20_Link">Metadades de digitalització i altres millores. Correccions errors PostgreSQL<text:tab/>17</text:a></text:p>
          <text:p text:style-name="P207"><text:a xlink:type="simple" xlink:href="#__RefHeading___Toc104146_3965979134" text:style-name="Index_20_Link" text:visited-style-name="Index_20_Link">Versió 0.9.</text:a><text:a xlink:type="simple" xlink:href="#__RefHeading___Toc104146_3965979134" text:style-name="Index_20_Link" text:visited-style-name="Index_20_Link">31 </text:a><text:a xlink:type="simple" xlink:href="#__RefHeading___Toc104146_3965979134" text:style-name="Index_20_Link" text:visited-style-name="Index_20_Link">M</text:a><text:a xlink:type="simple" xlink:href="#__RefHeading___Toc104146_3965979134" text:style-name="Index_20_Link" text:visited-style-name="Index_20_Link">illora de regles</text:a><text:a xlink:type="simple" xlink:href="#__RefHeading___Toc104146_3965979134" text:style-name="Index_20_Link" text:visited-style-name="Index_20_Link"> i altres millores.<text:tab/>23</text:a></text:p>
          <text:p text:style-name="P207"><text:a xlink:type="simple" xlink:href="#__RefHeading___Toc387429_3965979134" text:style-name="Index_20_Link" text:visited-style-name="Index_20_Link">Versió 0.9.</text:a><text:a xlink:type="simple" xlink:href="#__RefHeading___Toc387429_3965979134" text:style-name="Index_20_Link" text:visited-style-name="Index_20_Link">3</text:a><text:a xlink:type="simple" xlink:href="#__RefHeading___Toc387429_3965979134" text:style-name="Index_20_Link" text:visited-style-name="Index_20_Link">2</text:a><text:a xlink:type="simple" xlink:href="#__RefHeading___Toc387429_3965979134" text:style-name="Index_20_Link" text:visited-style-name="Index_20_Link"> </text:a><text:a xlink:type="simple" xlink:href="#__RefHeading___Toc387429_3965979134" text:style-name="Index_20_Link" text:visited-style-name="Index_20_Link">Millores visuals</text:a><text:a xlink:type="simple" xlink:href="#__RefHeading___Toc387429_3965979134" text:style-name="Index_20_Link" text:visited-style-name="Index_20_Link">.<text:tab/>26</text:a></text:p>
          <text:p text:style-name="P207"><text:a xlink:type="simple" xlink:href="#__RefHeading___Toc210152_2228722299" text:style-name="Index_20_Link" text:visited-style-name="Index_20_Link">Versió 0.9.</text:a><text:a xlink:type="simple" xlink:href="#__RefHeading___Toc210152_2228722299" text:style-name="Index_20_Link" text:visited-style-name="Index_20_Link">32</text:a><text:a xlink:type="simple" xlink:href="#__RefHeading___Toc210152_2228722299" text:style-name="Index_20_Link" text:visited-style-name="Index_20_Link">.</text:a><text:a xlink:type="simple" xlink:href="#__RefHeading___Toc210152_2228722299" text:style-name="Index_20_Link" text:visited-style-name="Index_20_Link">1</text:a><text:a xlink:type="simple" xlink:href="#__RefHeading___Toc210152_2228722299" text:style-name="Index_20_Link" text:visited-style-name="Index_20_Link"> </text:a><text:a xlink:type="simple" xlink:href="#__RefHeading___Toc210152_2228722299" text:style-name="Index_20_Link" text:visited-style-name="Index_20_Link">C</text:a><text:a xlink:type="simple" xlink:href="#__RefHeading___Toc210152_2228722299" text:style-name="Index_20_Link" text:visited-style-name="Index_20_Link">orrecció e</text:a><text:a xlink:type="simple" xlink:href="#__RefHeading___Toc210152_2228722299" text:style-name="Index_20_Link" text:visited-style-name="Index_20_Link">rror d</text:a><text:a xlink:type="simple" xlink:href="#__RefHeading___Toc210152_2228722299" text:style-name="Index_20_Link" text:visited-style-name="Index_20_Link">escarrega</text:a><text:a xlink:type="simple" xlink:href="#__RefHeading___Toc210152_2228722299" text:style-name="Index_20_Link" text:visited-style-name="Index_20_Link"><text:tab/>27</text:a></text:p>
          <text:p text:style-name="P207"><text:a xlink:type="simple" xlink:href="#__RefHeading___Toc210154_2228722299" text:style-name="Index_20_Link" text:visited-style-name="Index_20_Link">Versió 0.9.</text:a><text:a xlink:type="simple" xlink:href="#__RefHeading___Toc210154_2228722299" text:style-name="Index_20_Link" text:visited-style-name="Index_20_Link">3</text:a><text:a xlink:type="simple" xlink:href="#__RefHeading___Toc210154_2228722299" text:style-name="Index_20_Link" text:visited-style-name="Index_20_Link">3</text:a><text:a xlink:type="simple" xlink:href="#__RefHeading___Toc210154_2228722299" text:style-name="Index_20_Link" text:visited-style-name="Index_20_Link"> </text:a><text:a xlink:type="simple" xlink:href="#__RefHeading___Toc210154_2228722299" text:style-name="Index_20_Link" text:visited-style-name="Index_20_Link">No tancar modal, API firma simple i corre</text:a><text:a xlink:type="simple" xlink:href="#__RefHeading___Toc210154_2228722299" text:style-name="Index_20_Link" text:visited-style-name="Index_20_Link">c</text:a><text:a xlink:type="simple" xlink:href="#__RefHeading___Toc210154_2228722299" text:style-name="Index_20_Link" text:visited-style-name="Index_20_Link">ció errors d</text:a><text:a xlink:type="simple" xlink:href="#__RefHeading___Toc210154_2228722299" text:style-name="Index_20_Link" text:visited-style-name="Index_20_Link">escarregant annexos</text:a><text:a xlink:type="simple" xlink:href="#__RefHeading___Toc210154_2228722299" text:style-name="Index_20_Link" text:visited-style-name="Index_20_Link"><text:tab/>27</text:a></text:p>
        </text:index-body>
      </text:table-of-content>
      <text:p text:style-name="P5"/>
      <text:list xml:id="list135342282609008" text:continue-numbering="true" text:style-name="Outline">
        <text:list-item>
          <text:h text:style-name="P209" text:outline-level="1"><text:bookmark-start text:name="__RefHeading___Toc21295_3940995463"/>Històric de versions<text:bookmark-end text:name="__RefHeading___Toc21295_3940995463"/></text:h>
          <text:list>
            <text:list-header>
              <text:h text:style-name="P210" text:outline-level="2" text:is-list-header="true"><text:bookmark-start text:name="__RefHeading___Toc19787_3508694843"/>Versió 0.9.18<text:bookmark-end text:name="__RefHeading___Toc19787_3508694843"/></text:h>
            </text:list-header>
          </text:list>
        </text:list-item>
      </text:list>
      <text:p text:style-name="P32">Data: </text:p>
      <text:p text:style-name="P54"><text:tab/><text:span text:style-name="T5">07</text:span>/<text:span text:style-name="T5">02</text:span>/201<text:span text:style-name="T5">9</text:span></text:p>
      <text:p text:style-name="P54">Resum: </text:p>
      <text:p text:style-name="P54"><text:tab/><text:span text:style-name="T5">Resolució d'un error JSP obrint el detall d'una anotació quan l'interessat no té canal preferit i el representant sí. Resolució error sincronització U.O. quan hi ha una nova. Error distribuïnt perquè el plugin de gestió documental no troba l'arxiu.</text:span></text:p>
      <text:p text:style-name="P54"/>
      <text:p text:style-name="P67"><text:span text:style-name="T4">Canvis realitzats en la versió </text:span><text:a xlink:type="simple" xlink:href="https://github.com/GovernIB/distribucio/milestone/2" text:style-name="Internet_20_link" text:visited-style-name="Visited_20_Internet_20_Link"><text:span text:style-name="T4">0.9.18</text:span></text:a><text:span text:style-name="T4">:</text:span></text:p>
      <text:list xml:id="list1116283234" text:style-name="L1">
        <text:list-item>
          <text:p text:style-name="P233"><text:a xlink:type="simple" xlink:href="https://github.com/GovernIB/distribucio/issues/55" text:style-name="Internet_20_link" text:visited-style-name="Visited_20_Internet_20_Link"><text:span text:style-name="T4">#55</text:span></text:a><text:span text:style-name="T4"> Error JSP amb el canal preferit d'un representant.</text:span></text:p>
        </text:list-item>
        <text:list-item>
          <text:p text:style-name="P233"><text:a xlink:type="simple" xlink:href="https://github.com/GovernIB/distribucio/issues/57" text:style-name="Internet_20_link" text:visited-style-name="Visited_20_Internet_20_Link"><text:span text:style-name="T8">#57</text:span></text:a> Error. Les noves UO no apareixen quan se sincronitza<text:span text:style-name="T7">.</text:span></text:p>
        </text:list-item>
        <text:list-item>
          <text:p text:style-name="P233"><text:a xlink:type="simple" xlink:href="https://github.com/GovernIB/distribucio/issues/60" text:style-name="Internet_20_link" text:visited-style-name="Visited_20_Internet_20_Link"><text:span text:style-name="T8">#60</text:span></text:a> Revisar errors amb el plugin de destió documental</text:p>
        </text:list-item>
      </text:list>
      <text:p text:style-name="P31"/>
      <text:p text:style-name="P32">Base de dades:<text:span text:style-name="T2"> </text:span></text:p>
      <text:list xml:id="list1145321050" text:style-name="L2">
        <text:list-item>
          <text:p text:style-name="P235">Sense canvis</text:p>
        </text:list-item>
      </text:list>
      <text:p text:style-name="P31"/>
      <text:p text:style-name="P8"><text:span text:style-name="T3">Propietats globals</text:span>: </text:p>
      <text:list xml:id="list387673528" text:style-name="L3">
        <text:list-item>
          <text:p text:style-name="P242">Sense canvis</text:p>
        </text:list-item>
      </text:list>
      <text:p text:style-name="P69"/>
      <text:list xml:id="list135343239319067" text:continue-list="list135342282609008" text:style-name="Outline">
        <text:list-item>
          <text:list>
            <text:list-header>
              <text:h text:style-name="P211" text:outline-level="2" text:is-list-header="true"><text:bookmark-start text:name="__RefHeading___Toc17655_2825458360"/>Versió 0.9.1<text:span text:style-name="T13">9</text:span><text:bookmark-end text:name="__RefHeading___Toc17655_2825458360"/></text:h>
            </text:list-header>
          </text:list>
        </text:list-item>
      </text:list>
      <text:p text:style-name="P33">Data: </text:p>
      <text:p text:style-name="P55"><text:tab/><text:span text:style-name="T15">05</text:span>/<text:span text:style-name="T5">03</text:span>/201<text:span text:style-name="T5">9</text:span></text:p>
      <text:p text:style-name="P55">Resum: </text:p>
      <text:p text:style-name="P71"><text:tab/>Mesures correctores per diversos errors en el tractament de l'alta d'anotacions. Millores per poder veure les anotacions pendents amb errors.</text:p>
      <text:p text:style-name="P55"><text:tab/></text:p>
      <text:p text:style-name="P55"/>
      <text:p text:style-name="P68"><text:span text:style-name="T4">Canvis realitzats en la versió </text:span><text:a xlink:type="simple" xlink:href="https://github.com/GovernIB/distribucio/milestone/3" text:style-name="Internet_20_link" text:visited-style-name="Visited_20_Internet_20_Link"><text:span text:style-name="T4">0.9.19</text:span></text:a><text:span text:style-name="T4">:</text:span></text:p>
      <text:list xml:id="list135343726873658" text:continue-list="list1116283234" text:style-name="L1">
        <text:list-item>
          <text:p text:style-name="P244"><text:a xlink:type="simple" xlink:href="https://github.com/GovernIB/distribucio/issues/38" text:style-name="Internet_20_link" text:visited-style-name="Visited_20_Internet_20_Link"><text:span text:style-name="T8">#38</text:span></text:a> Anotacions amb errors no surten al cercador de l'usuari administrador</text:p>
        </text:list-item>
        <text:list-item>
          <text:p text:style-name="P244"><text:a xlink:type="simple" xlink:href="https://github.com/GovernIB/distribucio/issues/39" text:style-name="Internet_20_link" text:visited-style-name="Visited_20_Internet_20_Link">#39</text:a> Millorar els estats de les anotacions</text:p>
        </text:list-item>
        <text:list-item>
          <text:p text:style-name="P244"><text:a xlink:type="simple" xlink:href="https://github.com/GovernIB/distribucio/issues/42" text:style-name="Internet_20_link" text:visited-style-name="Visited_20_Internet_20_Link">#42</text:a> Marcar anotacions com a no processades després de reenviar-les </text:p>
        </text:list-item>
        <text:list-item>
          <text:p text:style-name="P244"><text:a xlink:type="simple" xlink:href="https://github.com/GovernIB/distribucio/issues/47" text:style-name="Internet_20_link" text:visited-style-name="Visited_20_Internet_20_Link">#47</text:a> Intentar guardar tots els annexos a dins l'arxiu</text:p>
        </text:list-item>
        <text:list-item>
          <text:p text:style-name="P244"><text:a xlink:type="simple" xlink:href="https://github.com/GovernIB/distribucio/issues/50" text:style-name="Internet_20_link" text:visited-style-name="Visited_20_Internet_20_Link">#50</text:a> Error esborrant bústia amb continguts</text:p>
        </text:list-item>
        <text:list-item>
          <text:p text:style-name="P245"><text:a xlink:type="simple" xlink:href="https://github.com/GovernIB/distribucio/issues/51" text:style-name="Internet_20_link" text:visited-style-name="Visited_20_Internet_20_Link">#51</text:a> Revisar els filtres quan es prem INTRO</text:p>
        </text:list-item>
        <text:list-item>
          <text:p text:style-name="P245"><text:a xlink:type="simple" xlink:href="https://github.com/GovernIB/distribucio/issues/52" text:style-name="Internet_20_link" text:visited-style-name="Visited_20_Internet_20_Link">#52</text:a> Error esborrant regles</text:p>
        </text:list-item>
        <text:list-item>
          <text:p text:style-name="P245"><text:a xlink:type="simple" xlink:href="https://github.com/GovernIB/distribucio/issues/53" text:style-name="Internet_20_link" text:visited-style-name="Visited_20_Internet_20_Link">#53</text:a> Problemes de cerca amb accents en els camps de cerca</text:p>
        </text:list-item>
        <text:list-item>
          <text:p text:style-name="P245"><text:a xlink:type="simple" xlink:href="https://github.com/GovernIB/distribucio/issues/58" text:style-name="Internet_20_link" text:visited-style-name="Visited_20_Internet_20_Link">#58</text:a> Descarregar versió imprimible documents annexos</text:p>
        </text:list-item>
        <text:list-item>
          <text:p text:style-name="P245"><text:a xlink:type="simple" xlink:href="https://github.com/GovernIB/distribucio/issues/60" text:style-name="Internet_20_link" text:visited-style-name="Visited_20_Internet_20_Link">#60</text:a> Revisar errors amb el plugin de destió documental</text:p>
        </text:list-item>
        <text:list-item>
          <text:p text:style-name="P245"><text:a xlink:type="simple" xlink:href="https://github.com/GovernIB/distribucio/issues/61" text:style-name="Internet_20_link" text:visited-style-name="Visited_20_Internet_20_Link">#61</text:a> Error amb els filtres per data al contingut de bústies</text:p>
        </text:list-item>
        <text:list-item>
          <text:p text:style-name="P245"><text:a xlink:type="simple" xlink:href="https://github.com/GovernIB/distribucio/issues/62" text:style-name="Internet_20_link" text:visited-style-name="Visited_20_Internet_20_Link">#62</text:a> Corregir l'ordenació per defecte en les bústies i anotacions de registre</text:p>
        </text:list-item>
        <text:list-item>
          <text:p text:style-name="P245"><text:soft-page-break/><text:a xlink:type="simple" xlink:href="https://github.com/GovernIB/distribucio/issues/63" text:style-name="Internet_20_link" text:visited-style-name="Visited_20_Internet_20_Link">#63</text:a> Problema amb els enllaços als documents dins els mails que envia distribució </text:p>
        </text:list-item>
        <text:list-item>
          <text:p text:style-name="P245"><text:a xlink:type="simple" xlink:href="https://github.com/GovernIB/distribucio/issues/64" text:style-name="Internet_20_link" text:visited-style-name="Visited_20_Internet_20_Link">#64</text:a> Mostrar errors integracions als logs</text:p>
        </text:list-item>
        <text:list-item>
          <text:p text:style-name="P245"><text:a xlink:type="simple" xlink:href="https://github.com/GovernIB/distribucio/issues/65" text:style-name="Internet_20_link" text:visited-style-name="Visited_20_Internet_20_Link">#65</text:a> Ajuntar canvis de la branca desenv</text:p>
        </text:list-item>
        <text:list-item>
          <text:p text:style-name="P245"><text:a xlink:type="simple" xlink:href="https://github.com/GovernIB/distribucio/issues/66" text:style-name="Internet_20_link" text:visited-style-name="Visited_20_Internet_20_Link">#66</text:a> Messures correctores de rendiment del llistat d'anotacions pendents</text:p>
        </text:list-item>
      </text:list>
      <text:p text:style-name="P33"/>
      <text:p text:style-name="P33">Base de dades:<text:span text:style-name="T2"> </text:span></text:p>
      <text:list xml:id="list3088148774" text:style-name="L4">
        <text:list-item>
          <text:p text:style-name="P246">Actualització dels literals pels estats i ampliació de la columna del nom del fitxer pels annexos i les firmes.</text:p>
          <text:list>
            <text:list-item>
              <text:p text:style-name="P246">distribucio_update_0.9.19.sql</text:p>
            </text:list-item>
          </text:list>
        </text:list-item>
      </text:list>
      <text:p text:style-name="P33"/>
      <text:p text:style-name="P9"><text:span text:style-name="T3">Propietats globals</text:span>: </text:p>
      <text:list xml:id="list4064632863" text:style-name="L5">
        <text:list-item>
          <text:p text:style-name="P334"><text:span text:style-name="T14">distribucio_update_0.9.19</text:span>.properties: </text:p>
          <text:list>
            <text:list-item>
              <text:p text:style-name="P335">Url base del context per generar els enllaços dins els mails que envia distribució</text:p>
            </text:list-item>
            <text:list-item>
              <text:p text:style-name="P336">Propietats per la distribució i aplicació de regles:</text:p>
              <text:list>
                <text:list-item>
                  <text:p text:style-name="P336">Esborrades:</text:p>
                </text:list-item>
              </text:list>
            </text:list-item>
          </text:list>
        </text:list-item>
      </text:list>
      <table:table table:name="Tabla1" table:style-name="Tabla1">
        <table:table-column table:style-name="Tabla1.A"/>
        <table:table-row table:style-name="Tabla1.1">
          <table:table-cell table:style-name="Tabla1.A1" office:value-type="string">
            <text:p text:style-name="P79"># ESBORRADA es.caib.distribucio.tasca.dist.anotacio.pendent.periode.execucio</text:p>
            <text:p text:style-name="P79"># ESBORRADA es.caib.distribucio.tasca.dist.anotacio.pendent.max.reintents</text:p>
            <text:p text:style-name="P81"># ESBORRADA es.caib.distribucio.tasca.dist.anotacio.asincrona</text:p>
          </table:table-cell>
        </table:table-row>
      </table:table>
      <text:list xml:id="list135342269944297" text:continue-numbering="true" text:style-name="L5">
        <text:list-item>
          <text:list>
            <text:list-item>
              <text:list>
                <text:list-header>
                  <text:p text:style-name="P336"/>
                </text:list-header>
                <text:list-item>
                  <text:p text:style-name="P336">Afegides:</text:p>
                </text:list-item>
              </text:list>
            </text:list-item>
          </text:list>
        </text:list-item>
      </text:list>
      <table:table table:name="Tabla2" table:style-name="Tabla2">
        <table:table-column table:style-name="Tabla2.A"/>
        <table:table-row table:style-name="Tabla2.1">
          <table:table-cell table:style-name="Tabla2.A1" office:value-type="string">
            <text:p text:style-name="P72"><text:span text:style-name="T27">es.caib.distribucio.tasca.guardar.annexos.temps.espera.execucio=</text:span><text:span text:style-name="T20">60000</text:span></text:p>
            <text:p text:style-name="P189"><text:span text:style-name="T16">es.caib.distribucio.tasca.guardar.annexos.max.reintents=</text:span><text:span text:style-name="T20">2</text:span></text:p>
            <text:p text:style-name="P189"><text:span text:style-name="T16">es.caib.distribucio.tasca.aplicar.regles.temps.espera.execucio=</text:span><text:span text:style-name="T20">300000</text:span></text:p>
            <text:p text:style-name="P189"><text:span text:style-name="T16">es.caib.distribucio.tasca.aplicar.regles.max.reintents=</text:span><text:span text:style-name="T20">2</text:span></text:p>
            <text:p text:style-name="P72"><text:span text:style-name="T27">es.caib.distribucio.tasca.tancar.contenidors.temps.espera.execucio=</text:span><text:span text:style-name="T20">600000</text:span></text:p>
            <text:p text:style-name="P72"><text:span text:style-name="T28">es.caib.distribucio.anotacio.processament.asincron=</text:span><text:span text:style-name="T25">true</text:span></text:p>
          </table:table-cell>
        </table:table-row>
      </table:table>
      <text:p text:style-name="P205"/>
      <text:list xml:id="list135344409050873" text:continue-list="list135343239319067" text:style-name="Outline">
        <text:list-item>
          <text:list>
            <text:list-header>
              <text:h text:style-name="P212" text:outline-level="2" text:is-list-header="true"><text:bookmark-start text:name="__RefHeading___Toc70927_588639221"/>Versió 0.9.<text:span text:style-name="T29">20</text:span><text:bookmark-end text:name="__RefHeading___Toc70927_588639221"/></text:h>
            </text:list-header>
          </text:list>
        </text:list-item>
      </text:list>
      <text:p text:style-name="P34">Data: </text:p>
      <text:p text:style-name="P56"><text:tab/><text:span text:style-name="T29">20</text:span>/<text:span text:style-name="T5">02</text:span>/201<text:span text:style-name="T5">9</text:span></text:p>
      <text:p text:style-name="P56">Resum: </text:p>
      <text:p text:style-name="P56"><text:tab/><text:span text:style-name="T30">Resolució de la descàrrega de documents no PDF firmats amb CAdES i altres modificacions menors.</text:span></text:p>
      <text:p text:style-name="P56"/>
      <text:p text:style-name="P78"><text:span text:style-name="T4">Canvis realitzats en la versió </text:span><text:a xlink:type="simple" xlink:href="https://github.com/GovernIB/distribucio/milestone/4?closed=1" text:style-name="Internet_20_link" text:visited-style-name="Visited_20_Internet_20_Link"><text:span text:style-name="T4">0.9.20</text:span></text:a><text:span text:style-name="T4">:</text:span></text:p>
      <text:list xml:id="list135343984257933" text:continue-list="list135343726873658" text:style-name="L1">
        <text:list-item>
          <text:p text:style-name="P234"><text:a xlink:type="simple" xlink:href="https://github.com/GovernIB/distribucio/issues/73" text:style-name="Internet_20_link" text:visited-style-name="Visited_20_Internet_20_Link">#73</text:a> Revisar notificacions a usuaris per rol</text:p>
        </text:list-item>
        <text:list-item>
          <text:p text:style-name="P234"><text:a xlink:type="simple" xlink:href="https://github.com/GovernIB/distribucio/issues/67" text:style-name="Internet_20_link" text:visited-style-name="Visited_20_Internet_20_Link">#67</text:a> No es llisten anotacions pendents després d'actualitzar la versió 0.9.19</text:p>
        </text:list-item>
        <text:list-item>
          <text:p text:style-name="P234"><text:a xlink:type="simple" xlink:href="https://github.com/GovernIB/distribucio/issues/71" text:style-name="Internet_20_link" text:visited-style-name="Visited_20_Internet_20_Link">#71</text:a> Modificar posició spinner quan una taula carrega dades</text:p>
        </text:list-item>
        <text:list-item>
          <text:p text:style-name="P234"><text:a xlink:type="simple" xlink:href="https://github.com/GovernIB/distribucio/issues/70" text:style-name="Internet_20_link" text:visited-style-name="Visited_20_Internet_20_Link">#70</text:a> El botó "Netejar" del filtre de continguts per l'administrador fa que no es mostri res</text:p>
        </text:list-item>
        <text:list-item>
          <text:p text:style-name="P234"><text:a xlink:type="simple" xlink:href="https://github.com/GovernIB/distribucio/issues/74" text:style-name="Internet_20_link" text:visited-style-name="Visited_20_Internet_20_Link">#74</text:a> Error descarregant la versió imprimible d'arxius CADES no PDFs</text:p>
        </text:list-item>
      </text:list>
      <text:p text:style-name="P34"/>
      <text:p text:style-name="P34">Base de dades:<text:span text:style-name="T2"> </text:span></text:p>
      <text:list xml:id="list2147372670" text:style-name="L6">
        <text:list-item>
          <text:p text:style-name="P236"><text:soft-page-break/>Sense canvis</text:p>
        </text:list-item>
      </text:list>
      <text:p text:style-name="P34"/>
      <text:p text:style-name="P10"><text:span text:style-name="T3">Propietats globals</text:span>: </text:p>
      <text:list xml:id="list1759760953" text:style-name="L7">
        <text:list-item>
          <text:p text:style-name="P243">Sense canvis</text:p>
        </text:list-item>
      </text:list>
      <text:p text:style-name="P70"/>
      <text:p text:style-name="P70"/>
      <text:p text:style-name="P70"/>
      <text:p text:style-name="P70"/>
      <text:list xml:id="list135342421827141" text:continue-list="list135344409050873" text:style-name="Outline">
        <text:list-item>
          <text:list>
            <text:list-header>
              <text:h text:style-name="P213" text:outline-level="2" text:is-list-header="true"><text:bookmark-start text:name="__RefHeading___Toc18370_3439170243"/>Versió 0.9.<text:span text:style-name="T29">21</text:span><text:bookmark-end text:name="__RefHeading___Toc18370_3439170243"/></text:h>
            </text:list-header>
          </text:list>
        </text:list-item>
      </text:list>
      <text:p text:style-name="P35">Data: <text:span text:style-name="T35">28/03/2019</text:span></text:p>
      <text:p text:style-name="P57"><text:tab/></text:p>
      <text:p text:style-name="P58">Resum:<text:span text:style-name="T36"> Modificació dels enllaços del correu electrònic amb l'anotació de registre per utilitzar el servei de CONCSV per resoldre el problema de la descàrrega de documents. Resolució de l'error de notificació per correu electrònic quan arriba una nova anotació.</text:span></text:p>
      <text:p text:style-name="P57"/>
      <text:p text:style-name="P83"><text:span text:style-name="T4">Canvis realitzats en la versió </text:span><text:a xlink:type="simple" xlink:href="https://github.com/GovernIB/distribucio/milestone/5?closed=1" text:style-name="Internet_20_link" text:visited-style-name="Visited_20_Internet_20_Link"><text:span text:style-name="T4">0.9.21</text:span></text:a><text:span text:style-name="T4">:</text:span></text:p>
      <text:list xml:id="list135343948145533" text:continue-list="list135343984257933" text:style-name="L1">
        <text:list-item>
          <text:p text:style-name="P247"><text:a xlink:type="simple" xlink:href="https://github.com/GovernIB/distribucio/issues/75" text:style-name="Internet_20_link" text:visited-style-name="Visited_20_Internet_20_Link">#75</text:a> Modificar els enllaços del correu de notificació per apuntar al servei CONCSV</text:p>
        </text:list-item>
        <text:list-item>
          <text:p text:style-name="P247"><text:a xlink:type="simple" xlink:href="https://github.com/GovernIB/distribucio/issues/77" text:style-name="Internet_20_link" text:visited-style-name="Visited_20_Internet_20_Link"><text:span text:style-name="T8">#77</text:span></text:a> No s'envien correus de notificació quan arriba una anotació a la bústia</text:p>
        </text:list-item>
      </text:list>
      <text:p text:style-name="P35">Base de dades:<text:span text:style-name="T2"> </text:span></text:p>
      <text:list xml:id="list1685505282" text:style-name="L8">
        <text:list-item>
          <text:p text:style-name="P237">Sense canvis</text:p>
        </text:list-item>
      </text:list>
      <text:p text:style-name="P35"/>
      <text:p text:style-name="P11"><text:span text:style-name="T3">Propietats globals</text:span>: </text:p>
      <text:list xml:id="list4245551953" text:style-name="L9">
        <text:list-item>
          <text:p text:style-name="P248">Nova propietat per emprar el servei de CONCSV en els enllaços de descàrrega de justificants i annexos dels correus electrònics de reenviament d'anotacions de registre.</text:p>
        </text:list-item>
      </text:list>
      <table:table table:name="Tabla3" table:style-name="Tabla3">
        <table:table-column table:style-name="Tabla3.A"/>
        <table:table-row table:style-name="Tabla3.1">
          <table:table-cell table:style-name="Tabla3.A1" office:value-type="string">
            <text:p text:style-name="P79"># ###</text:p>
            <text:p text:style-name="P189"><text:span text:style-name="T31"># URL base </text:span><text:span text:style-name="T34">al</text:span><text:span text:style-name="T31"> </text:span><text:span text:style-name="T34">servei</text:span><text:span text:style-name="T31"> </text:span><text:span text:style-name="T34">de</text:span><text:span text:style-name="T31"> CONCSV per </text:span><text:span text:style-name="T34">verificar</text:span><text:span text:style-name="T31"> el </text:span><text:span text:style-name="T34">codi</text:span><text:span text:style-name="T31"> CSV</text:span></text:p>
            <text:p text:style-name="P193"># ###</text:p>
            <text:p text:style-name="P72"><text:span text:style-name="T27">es.caib.distribucio.concsv.base.url=</text:span><text:span text:style-name="T20">https://dev.caib.es/concsv</text:span></text:p>
          </table:table-cell>
        </table:table-row>
      </table:table>
      <text:p text:style-name="P84"/>
      <text:list xml:id="list135343673923492" text:continue-list="list135342421827141" text:style-name="Outline">
        <text:list-item>
          <text:list>
            <text:list-header>
              <text:h text:style-name="P214" text:outline-level="2" text:is-list-header="true"><text:bookmark-start text:name="__RefHeading___Toc834_417853881"/>Versió 0.9.<text:span text:style-name="T29">22</text:span><text:bookmark-end text:name="__RefHeading___Toc834_417853881"/></text:h>
            </text:list-header>
          </text:list>
        </text:list-item>
      </text:list>
      <text:p text:style-name="P36">Data: <text:span text:style-name="T37">16/04/2019</text:span></text:p>
      <text:p text:style-name="P59"><text:tab/></text:p>
      <text:p text:style-name="P59">Resum:<text:span text:style-name="T36"> Solució a anotacions pendents de processar, esborrat d'arxius temporals. Millora en les notificacions de noves anotacions i metadades ENI del registre als annexos.</text:span></text:p>
      <text:p text:style-name="P59"/>
      <text:p text:style-name="P85"><text:span text:style-name="T4">Canvis realitzats en la versió </text:span><text:a xlink:type="simple" xlink:href="https://github.com/GovernIB/distribucio/milestone/6" text:style-name="Internet_20_link" text:visited-style-name="Visited_20_Internet_20_Link"><text:span text:style-name="T4">0.9.22</text:span></text:a><text:span text:style-name="T4">:</text:span></text:p>
      <text:list xml:id="list135342718160355" text:continue-list="list135343948145533" text:style-name="L1">
        <text:list-item>
          <text:p text:style-name="P249"><text:a xlink:type="simple" xlink:href="https://github.com/GovernIB/distribucio/issues/76" text:style-name="Internet_20_link" text:visited-style-name="Visited_20_Internet_20_Link">#76</text:a>: Missatge d'error erroni esborrant bústia amb regles sense anotacions</text:p>
        </text:list-item>
        <text:list-item>
          <text:p text:style-name="P249"><text:a xlink:type="simple" xlink:href="https://github.com/GovernIB/distribucio/issues/80" text:style-name="Internet_20_link" text:visited-style-name="Visited_20_Internet_20_Link">#80</text:a>: Afegir un enllaç a l'anotació en el correu de notificació d'anotacions pendents</text:p>
        </text:list-item>
        <text:list-item>
          <text:p text:style-name="P249"><text:a xlink:type="simple" xlink:href="https://github.com/GovernIB/distribucio/issues/81" text:style-name="Internet_20_link" text:visited-style-name="Visited_20_Internet_20_Link">#81</text:a>: Afegir número de registre a l'assumpte del correu electrònic</text:p>
        </text:list-item>
        <text:list-item>
          <text:p text:style-name="P249"><text:a xlink:type="simple" xlink:href="https://github.com/GovernIB/distribucio/issues/83" text:style-name="Internet_20_link" text:visited-style-name="Visited_20_Internet_20_Link">#83</text:a>: Error accés usuaris sense permís a bústies</text:p>
        </text:list-item>
        <text:list-item>
          <text:p text:style-name="P249"><text:a xlink:type="simple" xlink:href="https://github.com/GovernIB/distribucio/issues/84" text:style-name="Internet_20_link" text:visited-style-name="Visited_20_Internet_20_Link">#84</text:a>: Anotacions que queden pendents de enviar annexos a l'Arxiu</text:p>
        </text:list-item>
        <text:list-item>
          <text:p text:style-name="P249"><text:a xlink:type="simple" xlink:href="https://github.com/GovernIB/distribucio/issues/85" text:style-name="Internet_20_link" text:visited-style-name="Visited_20_Internet_20_Link">#85</text:a>: Emplenar les metadades ENI relatives al registre pels annexos</text:p>
        </text:list-item>
        <text:list-item>
          <text:p text:style-name="P249"><text:a xlink:type="simple" xlink:href="https://github.com/GovernIB/distribucio/issues/86" text:style-name="Internet_20_link" text:visited-style-name="Visited_20_Internet_20_Link">#86</text:a>: Error ORA-01400 intentant inserir valor buit al taula DIS_CONT_MOV_EMAIL</text:p>
        </text:list-item>
        <text:list-item>
          <text:p text:style-name="P249"><text:soft-page-break/><text:a xlink:type="simple" xlink:href="https://github.com/GovernIB/distribucio/issues/87" text:style-name="Internet_20_link" text:visited-style-name="Visited_20_Internet_20_Link">#87</text:a>: No esborrar els arxius temporals d'anotacions dins de la mateixa transacció que crea l'anotació</text:p>
        </text:list-item>
        <text:list-item>
          <text:p text:style-name="P254"><text:a xlink:type="simple" xlink:href="https://github.com/GovernIB/distribucio/issues/90" text:style-name="Internet_20_link" text:visited-style-name="Visited_20_Internet_20_Link">#90</text:a>: Error sincronitzant UO</text:p>
        </text:list-item>
        <text:list-item>
          <text:p text:style-name="P254"><text:a xlink:type="simple" xlink:href="https://github.com/GovernIB/distribucio/issues/91" text:style-name="Internet_20_link" text:visited-style-name="Visited_20_Internet_20_Link">#91</text:a>: Error creant regla. La bústia no s'associa correctament</text:p>
        </text:list-item>
      </text:list>
      <text:p text:style-name="P86"/>
      <text:p text:style-name="P36">Base de dades:<text:span text:style-name="T2"> </text:span></text:p>
      <text:list xml:id="list2366104474" text:style-name="L10">
        <text:list-item>
          <text:p text:style-name="P238">Sense canvis</text:p>
        </text:list-item>
      </text:list>
      <text:p text:style-name="P36"/>
      <text:p text:style-name="P12"><text:span text:style-name="T3">Propietats globals</text:span>: </text:p>
      <text:list xml:id="list1450292902" text:style-name="L11">
        <text:list-item>
          <text:p text:style-name="P239">Sense canvis</text:p>
        </text:list-item>
      </text:list>
      <text:p text:style-name="P84"/>
      <text:p text:style-name="P84"/>
      <text:list xml:id="list135344116901811" text:continue-list="list135343673923492" text:style-name="Outline">
        <text:list-item>
          <text:list>
            <text:list-header>
              <text:h text:style-name="P215" text:outline-level="2" text:is-list-header="true"><text:bookmark-start text:name="__RefHeading___Toc61704_1680181998"/>Versió 0.9.<text:span text:style-name="T29">22.2</text:span><text:bookmark-end text:name="__RefHeading___Toc61704_1680181998"/></text:h>
            </text:list-header>
          </text:list>
        </text:list-item>
      </text:list>
      <text:p text:style-name="P37">Data: <text:span text:style-name="T40">03/06/2019</text:span></text:p>
      <text:p text:style-name="P60"><text:tab/></text:p>
      <text:p text:style-name="P60">Resum:<text:span text:style-name="T36"> Correcció urgent per poder enviar anotacions per correu electrònic i veure el detall de les firmes.</text:span></text:p>
      <text:p text:style-name="P60"/>
      <text:p text:style-name="P91"><text:span text:style-name="T4">Canvis realitzats en la versió </text:span><text:a xlink:type="simple" xlink:href="https://github.com/GovernIB/distribucio/releases/tag/Distribucio_0.9.22.2" text:style-name="Internet_20_link" text:visited-style-name="Visited_20_Internet_20_Link"><text:span text:style-name="T4">0.9.22.2</text:span></text:a><text:span text:style-name="T4">:</text:span></text:p>
      <text:list xml:id="list135343004099546" text:continue-list="list135342718160355" text:style-name="L1">
        <text:list-item>
          <text:p text:style-name="P250"><text:a xlink:type="simple" xlink:href="https://github.com/GovernIB/ripea/issues/102" text:style-name="Internet_20_link" text:visited-style-name="Visited_20_Internet_20_Link"><text:span text:style-name="T38">#102</text:span></text:a>: Error enviant anotacions per email</text:p>
        </text:list-item>
        <text:list-item>
          <text:p text:style-name="P250"><text:a xlink:type="simple" xlink:href="https://github.com/GovernIB/distribucio/issues/106" text:style-name="Internet_20_link" text:visited-style-name="Visited_20_Internet_20_Link">#106</text:a> Error consultant bústia per defecte</text:p>
        </text:list-item>
      </text:list>
      <text:p text:style-name="P87"/>
      <text:p text:style-name="P37">Base de dades:<text:span text:style-name="T2"> </text:span></text:p>
      <text:list xml:id="list3753127082" text:style-name="L12">
        <text:list-item>
          <text:p text:style-name="P255">distribucio_update_0.9.22.<text:span text:style-name="T39">2</text:span>.sql:</text:p>
          <text:list>
            <text:list-header>
              <text:p text:style-name="P255">Script d'actualització per corregir les dades d'annexos i firmes d'annexos.</text:p>
              <text:p text:style-name="P257">Corregeix també els codis d'unitat orgànica de les bústies</text:p>
            </text:list-header>
          </text:list>
          <text:p text:style-name="P255"/>
        </text:list-item>
      </text:list>
      <text:p text:style-name="P37"/>
      <text:p text:style-name="P13"><text:span text:style-name="T3">Propietats globals</text:span>: </text:p>
      <text:list xml:id="list3018177078" text:style-name="L13">
        <text:list-item>
          <text:p text:style-name="P240">Sense canvis</text:p>
        </text:list-item>
      </text:list>
      <text:p text:style-name="P61"/>
      <text:list xml:id="list135343837797523" text:continue-list="list135344116901811" text:style-name="Outline">
        <text:list-item>
          <text:list>
            <text:list-header>
              <text:h text:style-name="P216" text:outline-level="2" text:is-list-header="true"><text:bookmark-start text:name="__RefHeading___Toc20227_1512682159"/>Versió 0.9.<text:span text:style-name="T29">23</text:span><text:bookmark-end text:name="__RefHeading___Toc20227_1512682159"/></text:h>
            </text:list-header>
          </text:list>
        </text:list-item>
      </text:list>
      <text:p text:style-name="P38">Data: <text:span text:style-name="T41">17/06/2019</text:span></text:p>
      <text:p text:style-name="P64"><text:tab/></text:p>
      <text:p text:style-name="P64">Resum:<text:span text:style-name="T36"> Backoffices de DISTRIBUCIO. Regles aplicades també a partir de codi SIA del procediement, compatibilitat amb regles a partir de codi d'assumpte. Opcions per l'administrador per moure anotacions entre bústies. Opció per visualitzar contingut de bústies inactives. Resolució d'errors.</text:span></text:p>
      <text:p text:style-name="P64"/>
      <text:p text:style-name="P92"><text:span text:style-name="T4">Canvis realitzats en la versió </text:span><text:a xlink:type="simple" xlink:href="https://github.com/GovernIB/distribucio/releases/tag/Distribucio_0.9.23" text:style-name="Internet_20_link" text:visited-style-name="Visited_20_Internet_20_Link"><text:span text:style-name="T4">0.9.23</text:span></text:a><text:span text:style-name="T4">:</text:span></text:p>
      <text:list xml:id="list1024831864" text:style-name="L14">
        <text:list-item>
          <text:p text:style-name="P252"><text:a xlink:type="simple" xlink:href="https://github.com/GovernIB/distribucio/issues/108" text:style-name="Internet_20_link" text:visited-style-name="Visited_20_Internet_20_Link">#108</text:a> Nova opció pels administradors per moure contingut entre bústies</text:p>
        </text:list-item>
        <text:list-item>
          <text:p text:style-name="P252"><text:a xlink:type="simple" xlink:href="https://github.com/GovernIB/distribucio/issues/107" text:style-name="Internet_20_link" text:visited-style-name="Visited_20_Internet_20_Link">#107</text:a> Poder veure el contingut de bústies innactives</text:p>
        </text:list-item>
        <text:list-item>
          <text:p text:style-name="P252"><text:a xlink:type="simple" xlink:href="https://github.com/GovernIB/distribucio/issues/96" text:style-name="Internet_20_link" text:visited-style-name="Visited_20_Internet_20_Link">#96</text:a> Enviament de correu de notificacions a usuaris d'un rol amb permís de bústia</text:p>
        </text:list-item>
        <text:list-item>
          <text:p text:style-name="P252"><text:a xlink:type="simple" xlink:href="https://github.com/GovernIB/distribucio/issues/88" text:style-name="Internet_20_link" text:visited-style-name="Visited_20_Internet_20_Link">#88</text:a> Backoffices asíncrons</text:p>
        </text:list-item>
        <text:list-item>
          <text:p text:style-name="P252"><text:soft-page-break/><text:a xlink:type="simple" xlink:href="https://github.com/GovernIB/distribucio/issues/99" text:style-name="Internet_20_link" text:visited-style-name="Visited_20_Internet_20_Link">#99</text:a> Compatibilitat amb regles a partir del codi assumpte</text:p>
        </text:list-item>
        <text:list-item>
          <text:p text:style-name="P252"><text:a xlink:type="simple" xlink:href="https://github.com/GovernIB/distribucio/issues/98" text:style-name="Internet_20_link" text:visited-style-name="Visited_20_Internet_20_Link">#98</text:a> Eliminar informació de la data de còpia en el número de registre</text:p>
        </text:list-item>
        <text:list-item>
          <text:p text:style-name="P252"><text:a xlink:type="simple" xlink:href="https://github.com/GovernIB/distribucio/issues/97" text:style-name="Internet_20_link" text:visited-style-name="Visited_20_Internet_20_Link">#97</text:a> Substituir l'identificador pel número de registre en els correus de notificació de noves anotacions</text:p>
        </text:list-item>
        <text:list-item>
          <text:p text:style-name="P252"><text:a xlink:type="simple" xlink:href="https://github.com/GovernIB/distribucio/issues/95" text:style-name="Internet_20_link" text:visited-style-name="Visited_20_Internet_20_Link">#95</text:a> Error botó tancar detall anotació sense modal</text:p>
        </text:list-item>
        <text:list-item>
          <text:p text:style-name="P252"><text:a xlink:type="simple" xlink:href="https://github.com/GovernIB/distribucio/issues/93" text:style-name="Internet_20_link" text:visited-style-name="Visited_20_Internet_20_Link">#93</text:a> NullPointerException reintentant processament</text:p>
        </text:list-item>
        <text:list-item>
          <text:p text:style-name="P252"><text:a xlink:type="simple" xlink:href="https://github.com/GovernIB/distribucio/issues/92" text:style-name="Internet_20_link" text:visited-style-name="Visited_20_Internet_20_Link">#92</text:a> Error nodes duplicats a l'Arxiu</text:p>
        </text:list-item>
        <text:list-item>
          <text:p text:style-name="P252"><text:a xlink:type="simple" xlink:href="https://github.com/GovernIB/distribucio/issues/89" text:style-name="Internet_20_link" text:visited-style-name="Visited_20_Internet_20_Link">#89</text:a> Tractar firmar amb CADEs els PDF que arribin sense firmar</text:p>
        </text:list-item>
        <text:list-item>
          <text:p text:style-name="P252"><text:a xlink:type="simple" xlink:href="https://github.com/GovernIB/distribucio/issues/59" text:style-name="Internet_20_link" text:visited-style-name="Visited_20_Internet_20_Link">#59</text:a> Regles a partir del codi SIA</text:p>
        </text:list-item>
      </text:list>
      <text:p text:style-name="P88"/>
      <text:p text:style-name="P38">Base de dades:<text:span text:style-name="T2"> </text:span></text:p>
      <text:list xml:id="list1037964021" text:style-name="L15">
        <text:list-item>
          <text:p text:style-name="P256">distribucio_update_0.9.2<text:span text:style-name="T42">3</text:span>.sql:</text:p>
        </text:list-item>
      </text:list>
      <text:list xml:id="list96279245" text:style-name="L16">
        <text:list-item>
          <text:p text:style-name="P258">Canvis per tenir el codi de procediment SIA de l'anotació.</text:p>
        </text:list-item>
        <text:list-item>
          <text:p text:style-name="P258">Script per treure la data del número de registre en el cas de les còpies d'anotacions.</text:p>
        </text:list-item>
        <text:list-item>
          <text:p text:style-name="P258">Canvis per poder treballar amb backoffices de Distribució.</text:p>
        </text:list-item>
      </text:list>
      <text:list xml:id="list135342839348227" text:continue-list="list1037964021" text:style-name="L15">
        <text:list-header>
          <text:p text:style-name="P256"/>
        </text:list-header>
      </text:list>
      <text:p text:style-name="P38"/>
      <text:p text:style-name="P14"><text:span text:style-name="T3">Propietats globals</text:span>: </text:p>
      <text:list xml:id="list3377131809" text:style-name="L17">
        <text:list-item>
          <text:p text:style-name="P259">Noves propietats afegides pels backoffices de Distribució. Les propietats que contenen "test" són per provar els backoffices amb la propia aplicació de Distribució.</text:p>
          <text:list>
            <text:list-item>
              <text:p text:style-name="P259">distribucio_update_0.9.23.properties:</text:p>
            </text:list-item>
          </text:list>
        </text:list-item>
      </text:list>
      <text:p text:style-name="P93"/>
      <table:table table:name="Tabla4" table:style-name="Tabla4">
        <table:table-column table:style-name="Tabla4.A"/>
        <table:table-row table:style-name="Tabla4.1">
          <table:table-cell table:style-name="Tabla4.A1" office:value-type="string">
            <text:p text:style-name="P79"># ################### #</text:p>
            <text:p text:style-name="P193"># PROPERTIES AFEGIDES #</text:p>
            <text:p text:style-name="P193"># ################### #</text:p>
            <text:p text:style-name="P195"/>
            <text:p text:style-name="P189"><text:span text:style-name="T31"># </text:span><text:span text:style-name="T34">Backoffices</text:span><text:span text:style-name="T31"> </text:span><text:span text:style-name="T34">asíncrons</text:span></text:p>
            <text:p text:style-name="P189"><text:span text:style-name="T16">es.caib.distribucio.tasca.enviar.anotacions.backoffice.temps.espera.execucio=</text:span><text:span text:style-name="T20">60000</text:span></text:p>
            <text:p text:style-name="P189"><text:span text:style-name="T16">es.caib.distribucio.backoffice.integracio.clau=</text:span><text:span text:style-name="T20">clauSecreta</text:span></text:p>
            <text:p text:style-name="P189"><text:span text:style-name="T16">es.caib.distribucio.backoffice.integracio.retornarAnnexIFirmaContingut=</text:span><text:span text:style-name="T20">false</text:span></text:p>
            <text:p text:style-name="P195"/>
            <text:p text:style-name="P189"><text:span text:style-name="T16">es.caib.distribucio.backoffice.test.backofficeIntegracio.url=</text:span><text:span text:style-name="T20">https://dev.caib.es/distribucio/ws/backofficeIntegracio</text:span></text:p>
            <text:p text:style-name="P189"><text:span text:style-name="T16">es.caib.distribucio.backoffice.test.backofficeIntegracio.usuari=</text:span><text:span text:style-name="T20">USUARI</text:span></text:p>
            <text:p text:style-name="P72"><text:span text:style-name="T27">es.caib.distribucio.backoffice.test.backofficeIntegracio.contrasenya=</text:span><text:span text:style-name="T20">CONTRASENYA</text:span></text:p>
          </table:table-cell>
        </table:table-row>
      </table:table>
      <text:p text:style-name="P93"/>
      <text:p text:style-name="P93"/>
      <text:list xml:id="list135342869807498" text:continue-list="list135343837797523" text:style-name="Outline">
        <text:list-item>
          <text:list>
            <text:list-header>
              <text:h text:style-name="P217" text:outline-level="2" text:is-list-header="true"><text:bookmark-start text:name="__RefHeading___Toc20229_1512682159"/>Versió 0.9.<text:span text:style-name="T29">24</text:span><text:bookmark-end text:name="__RefHeading___Toc20229_1512682159"/></text:h>
            </text:list-header>
          </text:list>
        </text:list-item>
      </text:list>
      <text:p text:style-name="P39">Data: <text:span text:style-name="T46">08/07/2019</text:span></text:p>
      <text:p text:style-name="P65"><text:tab/></text:p>
      <text:p text:style-name="P65">Resum:<text:span text:style-name="T36"> Classificació d'anotacions segons el codi SIA del procediment amb la consulta dels procediments de Rolsac. Modificació del WS d'alta de notificacions per rebre els codis de pais, provincia i municipi pels interessats. Modificació en la crida al WS de backoffices asíncrons per passar més informació NTI i els codis anteriors de pais, provincia i municipi.</text:span></text:p>
      <text:p text:style-name="P65"/>
      <text:p text:style-name="P95"><text:span text:style-name="T4">Canvis realitzats en la versió </text:span><text:a xlink:type="simple" xlink:href="https://github.com/GovernIB/distribucio/milestone/9?closed=1" text:style-name="Internet_20_link" text:visited-style-name="Visited_20_Internet_20_Link"><text:span text:style-name="T4">0.9.24</text:span></text:a><text:span text:style-name="T4">:</text:span></text:p>
      <text:list xml:id="list135343765272014" text:continue-list="list1024831864" text:style-name="L14">
        <text:list-item>
          <text:p text:style-name="P253"><text:a xlink:type="simple" xlink:href="https://github.com/GovernIB/distribucio/issues/101" text:style-name="Internet_20_link" text:visited-style-name="Visited_20_Internet_20_Link">#101</text:a> 00107_DIST_classificació</text:p>
        </text:list-item>
        <text:list-item>
          <text:p text:style-name="P253"><text:soft-page-break/><text:a xlink:type="simple" xlink:href="https://github.com/GovernIB/distribucio/issues/110" text:style-name="Internet_20_link" text:visited-style-name="Visited_20_Internet_20_Link">#110</text:a> Afegir camp ntiEstadoElaboracion als annexos del WS de backoffice</text:p>
        </text:list-item>
        <text:list-item>
          <text:p text:style-name="P253"><text:a xlink:type="simple" xlink:href="https://github.com/GovernIB/distribucio/issues/111" text:style-name="Internet_20_link" text:visited-style-name="Visited_20_Internet_20_Link">#111</text:a><text:span text:style-name="T43"> </text:span>Afegir la posibilitat de reintentar el processament d'anotacions amb errors</text:p>
        </text:list-item>
        <text:list-item>
          <text:p text:style-name="P253"><text:a xlink:type="simple" xlink:href="https://github.com/GovernIB/distribucio/issues/109" text:style-name="Internet_20_link" text:visited-style-name="Visited_20_Internet_20_Link">#109</text:a> Afegir codis de municipi, país i província a les anotacions de registre</text:p>
        </text:list-item>
        <text:list-item>
          <text:p text:style-name="P253"><text:a xlink:type="simple" xlink:href="https://github.com/GovernIB/distribucio/issues/113" text:style-name="Internet_20_link" text:visited-style-name="Visited_20_Internet_20_Link">#113</text:a> Error en la pàgina de monitor d'integracions</text:p>
        </text:list-item>
        <text:list-item>
          <text:p text:style-name="P253"><text:a xlink:type="simple" xlink:href="https://github.com/GovernIB/distribucio/issues/114" text:style-name="Internet_20_link" text:visited-style-name="Visited_20_Internet_20_Link"><text:span text:style-name="T8">#114</text:span></text:a> Es perden els interessats reenviant entre bústies</text:p>
        </text:list-item>
      </text:list>
      <text:p text:style-name="P89"/>
      <text:p text:style-name="P39">Base de dades:<text:span text:style-name="T2"> </text:span></text:p>
      <text:list xml:id="list3528144449" text:style-name="L18">
        <text:list-item>
          <text:p text:style-name="P263">Canvis per ampliar el camp d'observacions del backoffice i per incloure els codis de pais, província i municipi en les anotacions de registre.</text:p>
          <text:list>
            <text:list-item>
              <text:p text:style-name="P263">distribucio_update_0.9.24.sql</text:p>
            </text:list-item>
          </text:list>
        </text:list-item>
      </text:list>
      <table:table table:name="Tabla6" table:style-name="Tabla6">
        <table:table-column table:style-name="Tabla6.A"/>
        <table:table-row table:style-name="Tabla6.1">
          <table:table-cell table:style-name="Tabla6.A1" office:value-type="string">
            <text:p text:style-name="P72"><text:span text:style-name="T45">ALTER</text:span><text:span text:style-name="T27"> </text:span><text:span text:style-name="T45">TABLE</text:span><text:span text:style-name="T27"> DIS_REGISTRE MODIFY BACK_OBSERVACIONS VARCHAR2(4000);</text:span></text:p>
            <text:p text:style-name="P195"/>
            <text:p text:style-name="P197">-- #109 Afegir codis de municipi, país i província a les anotacions de registre </text:p>
            <text:p text:style-name="P197">-- amplia la columna de la descripció del país</text:p>
            <text:p text:style-name="P189"><text:span text:style-name="T45">ALTER</text:span><text:span text:style-name="T16"> </text:span><text:span text:style-name="T45">TABLE</text:span><text:span text:style-name="T16"> DIS_REGISTRE_INTER MODIFY PAIS VARCHAR2(100);</text:span></text:p>
            <text:p text:style-name="P197">-- afegeix les noves columnes</text:p>
            <text:p text:style-name="P189"><text:span text:style-name="T45">ALTER</text:span><text:span text:style-name="T16"> </text:span><text:span text:style-name="T45">TABLE</text:span><text:span text:style-name="T16"> DIS_REGISTRE_INTER </text:span><text:span text:style-name="T45">ADD</text:span><text:span text:style-name="T16"> PAIS_CODI VARCHAR2(4);</text:span></text:p>
            <text:p text:style-name="P189"><text:span text:style-name="T45">ALTER</text:span><text:span text:style-name="T16"> </text:span><text:span text:style-name="T45">TABLE</text:span><text:span text:style-name="T16"> DIS_REGISTRE_INTER </text:span><text:span text:style-name="T45">ADD</text:span><text:span text:style-name="T16"> PROVINCIA_CODI VARCHAR2(4);</text:span></text:p>
            <text:p text:style-name="P72"><text:span text:style-name="T45">ALTER</text:span><text:span text:style-name="T27"> </text:span><text:span text:style-name="T45">TABLE</text:span><text:span text:style-name="T27"> DIS_REGISTRE_INTER </text:span><text:span text:style-name="T45">ADD</text:span><text:span text:style-name="T27"> MUNICIPI_CODI VARCHAR2(4);</text:span></text:p>
          </table:table-cell>
        </table:table-row>
      </table:table>
      <text:p text:style-name="P96"/>
      <text:p text:style-name="P39"/>
      <text:p text:style-name="P15"><text:span text:style-name="T3">Propietats globals</text:span>: </text:p>
      <text:list xml:id="list2602525828" text:style-name="L19">
        <text:list-item>
          <text:p text:style-name="P260">Noves propietats afegides <text:span text:style-name="T44">per configurar el plugin de procediments de consulta a Rolsac</text:span>.</text:p>
          <text:list>
            <text:list-item>
              <text:p text:style-name="P260">distribucio_update_0.9.2<text:span text:style-name="T44">4</text:span>.properties:</text:p>
            </text:list-item>
          </text:list>
        </text:list-item>
      </text:list>
      <text:p text:style-name="P94"/>
      <table:table table:name="Tabla5" table:style-name="Tabla5">
        <table:table-column table:style-name="Tabla5.A"/>
        <table:table-row table:style-name="Tabla5.1">
          <table:table-cell table:style-name="Tabla5.A1" office:value-type="string">
            <text:p text:style-name="P80"># ################### #</text:p>
            <text:p text:style-name="P193"># PROPERTIES AFEGIDES #</text:p>
            <text:p text:style-name="P193"># ################### #</text:p>
            <text:p text:style-name="P195"/>
            <text:p text:style-name="P189"><text:span text:style-name="T31"># </text:span><text:span text:style-name="T34">Plugin</text:span><text:span text:style-name="T31"> </text:span><text:span text:style-name="T34">de</text:span><text:span text:style-name="T31"> </text:span><text:span text:style-name="T34">consulta</text:span><text:span text:style-name="T31"> </text:span><text:span text:style-name="T34">de</text:span><text:span text:style-name="T31"> </text:span><text:span text:style-name="T34">procediments</text:span></text:p>
            <text:p text:style-name="P189"><text:span text:style-name="T16">es.caib.distribucio.plugin.procediment.class=</text:span><text:span text:style-name="T20">es.caib.distribucio.plugin.caib.procediment.ProcedimentPluginRolsac</text:span></text:p>
            <text:p text:style-name="P189"><text:span text:style-name="T16">es.caib.distribucio.plugin.procediment.rolsac.service.url=</text:span><text:span text:style-name="T20">https://proves.caib.es/rolsac/api/rest/v1/procedimientos</text:span></text:p>
            <text:p text:style-name="P189"><text:span text:style-name="T16">es.caib.distribucio.plugin.procediment.rolsac.service.username=</text:span><text:span text:style-name="T20">$distribucio_rolsac</text:span></text:p>
            <text:p text:style-name="P73"><text:span text:style-name="T27">es.caib.distribucio.plugin.procediment.rolsac.service.password=</text:span><text:span text:style-name="T21">********</text:span><text:span text:style-name="T27"> </text:span></text:p>
          </table:table-cell>
        </table:table-row>
      </table:table>
      <text:p text:style-name="P94"/>
      <text:p text:style-name="P94"/>
      <text:list xml:id="list135342541168142" text:continue-list="list135342869807498" text:style-name="Outline">
        <text:list-item>
          <text:list>
            <text:list-header>
              <text:h text:style-name="P218" text:outline-level="2" text:is-list-header="true"><text:bookmark-start text:name="__RefHeading___Toc424222_3031935846"/>Versió 0.9.<text:span text:style-name="T29">24.1</text:span><text:bookmark-end text:name="__RefHeading___Toc424222_3031935846"/></text:h>
            </text:list-header>
          </text:list>
        </text:list-item>
      </text:list>
      <text:p text:style-name="P40">Data: 04/09/2019</text:p>
      <text:p text:style-name="P66"><text:tab/></text:p>
      <text:p text:style-name="P66">Resum: Correcció de l'enviament d'emails d'avisos de notificació de nous elements pendents a les bústies pels usuaris amb permisos sobre les bústies i l'error de processament pel camp del paràmetre 1 dels logs quan el l'extracte supera els 255 caracters.</text:p>
      <text:p text:style-name="P66"/>
      <text:p text:style-name="P97"><text:span text:style-name="T4">Canvis realitzats en la versió </text:span><text:a xlink:type="simple" xlink:href="https://github.com/GovernIB/distribucio/milestone/12?closed=1" text:style-name="Internet_20_link" text:visited-style-name="Visited_20_Internet_20_Link"><text:span text:style-name="T4">0.9.24.1</text:span></text:a><text:span text:style-name="T4">:</text:span></text:p>
      <text:list xml:id="list135344364081800" text:continue-list="list135343004099546" text:style-name="L1">
        <text:list-item>
          <text:p text:style-name="P251"><text:a xlink:type="simple" xlink:href="https://github.com/GovernIB/distribucio/issues/127" text:style-name="Internet_20_link" text:visited-style-name="Visited_20_Internet_20_Link">#127</text:a> No s'envien els enviaments d'avisos de nous elements a les busties</text:p>
        </text:list-item>
        <text:list-item>
          <text:p text:style-name="P251"><text:soft-page-break/><text:a xlink:type="simple" xlink:href="https://github.com/GovernIB/distribucio/issues/126" text:style-name="Internet_20_link" text:visited-style-name="Visited_20_Internet_20_Link">#126 </text:a>Error donant d'alta una anotació de registre per la llargada del camp "DIS_CONT_LOG"."PARAM1"</text:p>
        </text:list-item>
      </text:list>
      <text:p text:style-name="P90"/>
      <text:p text:style-name="P40">Base de dades:<text:span text:style-name="T2"> </text:span></text:p>
      <text:list xml:id="list3210869809" text:style-name="L20">
        <text:list-item>
          <text:p text:style-name="P266">Sense canvis</text:p>
        </text:list-item>
      </text:list>
      <text:p text:style-name="P40"/>
      <text:p text:style-name="P16"><text:span text:style-name="T3">Propietats globals</text:span>: </text:p>
      <text:list xml:id="list3638502421" text:style-name="L21">
        <text:list-item>
          <text:p text:style-name="P241">Sense canvis</text:p>
        </text:list-item>
      </text:list>
      <text:p text:style-name="P16"/>
      <text:list xml:id="list135342696715228" text:continue-list="list135342541168142" text:style-name="Outline">
        <text:list-item>
          <text:list>
            <text:list-header>
              <text:h text:style-name="P219" text:outline-level="2" text:is-list-header="true"><text:bookmark-start text:name="__RefHeading___Toc96292_1762273572"/>Versió 0.9.25<text:bookmark-end text:name="__RefHeading___Toc96292_1762273572"/></text:h>
            </text:list-header>
          </text:list>
        </text:list-item>
      </text:list>
      <text:p text:style-name="P18">Data: 20/09/2019</text:p>
      <text:p text:style-name="P112"/>
      <text:p text:style-name="P126">Resum: Posibilitat que els usuaris puguin veure les anotacions amb errors pendents de guardar a l'Arxiu. Sistema d'avisos de Distribució. Modificació i optimització pantalla bústia usuari. Nous canvi en el WS d'alta d'anotació de registre. Resolució de diferents errors.</text:p>
      <text:p text:style-name="P18"/>
      <text:list xml:id="list3353835357" text:style-name="L22">
        <text:list-item>
          <text:p text:style-name="P277"><text:a xlink:type="simple" xlink:href="https://github.com/GovernIB/distribucio/issues/82" text:style-name="Internet_20_link" text:visited-style-name="Visited_20_Internet_20_Link">#82</text:a> Usuaris puguin veure anotacions amb errors</text:p>
        </text:list-item>
        <text:list-item>
          <text:p text:style-name="P277"><text:a xlink:type="simple" xlink:href="https://github.com/GovernIB/distribucio/issues/94" text:style-name="Internet_20_link" text:visited-style-name="Visited_20_Internet_20_Link">#94</text:a> Implementació d'un sistema d'avisos</text:p>
        </text:list-item>
        <text:list-item>
          <text:p text:style-name="P277"><text:a xlink:type="simple" xlink:href="https://github.com/GovernIB/distribucio/issues/100" text:style-name="Internet_20_link" text:visited-style-name="Visited_20_Internet_20_Link">#100</text:a> <text:s/>Nou filtre en localitzador d'anotacions </text:p>
        </text:list-item>
        <text:list-item>
          <text:p text:style-name="P277"><text:a xlink:type="simple" xlink:href="https://github.com/GovernIB/distribucio/issues/103" text:style-name="Internet_20_link" text:visited-style-name="Visited_20_Internet_20_Link">#103</text:a> Afegir el camp "backoffice" a les anotacions de registre</text:p>
        </text:list-item>
        <text:list-item>
          <text:p text:style-name="P277"><text:a xlink:type="simple" xlink:href="https://github.com/GovernIB/distribucio/issues/104" text:style-name="Internet_20_link" text:visited-style-name="Visited_20_Internet_20_Link">#104</text:a> Múltiples codis SIA a les regles</text:p>
        </text:list-item>
        <text:list-item>
          <text:p text:style-name="P277"><text:a xlink:type="simple" xlink:href="https://github.com/GovernIB/distribucio/issues/105" text:style-name="Internet_20_link" text:visited-style-name="Visited_20_Internet_20_Link">#105</text:a> Informació unificada d'accions sobre una anotació</text:p>
        </text:list-item>
        <text:list-item>
          <text:p text:style-name="P277"><text:a xlink:type="simple" xlink:href="https://github.com/GovernIB/distribucio/issues/112" text:style-name="Internet_20_link" text:visited-style-name="Visited_20_Internet_20_Link">#112</text:a> Corregir informació interessats i representants a l'email</text:p>
        </text:list-item>
        <text:list-item>
          <text:p text:style-name="P277"><text:a xlink:type="simple" xlink:href="https://github.com/GovernIB/distribucio/issues/115" text:style-name="Internet_20_link" text:visited-style-name="Visited_20_Internet_20_Link">#115</text:a> Posar <text:s/>les pantalles de l'aplicació a pantalla completa</text:p>
        </text:list-item>
        <text:list-item>
          <text:p text:style-name="P277"><text:a xlink:type="simple" xlink:href="https://github.com/GovernIB/distribucio/issues/116" text:style-name="Internet_20_link" text:visited-style-name="Visited_20_Internet_20_Link">#116</text:a> Canvis pantalla principal</text:p>
        </text:list-item>
        <text:list-item>
          <text:p text:style-name="P277"><text:a xlink:type="simple" xlink:href="https://github.com/GovernIB/distribucio/issues/117" text:style-name="Internet_20_link" text:visited-style-name="Visited_20_Internet_20_Link">#117</text:a> Classificació permetre consultar procediments en UOs filles</text:p>
        </text:list-item>
        <text:list-item>
          <text:p text:style-name="P277"><text:a xlink:type="simple" xlink:href="https://github.com/GovernIB/distribucio/issues/118" text:style-name="Internet_20_link" text:visited-style-name="Visited_20_Internet_20_Link">#118</text:a> Nous camps pel WS d'alta d'anotacions de registre</text:p>
        </text:list-item>
        <text:list-item>
          <text:p text:style-name="P277"><text:a xlink:type="simple" xlink:href="https://github.com/GovernIB/distribucio/issues/119" text:style-name="Internet_20_link" text:visited-style-name="Visited_20_Internet_20_Link">#119</text:a> Error modificant la UO d'una bústia quan la UO està obsoleta i no té altres per defecte</text:p>
        </text:list-item>
        <text:list-item>
          <text:p text:style-name="P277"><text:a xlink:type="simple" xlink:href="https://github.com/GovernIB/distribucio/issues/120" text:style-name="Internet_20_link" text:visited-style-name="Visited_20_Internet_20_Link">#120</text:a> Lentitud en la càrrega de diferents pantalles</text:p>
        </text:list-item>
        <text:list-item>
          <text:p text:style-name="P277"><text:a xlink:type="simple" xlink:href="https://github.com/GovernIB/distribucio/issues/121" text:style-name="Internet_20_link" text:visited-style-name="Visited_20_Internet_20_Link">#121</text:a> Problema amb l’enviament de correus</text:p>
        </text:list-item>
        <text:list-item>
          <text:p text:style-name="P277"><text:a xlink:type="simple" xlink:href="https://github.com/GovernIB/distribucio/issues/123" text:style-name="Internet_20_link" text:visited-style-name="Visited_20_Internet_20_Link">#123</text:a> Eliminar obligatorietat del camp Tipo Asunto</text:p>
        </text:list-item>
        <text:list-item>
          <text:p text:style-name="P277"><text:a xlink:type="simple" xlink:href="https://github.com/GovernIB/distribucio/issues/124" text:style-name="Internet_20_link" text:visited-style-name="Visited_20_Internet_20_Link">#124</text:a> Falta el detall de diferents accions en el resum d'accions d'una anotació</text:p>
        </text:list-item>
        <text:list-item>
          <text:p text:style-name="P277"><text:a xlink:type="simple" xlink:href="https://github.com/GovernIB/distribucio/issues/125" text:style-name="Internet_20_link" text:visited-style-name="Visited_20_Internet_20_Link">#125</text:a> Errors trobats durant la validació 2019.08.25</text:p>
        </text:list-item>
        <text:list-item>
          <text:p text:style-name="P277"><text:a xlink:type="simple" xlink:href="https://github.com/GovernIB/distribucio/issues/128" text:style-name="Internet_20_link" text:visited-style-name="Visited_20_Internet_20_Link">#128</text:a> Error enviant una anotació amb un extracte de més de 240 caràcters</text:p>
        </text:list-item>
        <text:list-item>
          <text:p text:style-name="P277"><text:a xlink:type="simple" xlink:href="https://github.com/GovernIB/distribucio/issues/129" text:style-name="Internet_20_link" text:visited-style-name="Visited_20_Internet_20_Link">#129</text:a> Millora enviament avisos noves anotacions</text:p>
        </text:list-item>
        <text:list-item>
          <text:p text:style-name="P277"><text:a xlink:type="simple" xlink:href="https://github.com/GovernIB/distribucio/issues/130" text:style-name="Internet_20_link" text:visited-style-name="Visited_20_Internet_20_Link">#130</text:a> Falta el codi d'òrgan pels interessats de tipus administració pública</text:p>
        </text:list-item>
        <text:list-item>
          <text:p text:style-name="P277"><text:a xlink:type="simple" xlink:href="https://github.com/GovernIB/distribucio/issues/131" text:style-name="Internet_20_link" text:visited-style-name="Visited_20_Internet_20_Link">#131</text:a> Nou camp tipusES pel WS d'alta d'anotacions de registre</text:p>
        </text:list-item>
        <text:list-item>
          <text:p text:style-name="P278"><text:a xlink:type="simple" xlink:href="https://github.com/GovernIB/distribucio/issues/132" text:style-name="Internet_20_link" text:visited-style-name="Visited_20_Internet_20_Link">#132</text:a> Nullpointer enviant anotació amb annexos sense firmes</text:p>
        </text:list-item>
        <text:list-item>
          <text:p text:style-name="P278"><text:a xlink:type="simple" xlink:href="https://github.com/GovernIB/distribucio/issues/134" text:style-name="Internet_20_link" text:visited-style-name="Visited_20_Internet_20_Link">#134</text:a> Posar els reenviaments a l'històric d'accions</text:p>
        </text:list-item>
      </text:list>
      <text:p text:style-name="P98"/>
      <text:p text:style-name="P41">Base de dades:<text:span text:style-name="T2"> </text:span></text:p>
      <text:list xml:id="list135344455777368" text:continue-list="list3528144449" text:style-name="L18">
        <text:list-item>
          <text:p text:style-name="P264">Nova taula pel sistema d'avisos. Noves columnes pels nous camps del WS d'alta. Camp pel codi de backoffice en les regles. Camp tipus assumpte ara pot ser null.</text:p>
          <text:list>
            <text:list-item>
              <text:p text:style-name="P264">distribucio_update_0.9.25.sql</text:p>
            </text:list-item>
          </text:list>
        </text:list-item>
      </text:list>
      <table:table table:name="Table1" table:style-name="Table1">
        <table:table-column table:style-name="Table1.A"/>
        <table:table-row table:style-name="Table1.1">
          <table:table-cell table:style-name="Table1.A1" office:value-type="string">
            <text:p text:style-name="P137">-- #94 Implementació d'un sistema d'avisos </text:p>
            <text:p text:style-name="P189"><text:soft-page-break/><text:span text:style-name="T45">CREATE</text:span><text:span text:style-name="T16"> </text:span><text:span text:style-name="T45">TABLE</text:span><text:span text:style-name="T16"> DIS_AVIS</text:span></text:p>
            <text:p text:style-name="P199">(</text:p>
            <text:p text:style-name="P189"><text:span text:style-name="T16"><text:s text:c="2"/>ID <text:s text:c="18"/>NUMBER(19) <text:s text:c="14"/></text:span><text:span text:style-name="T45">NOT</text:span><text:span text:style-name="T16"> </text:span><text:span text:style-name="T74">NULL</text:span><text:span text:style-name="T16">,</text:span></text:p>
            <text:p text:style-name="P189"><text:span text:style-name="T16"><text:s text:c="2"/>ASSUMPTE <text:s text:c="12"/>VARCHAR2(256) <text:s text:c="11"/></text:span><text:span text:style-name="T45">NOT</text:span><text:span text:style-name="T16"> </text:span><text:span text:style-name="T74">NULL</text:span><text:span text:style-name="T16">,</text:span></text:p>
            <text:p text:style-name="P189"><text:span text:style-name="T16"><text:s text:c="2"/>MISSATGE <text:s text:c="12"/>VARCHAR2(2048) <text:s text:c="10"/></text:span><text:span text:style-name="T45">NOT</text:span><text:span text:style-name="T16"> </text:span><text:span text:style-name="T74">NULL</text:span><text:span text:style-name="T16">,</text:span></text:p>
            <text:p text:style-name="P189"><text:span text:style-name="T16"><text:s text:c="2"/>DATA_INICI <text:s text:c="10"/></text:span><text:span text:style-name="T45">TIMESTAMP</text:span><text:span text:style-name="T16">(6) <text:s text:c="12"/></text:span><text:span text:style-name="T45">NOT</text:span><text:span text:style-name="T16"> </text:span><text:span text:style-name="T74">NULL</text:span><text:span text:style-name="T16">,</text:span></text:p>
            <text:p text:style-name="P189"><text:span text:style-name="T16"><text:s text:c="2"/>DATA_FINAL <text:s text:c="10"/></text:span><text:span text:style-name="T45">TIMESTAMP</text:span><text:span text:style-name="T16">(6) <text:s text:c="12"/></text:span><text:span text:style-name="T45">NOT</text:span><text:span text:style-name="T16"> </text:span><text:span text:style-name="T74">NULL</text:span><text:span text:style-name="T16">,</text:span></text:p>
            <text:p text:style-name="P189"><text:span text:style-name="T16"><text:s text:c="2"/>ACTIU <text:s text:c="15"/>NUMBER(1) <text:s text:c="15"/></text:span><text:span text:style-name="T45">NOT</text:span><text:span text:style-name="T16"> </text:span><text:span text:style-name="T74">NULL</text:span><text:span text:style-name="T16">,</text:span></text:p>
            <text:p text:style-name="P189"><text:span text:style-name="T16"><text:s text:c="2"/>AVIS_NIVELL <text:s text:c="8"/>VARCHAR2(10) <text:s text:c="12"/></text:span><text:span text:style-name="T45">NOT</text:span><text:span text:style-name="T16"> </text:span><text:span text:style-name="T74">NULL</text:span><text:span text:style-name="T16">,</text:span></text:p>
            <text:p text:style-name="P199"><text:s text:c="2"/>CREATEDBY_CODI <text:s text:c="6"/>VARCHAR2(64),</text:p>
            <text:p text:style-name="P189"><text:span text:style-name="T16"><text:s text:c="2"/>CREATEDDATE <text:s text:c="9"/></text:span><text:span text:style-name="T45">TIMESTAMP</text:span><text:span text:style-name="T16">(6),</text:span></text:p>
            <text:p text:style-name="P199"><text:s text:c="2"/>LASTMODIFIEDBY_CODI <text:s/>VARCHAR2(64),</text:p>
            <text:p text:style-name="P189"><text:span text:style-name="T16"><text:s text:c="2"/>LASTMODIFIEDDATE <text:s text:c="4"/></text:span><text:span text:style-name="T45">TIMESTAMP</text:span><text:span text:style-name="T16">(6)</text:span></text:p>
            <text:p text:style-name="P199">);</text:p>
            <text:p text:style-name="P195"/>
            <text:p text:style-name="P189"><text:span text:style-name="T45">ALTER</text:span><text:span text:style-name="T16"> </text:span><text:span text:style-name="T45">TABLE</text:span><text:span text:style-name="T16"> DIS_AVIS </text:span><text:span text:style-name="T45">ADD</text:span><text:span text:style-name="T16"> (</text:span></text:p>
            <text:p text:style-name="P189"><text:span text:style-name="T16"><text:s text:c="2"/></text:span><text:span text:style-name="T45">CONSTRAINT</text:span><text:span text:style-name="T16"> DIS_AVIS_PK </text:span><text:span text:style-name="T45">PRIMARY</text:span><text:span text:style-name="T16"> </text:span><text:span text:style-name="T45">KEY</text:span><text:span text:style-name="T16"> (ID));</text:span></text:p>
            <text:p text:style-name="P195"/>
            <text:p text:style-name="P189"><text:span text:style-name="T45">CREATE</text:span><text:span text:style-name="T16"> </text:span><text:span text:style-name="T45">INDEX</text:span><text:span text:style-name="T16"> DIS_AVIS_DATA_INICI_I </text:span><text:span text:style-name="T45">ON</text:span><text:span text:style-name="T16"> DIS_AVIS(DATA_INICI);</text:span></text:p>
            <text:p text:style-name="P189"><text:span text:style-name="T45">CREATE</text:span><text:span text:style-name="T16"> </text:span><text:span text:style-name="T45">INDEX</text:span><text:span text:style-name="T16"> DIS_AVIS_DATA_FINAL_I </text:span><text:span text:style-name="T45">ON</text:span><text:span text:style-name="T16"> DIS_AVIS(DATA_FINAL);</text:span></text:p>
            <text:p text:style-name="P195"/>
            <text:p text:style-name="P189"><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AVIS TO WWW_DISTRIBUCIO; </text:span></text:p>
            <text:p text:style-name="P195"/>
            <text:p text:style-name="P195"/>
            <text:p text:style-name="P197">-- #103 Afegir el camp "backoffice" a les anotacions de registre i a les regles</text:p>
            <text:p text:style-name="P189"><text:span text:style-name="T45">ALTER</text:span><text:span text:style-name="T16"> </text:span><text:span text:style-name="T45">TABLE</text:span><text:span text:style-name="T16"> DIS_REGLA </text:span><text:span text:style-name="T45">ADD</text:span><text:span text:style-name="T16"> BACKOFFICE_CODI VARCHAR2(20);</text:span></text:p>
            <text:p text:style-name="P189"><text:span text:style-name="T45">ALTER</text:span><text:span text:style-name="T16"> </text:span><text:span text:style-name="T45">TABLE</text:span><text:span text:style-name="T16"> DIS_REGISTRE </text:span><text:span text:style-name="T45">ADD</text:span><text:span text:style-name="T16"> BACK_CODI VARCHAR2(20);</text:span></text:p>
            <text:p text:style-name="P195"/>
            <text:p text:style-name="P195"/>
            <text:p text:style-name="P197">-- #118: Nous camps pel WS d'alta d'anotacions de registre </text:p>
            <text:p text:style-name="P189"><text:span text:style-name="T45">ALTER</text:span><text:span text:style-name="T16"> </text:span><text:span text:style-name="T45">TABLE</text:span><text:span text:style-name="T16"> DIS_REGISTRE </text:span><text:span text:style-name="T45">ADD</text:span><text:span text:style-name="T16"> PRESENCIAL NUMBER(1);</text:span></text:p>
            <text:p text:style-name="P189"><text:span text:style-name="T45">ALTER</text:span><text:span text:style-name="T16"> </text:span><text:span text:style-name="T45">TABLE</text:span><text:span text:style-name="T16"> </text:span><text:span text:style-name="T18">DIS_REGISTRE_INTER</text:span><text:span text:style-name="T16"> </text:span><text:span text:style-name="T45">ADD</text:span><text:span text:style-name="T16"> CODI_DIRE VARCHAR2(64);</text:span></text:p>
            <text:p text:style-name="P195"/>
            <text:p text:style-name="P197">-- #123 Eliminar obligatorietat del camp Tipo Asunto</text:p>
            <text:p text:style-name="P189"><text:span text:style-name="T45">ALTER</text:span><text:span text:style-name="T16"> </text:span><text:span text:style-name="T45">TABLE</text:span><text:span text:style-name="T16"> DIS_REGISTRE MODIFY (ASSUMPTE_TIPUS_CODI </text:span><text:span text:style-name="T74">NULL</text:span><text:span text:style-name="T16">);</text:span></text:p>
          </table:table-cell>
        </table:table-row>
      </table:table>
      <text:p text:style-name="P109"/>
      <text:p text:style-name="P41"/>
      <text:p text:style-name="P17"><text:span text:style-name="T3">Propietats globals</text:span>: </text:p>
      <text:list xml:id="list135342472378024" text:continue-list="list3210869809" text:style-name="L20">
        <text:list-item>
          <text:p text:style-name="P267">Sense canvis</text:p>
        </text:list-item>
      </text:list>
      <text:list xml:id="list135342618377410" text:continue-list="list135342696715228" text:style-name="Outline">
        <text:list-item>
          <text:list>
            <text:list-header>
              <text:h text:style-name="P220" text:outline-level="2" text:is-list-header="true"><text:bookmark-start text:name="__RefHeading___Toc27894_1180952855"/>Versió 0.9.25<text:span text:style-name="T75">.1 Processar anotacions amb error o pendents d'Arxiu</text:span><text:bookmark-end text:name="__RefHeading___Toc27894_1180952855"/></text:h>
            </text:list-header>
          </text:list>
        </text:list-item>
      </text:list>
      <text:p text:style-name="P19">Data: 15/10/2019</text:p>
      <text:p text:style-name="P113"/>
      <text:p text:style-name="P127">Resum: Correcció per poder marcar com a processades anotacions amb error o pendents de guardar els annexos a l'Arxiu. Es corregeix perquè l'opció apareixia deshabilitada a l'usuari.</text:p>
      <text:p text:style-name="P19"/>
      <text:list xml:id="list135343471144348" text:continue-list="list3353835357" text:style-name="L22">
        <text:list-item>
          <text:p text:style-name="P279"><text:a xlink:type="simple" xlink:href="https://github.com/GovernIB/distribucio/issues/144" text:style-name="Internet_20_link" text:visited-style-name="Visited_20_Internet_20_Link">#144</text:a><text:span text:style-name="T76"> </text:span>Permetre marcar com a processades les anotacions amb error o pendents de l'Arxiu</text:p>
        </text:list-item>
      </text:list>
      <text:p text:style-name="P99"/>
      <text:p text:style-name="P42">Base de dades:<text:span text:style-name="T2"> </text:span></text:p>
      <text:list xml:id="list3562797380" text:style-name="L23">
        <text:list-item>
          <text:p text:style-name="P268">Sense canvis</text:p>
        </text:list-item>
      </text:list>
      <text:p text:style-name="P42"/>
      <text:p text:style-name="P19"><text:span text:style-name="T3">Propietats globals</text:span>: </text:p>
      <text:list xml:id="list1890417752" text:style-name="L24">
        <text:list-item>
          <text:p text:style-name="P269">Sense canvis</text:p>
        </text:list-item>
      </text:list>
      <text:list xml:id="list135344255640890" text:continue-list="list135342618377410" text:style-name="Outline">
        <text:list-item>
          <text:list>
            <text:list-header>
              <text:h text:style-name="P221" text:outline-level="2" text:is-list-header="true"><text:bookmark-start text:name="__RefHeading___Toc85863_1909005118"/><text:soft-page-break/><text:span text:style-name="T77">Versió 0.9.2</text:span><text:span text:style-name="T56">6</text:span><text:span text:style-name="T57"> Resolució problemes i llibreria per backoffices</text:span><text:bookmark-end text:name="__RefHeading___Toc85863_1909005118"/></text:h>
            </text:list-header>
          </text:list>
        </text:list-item>
      </text:list>
      <text:p text:style-name="P20">Data: 11/11/2019</text:p>
      <text:p text:style-name="P114"/>
      <text:p text:style-name="P128">Resum: Resolució de diferents errors i nova llibreria d'utilitats per backoffices de DISTRIBUCIO.</text:p>
      <text:p text:style-name="P20"/>
      <text:list xml:id="list135344427805948" text:continue-list="list135343471144348" text:style-name="L22">
        <text:list-item>
          <text:p text:style-name="P280"><text:a xlink:type="simple" xlink:href="https://github.com/GovernIB/distribucio/issues/133" text:style-name="Internet_20_link" text:visited-style-name="Visited_20_Internet_20_Link">#133</text:a><text:span text:style-name="T78"> </text:span><text:s/>Llibreria integració Backoffice - Arxiu</text:p>
        </text:list-item>
        <text:list-item>
          <text:p text:style-name="P280"><text:a xlink:type="simple" xlink:href="https://github.com/GovernIB/distribucio/issues/149" text:style-name="Internet_20_link" text:visited-style-name="Visited_20_Internet_20_Link">#149</text:a><text:span text:style-name="T78"> </text:span>Error guardant annexos a l'Arxiu</text:p>
        </text:list-item>
        <text:list-item>
          <text:p text:style-name="P280"><text:a xlink:type="simple" xlink:href="https://github.com/GovernIB/distribucio/issues/148" text:style-name="Internet_20_link" text:visited-style-name="Visited_20_Internet_20_Link">#148</text:a><text:span text:style-name="T78"> </text:span>Enllaç erroni email notificació noves anotacions</text:p>
        </text:list-item>
        <text:list-item>
          <text:p text:style-name="P280"><text:a xlink:type="simple" xlink:href="https://github.com/GovernIB/distribucio/issues/146" text:style-name="Internet_20_link" text:visited-style-name="Visited_20_Internet_20_Link">#146</text:a><text:span text:style-name="T78"> </text:span>Error AJAX: [0] abort</text:p>
        </text:list-item>
        <text:list-item>
          <text:p text:style-name="P280"><text:a xlink:type="simple" xlink:href="https://github.com/GovernIB/distribucio/issues/145" text:style-name="Internet_20_link" text:visited-style-name="Visited_20_Internet_20_Link">#145</text:a><text:span text:style-name="T78"> </text:span>Error reprocessant anotacions pendents de backoffices</text:p>
        </text:list-item>
        <text:list-item>
          <text:p text:style-name="P280"><text:a xlink:type="simple" xlink:href="https://github.com/GovernIB/distribucio/issues/147" text:style-name="Internet_20_link" text:visited-style-name="Visited_20_Internet_20_Link">#147</text:a><text:span text:style-name="T78"> </text:span>Revisió i correcció de diferents aspectes de Distribució</text:p>
        </text:list-item>
        <text:list-item>
          <text:p text:style-name="P280"><text:a xlink:type="simple" xlink:href="https://github.com/GovernIB/distribucio/issues/143" text:style-name="Internet_20_link" text:visited-style-name="Visited_20_Internet_20_Link">#143</text:a><text:span text:style-name="T78"> </text:span>Error DIS_CONTINGUT_MULT_UK creant bústies</text:p>
        </text:list-item>
      </text:list>
      <text:p text:style-name="P100"/>
      <text:p text:style-name="P43">Base de dades:<text:span text:style-name="T2"> </text:span></text:p>
      <text:list xml:id="list2413314728" text:style-name="L25">
        <text:list-item>
          <text:p text:style-name="P295"><text:span text:style-name="T79">Eliminació de la restricció de clau única</text:span><text:span text:style-name="T81"> DIS_CONTINGUT_MULT_UK</text:span><text:span text:style-name="T9"> que no permetia crear bústies amb el mateix nom</text:span><text:span text:style-name="T81"> </text:span><text:span text:style-name="T9">per a diferents unitats orgániques</text:span><text:span text:style-name="T79">.</text:span></text:p>
          <text:list>
            <text:list-item>
              <text:p text:style-name="P295"><text:a xlink:type="simple" xlink:href="https://github.com/GovernIB/distribucio/blob/dis-0.9/scripts/bbdd/1.0/oracle/updates/distribucio_update_0.9.26.sql" text:style-name="Internet_20_link" text:visited-style-name="Visited_20_Internet_20_Link"><text:span text:style-name="T79">distribucio_update_0.9.26.sql</text:span></text:a><text:span text:style-name="T79"> (Oracle)</text:span></text:p>
            </text:list-item>
          </text:list>
        </text:list-item>
      </text:list>
      <text:p text:style-name="P147"/>
      <table:table table:name="Table2" table:style-name="Table2">
        <table:table-column table:style-name="Table2.A"/>
        <table:table-row table:style-name="Table2.1">
          <table:table-cell table:style-name="Table2.A1" office:value-type="string">
            <text:p text:style-name="P138">-- #143 Error DIS_CONTINGUT_MULT_UK creant bústies</text:p>
            <text:p text:style-name="P197">-- Elimina la restricció de la taula de continguts</text:p>
            <text:p text:style-name="P195"/>
            <text:p text:style-name="P148"><text:span text:style-name="T45">ALTER</text:span><text:span text:style-name="T16"> </text:span><text:span text:style-name="T45">TABLE</text:span><text:span text:style-name="T16"> DIS_CONTINGUT </text:span><text:span text:style-name="T45">DROP</text:span><text:span text:style-name="T16"> </text:span><text:span text:style-name="T45">CONSTRAINT</text:span><text:span text:style-name="T16"> DIS_CONTINGUT_MULT_UK;</text:span></text:p>
          </table:table-cell>
        </table:table-row>
      </table:table>
      <text:p text:style-name="P110"/>
      <text:p text:style-name="P43"/>
      <text:p text:style-name="P20"><text:span text:style-name="T3">Propietats globals</text:span>: </text:p>
      <text:list xml:id="list1022389769" text:style-name="L26">
        <text:list-item>
          <text:p text:style-name="P270">Sense canvis</text:p>
        </text:list-item>
      </text:list>
      <text:p text:style-name="P142"/>
      <text:p text:style-name="P151">Canvis a les llibreries:</text:p>
      <text:list xml:id="list3581265359" text:style-name="L27">
        <text:list-item>
          <text:p text:style-name="P296"><text:span text:style-name="T80">distribucio-backoffice-utils</text:span><text:span text:style-name="T8">: Nova llibreria amb utilitats pels </text:span><text:span text:style-name="T80">backoffices</text:span><text:span text:style-name="T8"> de DISTRIBUCIO</text:span></text:p>
          <text:list>
            <text:list-item>
              <text:p text:style-name="P297">Versió: 0.9.26</text:p>
            </text:list-item>
          </text:list>
        </text:list-item>
      </text:list>
      <text:p text:style-name="P152"/>
      <text:list xml:id="list135343286301560" text:continue-list="list135344255640890" text:style-name="Outline">
        <text:list-item>
          <text:list>
            <text:list-header>
              <text:h text:style-name="P222" text:outline-level="2" text:is-list-header="true"><text:bookmark-start text:name="__RefHeading___Toc85865_1909005118"/><text:span text:style-name="T77">Versió 0.9.</text:span><text:span text:style-name="T56">2</text:span><text:span text:style-name="T58">7</text:span><text:span text:style-name="T57"> </text:span><text:span text:style-name="T58">Problemes de rendiment i altres errors</text:span><text:bookmark-end text:name="__RefHeading___Toc85865_1909005118"/></text:h>
            </text:list-header>
          </text:list>
        </text:list-item>
      </text:list>
      <text:p text:style-name="P115">Data: 0<text:span text:style-name="T87">3</text:span>/06/2020</text:p>
      <text:p text:style-name="P115"/>
      <text:p text:style-name="P129">Resum: <text:span text:style-name="T83">Millora de la consulta de registres d'usuaris per evitar errors de problemes de rendiment</text:span>.<text:span text:style-name="T85"> També es resolen altres errors com annexos amb el mateix nom provinents de Regweb o alta d'anotacions amb documents sense firmes.</text:span></text:p>
      <text:p text:style-name="P21"/>
      <text:list xml:id="list135343923995056" text:continue-list="list135344427805948" text:style-name="L22">
        <text:list-item>
          <text:p text:style-name="P281"><text:a xlink:type="simple" xlink:href="https://github.com/GovernIB/distribucio/issues/157" text:style-name="Internet_20_link" text:visited-style-name="Visited_20_Internet_20_Link">#15</text:a><text:a xlink:type="simple" xlink:href="https://github.com/GovernIB/distribucio/issues/157" text:style-name="Internet_20_link" text:visited-style-name="Visited_20_Internet_20_Link"><text:span text:style-name="T83">7</text:span></text:a><text:span text:style-name="T83"> </text:span>Distribucio es queda sense connexions a BBDD</text:p>
        </text:list-item>
        <text:list-item>
          <text:p text:style-name="P281"><text:a xlink:type="simple" xlink:href="https://github.com/GovernIB/distribucio/issues/154" text:style-name="Internet_20_link" text:visited-style-name="Visited_20_Internet_20_Link">#154</text:a><text:span text:style-name="T83"> </text:span>Error al guardar annexes de registre quan tenen el mateix nom </text:p>
        </text:list-item>
        <text:list-item>
          <text:p text:style-name="P281"><text:a xlink:type="simple" xlink:href="https://github.com/GovernIB/distribucio/issues/150" text:style-name="Internet_20_link" text:visited-style-name="Visited_20_Internet_20_Link">#150</text:a><text:span text:style-name="T83"> </text:span>Millorar velocitat de càrrega de la pantalla d'usuari </text:p>
        </text:list-item>
        <text:list-item>
          <text:p text:style-name="P281"><text:a xlink:type="simple" xlink:href="https://github.com/GovernIB/distribucio/issues/158" text:style-name="Internet_20_link" text:visited-style-name="Visited_20_Internet_20_Link">#158</text:a><text:span text:style-name="T83"> </text:span>Optimitzar el temps que arriba l’anotació fins a la bústia. </text:p>
        </text:list-item>
        <text:list-item>
          <text:p text:style-name="P282"><text:a xlink:type="simple" xlink:href="https://github.com/GovernIB/distribucio/issues/156" text:style-name="Internet_20_link" text:visited-style-name="Visited_20_Internet_20_Link">#156</text:a><text:span text:style-name="T86"> </text:span>Error recuperant annexos sense firma des de Ripea com a backoffice de Distribució </text:p>
        </text:list-item>
        <text:list-item>
          <text:p text:style-name="P283"><text:a xlink:type="simple" xlink:href="https://github.com/GovernIB/distribucio/issues/169" text:style-name="Internet_20_link" text:visited-style-name="Visited_20_Internet_20_Link">#169</text:a><text:span text:style-name="T87"> </text:span>Error de compilació. Afegir la versió al plugin jaxws-maven-plugin </text:p>
        </text:list-item>
        <text:list-item>
          <text:p text:style-name="P284"><text:soft-page-break/><text:a xlink:type="simple" xlink:href="https://github.com/GovernIB/distribucio/issues/171" text:style-name="Internet_20_link" text:visited-style-name="Visited_20_Internet_20_Link">#171</text:a><text:span text:style-name="T88"> </text:span>Modificar tamany de camps de la taula DIS_REGISTRE </text:p>
        </text:list-item>
      </text:list>
      <text:p text:style-name="P101"/>
      <text:p text:style-name="P44">Base de dades:<text:span text:style-name="T2"> </text:span></text:p>
      <text:list xml:id="list3488615409" text:style-name="L28">
        <text:list-item>
          <text:p text:style-name="P265">Nova columna per determinar si una anotació de registre està pendent de processament o està processada per millorar el rendiment de les consultes.</text:p>
          <text:list>
            <text:list-item>
              <text:p text:style-name="P304"><text:a xlink:type="simple" xlink:href="https://github.com/GovernIB/distribucio/blob/dis-0.9/scripts/bbdd/1.0/oracle/updates/distribucio_update_0.9.27.sql" text:style-name="Internet_20_link" text:visited-style-name="Visited_20_Internet_20_Link"><text:span text:style-name="T79">distribucio_update_0.9.27.sql</text:span></text:a><text:span text:style-name="T79"> (Oracle)</text:span></text:p>
            </text:list-item>
          </text:list>
        </text:list-item>
      </text:list>
      <text:p text:style-name="P163"/>
      <table:table table:name="Table3" table:style-name="Table3">
        <table:table-column table:style-name="Table3.A"/>
        <table:table-row table:style-name="Table3.1">
          <table:table-cell table:style-name="Table3.A1" office:value-type="string">
            <text:p text:style-name="P139">-- #157 Distribucio es queda sense connexions a BBDD </text:p>
            <text:p text:style-name="P197">-- S'ha de millorar la consulta de registres. Es crea una columna nova per determinar si està pendent</text:p>
            <text:p text:style-name="P195"/>
            <text:p text:style-name="P197">-- Afegeix una columna de processament</text:p>
            <text:p text:style-name="P189"><text:span text:style-name="T45">ALTER</text:span><text:span text:style-name="T16"> </text:span><text:span text:style-name="T45">TABLE</text:span><text:span text:style-name="T16"> DISTRIBUCIO.DIS_REGISTRE </text:span><text:span text:style-name="T45">ADD</text:span><text:span text:style-name="T16"> PENDENT NUMBER </text:span><text:span text:style-name="T45">DEFAULT</text:span><text:span text:style-name="T16"> 1 </text:span><text:span text:style-name="T45">NOT</text:span><text:span text:style-name="T16"> </text:span><text:span text:style-name="T74">NULL</text:span><text:span text:style-name="T16">;</text:span></text:p>
            <text:p text:style-name="P197">-- Posa com a processades les que tinguin l'estat de processat</text:p>
            <text:p text:style-name="P189"><text:span text:style-name="T45">UPDATE</text:span><text:span text:style-name="T16"> DIS_REGISTRE </text:span><text:span text:style-name="T45">SET</text:span><text:span text:style-name="T16"> PENDENT = 0</text:span></text:p>
            <text:p text:style-name="P189"><text:span text:style-name="T45">WHERE</text:span><text:span text:style-name="T16"> PROCES_ESTAT </text:span><text:span text:style-name="T45">IN</text:span><text:span text:style-name="T16"> (</text:span><text:span text:style-name="T84">'BUSTIA_PROCESSADA'</text:span><text:span text:style-name="T16">, </text:span><text:span text:style-name="T84">'BACK_PENDENT'</text:span><text:span text:style-name="T16">, </text:span><text:span text:style-name="T84">'BACK_REBUDA'</text:span><text:span text:style-name="T16">, </text:span><text:span text:style-name="T84">'BACK_PROCESSADA'</text:span><text:span text:style-name="T16">, </text:span><text:span text:style-name="T84">'BACK_REBUTJADA'</text:span><text:span text:style-name="T16">, </text:span><text:span text:style-name="T84">'BACK_ERROR'</text:span><text:span text:style-name="T16">);</text:span></text:p>
            <text:p text:style-name="P197">-- Crea un índex per a la nova columna </text:p>
            <text:p text:style-name="P149"><text:span text:style-name="T45">CREATE</text:span><text:span text:style-name="T16"> </text:span><text:span text:style-name="T45">INDEX</text:span><text:span text:style-name="T16"> DIS_REGISTRE_PENDENT_I </text:span><text:span text:style-name="T45">ON</text:span><text:span text:style-name="T16"> DISTRIBUCIO.DIS_REGISTRE (PENDENT);</text:span></text:p>
            <text:p text:style-name="P74"/>
            <text:p text:style-name="P139">-- #171 Modificar tamany de camps de la taula DIS_REGISTRE </text:p>
            <text:p text:style-name="P197">-- S'han d'igualar els camps EXPOSA, SOLICITA, MOTIU_REBUIG al regweb3</text:p>
            <text:p text:style-name="P197">-- i posar-los com a LOB.</text:p>
            <text:p text:style-name="P195"/>
            <text:p text:style-name="P197">-- Per canviar el tipus de la columna:</text:p>
            <text:p text:style-name="P195"/>
            <text:p text:style-name="P197">-- 1 Canvia el nom de la columna actual</text:p>
            <text:p text:style-name="P189"><text:span text:style-name="T45">ALTER</text:span><text:span text:style-name="T16"> </text:span><text:span text:style-name="T45">TABLE</text:span><text:span text:style-name="T16"> DIS_REGISTRE RENAME </text:span><text:span text:style-name="T45">COLUMN</text:span><text:span text:style-name="T16"> EXPOSA TO EXPOSA2;</text:span></text:p>
            <text:p text:style-name="P189"><text:span text:style-name="T45">ALTER</text:span><text:span text:style-name="T16"> </text:span><text:span text:style-name="T45">TABLE</text:span><text:span text:style-name="T16"> DIS_REGISTRE RENAME </text:span><text:span text:style-name="T45">COLUMN</text:span><text:span text:style-name="T16"> SOLICITA TO SOLICITA2;</text:span></text:p>
            <text:p text:style-name="P189"><text:span text:style-name="T45">ALTER</text:span><text:span text:style-name="T16"> </text:span><text:span text:style-name="T45">TABLE</text:span><text:span text:style-name="T16"> DIS_REGISTRE RENAME </text:span><text:span text:style-name="T45">COLUMN</text:span><text:span text:style-name="T16"> MOTIU_REBUIG TO MOTIU_REBUIG2;</text:span></text:p>
            <text:p text:style-name="P197">-- 2 Afegeix les noves columnes</text:p>
            <text:p text:style-name="P189"><text:span text:style-name="T45">ALTER</text:span><text:span text:style-name="T16"> </text:span><text:span text:style-name="T45">TABLE</text:span><text:span text:style-name="T16"> DIS_REGISTRE </text:span><text:span text:style-name="T45">ADD</text:span><text:span text:style-name="T16"> (EXPOSA CLOB);</text:span></text:p>
            <text:p text:style-name="P189"><text:span text:style-name="T45">ALTER</text:span><text:span text:style-name="T16"> </text:span><text:span text:style-name="T45">TABLE</text:span><text:span text:style-name="T16"> DIS_REGISTRE </text:span><text:span text:style-name="T45">ADD</text:span><text:span text:style-name="T16"> (SOLICITA CLOB);</text:span></text:p>
            <text:p text:style-name="P189"><text:span text:style-name="T45">ALTER</text:span><text:span text:style-name="T16"> </text:span><text:span text:style-name="T45">TABLE</text:span><text:span text:style-name="T16"> DIS_REGISTRE </text:span><text:span text:style-name="T45">ADD</text:span><text:span text:style-name="T16"> (MOTIU_REBUIG CLOB);</text:span></text:p>
            <text:p text:style-name="P197">-- 3 Copia les dades</text:p>
            <text:p text:style-name="P189"><text:span text:style-name="T45">UPDATE</text:span><text:span text:style-name="T16"> DIS_REGISTRE </text:span><text:span text:style-name="T45">SET</text:span><text:span text:style-name="T16"> EXPOSA=EXPOSA2;</text:span></text:p>
            <text:p text:style-name="P189"><text:span text:style-name="T45">UPDATE</text:span><text:span text:style-name="T16"> DIS_REGISTRE </text:span><text:span text:style-name="T45">SET</text:span><text:span text:style-name="T16"> SOLICITA=SOLICITA2;</text:span></text:p>
            <text:p text:style-name="P189"><text:span text:style-name="T45">UPDATE</text:span><text:span text:style-name="T16"> DIS_REGISTRE </text:span><text:span text:style-name="T45">SET</text:span><text:span text:style-name="T16"> MOTIU_REBUIG=MOTIU_REBUIG2;</text:span></text:p>
            <text:p text:style-name="P197">-- 4 Esborra les columnes antigues</text:p>
            <text:p text:style-name="P189"><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EXPOSA2;</text:span></text:p>
            <text:p text:style-name="P189"><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SOLICITA2;</text:span></text:p>
            <text:p text:style-name="P189"><text:span text:style-name="T45">ALTER</text:span><text:span text:style-name="T16"> </text:span><text:span text:style-name="T45">TABLE</text:span><text:span text:style-name="T16"> DIS_REGISTRE </text:span><text:span text:style-name="T45">DROP</text:span><text:span text:style-name="T16"> </text:span><text:span text:style-name="T45">COLUMN</text:span><text:span text:style-name="T16"> MOTIU_REBUIG2;</text:span></text:p>
            <text:p text:style-name="P197">-- 5 Refà l'índex</text:p>
            <text:p text:style-name="P149"><text:span text:style-name="T45">ALTER</text:span><text:span text:style-name="T16"> </text:span><text:span text:style-name="T45">INDEX</text:span><text:span text:style-name="T16"> DIS_REGISTRE_PK REBUILD;</text:span></text:p>
          </table:table-cell>
        </table:table-row>
      </table:table>
      <text:p text:style-name="P111"/>
      <text:p text:style-name="P44"/>
      <text:p text:style-name="P21"><text:span text:style-name="T3">Propietats globals</text:span>: </text:p>
      <text:list xml:id="list1036475946" text:style-name="L29">
        <text:list-item>
          <text:p text:style-name="P271">Sense canvis</text:p>
        </text:list-item>
      </text:list>
      <text:p text:style-name="P143"/>
      <text:p text:style-name="P143"/>
      <text:list xml:id="list135342771250854" text:continue-list="list135343286301560" text:style-name="Outline">
        <text:list-item>
          <text:list>
            <text:list-header>
              <text:h text:style-name="P223" text:outline-level="2" text:is-list-header="true"><text:bookmark-start text:name="__RefHeading___Toc294707_93553639"/><text:span text:style-name="T77">Versió 0.9.</text:span><text:span text:style-name="T56">2</text:span><text:span text:style-name="T59">8</text:span><text:span text:style-name="T57"> </text:span><text:span text:style-name="T58">M</text:span><text:span text:style-name="T60">illores i llibreria sistra2 pels backoffices</text:span><text:bookmark-end text:name="__RefHeading___Toc294707_93553639"/></text:h>
            </text:list-header>
          </text:list>
        </text:list-item>
      </text:list>
      <text:p text:style-name="P116">Data: <text:span text:style-name="T90">03</text:span>/0<text:span text:style-name="T89">7</text:span>/2020</text:p>
      <text:p text:style-name="P116"><text:soft-page-break/></text:p>
      <text:p text:style-name="P130">Resum: Modificació de l'enviament d'anotacions per correu electrònic. Llistats d'usuaris per bústia.<text:span text:style-name="T92"> Marcar anotacions enviades per email.</text:span> Nova utilitat pels backoffices de Distribució per interpretar documents annexos tècnics de sistra2 de formularis i pagaments.</text:p>
      <text:p text:style-name="P22"/>
      <text:list xml:id="list135344121372227" text:continue-list="list135343923995056" text:style-name="L22">
        <text:list-item>
          <text:p text:style-name="P285"><text:a xlink:type="simple" xlink:href="https://github.com/GovernIB/distribucio/issues/151" text:style-name="Internet_20_link" text:visited-style-name="Visited_20_Internet_20_Link"><text:span text:style-name="T92">#151</text:span></text:a><text:span text:style-name="T92"> </text:span>Rendiment de l'enviament per email d'una anotació de registre</text:p>
        </text:list-item>
        <text:list-item>
          <text:p text:style-name="P285"><text:a xlink:type="simple" xlink:href="https://github.com/GovernIB/distribucio/issues/175" text:style-name="Internet_20_link" text:visited-style-name="Visited_20_Internet_20_Link"><text:span text:style-name="T92">#175</text:span></text:a><text:span text:style-name="T92"> </text:span>Guardar informació de firmes d'annexos per no haver-els de consultar cada vegada</text:p>
        </text:list-item>
        <text:list-item>
          <text:p text:style-name="P285"><text:a xlink:type="simple" xlink:href="https://github.com/GovernIB/distribucio/issues/142" text:style-name="Internet_20_link" text:visited-style-name="Visited_20_Internet_20_Link"><text:span text:style-name="T92">#142</text:span></text:a><text:span text:style-name="T92"> </text:span>Revisar i corregir llargades dels camps de les anotacions</text:p>
        </text:list-item>
        <text:list-item>
          <text:p text:style-name="P285"><text:a xlink:type="simple" xlink:href="https://github.com/GovernIB/distribucio/issues/140" text:style-name="Internet_20_link" text:visited-style-name="Visited_20_Internet_20_Link"><text:span text:style-name="T92">#140</text:span></text:a><text:span text:style-name="T92"> </text:span>Revisar enumerats a la BBDD</text:p>
        </text:list-item>
        <text:list-item>
          <text:p text:style-name="P285"><text:a xlink:type="simple" xlink:href="https://github.com/GovernIB/distribucio/issues/165" text:style-name="Internet_20_link" text:visited-style-name="Visited_20_Internet_20_Link"><text:span text:style-name="T92">#165</text:span></text:a><text:span text:style-name="T92"> </text:span>Desenvolupar llibreria per poder obtenir les dades dels fitxers tècnics que venen de registres</text:p>
        </text:list-item>
        <text:list-item>
          <text:p text:style-name="P285"><text:a xlink:type="simple" xlink:href="https://github.com/GovernIB/distribucio/issues/168" text:style-name="Internet_20_link" text:visited-style-name="Visited_20_Internet_20_Link"><text:span text:style-name="T92">#168</text:span></text:a><text:span text:style-name="T92"> </text:span>Llistat d'usuaris en el detall d'una bústia i fulla exportable d'usuaris per bústia i unitat orgànica</text:p>
        </text:list-item>
        <text:list-item>
          <text:p text:style-name="P285"><text:a xlink:type="simple" xlink:href="https://github.com/GovernIB/distribucio/issues/153" text:style-name="Internet_20_link" text:visited-style-name="Visited_20_Internet_20_Link"><text:span text:style-name="T92">#153</text:span></text:a><text:span text:style-name="T92"> </text:span>Revisar el marcador d'anotacions pendents de processar</text:p>
        </text:list-item>
        <text:list-item>
          <text:p text:style-name="P285"><text:a xlink:type="simple" xlink:href="https://github.com/GovernIB/distribucio/issues/152" text:style-name="Internet_20_link" text:visited-style-name="Visited_20_Internet_20_Link">#152</text:a><text:span text:style-name="T92"> </text:span>Marcar les anotacions de registre que s'han enviat per email </text:p>
        </text:list-item>
        <text:list-item>
          <text:p text:style-name="P286"><text:a xlink:type="simple" xlink:href="https://github.com/GovernIB/distribucio/issues/184" text:style-name="Internet_20_link" text:visited-style-name="Visited_20_Internet_20_Link">#184</text:a><text:span text:style-name="T94"> </text:span>Error filtrant anotacions pendents. Apareixen anotacions processades a la bústia</text:p>
        </text:list-item>
      </text:list>
      <text:p text:style-name="P102"/>
      <text:p text:style-name="P45">Base de dades:<text:span text:style-name="T2"> </text:span></text:p>
      <text:list xml:id="list2678611487" text:style-name="L30">
        <text:list-item>
          <text:p text:style-name="P308">distribucio_update_0.9.28.sql<text:span text:style-name="T93">:</text:span></text:p>
          <text:list>
            <text:list-item>
              <text:p text:style-name="P316">Canvi d'enumerats.</text:p>
            </text:list-item>
            <text:list-item>
              <text:p text:style-name="P316">Revisió de camps llargades SICRES</text:p>
            </text:list-item>
            <text:list-item>
              <text:p text:style-name="P316">Guardar informació de les firmes</text:p>
            </text:list-item>
            <text:list-item>
              <text:p text:style-name="P316">Marcar anotacions enviades per email.</text:p>
            </text:list-item>
            <text:list-item>
              <text:p text:style-name="P317">Corregir error anotacions que apareixen com a pendents</text:p>
            </text:list-item>
          </text:list>
        </text:list-item>
      </text:list>
      <text:p text:style-name="P45"/>
      <text:p text:style-name="P22"><text:span text:style-name="T3">Propietats globals</text:span>: </text:p>
      <text:list xml:id="list3723058586" text:style-name="L31">
        <text:list-item>
          <text:p text:style-name="P272">Sense canvis</text:p>
        </text:list-item>
      </text:list>
      <text:p text:style-name="P144"/>
      <text:p text:style-name="P62">Altres: </text:p>
      <text:list xml:id="list135343045193410" text:continue-numbering="true" text:style-name="L31">
        <text:list-item>
          <text:p text:style-name="P318"><text:span text:style-name="T91">Nova versió 0.9.28 de la llibreria de </text:span><text:span text:style-name="T82">distribucio-backoffices-utils</text:span><text:span text:style-name="T10"> amb la separació de les utilitats de l'Arxiu i Sistra2. La classe </text:span><text:span text:style-name="T82">BackofficesUtils</text:span><text:span text:style-name="T10"> de la versió 0.9.26 passa a anomenar-se </text:span><text:span text:style-name="T82">BackofficeArxiuUtils</text:span><text:span text:style-name="T10">.</text:span></text:p>
        </text:list-item>
      </text:list>
      <text:p text:style-name="P153"/>
      <text:list xml:id="list135343208089992" text:continue-list="list135342771250854" text:style-name="Outline">
        <text:list-item>
          <text:list>
            <text:list-header>
              <text:h text:style-name="P224" text:outline-level="2" text:is-list-header="true"><text:bookmark-start text:name="__RefHeading___Toc136111_1193039826"/><text:span text:style-name="T77">Versió 0.9.</text:span><text:span text:style-name="T56">2</text:span><text:span text:style-name="T59">8</text:span><text:span text:style-name="T61">.1</text:span><text:span text:style-name="T57"> </text:span><text:span text:style-name="T58">C</text:span><text:span text:style-name="T61">orrecció error enviant via email</text:span><text:bookmark-end text:name="__RefHeading___Toc136111_1193039826"/></text:h>
            </text:list-header>
          </text:list>
        </text:list-item>
      </text:list>
      <text:p text:style-name="P117">Data: <text:span text:style-name="T90">10</text:span>/0<text:span text:style-name="T89">7</text:span>/2020</text:p>
      <text:p text:style-name="P117"/>
      <text:p text:style-name="P131">Resum: Correcció de l'error en l'enviament via email.</text:p>
      <text:p text:style-name="P23"/>
      <text:list xml:id="list135342575633183" text:continue-list="list135344121372227" text:style-name="L22">
        <text:list-item>
          <text:p text:style-name="P287"><text:a xlink:type="simple" xlink:href="https://github.com/GovernIB/distribucio/issues/189" text:style-name="Internet_20_link" text:visited-style-name="Visited_20_Internet_20_Link">#189</text:a><text:span text:style-name="T95"> </text:span>Error de concurrència enviant anotacio via email</text:p>
        </text:list-item>
      </text:list>
      <text:p text:style-name="P103"/>
      <text:p text:style-name="P46">Base de dades:<text:span text:style-name="T2"> </text:span></text:p>
      <text:list xml:id="list2006487139" text:style-name="L32">
        <text:list-item>
          <text:p text:style-name="P309">S<text:span text:style-name="T95">ense canvis</text:span></text:p>
        </text:list-item>
      </text:list>
      <text:p text:style-name="P46"/>
      <text:p text:style-name="P23"><text:span text:style-name="T3">Propietats globals</text:span>: </text:p>
      <text:list xml:id="list1943346324" text:style-name="L33">
        <text:list-item>
          <text:p text:style-name="P273">Sense canvis</text:p>
        </text:list-item>
      </text:list>
      <text:list xml:id="list135343758670266" text:continue-list="list135343208089992" text:style-name="Outline">
        <text:list-item>
          <text:list>
            <text:list-header>
              <text:h text:style-name="P225" text:outline-level="2" text:is-list-header="true"><text:bookmark-start text:name="__RefHeading___Toc468536_3846289567"/><text:soft-page-break/><text:span text:style-name="T77">Versió 0.9.</text:span><text:span text:style-name="T56">2</text:span><text:span text:style-name="T59">8</text:span><text:span text:style-name="T61">.</text:span><text:span text:style-name="T62">2</text:span><text:span text:style-name="T57"> </text:span><text:span text:style-name="T58">C</text:span><text:span text:style-name="T61">orrecció e</text:span><text:span text:style-name="T62">rror annex justificant</text:span><text:bookmark-end text:name="__RefHeading___Toc468536_3846289567"/></text:h>
            </text:list-header>
          </text:list>
        </text:list-item>
      </text:list>
      <text:p text:style-name="P118">Data: <text:span text:style-name="T90">16</text:span>/0<text:span text:style-name="T89">7</text:span>/2020</text:p>
      <text:p text:style-name="P118"/>
      <text:p text:style-name="P132">Resum: Correcció de l'error que fa que es mostri el justificant com un annex.</text:p>
      <text:p text:style-name="P24"/>
      <text:list xml:id="list135343575666318" text:continue-list="list135342575633183" text:style-name="L22">
        <text:list-item>
          <text:p text:style-name="P288"><text:a xlink:type="simple" xlink:href="https://github.com/GovernIB/distribucio/issues/196" text:style-name="Internet_20_link" text:visited-style-name="Visited_20_Internet_20_Link">#196</text:a><text:span text:style-name="T96"> </text:span>Es mostra el justificant com un annex </text:p>
        </text:list-item>
      </text:list>
      <text:p text:style-name="P164"/>
      <text:p text:style-name="P104"/>
      <text:p text:style-name="P47">Base de dades:<text:span text:style-name="T2"> </text:span></text:p>
      <text:list xml:id="list1384742918" text:style-name="L34">
        <text:list-item>
          <text:p text:style-name="P310">S<text:span text:style-name="T95">ense canvis</text:span></text:p>
        </text:list-item>
      </text:list>
      <text:p text:style-name="P47"/>
      <text:p text:style-name="P24"><text:span text:style-name="T3">Propietats globals</text:span>: </text:p>
      <text:list xml:id="list2793305602" text:style-name="L35">
        <text:list-item>
          <text:p text:style-name="P274">Sense canvis</text:p>
        </text:list-item>
      </text:list>
      <text:p text:style-name="P145"/>
      <text:list xml:id="list135344022135002" text:continue-list="list135343758670266" text:style-name="Outline">
        <text:list-item>
          <text:list>
            <text:list-header>
              <text:h text:style-name="P226" text:outline-level="2" text:is-list-header="true"><text:bookmark-start text:name="__RefHeading___Toc86628_3242410572"/><text:span text:style-name="T77">Versió 0.9.</text:span><text:span text:style-name="T56">2</text:span><text:span text:style-name="T59">9</text:span><text:span text:style-name="T57"> </text:span><text:span text:style-name="T58">M</text:span><text:span text:style-name="T63">illores de rendiment i correccions</text:span><text:bookmark-end text:name="__RefHeading___Toc86628_3242410572"/></text:h>
            </text:list-header>
          </text:list>
        </text:list-item>
      </text:list>
      <text:p text:style-name="P119">Data: <text:span text:style-name="T90">09</text:span>/0<text:span text:style-name="T89">9</text:span>/2020<text:span text:style-name="T97"> 15:00h</text:span></text:p>
      <text:p text:style-name="P119"/>
      <text:p text:style-name="P133">Resum: Millores de rendiment i del sistema de logs. Refactorització interna per millorar el codi. Millores en la localització d'anotacions per administradors. Correcció scripts BBDD per Postgres i altres errors.</text:p>
      <text:p text:style-name="P119"/>
      <text:p text:style-name="P165">Canvis i millores:</text:p>
      <text:list xml:id="list1931088342" text:style-name="L36">
        <text:list-item>
          <text:p text:style-name="P321"><text:a xlink:type="simple" xlink:href="https://github.com/GovernIB/distribucio/issues/213" text:style-name="Internet_20_link" text:visited-style-name="Visited_20_Internet_20_Link">#213</text:a><text:span text:style-name="T101"> </text:span>Afegir filtres a la gestió de bústies </text:p>
        </text:list-item>
        <text:list-item>
          <text:p text:style-name="P321"><text:a xlink:type="simple" xlink:href="https://github.com/GovernIB/distribucio/issues/141" text:style-name="Internet_20_link" text:visited-style-name="Visited_20_Internet_20_Link">#141</text:a><text:span text:style-name="T101"> </text:span>Revisar el sistema de logs </text:p>
        </text:list-item>
        <text:list-item>
          <text:p text:style-name="P321"><text:a xlink:type="simple" xlink:href="https://github.com/GovernIB/distribucio/issues/207" text:style-name="Internet_20_link" text:visited-style-name="Visited_20_Internet_20_Link">#207</text:a><text:span text:style-name="T101"> </text:span>Informar a l'usuari que la petició de reintent de processament està en procés.</text:p>
        </text:list-item>
        <text:list-item>
          <text:p text:style-name="P321"><text:a xlink:type="simple" xlink:href="https://github.com/GovernIB/distribucio/issues/206" text:style-name="Internet_20_link" text:visited-style-name="Visited_20_Internet_20_Link">#206</text:a><text:span text:style-name="T101"> </text:span>Diferenciar les unitats organitzatives actives de les inactives als desplegables. </text:p>
        </text:list-item>
        <text:list-item>
          <text:p text:style-name="P321"><text:a xlink:type="simple" xlink:href="https://github.com/GovernIB/distribucio/issues/139" text:style-name="Internet_20_link" text:visited-style-name="Visited_20_Internet_20_Link">#139</text:a><text:span text:style-name="T101"> </text:span>Eliminar camp unitatOrganicaCodi de la bústia </text:p>
        </text:list-item>
        <text:list-item>
          <text:p text:style-name="P321"><text:a xlink:type="simple" xlink:href="https://github.com/GovernIB/distribucio/issues/137" text:style-name="Internet_20_link" text:visited-style-name="Visited_20_Internet_20_Link">#137</text:a><text:span text:style-name="T101"> </text:span>Refactoritzar el mètode DistribucioPluginArxiuImpl.saveAnnexosAsDocumentInArxiu</text:p>
        </text:list-item>
        <text:list-item>
          <text:p text:style-name="P321"><text:a xlink:type="simple" xlink:href="https://github.com/GovernIB/distribucio/issues/180" text:style-name="Internet_20_link" text:visited-style-name="Visited_20_Internet_20_Link">#180</text:a><text:span text:style-name="T101"> </text:span>Millorar el rendiment del canvi de vista en arbre a la gestió de bústies </text:p>
        </text:list-item>
        <text:list-item>
          <text:p text:style-name="P321"><text:a xlink:type="simple" xlink:href="https://github.com/GovernIB/distribucio/issues/138" text:style-name="Internet_20_link" text:visited-style-name="Visited_20_Internet_20_Link">#138</text:a><text:span text:style-name="T101"> </text:span>Comprovar bústia i comprovar contingut fan el mateix, unificar-les </text:p>
        </text:list-item>
        <text:list-item>
          <text:p text:style-name="P321"><text:a xlink:type="simple" xlink:href="https://github.com/GovernIB/distribucio/issues/136" text:style-name="Internet_20_link" text:visited-style-name="Visited_20_Internet_20_Link">#136</text:a><text:span text:style-name="T101"> </text:span>Netejar el mètode toContingutDto </text:p>
        </text:list-item>
        <text:list-item>
          <text:p text:style-name="P321"><text:a xlink:type="simple" xlink:href="https://github.com/GovernIB/distribucio/issues/203" text:style-name="Internet_20_link" text:visited-style-name="Visited_20_Internet_20_Link">#203</text:a><text:span text:style-name="T101"> </text:span>Opció per reintentar el processament massiu d'anotacions erròn<text:span text:style-name="T99">i</text:span>es </text:p>
        </text:list-item>
        <text:list-item>
          <text:p text:style-name="P321"><text:a xlink:type="simple" xlink:href="https://github.com/GovernIB/distribucio/issues/186" text:style-name="Internet_20_link" text:visited-style-name="Visited_20_Internet_20_Link">#186</text:a><text:span text:style-name="T101"> </text:span>Modificar els filtres que cerquen UO a DIR3 per què només cerquin unitats orgàniques actives </text:p>
        </text:list-item>
        <text:list-item>
          <text:p text:style-name="P321"><text:a xlink:type="simple" xlink:href="https://github.com/GovernIB/distribucio/issues/179" text:style-name="Internet_20_link" text:visited-style-name="Visited_20_Internet_20_Link">#179</text:a><text:span text:style-name="T101"> </text:span>Ampliar els detalls del Localitzador d'anotacions de registre </text:p>
        </text:list-item>
        <text:list-item>
          <text:p text:style-name="P321"><text:a xlink:type="simple" xlink:href="https://github.com/GovernIB/distribucio/issues/194" text:style-name="Internet_20_link" text:visited-style-name="Visited_20_Internet_20_Link">#194</text:a><text:span text:style-name="T101"> </text:span>A la pantalla de consulta d'anotacions de registre d'administrador apareix bloquejat el camp bústia del filtre </text:p>
        </text:list-item>
        <text:list-item>
          <text:p text:style-name="P321"><text:a xlink:type="simple" xlink:href="https://github.com/GovernIB/distribucio/issues/183" text:style-name="Internet_20_link" text:visited-style-name="Visited_20_Internet_20_Link">#183</text:a><text:span text:style-name="T101"> </text:span>Recordar la posició en el llistat si es produeix un error </text:p>
        </text:list-item>
        <text:list-item>
          <text:p text:style-name="P321"><text:a xlink:type="simple" xlink:href="https://github.com/GovernIB/distribucio/issues/188" text:style-name="Internet_20_link" text:visited-style-name="Visited_20_Internet_20_Link">#188</text:a><text:span text:style-name="T101"> </text:span>Alineació de l'icona de mail cap a l'esquerra </text:p>
        </text:list-item>
        <text:list-item>
          <text:p text:style-name="P321"><text:a xlink:type="simple" xlink:href="https://github.com/GovernIB/distribucio/issues/176" text:style-name="Internet_20_link" text:visited-style-name="Visited_20_Internet_20_Link">#176</text:a><text:span text:style-name="T101"> </text:span>Traducció de literals del paginador </text:p>
        </text:list-item>
        <text:list-item>
          <text:p text:style-name="P328"><text:a xlink:type="simple" xlink:href="https://github.com/GovernIB/distribucio/issues/178" text:style-name="Internet_20_link" text:visited-style-name="Visited_20_Internet_20_Link">#178</text:a><text:span text:style-name="T101"> </text:span>Eliminar els espais als filtres del Localitzador d'anotacions de registre </text:p>
        </text:list-item>
        <text:list-item>
          <text:p text:style-name="P322"><text:a xlink:type="simple" xlink:href="https://github.com/GovernIB/distribucio/issues/177" text:style-name="Internet_20_link" text:visited-style-name="Visited_20_Internet_20_Link">#177</text:a><text:span text:style-name="T100"> </text:span>Afegir filtres a la gestió d'unitats organitzatives</text:p>
        </text:list-item>
      </text:list>
      <text:p text:style-name="P165">Errors:</text:p>
      <text:p text:style-name="P25"/>
      <text:list xml:id="list135342681333464" text:continue-list="list135343575666318" text:style-name="L22">
        <text:list-item>
          <text:p text:style-name="P289"><text:soft-page-break/><text:a xlink:type="simple" xlink:href="https://github.com/GovernIB/distribucio/issues/202" text:style-name="Internet_20_link" text:visited-style-name="Visited_20_Internet_20_Link">#202</text:a><text:span text:style-name="T98"> </text:span>L'estat d'error no es visualitza correctament al seguiment d'integracions</text:p>
        </text:list-item>
        <text:list-item>
          <text:p text:style-name="P290"><text:a xlink:type="simple" xlink:href="https://github.com/GovernIB/distribucio/issues/215" text:style-name="Internet_20_link" text:visited-style-name="Visited_20_Internet_20_Link">#215</text:a><text:span text:style-name="T101"> </text:span>Error consulta avisos actius a PostgreSQL </text:p>
        </text:list-item>
        <text:list-item>
          <text:p text:style-name="P290"><text:a xlink:type="simple" xlink:href="https://github.com/GovernIB/distribucio/issues/191" text:style-name="Internet_20_link" text:visited-style-name="Visited_20_Internet_20_Link">#191</text:a><text:span text:style-name="T101"> </text:span>Revisar l'accés a Distribucio quan hi ha sessions amb altres aplicacions </text:p>
        </text:list-item>
        <text:list-item>
          <text:p text:style-name="P290"><text:a xlink:type="simple" xlink:href="https://github.com/GovernIB/distribucio/issues/201" text:style-name="Internet_20_link" text:visited-style-name="Visited_20_Internet_20_Link">#201</text:a><text:span text:style-name="T101"> </text:span>Evitar errors de tipus "Local address contains control or whitespace in string" </text:p>
        </text:list-item>
        <text:list-item>
          <text:p text:style-name="P290"><text:a xlink:type="simple" xlink:href="https://github.com/GovernIB/distribucio/issues/209" text:style-name="Internet_20_link" text:visited-style-name="Visited_20_Internet_20_Link">#209</text:a><text:span text:style-name="T101"> </text:span>Duplicate child name not allowed </text:p>
        </text:list-item>
        <text:list-item>
          <text:p text:style-name="P290"><text:a xlink:type="simple" xlink:href="https://github.com/GovernIB/distribucio/issues/187" text:style-name="Internet_20_link" text:visited-style-name="Visited_20_Internet_20_Link">#187</text:a><text:span text:style-name="T101"> </text:span>Actualitzar llibreria de datatables a versió 1.10+ </text:p>
        </text:list-item>
        <text:list-item>
          <text:p text:style-name="P290"><text:a xlink:type="simple" xlink:href="https://github.com/GovernIB/distribucio/issues/198" text:style-name="Internet_20_link" text:visited-style-name="Visited_20_Internet_20_Link">#198</text:a><text:span text:style-name="T101"> </text:span>Revisar si és necessari guardar la informació del justificant a la taula d'annexos </text:p>
        </text:list-item>
        <text:list-item>
          <text:p text:style-name="P290"><text:a xlink:type="simple" xlink:href="https://github.com/GovernIB/distribucio/issues/192" text:style-name="Internet_20_link" text:visited-style-name="Visited_20_Internet_20_Link">#192</text:a><text:span text:style-name="T101"> </text:span>Copiar detall de les firmes quan es reenviï una anotació amb còpia a una altra bústia </text:p>
        </text:list-item>
        <text:list-item>
          <text:p text:style-name="P290"><text:a xlink:type="simple" xlink:href="https://github.com/GovernIB/distribucio/issues/205" text:style-name="Internet_20_link" text:visited-style-name="Visited_20_Internet_20_Link">#205</text:a><text:span text:style-name="T101"> </text:span>Revisar java.lang.NullPointerException </text:p>
        </text:list-item>
        <text:list-item>
          <text:p text:style-name="P290"><text:a xlink:type="simple" xlink:href="https://github.com/GovernIB/distribucio/issues/208" text:style-name="Internet_20_link" text:visited-style-name="Visited_20_Internet_20_Link">#208</text:a><text:span text:style-name="T101"> </text:span>Error en els scripts de creació de l'esquema de BBDD per PostgreSQL </text:p>
        </text:list-item>
        <text:list-item>
          <text:p text:style-name="P290"><text:a xlink:type="simple" xlink:href="https://github.com/GovernIB/distribucio/issues/204" text:style-name="Internet_20_link" text:visited-style-name="Visited_20_Internet_20_Link">#204</text:a><text:span text:style-name="T101"> </text:span>No es pot reintentar el processament d'una anotació després d'un proxy error </text:p>
        </text:list-item>
        <text:list-item>
          <text:p text:style-name="P290"><text:a xlink:type="simple" xlink:href="https://github.com/GovernIB/distribucio/issues/185" text:style-name="Internet_20_link" text:visited-style-name="Visited_20_Internet_20_Link">#185</text:a><text:span text:style-name="T101"> </text:span>Treure el literal no traduït "Destinataris: " i destinataris repetits del log d'accions quan s'envia via email </text:p>
        </text:list-item>
        <text:list-item>
          <text:p text:style-name="P290"><text:a xlink:type="simple" xlink:href="https://github.com/GovernIB/distribucio/issues/199" text:style-name="Internet_20_link" text:visited-style-name="Visited_20_Internet_20_Link">#199</text:a><text:span text:style-name="T101"> </text:span>Errada al manual d'integració </text:p>
        </text:list-item>
        <text:list-item>
          <text:p text:style-name="P290"><text:a xlink:type="simple" xlink:href="https://github.com/GovernIB/distribucio/issues/197" text:style-name="Internet_20_link" text:visited-style-name="Visited_20_Internet_20_Link">#197</text:a><text:span text:style-name="T101"> </text:span>Investigar excepció "Caller unauthorized" </text:p>
        </text:list-item>
        <text:list-item>
          <text:p text:style-name="P290"><text:a xlink:type="simple" xlink:href="https://github.com/GovernIB/distribucio/issues/200" text:style-name="Internet_20_link" text:visited-style-name="Visited_20_Internet_20_Link">#200</text:a><text:span text:style-name="T101"> </text:span>Error accedint a l'arbre de bústies </text:p>
        </text:list-item>
        <text:list-item>
          <text:p text:style-name="P290"><text:a xlink:type="simple" xlink:href="https://github.com/GovernIB/distribucio/issues/195" text:style-name="Internet_20_link" text:visited-style-name="Visited_20_Internet_20_Link">#195</text:a><text:span text:style-name="T101"> </text:span>Investigar excepció ""java.lang.IllegalStateException: No puedo limpiar el búfer..." </text:p>
        </text:list-item>
        <text:list-item>
          <text:p text:style-name="P290"><text:a xlink:type="simple" xlink:href="https://github.com/GovernIB/distribucio/issues/181" text:style-name="Internet_20_link" text:visited-style-name="Visited_20_Internet_20_Link">#181</text:a><text:span text:style-name="T101"> </text:span>Revisar els rols de les bústies sense codi dir3 </text:p>
        </text:list-item>
        <text:list-item>
          <text:p text:style-name="P290"><text:a xlink:type="simple" xlink:href="https://github.com/GovernIB/distribucio/issues/174" text:style-name="Internet_20_link" text:visited-style-name="Visited_20_Internet_20_Link">#174</text:a><text:span text:style-name="T101"> </text:span>Revisar la paginació de monitoritzar Integracions </text:p>
        </text:list-item>
        <text:list-item>
          <text:p text:style-name="P291"><text:a xlink:type="simple" xlink:href="https://github.com/GovernIB/distribucio/issues/216" text:style-name="Internet_20_link" text:visited-style-name="Visited_20_Internet_20_Link">#216</text:a><text:span text:style-name="T103"> </text:span>Error javax.ejb.EJBAccessException: Invalid User</text:p>
        </text:list-item>
        <text:list-item>
          <text:p text:style-name="P291"><text:a xlink:type="simple" xlink:href="https://github.com/GovernIB/distribucio/issues/217" text:style-name="Internet_20_link" text:visited-style-name="Visited_20_Internet_20_Link">#217</text:a><text:span text:style-name="T103"> </text:span>Error marcant les bústies innactives a l'arbre d'administració de bústies </text:p>
        </text:list-item>
        <text:list-item>
          <text:p text:style-name="P291"><text:a xlink:type="simple" xlink:href="https://github.com/GovernIB/distribucio/issues/218" text:style-name="Internet_20_link" text:visited-style-name="Visited_20_Internet_20_Link">#218</text:a><text:span text:style-name="T103"> </text:span>Error en la llibreria distribucio-backoffcie-utils per incorporar informació de l'annex </text:p>
        </text:list-item>
      </text:list>
      <text:p text:style-name="P105"/>
      <text:p text:style-name="P48">Base de dades:<text:span text:style-name="T2"> </text:span></text:p>
      <text:list xml:id="list1039784778" text:style-name="L37">
        <text:list-header>
          <text:p text:style-name="P311"/>
        </text:list-header>
      </text:list>
      <text:list xml:id="list135343068654466" text:continue-list="list3488615409" text:style-name="L28">
        <text:list-item>
          <text:list>
            <text:list-item>
              <text:p text:style-name="P305"><text:a xlink:type="simple" xlink:href="https://github.com/GovernIB/distribucio/blob/dis-0.9/scripts/bbdd/1.0/oracle/updates/distribucio_update_0.9.29.sql" text:style-name="Internet_20_link" text:visited-style-name="Visited_20_Internet_20_Link"><text:span text:style-name="T102">distribucio_update_0.9.29.sql</text:span></text:a><text:span text:style-name="T102"> (Oracle)</text:span></text:p>
            </text:list-item>
          </text:list>
        </text:list-item>
      </text:list>
      <text:p text:style-name="P170"/>
      <table:table table:name="Table4" table:style-name="Table4">
        <table:table-column table:style-name="Table4.A"/>
        <table:table-row table:style-name="Table4.1">
          <table:table-cell table:style-name="Table4.A1" office:value-type="string">
            <text:p text:style-name="P140">-- #139 Eliminar camp unitatOrganicaCodi de la bústia </text:p>
            <text:p text:style-name="P195"/>
            <text:p text:style-name="P189"><text:span text:style-name="T45">ALTER</text:span><text:span text:style-name="T16"> </text:span><text:span text:style-name="T45">TABLE</text:span><text:span text:style-name="T16"> DIS_BUSTIA</text:span></text:p>
            <text:p text:style-name="P189"><text:span text:style-name="T45">DROP</text:span><text:span text:style-name="T16"> (</text:span></text:p>
            <text:p text:style-name="P199"><text:s text:c="4"/>UNITAT_CODI</text:p>
            <text:p text:style-name="P199">);</text:p>
            <text:p text:style-name="P195"/>
            <text:p text:style-name="P197">-- #141 Revisar el sistema de logs</text:p>
            <text:p text:style-name="P197">-- Creació d'una nova taula de paràmetres dels logs i traspàs de dades cap a la nova taula.</text:p>
            <text:p text:style-name="P199"><text:s/></text:p>
            <text:p text:style-name="P189"><text:span text:style-name="T45">CREATE</text:span><text:span text:style-name="T16"> </text:span><text:span text:style-name="T45">TABLE</text:span><text:span text:style-name="T16"> DIS_CONT_LOG_PARAM</text:span></text:p>
            <text:p text:style-name="P199">(</text:p>
            <text:p text:style-name="P189"><text:span text:style-name="T16"><text:s text:c="4"/>ID NUMBER(19) </text:span><text:span text:style-name="T45">NOT</text:span><text:span text:style-name="T16"> </text:span><text:span text:style-name="T74">NULL</text:span><text:span text:style-name="T16">,</text:span></text:p>
            <text:p text:style-name="P189"><text:span text:style-name="T16"><text:s text:c="4"/>CONT_LOG_ID NUMBER(19) </text:span><text:span text:style-name="T45">NOT</text:span><text:span text:style-name="T16"> </text:span><text:span text:style-name="T74">NULL</text:span><text:span text:style-name="T16">,</text:span></text:p>
            <text:p text:style-name="P189"><text:span text:style-name="T16"><text:s text:c="4"/>NUMERO NUMBER(19) </text:span><text:span text:style-name="T45">NOT</text:span><text:span text:style-name="T16"> </text:span><text:span text:style-name="T74">NULL</text:span><text:span text:style-name="T16">,</text:span></text:p>
            <text:p text:style-name="P189"><text:span text:style-name="T16"><text:s text:c="4"/>VALOR VARCHAR2(256) </text:span><text:span text:style-name="T45">NOT</text:span><text:span text:style-name="T16"> </text:span><text:span text:style-name="T74">NULL</text:span><text:span text:style-name="T16">,</text:span></text:p>
            <text:p text:style-name="P199"><text:s text:c="4"/>CREATEDBY_CODI VARCHAR2(64),</text:p>
            <text:p text:style-name="P189"><text:span text:style-name="T16"><text:s text:c="4"/>CREATEDDATE </text:span><text:span text:style-name="T45">TIMESTAMP</text:span><text:span text:style-name="T16">(6),</text:span></text:p>
            <text:p text:style-name="P199"><text:s text:c="4"/>LASTMODIFIEDBY_CODI VARCHAR2(64),</text:p>
            <text:p text:style-name="P189"><text:span text:style-name="T16"><text:s text:c="4"/>LASTMODIFIEDDATE </text:span><text:span text:style-name="T45">TIMESTAMP</text:span><text:span text:style-name="T16">(6)</text:span></text:p>
            <text:p text:style-name="P199">);</text:p>
            <text:p text:style-name="P189"><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PARAM_PK </text:span><text:span text:style-name="T45">PRIMARY</text:span><text:span text:style-name="T16"> </text:span><text:span text:style-name="T45">KEY</text:span><text:span text:style-name="T16"> (ID);</text:span></text:p>
            <text:p text:style-name="P189"><text:span text:style-name="T45">ALTER</text:span><text:span text:style-name="T16"> </text:span><text:span text:style-name="T45">TABLE</text:span><text:span text:style-name="T16"> DIS_CONT_LOG_PARAM </text:span><text:span text:style-name="T45">ADD</text:span><text:span text:style-name="T16"> </text:span><text:span text:style-name="T45">CONSTRAINT</text:span><text:span text:style-name="T16"> DIS_CONT_LOG_CONT_LOG_PARAM_FK </text:span><text:span text:style-name="T45">FOREIGN</text:span><text:span text:style-name="T16"> </text:span><text:soft-page-break/><text:span text:style-name="T45">KEY</text:span><text:span text:style-name="T16"> (CONT_LOG_ID) </text:span><text:span text:style-name="T45">REFERENCES</text:span><text:span text:style-name="T16"> DIS_CONT_LOG(ID);</text:span></text:p>
            <text:p text:style-name="P189"><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CONT_LOG_PARAM TO WWW_DISTRIBUCIO;</text:span></text:p>
            <text:p text:style-name="P195"/>
            <text:p text:style-name="P189"><text:span text:style-name="T45">insert</text:span><text:span text:style-name="T16"> </text:span><text:span text:style-name="T45">into</text:span><text:span text:style-name="T16"> DIS_CONT_LOG_PARAM (ID, CONT_LOG_ID, NUMERO, VALOR) </text:span></text:p>
            <text:p text:style-name="P199">(</text:p>
            <text:p text:style-name="P189"><text:span text:style-name="T16"><text:tab/></text:span><text:span text:style-name="T45">SELECT</text:span><text:span text:style-name="T16"> </text:span></text:p>
            <text:p text:style-name="P199"><text:tab/><text:tab/><text:tab/><text:span text:style-name="T104">DIS_H</text:span>IBERNATE_SEQ.nextval,</text:p>
            <text:p text:style-name="P199"><text:tab/><text:tab/><text:tab/>l.id,</text:p>
            <text:p text:style-name="P189"><text:span text:style-name="T16"><text:tab/><text:tab/><text:tab/>1 </text:span><text:span text:style-name="T45">AS</text:span><text:span text:style-name="T16"> numero,</text:span></text:p>
            <text:p text:style-name="P189"><text:span text:style-name="T16"><text:tab/><text:tab/><text:tab/>l.PARAM1 </text:span><text:span text:style-name="T45">AS</text:span><text:span text:style-name="T16"> valor</text:span></text:p>
            <text:p text:style-name="P189"><text:span text:style-name="T16"><text:tab/></text:span><text:span text:style-name="T45">FROM</text:span><text:span text:style-name="T16"> DIS_CONT_LOG l</text:span></text:p>
            <text:p text:style-name="P189"><text:span text:style-name="T16"><text:s text:c="4"/></text:span><text:span text:style-name="T45">WHERE</text:span><text:span text:style-name="T16"> l.PARAM1 </text:span><text:span text:style-name="T45">IS</text:span><text:span text:style-name="T16"> </text:span><text:span text:style-name="T45">NOT</text:span><text:span text:style-name="T16"> </text:span><text:span text:style-name="T74">NULL</text:span></text:p>
            <text:p text:style-name="P199">);</text:p>
            <text:p text:style-name="P195"/>
            <text:p text:style-name="P189"><text:span text:style-name="T45">insert</text:span><text:span text:style-name="T16"> </text:span><text:span text:style-name="T45">into</text:span><text:span text:style-name="T16"> DIS_CONT_LOG_PARAM (ID, CONT_LOG_ID, NUMERO, VALOR) </text:span></text:p>
            <text:p text:style-name="P199">(</text:p>
            <text:p text:style-name="P189"><text:span text:style-name="T16"><text:tab/></text:span><text:span text:style-name="T45">SELECT</text:span><text:span text:style-name="T16"> </text:span></text:p>
            <text:p text:style-name="P200"><text:tab/><text:tab/><text:tab/><text:span text:style-name="T104">DIS_H</text:span>IBERNATE_SEQ.nextval,</text:p>
            <text:p text:style-name="P199"><text:tab/><text:tab/><text:tab/>l.id,</text:p>
            <text:p text:style-name="P189"><text:span text:style-name="T16"><text:tab/><text:tab/><text:tab/>2 </text:span><text:span text:style-name="T45">AS</text:span><text:span text:style-name="T16"> numero,</text:span></text:p>
            <text:p text:style-name="P189"><text:span text:style-name="T16"><text:tab/><text:tab/><text:tab/>l.PARAM2 </text:span><text:span text:style-name="T45">AS</text:span><text:span text:style-name="T16"> valor</text:span></text:p>
            <text:p text:style-name="P189"><text:span text:style-name="T16"><text:tab/></text:span><text:span text:style-name="T45">FROM</text:span><text:span text:style-name="T16"> DIS_CONT_LOG l</text:span></text:p>
            <text:p text:style-name="P189"><text:span text:style-name="T16"><text:s text:c="4"/></text:span><text:span text:style-name="T45">WHERE</text:span><text:span text:style-name="T16"> l.PARAM2 </text:span><text:span text:style-name="T45">IS</text:span><text:span text:style-name="T16"> </text:span><text:span text:style-name="T45">NOT</text:span><text:span text:style-name="T16"> </text:span><text:span text:style-name="T74">NULL</text:span></text:p>
            <text:p text:style-name="P75">);</text:p>
          </table:table-cell>
        </table:table-row>
      </table:table>
      <text:p text:style-name="P49"/>
      <text:p text:style-name="P48"/>
      <text:p text:style-name="P25"><text:span text:style-name="T3">Propietats globals</text:span>: </text:p>
      <text:list xml:id="list3833116860" text:style-name="L38">
        <text:list-item>
          <text:p text:style-name="P275">Sense canvis</text:p>
        </text:list-item>
      </text:list>
      <text:p text:style-name="P146"/>
      <text:p text:style-name="P63">Altres: </text:p>
      <text:list xml:id="list135342748180231" text:continue-list="list135343045193410" text:style-name="L31">
        <text:list-item>
          <text:p text:style-name="P319"><text:span text:style-name="T91">Nova versió 0.9.29 de la llibreria de </text:span><text:span text:style-name="T82">distribucio-backoffices-utils</text:span><text:span text:style-name="T10"> a</text:span><text:span text:style-name="T11">mb correccions d'errors de la versió anterior 0.9.28 per les utilitats dels backoffices de Distribucio.</text:span><text:span text:style-name="T12"> Publicació del javadoc i el codi font per poder facilitar el desenvolupament d'integradors.</text:span></text:p>
        </text:list-item>
        <text:list-item>
          <text:p text:style-name="P329"><text:span text:style-name="T12">A</text:span><text:span text:style-name="T8">ssegurar que està definida la propietat </text:span><text:span text:style-name="T80">es.caib.distribucio.default.user.language</text:span><text:span text:style-name="T8"> al fitxer de propietats per evitar errors amb nous usuaris.</text:span></text:p>
        </text:list-item>
      </text:list>
      <text:p text:style-name="P154"/>
      <text:p text:style-name="P154"/>
      <text:list xml:id="list135344130322168" text:continue-list="list135344022135002" text:style-name="Outline">
        <text:list-item>
          <text:list>
            <text:list-header>
              <text:h text:style-name="P227" text:outline-level="2" text:is-list-header="true"><text:bookmark-start text:name="__RefHeading___Toc90703_2906097068"/><text:span text:style-name="T77">Versió 0.9.</text:span><text:span text:style-name="T64">30 </text:span><text:span text:style-name="T65">Metadades de digitalització i altres millores. Correccions errors PostgreSQL </text:span><text:bookmark-end text:name="__RefHeading___Toc90703_2906097068"/></text:h>
            </text:list-header>
          </text:list>
        </text:list-item>
      </text:list>
      <text:p text:style-name="P120">Data: <text:span text:style-name="T90">10</text:span>/0<text:span text:style-name="T105">7</text:span>/2020<text:span text:style-name="T97"> 15:00h</text:span></text:p>
      <text:p text:style-name="P120"/>
      <text:p text:style-name="P134">Resum: <text:span text:style-name="T106">Afegides les metadades de digitalització en el servei d'alta d'anotacions. Altres millores visuals i adaptació per poder emprar el plugin d'Arxiu de filesystem. Conté correccions menors, correcció d'errors amb BBDD PostgreSQL i un script per convertir tots els camps VARCHAR2(BYTE) a VARCHAR2(CHAR).</text:span></text:p>
      <text:p text:style-name="P120"/>
      <text:p text:style-name="P166">Canvis i millores:</text:p>
      <text:list xml:id="list135342470804454" text:continue-list="list1931088342" text:style-name="L36">
        <text:list-item>
          <text:p text:style-name="P323"><text:a xlink:type="simple" xlink:href="https://github.com/GovernIB/distribucio/issues/230" text:style-name="Internet_20_link" text:visited-style-name="Visited_20_Internet_20_Link">#230</text:a> Adaptar el plugin d'Arxiu per poder guardar al sistema de fitxers</text:p>
        </text:list-item>
        <text:list-item>
          <text:p text:style-name="P323"><text:a xlink:type="simple" xlink:href="https://github.com/GovernIB/distribucio/issues/225" text:style-name="Internet_20_link" text:visited-style-name="Visited_20_Internet_20_Link">#225</text:a> Revisar tots els camps on es pugui seleccionar una UO per a unificar criteris</text:p>
        </text:list-item>
        <text:list-item>
          <text:p text:style-name="P323"><text:soft-page-break/><text:a xlink:type="simple" xlink:href="https://github.com/GovernIB/distribucio/issues/211" text:style-name="Internet_20_link" text:visited-style-name="Visited_20_Internet_20_Link">#211</text:a> Afegir manual d'usuari</text:p>
        </text:list-item>
        <text:list-item>
          <text:p text:style-name="P323"><text:a xlink:type="simple" xlink:href="https://github.com/GovernIB/distribucio/issues/155" text:style-name="Internet_20_link" text:visited-style-name="Visited_20_Internet_20_Link">#155</text:a> Actualitzar interficie d'integració amb registre per tractar metadades de digitalització</text:p>
        </text:list-item>
        <text:list-item>
          <text:p text:style-name="P320"><text:a xlink:type="simple" xlink:href="https://github.com/GovernIB/distribucio/issues/223" text:style-name="Internet_20_link" text:visited-style-name="Visited_20_Internet_20_Link"><text:span text:style-name="T98">#223</text:span></text:a><text:span text:style-name="T98"> Acció detalls per defecte</text:span></text:p>
        </text:list-item>
        <text:list-item>
          <text:p text:style-name="P323"><text:a xlink:type="simple" xlink:href="https://github.com/GovernIB/distribucio/issues/221" text:style-name="Internet_20_link" text:visited-style-name="Visited_20_Internet_20_Link">#221</text:a> Afegir denominació de les unitats superior i de l'arrel a la gestió d'unitats organitzatives </text:p>
        </text:list-item>
        <text:list-item>
          <text:p text:style-name="P323"><text:a xlink:type="simple" xlink:href="https://github.com/GovernIB/distribucio/issues/222" text:style-name="Internet_20_link" text:visited-style-name="Visited_20_Internet_20_Link">#222</text:a> Correcció de l'opció de menú "Detalls" al Localitzador d'anotacions de registre</text:p>
        </text:list-item>
        <text:list-item>
          <text:p text:style-name="P323"><text:a xlink:type="simple" xlink:href="https://github.com/GovernIB/distribucio/issues/220" text:style-name="Internet_20_link" text:visited-style-name="Visited_20_Internet_20_Link">#220</text:a> Traducció del desplegable d'estats a la gestió d'unitats organitzatives</text:p>
        </text:list-item>
        <text:list-item>
          <text:p text:style-name="P323"><text:a xlink:type="simple" xlink:href="https://github.com/GovernIB/distribucio/issues/182" text:style-name="Internet_20_link" text:visited-style-name="Visited_20_Internet_20_Link">#182</text:a> Afegir monitor per les mètriques</text:p>
        </text:list-item>
        <text:list-item>
          <text:p text:style-name="P323"><text:a xlink:type="simple" xlink:href="https://github.com/GovernIB/distribucio/issues/224" text:style-name="Internet_20_link" text:visited-style-name="Visited_20_Internet_20_Link">#224</text:a> Mostrar el codi DIR3 en l'arbre de bústies</text:p>
        </text:list-item>
      </text:list>
      <text:p text:style-name="P166">Errors:</text:p>
      <text:p text:style-name="P26"/>
      <text:list xml:id="list2113899672" text:style-name="L39">
        <text:list-item>
          <text:p text:style-name="P293"><text:a xlink:type="simple" xlink:href="https://github.com/GovernIB/distribucio/issues/228" text:style-name="Internet_20_link" text:visited-style-name="Visited_20_Internet_20_Link">#228</text:a> Error en altes d'anotacions amb observacions de més de 50 caràcters</text:p>
        </text:list-item>
        <text:list-item>
          <text:p text:style-name="P293"><text:a xlink:type="simple" xlink:href="https://github.com/GovernIB/distribucio/issues/229" text:style-name="Internet_20_link" text:visited-style-name="Visited_20_Internet_20_Link">#229</text:a> Investigar per què ha fallat un script de migració de dades</text:p>
        </text:list-item>
        <text:list-item>
          <text:p text:style-name="P293"><text:a xlink:type="simple" xlink:href="https://github.com/GovernIB/distribucio/issues/219" text:style-name="Internet_20_link" text:visited-style-name="Visited_20_Internet_20_Link">#219</text:a> Eliminar Wa<text:span text:style-name="T106">r</text:span>nings de Maven</text:p>
        </text:list-item>
        <text:list-item>
          <text:p text:style-name="P293"><text:a xlink:type="simple" xlink:href="https://github.com/GovernIB/distribucio/issues/227" text:style-name="Internet_20_link" text:visited-style-name="Visited_20_Internet_20_Link">#227</text:a><text:span text:style-name="T106"> </text:span>Revisar scripts de BBDD per a que la seqüència utilitzada sigui DIS_HIBERNATE_SEQ</text:p>
        </text:list-item>
        <text:list-item>
          <text:p text:style-name="P293"><text:a xlink:type="simple" xlink:href="https://github.com/GovernIB/distribucio/issues/202" text:style-name="Internet_20_link" text:visited-style-name="Visited_20_Internet_20_Link">#202</text:a> L'estat d'error no es visualitza correctament al seguiment d'integracions</text:p>
        </text:list-item>
        <text:list-item>
          <text:p text:style-name="P293"><text:a xlink:type="simple" xlink:href="https://github.com/GovernIB/distribucio/issues/226" text:style-name="Internet_20_link" text:visited-style-name="Visited_20_Internet_20_Link">#226</text:a><text:span text:style-name="T106"> </text:span>Errors diversos de Distribucio amb BBDD Postgres</text:p>
        </text:list-item>
      </text:list>
      <text:p text:style-name="P106"/>
      <text:p text:style-name="P50">Base de dades:<text:span text:style-name="T2"> </text:span></text:p>
      <text:list xml:id="list1600495472" text:style-name="L40">
        <text:list-item>
          <text:p text:style-name="P312">Script per afegir nou camp per guardar noves metadades de digitalització en format JSON i per modificar el tipus de tots dels VARCHAR2 que s'han creat amb tipus per defecte BYTE.</text:p>
        </text:list-item>
      </text:list>
      <text:list xml:id="list3512287219" text:style-name="L41">
        <text:list-item>
          <text:list>
            <text:list-item>
              <text:p text:style-name="P306"><text:a xlink:type="simple" xlink:href="https://github.com/GovernIB/distribucio/blob/dis-0.9/scripts/bbdd/1.0/oracle/updates/distribucio_update_0.9.30.sql" text:style-name="Internet_20_link" text:visited-style-name="Visited_20_Internet_20_Link"><text:span text:style-name="T102">distribucio_update_0.9.30.sql</text:span></text:a><text:span text:style-name="T102"> (Oracle)</text:span></text:p>
            </text:list-item>
          </text:list>
        </text:list-item>
      </text:list>
      <text:p text:style-name="P171"/>
      <table:table table:name="Tabela1" table:style-name="Tabela1">
        <table:table-column table:style-name="Tabela1.A"/>
        <table:table-row table:style-name="Tabela1.1">
          <table:table-cell table:style-name="Tabela1.A1" office:value-type="string">
            <text:p text:style-name="P141">-- #155: Actualitzar interficie d'integració amb registre per tractar metadades de digitalització </text:p>
            <text:p text:style-name="P195"/>
            <text:p text:style-name="P189"><text:span text:style-name="T45">ALTER</text:span><text:span text:style-name="T16"> </text:span><text:span text:style-name="T45">TABLE</text:span><text:span text:style-name="T16"> DIS_REGISTRE_ANNEX</text:span></text:p>
            <text:p text:style-name="P189"><text:span text:style-name="T45">ADD</text:span><text:span text:style-name="T16"> (</text:span></text:p>
            <text:p text:style-name="P199"><text:s text:c="4"/>META_DADES VARCHAR2(4000)</text:p>
            <text:p text:style-name="P199">);</text:p>
            <text:p text:style-name="P195"/>
            <text:p text:style-name="P197">-- #228: Error en altes d'anotacions amb observacions de més de 50 caràcters</text:p>
            <text:p text:style-name="P195"/>
            <text:p text:style-name="P189"><text:span text:style-name="T45">ALTER</text:span><text:span text:style-name="T16"> </text:span><text:span text:style-name="T45">TABLE</text:span><text:span text:style-name="T16"> DIS_ALERTA MODIFY </text:span></text:p>
            <text:p text:style-name="P199">(</text:p>
            <text:p text:style-name="P189"><text:span text:style-name="T16"><text:s text:c="2"/>TEXT <text:s text:c="16"/><text:tab/>VARCHAR2(256 </text:span><text:span text:style-name="T45">CHAR</text:span><text:span text:style-name="T16">),</text:span></text:p>
            <text:p text:style-name="P189"><text:span text:style-name="T16"><text:s text:c="2"/>ERROR <text:s text:c="15"/><text:tab/>VARCHAR2(2048 </text:span><text:span text:style-name="T45">CHAR</text:span><text:span text:style-name="T16">),</text:span></text:p>
            <text:p text:style-name="P189"><text:span text:style-name="T16"><text:s text:c="2"/>CREATEDBY_CODI <text:s text:c="6"/><text:tab/>VARCHAR2(64 </text:span><text:span text:style-name="T45">CHAR</text:span><text:span text:style-name="T16">),</text:span></text:p>
            <text:p text:style-name="P189"><text:span text:style-name="T16"><text:s text:c="2"/>LASTMODIFIEDBY_CODI <text:s/><text:tab/>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USUARI MODIFY</text:span></text:p>
            <text:p text:style-name="P199">(</text:p>
            <text:p text:style-name="P189"><text:span text:style-name="T16"><text:s text:c="2"/>CODI <text:s text:c="9"/><text:tab/><text:tab/>VARCHAR2(64 </text:span><text:span text:style-name="T45">CHAR</text:span><text:span text:style-name="T16">),</text:span></text:p>
            <text:p text:style-name="P189"><text:span text:style-name="T16"><text:s text:c="2"/>NIF <text:s text:c="10"/><text:tab/><text:tab/>VARCHAR2(9 </text:span><text:span text:style-name="T45">CHAR</text:span><text:span text:style-name="T16">),</text:span></text:p>
            <text:p text:style-name="P189"><text:span text:style-name="T16"><text:s text:c="2"/>NOM <text:s text:c="10"/><text:tab/><text:tab/>VARCHAR2(200 </text:span><text:span text:style-name="T45">CHAR</text:span><text:span text:style-name="T16">),</text:span></text:p>
            <text:p text:style-name="P189"><text:span text:style-name="T16"><text:s text:c="2"/>EMAIL <text:s text:c="8"/><text:tab/><text:tab/>VARCHAR2(200 </text:span><text:span text:style-name="T45">CHAR</text:span><text:span text:style-name="T16">),</text:span></text:p>
            <text:p text:style-name="P189"><text:span text:style-name="T16"><text:s text:c="2"/>IDIOMA<text:tab/><text:tab/><text:tab/><text:tab/>VARCHAR2(2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ENTITAT MODIFY</text:span></text:p>
            <text:p text:style-name="P199">(</text:p>
            <text:p text:style-name="P189"><text:soft-page-break/><text:span text:style-name="T16"><text:s text:c="2"/>CODI <text:s text:c="16"/>VARCHAR2(64 </text:span><text:span text:style-name="T45">CHAR</text:span><text:span text:style-name="T16">),</text:span></text:p>
            <text:p text:style-name="P189"><text:span text:style-name="T16"><text:s text:c="2"/>NOM <text:s text:c="17"/>VARCHAR2(256 </text:span><text:span text:style-name="T45">CHAR</text:span><text:span text:style-name="T16">),</text:span></text:p>
            <text:p text:style-name="P189"><text:span text:style-name="T16"><text:s text:c="2"/>DESCRIPCIO <text:s text:c="10"/>VARCHAR2(1024 </text:span><text:span text:style-name="T45">CHAR</text:span><text:span text:style-name="T16">),</text:span></text:p>
            <text:p text:style-name="P189"><text:span text:style-name="T16"><text:s text:c="2"/>CIF <text:s text:c="17"/>VARCHAR2(9 </text:span><text:span text:style-name="T45">CHAR</text:span><text:span text:style-name="T16">),</text:span></text:p>
            <text:p text:style-name="P189"><text:span text:style-name="T16"><text:s text:c="2"/>CODI_DIR3 <text:s text:c="11"/>VARCHAR2(9 </text:span><text:span text:style-name="T45">CHAR</text:span><text:span text:style-name="T16">),</text:span></text:p>
            <text:p text:style-name="P189"><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CONTINGUT MODIFY</text:span></text:p>
            <text:p text:style-name="P199">(</text:p>
            <text:p text:style-name="P189"><text:span text:style-name="T16"><text:s text:c="2"/>NOM <text:s text:c="17"/>VARCHAR2(1024 </text:span><text:span text:style-name="T45">CHAR</text:span><text:span text:style-name="T16">),</text:span></text:p>
            <text:p text:style-name="P189"><text:span text:style-name="T16"><text:s text:c="2"/>TIPUS <text:s text:c="15"/>VARCHAR2(8 </text:span><text:span text:style-name="T45">CHAR</text:span><text:span text:style-name="T16">),</text:span></text:p>
            <text:p text:style-name="P189"><text:span text:style-name="T16"><text:s text:c="2"/>ARXIU_UUID <text:s text:c="10"/>VARCHAR2(36 </text:span><text:span text:style-name="T45">CHAR</text:span><text:span text:style-name="T16">),</text:span></text:p>
            <text:p text:style-name="P189"><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CONT_MOV MODIFY</text:span></text:p>
            <text:p text:style-name="P199">(</text:p>
            <text:p text:style-name="P189"><text:span text:style-name="T16"><text:s text:c="2"/>REMITENT_CODI <text:s text:c="7"/>VARCHAR2(64 </text:span><text:span text:style-name="T45">CHAR</text:span><text:span text:style-name="T16">),</text:span></text:p>
            <text:p text:style-name="P189"><text:span text:style-name="T16"><text:s text:c="2"/>COMENTARI <text:s text:c="11"/>VARCHAR2(256 </text:span><text:span text:style-name="T45">CHAR</text:span><text:span text:style-name="T16">),</text:span></text:p>
            <text:p text:style-name="P189"><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95"/>
            <text:p text:style-name="P189"><text:span text:style-name="T45">ALTER</text:span><text:span text:style-name="T16"> </text:span><text:span text:style-name="T45">TABLE</text:span><text:span text:style-name="T16"> DIS_CONT_MOV_EMAIL MODIFY </text:span></text:p>
            <text:p text:style-name="P199">(</text:p>
            <text:p text:style-name="P189"><text:span text:style-name="T16"><text:s text:c="2"/>DESTINATARI_CODI<text:tab/><text:tab/>VARCHAR2(64 </text:span><text:span text:style-name="T45">CHAR</text:span><text:span text:style-name="T16">),</text:span></text:p>
            <text:p text:style-name="P189"><text:span text:style-name="T16"><text:s text:c="2"/>DESTINATARI_EMAIL<text:tab/><text:tab/>VARCHAR2(256 </text:span><text:span text:style-name="T45">CHAR</text:span><text:span text:style-name="T16">),</text:span></text:p>
            <text:p text:style-name="P189"><text:span text:style-name="T16"><text:s text:c="2"/>UNITAT_ORGANITZATIVA <text:tab/>VARCHAR2(256 </text:span><text:span text:style-name="T45">CHAR</text:span><text:span text:style-name="T16">),</text:span></text:p>
            <text:p text:style-name="P189"><text:span text:style-name="T16"><text:s text:c="2"/>CREATEDBY_CODI <text:s text:c="6"/><text:tab/>VARCHAR2(64 </text:span><text:span text:style-name="T45">CHAR</text:span><text:span text:style-name="T16">),</text:span></text:p>
            <text:p text:style-name="P189"><text:span text:style-name="T16"><text:s text:c="2"/>LASTMODIFIEDBY_CODI <text:s/><text:tab/>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CONT_LOG MODIFY</text:span></text:p>
            <text:p text:style-name="P199">(</text:p>
            <text:p text:style-name="P189"><text:span text:style-name="T16"><text:s text:c="2"/>TIPUS <text:s text:c="15"/>VARCHAR2(30 </text:span><text:span text:style-name="T45">CHAR</text:span><text:span text:style-name="T16">),</text:span></text:p>
            <text:p text:style-name="P189"><text:span text:style-name="T16"><text:s text:c="2"/>OBJECTE_ID <text:s text:c="10"/>VARCHAR2(256 </text:span><text:span text:style-name="T45">CHAR</text:span><text:span text:style-name="T16">),</text:span></text:p>
            <text:p text:style-name="P189"><text:span text:style-name="T16"><text:s text:c="2"/>OBJECTE_LOG_TIPUS <text:s text:c="3"/>VARCHAR2(30 </text:span><text:span text:style-name="T45">CHAR</text:span><text:span text:style-name="T16">),</text:span></text:p>
            <text:p text:style-name="P189"><text:span text:style-name="T16"><text:s text:c="2"/>OBJECTE_TIPUS <text:s text:c="7"/>VARCHAR2(12 </text:span><text:span text:style-name="T45">CHAR</text:span><text:span text:style-name="T16">),</text:span></text:p>
            <text:p text:style-name="P189"><text:span text:style-name="T16"><text:s text:c="2"/>PARAM1 <text:s text:c="14"/>VARCHAR2(256 </text:span><text:span text:style-name="T45">CHAR</text:span><text:span text:style-name="T16">),</text:span></text:p>
            <text:p text:style-name="P189"><text:span text:style-name="T16"><text:s text:c="2"/>PARAM2 <text:s text:c="14"/>VARCHAR2(256 </text:span><text:span text:style-name="T45">CHAR</text:span><text:span text:style-name="T16">),</text:span></text:p>
            <text:p text:style-name="P189"><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ISTRE MODIFY</text:span></text:p>
            <text:p text:style-name="P199">(</text:p>
            <text:p text:style-name="P189"><text:span text:style-name="T16"><text:s text:c="2"/>TIPUS <text:s text:c="17"/>VARCHAR2(1 </text:span><text:span text:style-name="T45">CHAR</text:span><text:span text:style-name="T16">),</text:span></text:p>
            <text:p text:style-name="P189"><text:span text:style-name="T16"><text:s text:c="2"/>UNITAT_ADM <text:s text:c="12"/>VARCHAR2(21 </text:span><text:span text:style-name="T45">CHAR</text:span><text:span text:style-name="T16">),</text:span></text:p>
            <text:p text:style-name="P189"><text:span text:style-name="T16"><text:s text:c="2"/>UNITAT_ADM_DESC <text:s text:c="7"/>VARCHAR2(100 </text:span><text:span text:style-name="T45">CHAR</text:span><text:span text:style-name="T16">),</text:span></text:p>
            <text:p text:style-name="P189"><text:span text:style-name="T16"><text:s text:c="2"/>NUMERO <text:s text:c="16"/>VARCHAR2(255 </text:span><text:span text:style-name="T45">CHAR</text:span><text:span text:style-name="T16">),</text:span></text:p>
            <text:p text:style-name="P189"><text:span text:style-name="T16"><text:s text:c="2"/>IDENTIFICADOR <text:s text:c="9"/>VARCHAR2(100 </text:span><text:span text:style-name="T45">CHAR</text:span><text:span text:style-name="T16">),</text:span></text:p>
            <text:p text:style-name="P189"><text:span text:style-name="T16"><text:s text:c="2"/>ENTITAT_CODI <text:s text:c="10"/>VARCHAR2(255 </text:span><text:span text:style-name="T45">CHAR</text:span><text:span text:style-name="T16">),</text:span></text:p>
            <text:p text:style-name="P189"><text:span text:style-name="T16"><text:s text:c="2"/>ENTITAT_DESC <text:s text:c="10"/>VARCHAR2(255 </text:span><text:span text:style-name="T45">CHAR</text:span><text:span text:style-name="T16">),</text:span></text:p>
            <text:p text:style-name="P189"><text:span text:style-name="T16"><text:s text:c="2"/>OFICINA_CODI <text:s text:c="10"/>VARCHAR2(21 </text:span><text:span text:style-name="T45">CHAR</text:span><text:span text:style-name="T16">),</text:span></text:p>
            <text:p text:style-name="P189"><text:soft-page-break/><text:span text:style-name="T16"><text:s text:c="2"/>OFICINA_DESC <text:s text:c="10"/>VARCHAR2(300 </text:span><text:span text:style-name="T45">CHAR</text:span><text:span text:style-name="T16">),</text:span></text:p>
            <text:p text:style-name="P189"><text:span text:style-name="T16"><text:s text:c="2"/>LLIBRE_CODI <text:s text:c="11"/>VARCHAR2(4 </text:span><text:span text:style-name="T45">CHAR</text:span><text:span text:style-name="T16">),</text:span></text:p>
            <text:p text:style-name="P189"><text:span text:style-name="T16"><text:s text:c="2"/>LLIBRE_DESC <text:s text:c="11"/>VARCHAR2(255 </text:span><text:span text:style-name="T45">CHAR</text:span><text:span text:style-name="T16">),</text:span></text:p>
            <text:p text:style-name="P189"><text:span text:style-name="T16"><text:s text:c="2"/>EXTRACTE <text:s text:c="14"/>VARCHAR2(240 </text:span><text:span text:style-name="T45">CHAR</text:span><text:span text:style-name="T16">),</text:span></text:p>
            <text:p text:style-name="P189"><text:span text:style-name="T16"><text:s text:c="2"/>ASSUMPTE_TIPUS_CODI <text:s text:c="3"/>VARCHAR2(16 </text:span><text:span text:style-name="T45">CHAR</text:span><text:span text:style-name="T16">),</text:span></text:p>
            <text:p text:style-name="P189"><text:span text:style-name="T16"><text:s text:c="2"/>ASSUMPTE_TIPUS_DESC <text:s text:c="3"/>VARCHAR2(100 </text:span><text:span text:style-name="T45">CHAR</text:span><text:span text:style-name="T16">),</text:span></text:p>
            <text:p text:style-name="P189"><text:span text:style-name="T16"><text:s text:c="2"/>ASSUMPTE_CODI <text:s text:c="9"/>VARCHAR2(16 </text:span><text:span text:style-name="T45">CHAR</text:span><text:span text:style-name="T16">),</text:span></text:p>
            <text:p text:style-name="P189"><text:span text:style-name="T16"><text:s text:c="2"/>ASSUMPTE_DESC <text:s text:c="9"/>VARCHAR2(255 </text:span><text:span text:style-name="T45">CHAR</text:span><text:span text:style-name="T16">),</text:span></text:p>
            <text:p text:style-name="P189"><text:span text:style-name="T16"><text:s text:c="2"/>PROCEDIMENT_CODI <text:s text:c="6"/>VARCHAR2(64 </text:span><text:span text:style-name="T45">CHAR</text:span><text:span text:style-name="T16">),</text:span></text:p>
            <text:p text:style-name="P189"><text:span text:style-name="T16"><text:s text:c="2"/>REFERENCIA <text:s text:c="12"/>VARCHAR2(16 </text:span><text:span text:style-name="T45">CHAR</text:span><text:span text:style-name="T16">),</text:span></text:p>
            <text:p text:style-name="P189"><text:span text:style-name="T16"><text:s text:c="2"/>EXPEDIENT_NUM <text:s text:c="9"/>VARCHAR2(80 </text:span><text:span text:style-name="T45">CHAR</text:span><text:span text:style-name="T16">),</text:span></text:p>
            <text:p text:style-name="P189"><text:span text:style-name="T16"><text:s text:c="2"/>NUM_ORIG <text:tab/><text:tab/><text:tab/> <text:s text:c="4"/>VARCHAR2(80 </text:span><text:span text:style-name="T45">CHAR</text:span><text:span text:style-name="T16">),</text:span></text:p>
            <text:p text:style-name="P189"><text:span text:style-name="T16"><text:s text:c="2"/>IDIOMA_CODI <text:s text:c="11"/>VARCHAR2(19 </text:span><text:span text:style-name="T45">CHAR</text:span><text:span text:style-name="T16">),</text:span></text:p>
            <text:p text:style-name="P189"><text:span text:style-name="T16"><text:s text:c="2"/>IDIOMA_DESC <text:s text:c="11"/>VARCHAR2(100 </text:span><text:span text:style-name="T45">CHAR</text:span><text:span text:style-name="T16">),</text:span></text:p>
            <text:p text:style-name="P189"><text:span text:style-name="T16"><text:s text:c="2"/>TRANSPORT_TIPUS_CODI <text:s text:c="2"/>VARCHAR2(20 </text:span><text:span text:style-name="T45">CHAR</text:span><text:span text:style-name="T16">),</text:span></text:p>
            <text:p text:style-name="P189"><text:span text:style-name="T16"><text:s text:c="2"/>TRANSPORT_TIPUS_DESC <text:s text:c="2"/>VARCHAR2(100 </text:span><text:span text:style-name="T45">CHAR</text:span><text:span text:style-name="T16">),</text:span></text:p>
            <text:p text:style-name="P189"><text:span text:style-name="T16"><text:s text:c="2"/>TRANSPORT_NUM <text:s text:c="9"/>VARCHAR2(20 </text:span><text:span text:style-name="T45">CHAR</text:span><text:span text:style-name="T16">),</text:span></text:p>
            <text:p text:style-name="P189"><text:span text:style-name="T16"><text:s text:c="2"/>USUARI_CODI <text:s text:c="11"/>VARCHAR2(20 </text:span><text:span text:style-name="T45">CHAR</text:span><text:span text:style-name="T16">),</text:span></text:p>
            <text:p text:style-name="P189"><text:span text:style-name="T16"><text:s text:c="2"/>USUARI_NOM <text:s text:c="12"/>VARCHAR2(767 </text:span><text:span text:style-name="T45">CHAR</text:span><text:span text:style-name="T16">),</text:span></text:p>
            <text:p text:style-name="P189"><text:span text:style-name="T16"><text:s text:c="2"/>USUARI_CONTACTE <text:s text:c="7"/>VARCHAR2(255 </text:span><text:span text:style-name="T45">CHAR</text:span><text:span text:style-name="T16">),</text:span></text:p>
            <text:p text:style-name="P189"><text:span text:style-name="T16"><text:s text:c="2"/>APLICACIO_CODI <text:s text:c="8"/>VARCHAR2(255 </text:span><text:span text:style-name="T45">CHAR</text:span><text:span text:style-name="T16">),</text:span></text:p>
            <text:p text:style-name="P189"><text:span text:style-name="T16"><text:s text:c="2"/>APLICACIO_VERSIO <text:s text:c="6"/>VARCHAR2(255 </text:span><text:span text:style-name="T45">CHAR</text:span><text:span text:style-name="T16">),</text:span></text:p>
            <text:p text:style-name="P189"><text:span text:style-name="T16"><text:s text:c="2"/>DOCFIS_CODI <text:s text:c="11"/>VARCHAR2(19 </text:span><text:span text:style-name="T45">CHAR</text:span><text:span text:style-name="T16">),</text:span></text:p>
            <text:p text:style-name="P189"><text:span text:style-name="T16"><text:s text:c="2"/>DOCFIS_DESC <text:s text:c="11"/>VARCHAR2(100 </text:span><text:span text:style-name="T45">CHAR</text:span><text:span text:style-name="T16">),</text:span></text:p>
            <text:p text:style-name="P189"><text:span text:style-name="T16"><text:s text:c="2"/>OBSERVACIONS <text:s text:c="10"/>VARCHAR2(50 </text:span><text:span text:style-name="T45">CHAR</text:span><text:span text:style-name="T16">),</text:span></text:p>
            <text:p text:style-name="P189"><text:span text:style-name="T16"><text:s text:c="2"/>PROCES_ESTAT <text:s text:c="10"/>VARCHAR2(64 </text:span><text:span text:style-name="T45">CHAR</text:span><text:span text:style-name="T16">),</text:span></text:p>
            <text:p text:style-name="P189"><text:span text:style-name="T16"><text:s text:c="2"/>PROCES_ERROR <text:s text:c="10"/>VARCHAR2(1024 </text:span><text:span text:style-name="T45">CHAR</text:span><text:span text:style-name="T16">),</text:span></text:p>
            <text:p text:style-name="P189"><text:span text:style-name="T16"><text:s text:c="2"/>CREATEDBY_CODI <text:s text:c="8"/>VARCHAR2(256 </text:span><text:span text:style-name="T45">CHAR</text:span><text:span text:style-name="T16">),</text:span></text:p>
            <text:p text:style-name="P189"><text:span text:style-name="T16"><text:s text:c="2"/>LASTMODIFIEDBY_CODI <text:s text:c="3"/>VARCHAR2(256 </text:span><text:span text:style-name="T45">CHAR</text:span><text:span text:style-name="T16">),</text:span></text:p>
            <text:p text:style-name="P189"><text:span text:style-name="T16"><text:s text:c="2"/>PROCES_ESTAT_SISTRA <text:s text:c="3"/>VARCHAR2(16 </text:span><text:span text:style-name="T45">CHAR</text:span><text:span text:style-name="T16">),</text:span></text:p>
            <text:p text:style-name="P189"><text:span text:style-name="T16"><text:s text:c="2"/>SISTRA_ID_TRAM <text:tab/> <text:s text:c="4"/>VARCHAR2(20 </text:span><text:span text:style-name="T45">CHAR</text:span><text:span text:style-name="T16">),</text:span></text:p>
            <text:p text:style-name="P189"><text:span text:style-name="T16"><text:s text:c="2"/>SISTRA_ID_PROC <text:tab/> <text:s text:c="4"/>VARCHAR2(100 </text:span><text:span text:style-name="T45">CHAR</text:span><text:span text:style-name="T16">),</text:span></text:p>
            <text:p text:style-name="P189"><text:span text:style-name="T16"><text:s text:c="2"/>OFICINA_ORIG_CODI <text:s text:c="5"/>VARCHAR2(21 </text:span><text:span text:style-name="T45">CHAR</text:span><text:span text:style-name="T16">),</text:span></text:p>
            <text:p text:style-name="P189"><text:span text:style-name="T16"><text:s text:c="2"/>OFICINA_ORIG_DESC <text:s text:c="5"/>VARCHAR2(100 </text:span><text:span text:style-name="T45">CHAR</text:span><text:span text:style-name="T16">),</text:span></text:p>
            <text:p text:style-name="P189"><text:span text:style-name="T16"><text:s text:c="2"/>JUSTIFICANT_ARXIU_UUID VARCHAR2(256 </text:span><text:span text:style-name="T45">CHAR</text:span><text:span text:style-name="T16">),</text:span></text:p>
            <text:p text:style-name="P189"><text:span text:style-name="T16"><text:s text:c="2"/>EXPEDIENT_ARXIU_UUID <text:s text:c="2"/>VARCHAR2(100 </text:span><text:span text:style-name="T45">CHAR</text:span><text:span text:style-name="T16">),</text:span></text:p>
            <text:p text:style-name="P189"><text:span text:style-name="T16"><text:s text:c="2"/>BACK_OBSERVACIONS <text:tab/>VARCHAR2(4000 </text:span><text:span text:style-name="T45">CHAR</text:span><text:span text:style-name="T16">),</text:span></text:p>
            <text:p text:style-name="P189"><text:span text:style-name="T16"><text:s text:c="2"/>BACK_CODI <text:tab/><text:tab/><text:tab/>VARCHAR2(2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ISTRE_ANNEX MODIFY</text:span></text:p>
            <text:p text:style-name="P199">(</text:p>
            <text:p text:style-name="P189"><text:span text:style-name="T16"><text:s text:c="2"/>TITOL <text:s text:c="15"/>VARCHAR2(200 </text:span><text:span text:style-name="T45">CHAR</text:span><text:span text:style-name="T16">),</text:span></text:p>
            <text:p text:style-name="P189"><text:span text:style-name="T16"><text:s text:c="2"/>FITXER_NOM <text:s text:c="10"/>VARCHAR2(256 </text:span><text:span text:style-name="T45">CHAR</text:span><text:span text:style-name="T16">),</text:span></text:p>
            <text:p text:style-name="P189"><text:span text:style-name="T16"><text:s text:c="2"/>FITXER_MIME <text:s text:c="9"/>VARCHAR2(100 </text:span><text:span text:style-name="T45">CHAR</text:span><text:span text:style-name="T16">),</text:span></text:p>
            <text:p text:style-name="P189"><text:span text:style-name="T16"><text:s text:c="2"/>FITXER_ARXIU_UUID <text:s text:c="3"/>VARCHAR2(256 </text:span><text:span text:style-name="T45">CHAR</text:span><text:span text:style-name="T16">),</text:span></text:p>
            <text:p text:style-name="P189"><text:span text:style-name="T16"><text:s text:c="2"/>LOCALITZACIO <text:s text:c="8"/>VARCHAR2(80 </text:span><text:span text:style-name="T45">CHAR</text:span><text:span text:style-name="T16">),</text:span></text:p>
            <text:p text:style-name="P189"><text:span text:style-name="T16"><text:s text:c="2"/>ORIGEN_CIUADM <text:s text:c="7"/>VARCHAR2(1 </text:span><text:span text:style-name="T45">CHAR</text:span><text:span text:style-name="T16">),</text:span></text:p>
            <text:p text:style-name="P189"><text:span text:style-name="T16"><text:s text:c="2"/>NTI_TIPUS_DOC <text:s text:c="7"/>VARCHAR2(4 </text:span><text:span text:style-name="T45">CHAR</text:span><text:span text:style-name="T16">),</text:span></text:p>
            <text:p text:style-name="P189"><text:span text:style-name="T16"><text:s text:c="2"/>SICRES_TIPUS_DOC <text:s text:c="4"/>VARCHAR2(2 </text:span><text:span text:style-name="T45">CHAR</text:span><text:span text:style-name="T16">),</text:span></text:p>
            <text:p text:style-name="P189"><text:span text:style-name="T16"><text:s text:c="2"/>NTI_ELABORACIO_ESTAT VARCHAR2(4 </text:span><text:span text:style-name="T45">CHAR</text:span><text:span text:style-name="T16">),</text:span></text:p>
            <text:p text:style-name="P189"><text:span text:style-name="T16"><text:s text:c="2"/>OBSERVACIONS <text:s text:c="8"/>VARCHAR2(50 </text:span><text:span text:style-name="T45">CHAR</text:span><text:span text:style-name="T16">),</text:span></text:p>
            <text:p text:style-name="P189"><text:span text:style-name="T16"><text:s text:c="2"/>FIRMA_FITXER_NOM <text:s text:c="4"/>VARCHAR2(80 </text:span><text:span text:style-name="T45">CHAR</text:span><text:span text:style-name="T16">),</text:span></text:p>
            <text:p text:style-name="P189"><text:span text:style-name="T16"><text:s text:c="2"/>FIRMA_FITXER_MIME <text:s text:c="3"/>VARCHAR2(30 </text:span><text:span text:style-name="T45">CHAR</text:span><text:span text:style-name="T16">),</text:span></text:p>
            <text:p text:style-name="P189"><text:span text:style-name="T16"><text:s text:c="2"/>FIRMA_FITXER_ARXIU_UUID <text:s/>VARCHAR2(100 </text:span><text:span text:style-name="T45">CHAR</text:span><text:span text:style-name="T16">),</text:span></text:p>
            <text:p text:style-name="P189"><text:span text:style-name="T16"><text:s text:c="2"/>FIRMA_CSV <text:s text:c="11"/>VARCHAR2(256 </text:span><text:span text:style-name="T45">CHAR</text:span><text:span text:style-name="T16">),</text:span></text:p>
            <text:p text:style-name="P189"><text:span text:style-name="T16"><text:s text:c="2"/></text:span><text:span text:style-name="T45">TIMESTAMP</text:span><text:span text:style-name="T16"> <text:s text:c="11"/>VARCHAR2(100 </text:span><text:span text:style-name="T45">CHAR</text:span><text:span text:style-name="T16">),</text:span></text:p>
            <text:p text:style-name="P189"><text:span text:style-name="T16"><text:s text:c="2"/>VALIDACIO_OCSP <text:s text:c="6"/>VARCHAR2(100 </text:span><text:span text:style-name="T45">CHAR</text:span><text:span text:style-name="T16">),</text:span></text:p>
            <text:p text:style-name="P189"><text:soft-page-break/><text:span text:style-name="T16"><text:s text:c="2"/>CREATEDBY_CODI <text:s text:c="6"/>VARCHAR2(256 </text:span><text:span text:style-name="T45">CHAR</text:span><text:span text:style-name="T16">),</text:span></text:p>
            <text:p text:style-name="P189"><text:span text:style-name="T16"><text:s text:c="2"/>LASTMODIFIEDBY_CODI <text:s/>VARCHAR2(256 </text:span><text:span text:style-name="T45">CHAR</text:span><text:span text:style-name="T16">),</text:span></text:p>
            <text:p text:style-name="P189"><text:span text:style-name="T16"><text:s text:c="2"/>GESDOC_DOC_ID <text:tab/> <text:s text:c="2"/>VARCHAR2(50 </text:span><text:span text:style-name="T45">CHAR</text:span><text:span text:style-name="T16">),</text:span></text:p>
            <text:p text:style-name="P189"><text:span text:style-name="T16"><text:s text:c="2"/>META_DADES <text:tab/><text:tab/> <text:s text:c="2"/>VARCHAR2(400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ISTRE_ANNEX_FIRMA MODIFY</text:span></text:p>
            <text:p text:style-name="P199">(</text:p>
            <text:p text:style-name="P189"><text:span text:style-name="T16"><text:s text:c="2"/>TIPUS<text:tab/><text:tab/> <text:s text:c="10"/>VARCHAR2(30 </text:span><text:span text:style-name="T45">CHAR</text:span><text:span text:style-name="T16">),</text:span></text:p>
            <text:p text:style-name="P189"><text:span text:style-name="T16"><text:s text:c="2"/>PERFIL <text:s text:c="3"/><text:tab/> <text:s text:c="6"/>VARCHAR2(30 </text:span><text:span text:style-name="T45">CHAR</text:span><text:span text:style-name="T16">),</text:span></text:p>
            <text:p text:style-name="P189"><text:span text:style-name="T16"><text:s text:c="2"/>FITXER_NOM <text:s text:c="10"/>VARCHAR2(256 </text:span><text:span text:style-name="T45">CHAR</text:span><text:span text:style-name="T16">),</text:span></text:p>
            <text:p text:style-name="P189"><text:span text:style-name="T16"><text:s text:c="2"/>TIPUS_MIME <text:s text:c="10"/>VARCHAR2(30 </text:span><text:span text:style-name="T45">CHAR</text:span><text:span text:style-name="T16">),</text:span></text:p>
            <text:p text:style-name="P189"><text:span text:style-name="T16"><text:s text:c="2"/>CSV_REGULACIO<text:tab/><text:tab/> <text:s text:c="2"/>VARCHAR2(640 </text:span><text:span text:style-name="T45">CHAR</text:span><text:span text:style-name="T16">),</text:span></text:p>
            <text:p text:style-name="P189"><text:span text:style-name="T16"><text:s text:c="2"/>CREATEDBY_CODI <text:s text:c="6"/>VARCHAR2(256 </text:span><text:span text:style-name="T45">CHAR</text:span><text:span text:style-name="T16">),</text:span></text:p>
            <text:p text:style-name="P189"><text:span text:style-name="T16"><text:s text:c="2"/>LASTMODIFIEDBY_CODI <text:s/>VARCHAR2(256 </text:span><text:span text:style-name="T45">CHAR</text:span><text:span text:style-name="T16">),</text:span></text:p>
            <text:p text:style-name="P189"><text:span text:style-name="T16"><text:s text:c="2"/>GESDOC_FIR_ID <text:tab/> <text:s text:c="2"/>VARCHAR2(5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ISTRE_FIRMA_DETALL MODIFY</text:span></text:p>
            <text:p text:style-name="P199">(</text:p>
            <text:p text:style-name="P189"><text:span text:style-name="T16"><text:s text:c="4"/>RESPONSABLE_NIF VARCHAR2(30 </text:span><text:span text:style-name="T45">CHAR</text:span><text:span text:style-name="T16">),</text:span></text:p>
            <text:p text:style-name="P189"><text:span text:style-name="T16"><text:s text:c="4"/>RESPONSABLE_NOM VARCHAR2(256 </text:span><text:span text:style-name="T45">CHAR</text:span><text:span text:style-name="T16">),</text:span></text:p>
            <text:p text:style-name="P189"><text:span text:style-name="T16"><text:s text:c="4"/>EMISSOR_CERTIFICAT VARCHAR2(2000 </text:span><text:span text:style-name="T45">CHAR</text:span><text:span text:style-name="T16">),</text:span></text:p>
            <text:p text:style-name="P189"><text:span text:style-name="T16"><text:s text:c="4"/>CREATEDBY_CODI <text:s text:c="6"/><text:tab/>VARCHAR2(64 </text:span><text:span text:style-name="T45">CHAR</text:span><text:span text:style-name="T16">),</text:span></text:p>
            <text:p text:style-name="P189"><text:span text:style-name="T16"><text:s text:c="4"/>LASTMODIFIEDBY_CODI <text:s/><text:tab/>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ISTRE_INTER MODIFY</text:span></text:p>
            <text:p text:style-name="P199">(</text:p>
            <text:p text:style-name="P189"><text:span text:style-name="T16"><text:s text:c="2"/>ADRESA <text:s text:c="14"/>VARCHAR2(640 </text:span><text:span text:style-name="T45">CHAR</text:span><text:span text:style-name="T16">),</text:span></text:p>
            <text:p text:style-name="P189"><text:span text:style-name="T16"><text:s text:c="2"/>CANAL_PREF <text:s text:c="10"/>VARCHAR2(8 </text:span><text:span text:style-name="T45">CHAR</text:span><text:span text:style-name="T16">),</text:span></text:p>
            <text:p text:style-name="P189"><text:span text:style-name="T16"><text:s text:c="2"/>CODI_POSTAL <text:s text:c="9"/>VARCHAR2(20 </text:span><text:span text:style-name="T45">CHAR</text:span><text:span text:style-name="T16">),</text:span></text:p>
            <text:p text:style-name="P189"><text:span text:style-name="T16"><text:s text:c="2"/>DOC_NUM <text:s text:c="13"/>VARCHAR2(68 </text:span><text:span text:style-name="T45">CHAR</text:span><text:span text:style-name="T16">),</text:span></text:p>
            <text:p text:style-name="P189"><text:span text:style-name="T16"><text:s text:c="2"/>DOC_TIPUS <text:s text:c="11"/>VARCHAR2(4 </text:span><text:span text:style-name="T45">CHAR</text:span><text:span text:style-name="T16">),</text:span></text:p>
            <text:p text:style-name="P189"><text:span text:style-name="T16"><text:s text:c="2"/>EMAIL <text:s text:c="15"/>VARCHAR2(640 </text:span><text:span text:style-name="T45">CHAR</text:span><text:span text:style-name="T16">),</text:span></text:p>
            <text:p text:style-name="P189"><text:span text:style-name="T16"><text:s text:c="2"/>EMAIL_HAB <text:s text:c="11"/>VARCHAR2(640 </text:span><text:span text:style-name="T45">CHAR</text:span><text:span text:style-name="T16">),</text:span></text:p>
            <text:p text:style-name="P189"><text:span text:style-name="T16"><text:s text:c="2"/>LLINATGE1 <text:s text:c="11"/>VARCHAR2(255 </text:span><text:span text:style-name="T45">CHAR</text:span><text:span text:style-name="T16">),</text:span></text:p>
            <text:p text:style-name="P189"><text:span text:style-name="T16"><text:s text:c="2"/>LLINATGE2 <text:s text:c="11"/>VARCHAR2(255 </text:span><text:span text:style-name="T45">CHAR</text:span><text:span text:style-name="T16">),</text:span></text:p>
            <text:p text:style-name="P189"><text:span text:style-name="T16"><text:s text:c="2"/>NOM <text:s text:c="17"/>VARCHAR2(255 </text:span><text:span text:style-name="T45">CHAR</text:span><text:span text:style-name="T16">),</text:span></text:p>
            <text:p text:style-name="P189"><text:span text:style-name="T16"><text:s text:c="2"/>OBSERVACIONS <text:s text:c="8"/>VARCHAR2(640 </text:span><text:span text:style-name="T45">CHAR</text:span><text:span text:style-name="T16">),</text:span></text:p>
            <text:p text:style-name="P189"><text:span text:style-name="T16"><text:s text:c="2"/>PAIS <text:s text:c="16"/>VARCHAR2(100 </text:span><text:span text:style-name="T45">CHAR</text:span><text:span text:style-name="T16">),</text:span></text:p>
            <text:p text:style-name="P189"><text:span text:style-name="T16"><text:s text:c="2"/>PAIS_CODI <text:s text:c="11"/>VARCHAR2(4 </text:span><text:span text:style-name="T45">CHAR</text:span><text:span text:style-name="T16">),</text:span></text:p>
            <text:p text:style-name="P189"><text:span text:style-name="T16"><text:s text:c="2"/>PROVINCIA <text:s text:c="11"/>VARCHAR2(100 </text:span><text:span text:style-name="T45">CHAR</text:span><text:span text:style-name="T16">),</text:span></text:p>
            <text:p text:style-name="P189"><text:span text:style-name="T16"><text:s text:c="2"/>PROVINCIA_CODI <text:s text:c="6"/>VARCHAR2(4 </text:span><text:span text:style-name="T45">CHAR</text:span><text:span text:style-name="T16">),</text:span></text:p>
            <text:p text:style-name="P189"><text:span text:style-name="T16"><text:s text:c="2"/>MUNICIPI <text:s text:c="12"/>VARCHAR2(100 </text:span><text:span text:style-name="T45">CHAR</text:span><text:span text:style-name="T16">),</text:span></text:p>
            <text:p text:style-name="P189"><text:span text:style-name="T16"><text:s text:c="2"/>MUNICIPI_CODI <text:s text:c="7"/>VARCHAR2(4 </text:span><text:span text:style-name="T45">CHAR</text:span><text:span text:style-name="T16">),</text:span></text:p>
            <text:p text:style-name="P189"><text:span text:style-name="T16"><text:s text:c="2"/>RAO_SOCIAL <text:s text:c="10"/>VARCHAR2(2000 </text:span><text:span text:style-name="T45">CHAR</text:span><text:span text:style-name="T16">),</text:span></text:p>
            <text:p text:style-name="P189"><text:span text:style-name="T16"><text:s text:c="2"/>TELEFON <text:s text:c="13"/>VARCHAR2(80 </text:span><text:span text:style-name="T45">CHAR</text:span><text:span text:style-name="T16">),</text:span></text:p>
            <text:p text:style-name="P189"><text:span text:style-name="T16"><text:s text:c="2"/>TIPUS <text:s text:c="15"/>VARCHAR2(19 </text:span><text:span text:style-name="T45">CHAR</text:span><text:span text:style-name="T16">),</text:span></text:p>
            <text:p text:style-name="P189"><text:span text:style-name="T16"><text:s text:c="2"/>CREATEDBY_CODI <text:s text:c="6"/>VARCHAR2(256 </text:span><text:span text:style-name="T45">CHAR</text:span><text:span text:style-name="T16">),</text:span></text:p>
            <text:p text:style-name="P189"><text:span text:style-name="T16"><text:s text:c="2"/>LASTMODIFIEDBY_CODI <text:s/>VARCHAR2(256 </text:span><text:span text:style-name="T45">CHAR</text:span><text:span text:style-name="T16">),</text:span></text:p>
            <text:p text:style-name="P189"><text:span text:style-name="T16"><text:s text:c="2"/>CODI_DIRE <text:tab/><text:tab/><text:tab/>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REGLA MODIFY</text:span></text:p>
            <text:p text:style-name="P199">(</text:p>
            <text:p text:style-name="P189"><text:span text:style-name="T16"><text:s text:c="2"/>ASSUMPTE_CODI <text:s text:c="7"/>VARCHAR2(16 </text:span><text:span text:style-name="T45">CHAR</text:span><text:span text:style-name="T16">),</text:span></text:p>
            <text:p text:style-name="P189"><text:span text:style-name="T16"><text:s text:c="2"/>DESCRIPCIO <text:s text:c="10"/>VARCHAR2(1024 </text:span><text:span text:style-name="T45">CHAR</text:span><text:span text:style-name="T16">),</text:span></text:p>
            <text:p text:style-name="P189"><text:soft-page-break/><text:span text:style-name="T16"><text:s text:c="2"/>NOM <text:s text:c="17"/>VARCHAR2(256 </text:span><text:span text:style-name="T45">CHAR</text:span><text:span text:style-name="T16">),</text:span></text:p>
            <text:p text:style-name="P189"><text:span text:style-name="T16"><text:s text:c="2"/>TIPUS <text:s text:c="15"/>VARCHAR2(32 </text:span><text:span text:style-name="T45">CHAR</text:span><text:span text:style-name="T16">),</text:span></text:p>
            <text:p text:style-name="P189"><text:span text:style-name="T16"><text:s text:c="2"/>UNITAT_CODI <text:s text:c="9"/>VARCHAR2(9 </text:span><text:span text:style-name="T45">CHAR</text:span><text:span text:style-name="T16">),</text:span></text:p>
            <text:p text:style-name="P189"><text:span text:style-name="T16"><text:s text:c="2"/>CREATEDBY_CODI <text:s text:c="6"/>VARCHAR2(256 </text:span><text:span text:style-name="T45">CHAR</text:span><text:span text:style-name="T16">),</text:span></text:p>
            <text:p text:style-name="P189"><text:span text:style-name="T16"><text:s text:c="2"/>LASTMODIFIEDBY_CODI <text:s/>VARCHAR2(256 </text:span><text:span text:style-name="T45">CHAR</text:span><text:span text:style-name="T16">),</text:span></text:p>
            <text:p text:style-name="P189"><text:span text:style-name="T16"><text:s text:c="2"/>CONTRASENYA <text:s text:c="9"/>VARCHAR2(64 </text:span><text:span text:style-name="T45">CHAR</text:span><text:span text:style-name="T16">),</text:span></text:p>
            <text:p text:style-name="P189"><text:span text:style-name="T16"><text:s text:c="2"/>TIPUS_BACKOFFICE <text:s text:c="4"/>VARCHAR2(255 </text:span><text:span text:style-name="T45">CHAR</text:span><text:span text:style-name="T16">),</text:span></text:p>
            <text:p text:style-name="P189"><text:span text:style-name="T16"><text:s text:c="2"/>URL <text:s text:c="17"/>VARCHAR2(256 </text:span><text:span text:style-name="T45">CHAR</text:span><text:span text:style-name="T16">),</text:span></text:p>
            <text:p text:style-name="P189"><text:span text:style-name="T16"><text:s text:c="2"/>USUARI <text:s text:c="14"/>VARCHAR2(64 </text:span><text:span text:style-name="T45">CHAR</text:span><text:span text:style-name="T16">),</text:span></text:p>
            <text:p text:style-name="P189"><text:span text:style-name="T16"><text:s text:c="2"/>PROCEDIMENT_CODI <text:s text:c="4"/>VARCHAR2(64 </text:span><text:span text:style-name="T45">CHAR</text:span><text:span text:style-name="T16">),</text:span></text:p>
            <text:p text:style-name="P189"><text:span text:style-name="T16"><text:s text:c="2"/>BACKOFFICE_CODI <text:s text:c="4"/>VARCHAR2(2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ACL_CLASS MODIFY</text:span></text:p>
            <text:p text:style-name="P199">(</text:p>
            <text:p text:style-name="P189"><text:span text:style-name="T16"><text:s text:c="2"/>CLASS <text:s/>VARCHAR2(10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ACL_SID MODIFY</text:span></text:p>
            <text:p text:style-name="P199">(</text:p>
            <text:p text:style-name="P189"><text:span text:style-name="T16"><text:s text:c="2"/>SID <text:s text:c="7"/>VARCHAR2(100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CONT_COMMENT MODIFY</text:span></text:p>
            <text:p text:style-name="P199">(</text:p>
            <text:p text:style-name="P189"><text:span text:style-name="T16"><text:s text:c="2"/>TEXT<text:tab/><text:tab/><text:tab/><text:tab/> <text:s text:c="2"/>VARCHAR2 (1024 </text:span><text:span text:style-name="T45">CHAR</text:span><text:span text:style-name="T16">),</text:span></text:p>
            <text:p text:style-name="P189"><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UNITAT_ORGANITZATIVA MODIFY </text:span></text:p>
            <text:p text:style-name="P199">(</text:p>
            <text:p text:style-name="P189"><text:span text:style-name="T16"><text:s text:c="2"/>CODI <text:tab/><text:tab/><text:tab/><text:tab/><text:tab/><text:tab/>VARCHAR2(9 </text:span><text:span text:style-name="T45">CHAR</text:span><text:span text:style-name="T16">),</text:span></text:p>
            <text:p text:style-name="P189"><text:span text:style-name="T16"><text:s text:c="2"/>DENOMINACIO <text:tab/><text:tab/><text:tab/><text:tab/>VARCHAR2(300 </text:span><text:span text:style-name="T45">CHAR</text:span><text:span text:style-name="T16">),</text:span></text:p>
            <text:p text:style-name="P189"><text:span text:style-name="T16"><text:s text:c="2"/>NIF_CIF <text:tab/><text:tab/><text:tab/><text:tab/><text:tab/>VARCHAR2(9 </text:span><text:span text:style-name="T45">CHAR</text:span><text:span text:style-name="T16">),</text:span></text:p>
            <text:p text:style-name="P189"><text:span text:style-name="T16"><text:s text:c="2"/>CODI_UNITAT_SUPERIOR <text:tab/><text:tab/>VARCHAR2(9 </text:span><text:span text:style-name="T45">CHAR</text:span><text:span text:style-name="T16">),</text:span></text:p>
            <text:p text:style-name="P189"><text:span text:style-name="T16"><text:s text:c="2"/>CODI_UNITAT_ARREL <text:tab/><text:tab/>VARCHAR2(9 </text:span><text:span text:style-name="T45">CHAR</text:span><text:span text:style-name="T16">),</text:span></text:p>
            <text:p text:style-name="P189"><text:span text:style-name="T16"><text:s text:c="2"/>ESTAT <text:tab/><text:tab/><text:tab/><text:tab/><text:tab/>VARCHAR2(1 </text:span><text:span text:style-name="T45">CHAR</text:span><text:span text:style-name="T16">),</text:span></text:p>
            <text:p text:style-name="P189"><text:span text:style-name="T16"><text:s text:c="2"/>CODI_PAIS <text:tab/><text:tab/><text:tab/><text:tab/>VARCHAR2(3 </text:span><text:span text:style-name="T45">CHAR</text:span><text:span text:style-name="T16">),</text:span></text:p>
            <text:p text:style-name="P189"><text:span text:style-name="T16"><text:s text:c="2"/>CODI_COMUNITAT <text:tab/><text:tab/><text:tab/>VARCHAR2(2 </text:span><text:span text:style-name="T45">CHAR</text:span><text:span text:style-name="T16">),</text:span></text:p>
            <text:p text:style-name="P189"><text:span text:style-name="T16"><text:s text:c="2"/>CODI_PROVINCIA <text:tab/><text:tab/><text:tab/>VARCHAR2(2 </text:span><text:span text:style-name="T45">CHAR</text:span><text:span text:style-name="T16">),</text:span></text:p>
            <text:p text:style-name="P189"><text:span text:style-name="T16"><text:s text:c="2"/>CODI_POSTAL <text:tab/><text:tab/><text:tab/><text:tab/>VARCHAR2(5 </text:span><text:span text:style-name="T45">CHAR</text:span><text:span text:style-name="T16">),</text:span></text:p>
            <text:p text:style-name="P189"><text:span text:style-name="T16"><text:s text:c="2"/>NOM_LOCALITAT <text:tab/><text:tab/><text:tab/>VARCHAR2(50 </text:span><text:span text:style-name="T45">CHAR</text:span><text:span text:style-name="T16">),</text:span></text:p>
            <text:p text:style-name="P189"><text:span text:style-name="T16"><text:s text:c="2"/>LOCALITAT <text:tab/><text:tab/><text:tab/><text:tab/>VARCHAR2(40 </text:span><text:span text:style-name="T45">CHAR</text:span><text:span text:style-name="T16">),</text:span></text:p>
            <text:p text:style-name="P189"><text:span text:style-name="T16"><text:s text:c="2"/>ADRESSA <text:tab/><text:tab/><text:tab/><text:tab/><text:tab/>VARCHAR2(70 </text:span><text:span text:style-name="T45">CHAR</text:span><text:span text:style-name="T16">),</text:span></text:p>
            <text:p text:style-name="P189"><text:span text:style-name="T16"><text:s text:c="2"/>NOM_VIA <text:tab/><text:tab/><text:tab/><text:tab/><text:tab/>VARCHAR2(200 </text:span><text:span text:style-name="T45">CHAR</text:span><text:span text:style-name="T16">),</text:span></text:p>
            <text:p text:style-name="P189"><text:span text:style-name="T16"><text:s text:c="2"/>NUM_VIA <text:tab/><text:tab/><text:tab/><text:tab/><text:tab/>VARCHAR2(100 </text:span><text:span text:style-name="T45">CHAR</text:span><text:span text:style-name="T16">),</text:span></text:p>
            <text:p text:style-name="P189"><text:span text:style-name="T16"><text:s text:c="2"/>TIPUS_TRANSICIO <text:tab/><text:tab/> <text:s text:c="3"/>VARCHAR2(12 </text:span><text:span text:style-name="T45">CHAR</text:span><text:span text:style-name="T16">),</text:span></text:p>
            <text:p text:style-name="P189"><text:span text:style-name="T16"><text:s text:c="2"/>CREATEDBY_CODI <text:s text:c="6"/><text:tab/><text:tab/>VARCHAR2(256 </text:span><text:span text:style-name="T45">CHAR</text:span><text:span text:style-name="T16">),</text:span></text:p>
            <text:p text:style-name="P189"><text:span text:style-name="T16"><text:s text:c="2"/>LASTMODIFIEDBY_CODI <text:s/><text:tab/><text:tab/>VARCHAR2(256 </text:span><text:span text:style-name="T45">CHAR</text:span><text:span text:style-name="T16">),</text:span></text:p>
            <text:p text:style-name="P189"><text:span text:style-name="T16"><text:s text:c="2"/>CODI_DIR3_ENTITAT<text:tab/><text:tab/> <text:tab/>VARCHAR2(9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AVIS MODIFY</text:span></text:p>
            <text:p text:style-name="P199">(</text:p>
            <text:p text:style-name="P189"><text:span text:style-name="T16"><text:s text:c="2"/>ASSUMPTE <text:s text:c="12"/>VARCHAR2(256 </text:span><text:span text:style-name="T45">CHAR</text:span><text:span text:style-name="T16">),</text:span></text:p>
            <text:p text:style-name="P189"><text:span text:style-name="T16"><text:s text:c="2"/>MISSATGE <text:s text:c="12"/>VARCHAR2(2048 </text:span><text:span text:style-name="T45">CHAR</text:span><text:span text:style-name="T16">),</text:span></text:p>
            <text:p text:style-name="P189"><text:span text:style-name="T16"><text:s text:c="2"/>AVIS_NIVELL <text:s text:c="8"/>VARCHAR2(10 </text:span><text:span text:style-name="T45">CHAR</text:span><text:span text:style-name="T16">),</text:span></text:p>
            <text:p text:style-name="P189"><text:soft-page-break/><text:span text:style-name="T16"><text:s text:c="2"/>CREATEDBY_CODI <text:s text:c="6"/>VARCHAR2(64 </text:span><text:span text:style-name="T45">CHAR</text:span><text:span text:style-name="T16">),</text:span></text:p>
            <text:p text:style-name="P189"><text:span text:style-name="T16"><text:s text:c="2"/>LASTMODIFIEDBY_CODI <text:s/>VARCHAR2(64 </text:span><text:span text:style-name="T45">CHAR</text:span><text:span text:style-name="T16">)</text:span></text:p>
            <text:p text:style-name="P199">);</text:p>
            <text:p text:style-name="P195"/>
            <text:p text:style-name="P189"><text:span text:style-name="T45">ALTER</text:span><text:span text:style-name="T16"> </text:span><text:span text:style-name="T45">TABLE</text:span><text:span text:style-name="T16"> DIS_CONT_LOG_PARAM MODIFY</text:span></text:p>
            <text:p text:style-name="P199">(</text:p>
            <text:p text:style-name="P189"><text:span text:style-name="T16"><text:s text:c="4"/>VALOR VARCHAR2(256 </text:span><text:span text:style-name="T45">CHAR</text:span><text:span text:style-name="T16">),</text:span></text:p>
            <text:p text:style-name="P189"><text:span text:style-name="T16"><text:s text:c="4"/>CREATEDBY_CODI VARCHAR2(64 </text:span><text:span text:style-name="T45">CHAR</text:span><text:span text:style-name="T16">),</text:span></text:p>
            <text:p text:style-name="P189"><text:span text:style-name="T16"><text:s text:c="4"/>LASTMODIFIEDBY_CODI VARCHAR2(64 </text:span><text:span text:style-name="T45">CHAR</text:span><text:span text:style-name="T16">)</text:span></text:p>
            <text:p text:style-name="P76">);</text:p>
            <text:p text:style-name="P203"/>
            <text:p text:style-name="P201"/>
          </table:table-cell>
        </table:table-row>
      </table:table>
      <text:p text:style-name="P50"/>
      <text:p text:style-name="P50"/>
      <text:p text:style-name="P26"><text:span text:style-name="T3">Propietats globals</text:span>: </text:p>
      <text:list xml:id="list1699058281" text:style-name="L42">
        <text:list-item>
          <text:p text:style-name="P330">En cas de voler utilitzar el plugin de filesystem d'Arxiu en comptes de l'Arxiu de la CAIB s'han de configurar les següents propietats.</text:p>
        </text:list-item>
      </text:list>
      <text:list xml:id="list2486749425" text:style-name="L43">
        <text:list-header>
          <text:p text:style-name="P261"/>
        </text:list-header>
      </text:list>
      <table:table table:name="Tabela2" table:style-name="Tabela2">
        <table:table-column table:style-name="Tabela2.A"/>
        <table:table-row table:style-name="Tabela2.1">
          <table:table-cell table:style-name="Tabela2.A1" office:value-type="string">
            <text:p text:style-name="P82"># ################### #</text:p>
            <text:p text:style-name="P193"># PROPERTIES AFEGIDES #</text:p>
            <text:p text:style-name="P193"># ################### #</text:p>
            <text:p text:style-name="P195"/>
            <text:p text:style-name="P189"><text:span text:style-name="T31">#230 </text:span><text:span text:style-name="T34">Adaptar</text:span><text:span text:style-name="T31"> el </text:span><text:span text:style-name="T34">plugin</text:span><text:span text:style-name="T31"> d'Arxiu per </text:span><text:span text:style-name="T34">poder</text:span><text:span text:style-name="T31"> </text:span><text:span text:style-name="T34">guardar</text:span><text:span text:style-name="T31"> </text:span><text:span text:style-name="T34">al</text:span><text:span text:style-name="T31"> </text:span><text:span text:style-name="T34">sistema</text:span><text:span text:style-name="T31"> </text:span><text:span text:style-name="T34">de</text:span><text:span text:style-name="T31"> </text:span><text:span text:style-name="T34">fitxers</text:span><text:span text:style-name="T31"> </text:span></text:p>
            <text:p text:style-name="P199"/>
            <text:p text:style-name="P191"><text:span text:style-name="T31">#</text:span><text:span text:style-name="T32"> Configuració del plugin de Distribució d'Arxiu per guardar documents al filesystem</text:span><text:span text:style-name="T33"> utilitzant la implementació del plugin del filesystem</text:span></text:p>
            <text:p text:style-name="P191"><text:span text:style-name="T17">es.caib.distribucio.plugin.arxiu.class=</text:span><text:span text:style-name="T23">es.caib.plugins.arxiu.caib.</text:span><text:span text:style-name="T24">ArxiuPluginFilesystem</text:span></text:p>
            <text:p text:style-name="P190"><text:span text:style-name="T16">es.caib.distribucio.plugin.arxiu.filesystem.base.path=</text:span><text:span text:style-name="T20">/opt/</text:span><text:span text:style-name="T26">distribucio</text:span><text:span text:style-name="T20">/</text:span><text:span text:style-name="T22">arxiu</text:span><text:span text:style-name="T26">filesystem</text:span></text:p>
            <text:p text:style-name="P150"><text:span text:style-name="T16">es.caib.distribucio.plugin.arxiu.filesystem.organ.codi.dir3=</text:span><text:span text:style-name="T20">A0</text:span><text:span text:style-name="T22">0000000</text:span></text:p>
          </table:table-cell>
        </table:table-row>
      </table:table>
      <text:list xml:id="list135343451833377" text:continue-numbering="true" text:style-name="L43">
        <text:list-header>
          <text:p text:style-name="P276"/>
        </text:list-header>
      </text:list>
      <text:p text:style-name="P155"/>
      <text:p text:style-name="P155"/>
      <text:list xml:id="list135344270111756" text:continue-list="list135344130322168" text:style-name="Outline">
        <text:list-item>
          <text:list>
            <text:list-header>
              <text:h text:style-name="P228" text:outline-level="2" text:is-list-header="true"><text:bookmark-start text:name="__RefHeading___Toc104146_3965979134"/><text:span text:style-name="T77">Versió 0.9.</text:span><text:span text:style-name="T64">31 </text:span><text:span text:style-name="T65">M</text:span><text:span text:style-name="T66">illora de regles</text:span><text:span text:style-name="T65"> i altres millores. </text:span><text:bookmark-end text:name="__RefHeading___Toc104146_3965979134"/></text:h>
            </text:list-header>
          </text:list>
        </text:list-item>
      </text:list>
      <text:p text:style-name="P122">Data: <text:span text:style-name="T90">25</text:span>/<text:span text:style-name="T107">11</text:span>/2020<text:span text:style-name="T97"> 15:00h</text:span></text:p>
      <text:p text:style-name="P122"/>
      <text:p text:style-name="P136">Resum: Millora de regles, actualitza<text:span text:style-name="T108">ció</text:span> ma<text:span text:style-name="T108">n</text:span>ual d'usuari, revisar anotacions al log<text:span text:style-name="T108">s</text:span>.<text:span text:style-name="T110"> Actualització de la referència al plugin Arxiu CAIB de la 2.0.5 a la 2.0.7.1.</text:span></text:p>
      <text:p text:style-name="P122"/>
      <text:p text:style-name="P168">Canvis i millores:</text:p>
      <text:list xml:id="list464104110" text:style-name="L44">
        <text:list-item>
          <text:p text:style-name="P327"><text:a xlink:type="simple" xlink:href="https://github.com/GovernIB/distribucio/issues/159" text:style-name="Internet_20_link" text:visited-style-name="Visited_20_Internet_20_Link">#159</text:a>: Millora de regles. Regles enca<text:span text:style-name="T108">d</text:span>e<text:span text:style-name="T108">n</text:span>ades</text:p>
        </text:list-item>
        <text:list-item>
          <text:p text:style-name="P327"><text:a xlink:type="simple" xlink:href="https://github.com/GovernIB/distribucio/issues/236" text:style-name="Internet_20_link" text:visited-style-name="Visited_20_Internet_20_Link">#236</text:a>: Millora de regles. Nou tipus de regla "reenviar a UO"</text:p>
        </text:list-item>
        <text:list-item>
          <text:p text:style-name="P327"><text:a xlink:type="simple" xlink:href="https://github.com/GovernIB/distribucio/issues/237" text:style-name="Internet_20_link" text:visited-style-name="Visited_20_Internet_20_Link">#237</text:a>: Millora de regles. Modificar definició de la regla</text:p>
        </text:list-item>
        <text:list-item>
          <text:p text:style-name="P327"><text:a xlink:type="simple" xlink:href="https://github.com/GovernIB/distribucio/issues/234" text:style-name="Internet_20_link" text:visited-style-name="Visited_20_Internet_20_Link">#234</text:a>: Diferenciar unitats organitzatives obsoletes i actives en la definició de regles</text:p>
        </text:list-item>
        <text:list-item>
          <text:p text:style-name="P327"><text:a xlink:type="simple" xlink:href="https://github.com/GovernIB/distribucio/issues/235" text:style-name="Internet_20_link" text:visited-style-name="Visited_20_Internet_20_Link">#235</text:a>: Millora de regles. Manteniment de backoffices</text:p>
        </text:list-item>
        <text:list-item>
          <text:p text:style-name="P327"><text:a xlink:type="simple" xlink:href="https://github.com/GovernIB/distribucio/issues/193" text:style-name="Internet_20_link" text:visited-style-name="Visited_20_Internet_20_Link">#193</text:a>: Actualitzar manual d'usuari</text:p>
        </text:list-item>
        <text:list-item>
          <text:p text:style-name="P327"><text:a xlink:type="simple" xlink:href="https://github.com/GovernIB/distribucio/issues/231" text:style-name="Internet_20_link" text:visited-style-name="Visited_20_Internet_20_Link">#231</text:a>: Revisar anotacions al log</text:p>
        </text:list-item>
        <text:list-item>
          <text:p text:style-name="P327"><text:a xlink:type="simple" xlink:href="https://github.com/GovernIB/distribucio/issues/233" text:style-name="Internet_20_link" text:visited-style-name="Visited_20_Internet_20_Link">#233</text:a>: Informació de les metadades de signatura dels documents</text:p>
        </text:list-item>
      </text:list>
      <text:p text:style-name="P168">Errors:</text:p>
      <text:p text:style-name="P28"><text:soft-page-break/></text:p>
      <text:list xml:id="list2838646023" text:style-name="L45">
        <text:list-item>
          <text:p text:style-name="P294"><text:a xlink:type="simple" xlink:href="https://github.com/GovernIB/distribucio/issues/250" text:style-name="Internet_20_link" text:visited-style-name="Visited_20_Internet_20_Link">#250</text:a>: Corregir la llargada del camp DIS_REGISTRE.UNITAT_ADM_DESC</text:p>
        </text:list-item>
      </text:list>
      <text:p text:style-name="P107"/>
      <text:p text:style-name="P51">Base de dades:<text:span text:style-name="T2"> </text:span></text:p>
      <text:list xml:id="list1843041031" text:style-name="L46">
        <text:list-item>
          <text:p text:style-name="P313">Script per afegir nous camps de regles i nova taula de backoffice per millorar funcionalitat de regles.<text:span text:style-name="T110"> </text:span><text:span text:style-name="T111">Atenció!:</text:span><text:span text:style-name="T112"> S'ha de posar un codi d'usuari que existeixi en la inserció de registres en la taula DIS_BACKOFFICE.</text:span></text:p>
        </text:list-item>
      </text:list>
      <text:list xml:id="list601545947" text:style-name="L47">
        <text:list-item>
          <text:list>
            <text:list-item>
              <text:p text:style-name="P307"><text:a xlink:type="simple" xlink:href="https://github.com/GovernIB/distribucio/blob/dis-0.9/scripts/bbdd/1.0/oracle/updates/distribucio_update_0.9.31.sql" text:style-name="Internet_20_link" text:visited-style-name="Visited_20_Internet_20_Link"><text:span text:style-name="T102">distribucio_update_0.9.31.sql</text:span></text:a><text:span text:style-name="T102"> (Oracle)</text:span></text:p>
            </text:list-item>
          </text:list>
        </text:list-item>
      </text:list>
      <text:p text:style-name="P172"/>
      <table:table table:name="Table5" table:style-name="Table5">
        <table:table-column table:style-name="Table5.A"/>
        <table:table-row table:style-name="Table5.1">
          <table:table-cell table:style-name="Table5.A1" office:value-type="string">
            <text:p text:style-name="P77"/>
            <text:p text:style-name="P198">-- #235: Millora de regles. Manteniment de backoffices</text:p>
            <text:p text:style-name="P204">-- ! posar un codi d'usuari que existeixi </text:p>
            <text:p text:style-name="P196"/>
            <text:p text:style-name="P192"><text:span text:style-name="T45">CREATE</text:span><text:span text:style-name="T16"> </text:span><text:span text:style-name="T45">TABLE</text:span><text:span text:style-name="T16"> DIS_BACKOFFICE</text:span></text:p>
            <text:p text:style-name="P202">(</text:p>
            <text:p text:style-name="P192"><text:span text:style-name="T16"><text:s text:c="4"/>ID NUMBER(19) </text:span><text:span text:style-name="T45">NOT</text:span><text:span text:style-name="T16"> </text:span><text:span text:style-name="T74">NULL</text:span><text:span text:style-name="T16">,</text:span></text:p>
            <text:p text:style-name="P192"><text:span text:style-name="T16"><text:s text:c="4"/>TIPUS VARCHAR2(256 </text:span><text:span text:style-name="T45">CHAR</text:span><text:span text:style-name="T16">) </text:span><text:span text:style-name="T45">NOT</text:span><text:span text:style-name="T16"> </text:span><text:span text:style-name="T74">NULL</text:span><text:span text:style-name="T16">,</text:span></text:p>
            <text:p text:style-name="P192"><text:span text:style-name="T16"><text:s text:c="4"/>CODI VARCHAR2(20 </text:span><text:span text:style-name="T45">CHAR</text:span><text:span text:style-name="T16">) </text:span><text:span text:style-name="T45">NOT</text:span><text:span text:style-name="T16"> </text:span><text:span text:style-name="T74">NULL</text:span><text:span text:style-name="T16">,</text:span></text:p>
            <text:p text:style-name="P192"><text:span text:style-name="T16"><text:s text:c="4"/>NOM VARCHAR2(64 </text:span><text:span text:style-name="T45">CHAR</text:span><text:span text:style-name="T16">) </text:span><text:span text:style-name="T45">NOT</text:span><text:span text:style-name="T16"> </text:span><text:span text:style-name="T74">NULL</text:span><text:span text:style-name="T16">,</text:span></text:p>
            <text:p text:style-name="P192"><text:span text:style-name="T16"><text:s text:c="4"/>URL VARCHAR2(256 </text:span><text:span text:style-name="T45">CHAR</text:span><text:span text:style-name="T16">) </text:span><text:span text:style-name="T45">NOT</text:span><text:span text:style-name="T16"> </text:span><text:span text:style-name="T74">NULL</text:span><text:span text:style-name="T16">,</text:span></text:p>
            <text:p text:style-name="P192"><text:span text:style-name="T16"><text:s text:c="4"/>USUARI VARCHAR2(64 </text:span><text:span text:style-name="T45">CHAR</text:span><text:span text:style-name="T16">),</text:span></text:p>
            <text:p text:style-name="P192"><text:span text:style-name="T16"><text:s text:c="4"/>CONTRASENYA VARCHAR2(64 </text:span><text:span text:style-name="T45">CHAR</text:span><text:span text:style-name="T16">),</text:span></text:p>
            <text:p text:style-name="P202"><text:s text:c="4"/>INTENTS NUMBER(10,0),</text:p>
            <text:p text:style-name="P202"><text:s text:c="4"/>TEMPS_ENTRE_INTENTS NUMBER(10,0),</text:p>
            <text:p text:style-name="P192"><text:span text:style-name="T16"><text:s text:c="4"/>ENTITAT_ID NUMBER(19) </text:span><text:span text:style-name="T45">NOT</text:span><text:span text:style-name="T16"> </text:span><text:span text:style-name="T74">NULL</text:span><text:span text:style-name="T16">,</text:span></text:p>
            <text:p text:style-name="P192"><text:span text:style-name="T16"><text:s text:c="4"/>CREATEDBY_CODI VARCHAR2(64 </text:span><text:span text:style-name="T45">CHAR</text:span><text:span text:style-name="T16">),</text:span></text:p>
            <text:p text:style-name="P192"><text:span text:style-name="T16"><text:s text:c="4"/>CREATEDDATE </text:span><text:span text:style-name="T45">TIMESTAMP</text:span><text:span text:style-name="T16">(6),</text:span></text:p>
            <text:p text:style-name="P192"><text:span text:style-name="T16"><text:s text:c="4"/>LASTMODIFIEDBY_CODI VARCHAR2(64 </text:span><text:span text:style-name="T45">CHAR</text:span><text:span text:style-name="T16">),</text:span></text:p>
            <text:p text:style-name="P192"><text:span text:style-name="T16"><text:s text:c="4"/>LASTMODIFIEDDATE </text:span><text:span text:style-name="T45">TIMESTAMP</text:span><text:span text:style-name="T16">(6)</text:span></text:p>
            <text:p text:style-name="P202">);</text:p>
            <text:p text:style-name="P196"/>
            <text:p text:style-name="P192"><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BACKOFFICE_PK </text:span><text:span text:style-name="T45">PRIMARY</text:span><text:span text:style-name="T16"> </text:span><text:span text:style-name="T45">KEY</text:span><text:span text:style-name="T16"> (ID);</text:span></text:p>
            <text:p text:style-name="P192"><text:span text:style-name="T45">ALTER</text:span><text:span text:style-name="T16"> </text:span><text:span text:style-name="T45">TABLE</text:span><text:span text:style-name="T16"> DIS_BACKOFFICE </text:span><text:span text:style-name="T45">ADD</text:span><text:span text:style-name="T16"> </text:span><text:span text:style-name="T45">CONSTRAINT</text:span><text:span text:style-name="T16"> DIS_ENTITAT_BACKOFFICE_FK </text:span><text:span text:style-name="T45">FOREIGN</text:span><text:span text:style-name="T16"> </text:span><text:span text:style-name="T45">KEY</text:span><text:span text:style-name="T16"> (ENTITAT_ID) </text:span><text:span text:style-name="T45">REFERENCES</text:span><text:span text:style-name="T16"> DIS_ENTITAT(ID);</text:span></text:p>
            <text:p text:style-name="P196"/>
            <text:p text:style-name="P192"><text:span text:style-name="T16">GRANT </text:span><text:span text:style-name="T45">SELECT</text:span><text:span text:style-name="T16">, </text:span><text:span text:style-name="T45">UPDATE</text:span><text:span text:style-name="T16">, </text:span><text:span text:style-name="T45">INSERT</text:span><text:span text:style-name="T16">, </text:span><text:span text:style-name="T45">DELETE</text:span><text:span text:style-name="T16"> </text:span><text:span text:style-name="T45">ON</text:span><text:span text:style-name="T16"> DIS_BACKOFFICE TO WWW_DISTRIBUCIO;</text:span></text:p>
            <text:p text:style-name="P196"/>
            <text:p text:style-name="P198">-- 1 Afegeix els nous backoffices a la taula de backoffices</text:p>
            <text:p text:style-name="P192"><text:span text:style-name="T113">INSERT</text:span><text:span text:style-name="T16"> </text:span><text:span text:style-name="T113">INTO</text:span><text:span text:style-name="T16"> DIS_BACKOFFICE</text:span></text:p>
            <text:p text:style-name="P202">(</text:p>
            <text:p text:style-name="P202"><text:s text:c="4"/>ID,</text:p>
            <text:p text:style-name="P202"><text:s text:c="4"/>TIPUS,</text:p>
            <text:p text:style-name="P202"><text:s text:c="4"/>CODI,</text:p>
            <text:p text:style-name="P202"><text:s text:c="4"/>NOM,</text:p>
            <text:p text:style-name="P202"><text:s text:c="4"/>URL,</text:p>
            <text:p text:style-name="P202"><text:s text:c="4"/>USUARI,</text:p>
            <text:p text:style-name="P202"><text:s text:c="4"/>CONTRASENYA,</text:p>
            <text:p text:style-name="P202"><text:s text:c="4"/>INTENTS,</text:p>
            <text:p text:style-name="P202"><text:s text:c="4"/>TEMPS_ENTRE_INTENTS,</text:p>
            <text:p text:style-name="P202"><text:s text:c="4"/>ENTITAT_ID,</text:p>
            <text:p text:style-name="P202"><text:s text:c="4"/>CREATEDBY_CODI,</text:p>
            <text:p text:style-name="P202"><text:s text:c="4"/>CREATEDDATE</text:p>
            <text:p text:style-name="P202">)</text:p>
            <text:p text:style-name="P202">(</text:p>
            <text:p text:style-name="P192"><text:span text:style-name="T16"><text:tab/></text:span><text:span text:style-name="T113">SELECT</text:span></text:p>
            <text:p text:style-name="P202"><text:tab/><text:tab/>DIS_HIBERNATE_SEQ.nextval,</text:p>
            <text:p text:style-name="P202"><text:soft-page-break/><text:tab/> <text:s text:c="3"/>TIPUS,</text:p>
            <text:p text:style-name="P202"><text:tab/> <text:s text:c="3"/>CODI,</text:p>
            <text:p text:style-name="P202"><text:tab/> <text:s text:c="3"/>CODI,</text:p>
            <text:p text:style-name="P202"><text:tab/> <text:s text:c="3"/>URL,</text:p>
            <text:p text:style-name="P202"><text:tab/> <text:s text:c="3"/>USUARI,</text:p>
            <text:p text:style-name="P202"><text:tab/> <text:s text:c="3"/>CONTRASENYA,</text:p>
            <text:p text:style-name="P202"><text:tab/> <text:s text:c="3"/>INTENTS,</text:p>
            <text:p text:style-name="P202"><text:tab/> <text:s text:c="3"/>TEMPS_ENTRE_INTENTS,</text:p>
            <text:p text:style-name="P202"><text:tab/> <text:s text:c="3"/>ENTITAT_ID,</text:p>
            <text:p text:style-name="P192"><text:span text:style-name="T16"><text:tab/> <text:s text:c="3"/></text:span><text:span text:style-name="T115">'u81599'</text:span><text:span text:style-name="T16">, </text:span><text:span text:style-name="T116">-- CREATEDBY_CODI: ! posar un codi d'usuari que existeixi</text:span></text:p>
            <text:p text:style-name="P192"><text:span text:style-name="T16"><text:tab/> <text:s text:c="3"/></text:span><text:span text:style-name="T113">SYSDATE</text:span></text:p>
            <text:p text:style-name="P192"><text:span text:style-name="T16"><text:tab/></text:span><text:span text:style-name="T113">FROM</text:span><text:span text:style-name="T16"> (</text:span></text:p>
            <text:p text:style-name="P192"><text:span text:style-name="T16"><text:tab/><text:tab/></text:span><text:span text:style-name="T113">SELECT</text:span><text:span text:style-name="T16"> </text:span><text:span text:style-name="T113">DISTINCT</text:span></text:p>
            <text:p text:style-name="P192"><text:span text:style-name="T16"><text:tab/><text:tab/> <text:s text:c="3"/></text:span><text:span text:style-name="T117">NVL</text:span><text:span text:style-name="T16">(r.TIPUS_BACKOFFICE, </text:span><text:span text:style-name="T115">'DISTRIBUCIO'</text:span><text:span text:style-name="T16">) TIPUS ,</text:span></text:p>
            <text:p text:style-name="P192"><text:span text:style-name="T16"><text:tab/><text:tab/> <text:s text:c="3"/></text:span><text:span text:style-name="T117">NVL</text:span><text:span text:style-name="T16">(r.BACKOFFICE_CODI, </text:span><text:span text:style-name="T115">'Backoffice_'</text:span><text:span text:style-name="T16">||rownum) CODI,</text:span></text:p>
            <text:p text:style-name="P192"><text:span text:style-name="T16"><text:tab/><text:tab/> <text:s text:c="3"/></text:span><text:span text:style-name="T117">NVL</text:span><text:span text:style-name="T16">(URL, </text:span><text:span text:style-name="T115">'http://camp.obligatori'</text:span><text:span text:style-name="T16">) URL,</text:span></text:p>
            <text:p text:style-name="P202"><text:tab/><text:tab/> <text:s text:c="3"/>USUARI,</text:p>
            <text:p text:style-name="P202"><text:tab/><text:tab/> <text:s text:c="3"/>CONTRASENYA,</text:p>
            <text:p text:style-name="P202"><text:tab/><text:tab/> <text:s text:c="3"/>INTENTS,</text:p>
            <text:p text:style-name="P202"><text:tab/><text:tab/> <text:s text:c="3"/>TEMPS_ENTRE_INTENTS,</text:p>
            <text:p text:style-name="P202"><text:tab/><text:tab/> <text:s text:c="3"/>ENTITAT_ID</text:p>
            <text:p text:style-name="P192"><text:span text:style-name="T16"><text:tab/><text:tab/></text:span><text:span text:style-name="T113">FROM</text:span><text:span text:style-name="T16"> DIS_REGLA r</text:span></text:p>
            <text:p text:style-name="P192"><text:span text:style-name="T16"><text:tab/><text:tab/></text:span><text:span text:style-name="T113">WHERE</text:span><text:span text:style-name="T16"> r.TIPUS = </text:span><text:span text:style-name="T115">'BACKOFFICE'</text:span></text:p>
            <text:p text:style-name="P202"><text:tab/>)</text:p>
            <text:p text:style-name="P192"><text:span text:style-name="T16">)</text:span><text:span text:style-name="T119">;</text:span></text:p>
            <text:p text:style-name="P196"/>
            <text:p text:style-name="P204">-- 2 Actualitza la referència de les regles tipus bakcoffice amb el registre que li toqui</text:p>
            <text:p text:style-name="P192"><text:span text:style-name="T113">UPDATE</text:span><text:span text:style-name="T16"> DIS_REGLA r </text:span><text:span text:style-name="T113">SET</text:span><text:span text:style-name="T16"> BACKOFFICE_DESTI_ID = </text:span></text:p>
            <text:p text:style-name="P202">( </text:p>
            <text:p text:style-name="P192"><text:span text:style-name="T16"><text:tab/></text:span><text:span text:style-name="T113">SELECT</text:span><text:span text:style-name="T16"> ID </text:span></text:p>
            <text:p text:style-name="P192"><text:span text:style-name="T16"><text:tab/></text:span><text:span text:style-name="T113">FROM</text:span><text:span text:style-name="T16"> DIS_BACKOFFICE b</text:span></text:p>
            <text:p text:style-name="P192"><text:span text:style-name="T16"><text:tab/></text:span><text:span text:style-name="T113">WHERE</text:span><text:span text:style-name="T16"> ROWNUM = </text:span><text:span text:style-name="T84">1</text:span></text:p>
            <text:p text:style-name="P192"><text:span text:style-name="T16"><text:tab/> <text:tab/></text:span><text:span text:style-name="T113">AND</text:span><text:span text:style-name="T16"> r.TIPUS_BACKOFFICE = b.TIPUS </text:span></text:p>
            <text:p text:style-name="P192"><text:span text:style-name="T16"><text:tab/> <text:tab/></text:span><text:span text:style-name="T113">AND</text:span><text:span text:style-name="T16"> (r.BACKOFFICE_CODI = b.CODI)</text:span></text:p>
            <text:p text:style-name="P192"><text:span text:style-name="T16"><text:tab/> <text:tab/></text:span><text:span text:style-name="T113">AND</text:span><text:span text:style-name="T16"> r.URL = b.URL </text:span></text:p>
            <text:p text:style-name="P192"><text:span text:style-name="T16"><text:tab/> <text:tab/></text:span><text:span text:style-name="T113">AND</text:span><text:span text:style-name="T16"> r.ENTITAT_ID = b.ENTITAT_ID</text:span></text:p>
            <text:p text:style-name="P192"><text:span text:style-name="T16"><text:tab/> <text:tab/></text:span><text:span text:style-name="T113">AND</text:span><text:span text:style-name="T16"> ((r.USUARI = b.USUARI ) </text:span><text:span text:style-name="T113">OR</text:span><text:span text:style-name="T16"> (r.USUARI </text:span><text:span text:style-name="T113">IS</text:span><text:span text:style-name="T16"> </text:span><text:span text:style-name="T113">NULL</text:span><text:span text:style-name="T16"> </text:span><text:span text:style-name="T113">AND</text:span><text:span text:style-name="T16"> b.USUARI </text:span><text:span text:style-name="T113">IS</text:span><text:span text:style-name="T16"> </text:span><text:span text:style-name="T113">NULL</text:span><text:span text:style-name="T16">))</text:span></text:p>
            <text:p text:style-name="P192"><text:span text:style-name="T16"><text:tab/> <text:tab/></text:span><text:span text:style-name="T113">AND</text:span><text:span text:style-name="T16"> ((r.CONTRASENYA = b.CONTRASENYA <text:s/>) </text:span><text:span text:style-name="T113">OR</text:span><text:span text:style-name="T16"> (r.CONTRASENYA </text:span><text:span text:style-name="T113">IS</text:span><text:span text:style-name="T16"> </text:span><text:span text:style-name="T113">NULL</text:span><text:span text:style-name="T16"> </text:span><text:span text:style-name="T113">AND</text:span><text:span text:style-name="T16"> b.CONTRASENYA </text:span><text:span text:style-name="T113">IS</text:span><text:span text:style-name="T16"> </text:span><text:span text:style-name="T113">NULL</text:span><text:span text:style-name="T16">))</text:span></text:p>
            <text:p text:style-name="P192"><text:span text:style-name="T16"><text:tab/> <text:tab/></text:span><text:span text:style-name="T113">AND</text:span><text:span text:style-name="T16"> ((r.INTENTS = b.INTENTS <text:s/>) </text:span><text:span text:style-name="T113">OR</text:span><text:span text:style-name="T16"> (r.INTENTS </text:span><text:span text:style-name="T113">IS</text:span><text:span text:style-name="T16"> </text:span><text:span text:style-name="T113">NULL</text:span><text:span text:style-name="T16"> </text:span><text:span text:style-name="T113">AND</text:span><text:span text:style-name="T16"> b.INTENTS </text:span><text:span text:style-name="T113">IS</text:span><text:span text:style-name="T16"> </text:span><text:span text:style-name="T113">NULL</text:span><text:span text:style-name="T16">))</text:span></text:p>
            <text:p text:style-name="P192"><text:span text:style-name="T16"><text:tab/> <text:tab/></text:span><text:span text:style-name="T113">AND</text:span><text:span text:style-name="T16"> ((r.TEMPS_ENTRE_INTENTS = b.TEMPS_ENTRE_INTENTS <text:s/>) </text:span><text:span text:style-name="T113">OR</text:span><text:span text:style-name="T16"> (r.TEMPS_ENTRE_INTENTS </text:span><text:span text:style-name="T113">IS</text:span><text:span text:style-name="T16"> </text:span><text:span text:style-name="T113">NULL</text:span><text:span text:style-name="T16"> </text:span><text:span text:style-name="T113">AND</text:span><text:span text:style-name="T16"> b.TEMPS_ENTRE_INTENTS </text:span><text:span text:style-name="T113">IS</text:span><text:span text:style-name="T16"> </text:span><text:span text:style-name="T113">NULL</text:span><text:span text:style-name="T16">))</text:span></text:p>
            <text:p text:style-name="P202">)</text:p>
            <text:p text:style-name="P202"><text:span text:style-name="T114">WHERE</text:span> R.BACKOFFICE_CODI <text:span text:style-name="T114">IS</text:span> <text:span text:style-name="T114">NOT</text:span> <text:span text:style-name="T114">NULL</text:span><text:span text:style-name="T118">;</text:span></text:p>
            <text:p text:style-name="P196"/>
            <text:p text:style-name="P198">-- #237: Millora de regles. Modificar definició de la regla</text:p>
            <text:p text:style-name="P196"/>
            <text:p text:style-name="P192"><text:span text:style-name="T45">ALTER</text:span><text:span text:style-name="T16"> </text:span><text:span text:style-name="T45">TABLE</text:span><text:span text:style-name="T16"> DIS_REGLA</text:span></text:p>
            <text:p text:style-name="P192"><text:span text:style-name="T45">ADD</text:span><text:span text:style-name="T16"> (</text:span></text:p>
            <text:p text:style-name="P202"><text:s text:c="4"/>BUSTIA_FILTRE_ID NUMBER(19),</text:p>
            <text:p text:style-name="P202"><text:s text:c="4"/>BACKOFFICE_DESTI_ID NUMBER(19)</text:p>
            <text:p text:style-name="P202">);</text:p>
            <text:p text:style-name="P196"/>
            <text:p text:style-name="P192"><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USTIA_FILTRE_REGLA_FK </text:span><text:span text:style-name="T45">FOREIGN</text:span><text:span text:style-name="T16"> </text:span><text:span text:style-name="T45">KEY</text:span><text:span text:style-name="T16"> (BUSTIA_FILTRE_ID) </text:span><text:span text:style-name="T45">REFERENCES</text:span><text:span text:style-name="T16"> DIS_BUSTIA(ID);</text:span></text:p>
            <text:p text:style-name="P192"><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BACKOFFICE_DESTI_REGLA_FK </text:span><text:span text:style-name="T45">FOREIGN</text:span><text:span text:style-name="T16"> </text:span><text:span text:style-name="T45">KEY</text:span><text:span text:style-name="T16"> </text:span><text:soft-page-break/><text:span text:style-name="T16">(BACKOFFICE_DESTI_ID) </text:span><text:span text:style-name="T45">REFERENCES</text:span><text:span text:style-name="T16"> DIS_BACKOFFICE(ID);</text:span></text:p>
            <text:p text:style-name="P196"/>
            <text:p text:style-name="P196"/>
            <text:p text:style-name="P196"/>
            <text:p text:style-name="P198">-- #250: Ampliació de la columna DIS_REGISTRE.UNITAT_ADM_DESC per igualar-la a DIS_UNITAT_ORGANITZATIVA.DENOMINACIO</text:p>
            <text:p text:style-name="P196"/>
            <text:p text:style-name="P192"><text:span text:style-name="T45">ALTER</text:span><text:span text:style-name="T16"> </text:span><text:span text:style-name="T45">TABLE</text:span><text:span text:style-name="T16"> DIS_REGISTRE MODIFY UNITAT_ADM_DESC VARCHAR2(300 </text:span><text:span text:style-name="T45">CHAR</text:span><text:span text:style-name="T16">);</text:span></text:p>
            <text:p text:style-name="P196"/>
            <text:p text:style-name="P196"/>
            <text:p text:style-name="P198">-- #236: Millora de regles. Nou tipus de regla "reenviar a UO"</text:p>
            <text:p text:style-name="P196"/>
            <text:p text:style-name="P192"><text:span text:style-name="T45">ALTER</text:span><text:span text:style-name="T16"> </text:span><text:span text:style-name="T45">TABLE</text:span><text:span text:style-name="T16"> DIS_REGLA</text:span></text:p>
            <text:p text:style-name="P192"><text:span text:style-name="T45">ADD</text:span><text:span text:style-name="T16"> (</text:span></text:p>
            <text:p text:style-name="P202"><text:s text:c="4"/>UNITAT_DESTI_ID NUMBER(19)</text:p>
            <text:p text:style-name="P202">);</text:p>
            <text:p text:style-name="P196"/>
            <text:p text:style-name="P192"><text:span text:style-name="T45">ALTER</text:span><text:span text:style-name="T16"> </text:span><text:span text:style-name="T45">TABLE</text:span><text:span text:style-name="T16"> DIS_REGLA </text:span><text:span text:style-name="T45">ADD</text:span><text:span text:style-name="T16"> </text:span><text:span text:style-name="T45">CONSTRAINT</text:span><text:span text:style-name="T16"> DIS_UNITAT_DESTI_REGLA_FK </text:span><text:span text:style-name="T45">FOREIGN</text:span><text:span text:style-name="T16"> </text:span><text:span text:style-name="T45">KEY</text:span><text:span text:style-name="T16"> (UNITAT_DESTI_ID) </text:span><text:span text:style-name="T45">REFERENCES</text:span><text:span text:style-name="T16"> DIS_UNITAT_ORGANITZATIVA(ID);</text:span></text:p>
            <text:p text:style-name="P77"/>
            <text:p text:style-name="P202"/>
          </table:table-cell>
        </table:table-row>
      </table:table>
      <text:p text:style-name="P51"/>
      <text:p text:style-name="P28"><text:span text:style-name="T3">Propietats globals</text:span>: </text:p>
      <text:list xml:id="list425486875" text:style-name="L48">
        <text:list-item>
          <text:p text:style-name="P298">Sense canvis</text:p>
        </text:list-item>
      </text:list>
      <text:p text:style-name="P157"/>
      <text:list xml:id="list135344393588471" text:continue-list="list135344270111756" text:style-name="Outline">
        <text:list-item>
          <text:list>
            <text:list-header>
              <text:h text:style-name="P229" text:outline-level="2" text:is-list-header="true"><text:bookmark-start text:name="__RefHeading___Toc387429_3965979134"/><text:span text:style-name="T77">Versió 0.9.</text:span><text:span text:style-name="T64">3</text:span><text:span text:style-name="T67">2</text:span><text:span text:style-name="T64"> </text:span><text:span text:style-name="T68">Millores visuals</text:span><text:span text:style-name="T65">. </text:span><text:bookmark-end text:name="__RefHeading___Toc387429_3965979134"/></text:h>
            </text:list-header>
          </text:list>
        </text:list-item>
      </text:list>
      <text:p text:style-name="P121">Data: 2020.12.0<text:span text:style-name="T121">3</text:span> 15:00h</text:p>
      <text:p text:style-name="P121"/>
      <text:p text:style-name="P135">Resum: <text:span text:style-name="T109">M</text:span>illores visuals<text:span text:style-name="T120"> i botons d'accions i navegació en el detall de les anotacions.</text:span></text:p>
      <text:p text:style-name="P121"/>
      <text:p text:style-name="P167">Canvis i millores:</text:p>
      <text:list xml:id="list135343045386260" text:continue-list="list135342470804454" text:style-name="L36">
        <text:list-item>
          <text:p text:style-name="P324"><text:a xlink:type="simple" xlink:href="https://github.com/GovernIB/distribucio/issues/242" text:style-name="Internet_20_link" text:visited-style-name="Visited_20_Internet_20_Link">#242</text:a>: Nova pestanya de resum als detalls d'una anotació</text:p>
        </text:list-item>
        <text:list-item>
          <text:p text:style-name="P324"><text:a xlink:type="simple" xlink:href="https://github.com/GovernIB/distribucio/issues/240" text:style-name="Internet_20_link" text:visited-style-name="Visited_20_Internet_20_Link">#240</text:a>: Navegació entre registres</text:p>
        </text:list-item>
        <text:list-item>
          <text:p text:style-name="P324"><text:a xlink:type="simple" xlink:href="https://github.com/GovernIB/distribucio/issues/248" text:style-name="Internet_20_link" text:visited-style-name="Visited_20_Internet_20_Link">#248</text:a>: Distingir visualment les anotacions al llistat segons el tipus de documentació adjunta</text:p>
        </text:list-item>
        <text:list-item>
          <text:p text:style-name="P324"><text:a xlink:type="simple" xlink:href="https://github.com/GovernIB/distribucio/issues/249" text:style-name="Internet_20_link" text:visited-style-name="Visited_20_Internet_20_Link">#249</text:a>: Afegir filtre al llistat d'anotacions segons el tipus de documentació adjunta</text:p>
        </text:list-item>
        <text:list-item>
          <text:p text:style-name="P324"><text:a xlink:type="simple" xlink:href="https://github.com/GovernIB/distribucio/issues/239" text:style-name="Internet_20_link" text:visited-style-name="Visited_20_Internet_20_Link">#239</text:a>: Afegir accions en els detalls</text:p>
        </text:list-item>
        <text:list-item>
          <text:p text:style-name="P324"><text:a xlink:type="simple" xlink:href="https://github.com/GovernIB/distribucio/issues/247" text:style-name="Internet_20_link" text:visited-style-name="Visited_20_Internet_20_Link">#247</text:a>: Opció per descarregar tots els documents d'una anotació</text:p>
        </text:list-item>
        <text:list-item>
          <text:p text:style-name="P324"><text:a xlink:type="simple" xlink:href="https://github.com/GovernIB/distribucio/issues/244" text:style-name="Internet_20_link" text:visited-style-name="Visited_20_Internet_20_Link">#244</text:a>: Poder filtrar dins del desplegable de bústies i que surtin ordenades</text:p>
          <text:p text:style-name="P324"/>
        </text:list-item>
      </text:list>
      <text:p text:style-name="P167">Errors:</text:p>
      <text:list xml:id="list2496757058" text:style-name="L49">
        <text:list-item>
          <text:p text:style-name="P300"><text:a xlink:type="simple" xlink:href="https://github.com/GovernIB/distribucio/issues/238" text:style-name="Internet_20_link" text:visited-style-name="Visited_20_Internet_20_Link">#238</text:a>: Error obrint l'enllaç de comunicació de nova anotació</text:p>
        </text:list-item>
        <text:list-item>
          <text:p text:style-name="P300"><text:a xlink:type="simple" xlink:href="https://github.com/GovernIB/distribucio/issues/246" text:style-name="Internet_20_link" text:visited-style-name="Visited_20_Internet_20_Link">#246</text:a>: Separar el camp número del contingut de bústies en número i títol</text:p>
        </text:list-item>
        <text:list-item>
          <text:p text:style-name="P301"><text:a xlink:type="simple" xlink:href="https://github.com/GovernIB/distribucio/issues/257" text:style-name="Internet_20_link" text:visited-style-name="Visited_20_Internet_20_Link">#257</text:a><text:span text:style-name="T121"> </text:span>Error sincronitzant canvi de noms d'unitats orgániques amb el DIR3 </text:p>
        </text:list-item>
      </text:list>
      <text:p text:style-name="P158"/>
      <text:p text:style-name="P160">Base de dades:<text:span text:style-name="T2"> </text:span></text:p>
      <text:list xml:id="list414802246" text:style-name="L50">
        <text:list-item>
          <text:p text:style-name="P299">Sense canvis</text:p>
        </text:list-item>
      </text:list>
      <text:p text:style-name="P156"/>
      <text:p text:style-name="P27"><text:span text:style-name="T3">Propietats globals</text:span>: </text:p>
      <text:list xml:id="list135344491978014" text:continue-numbering="true" text:style-name="L50">
        <text:list-item>
          <text:p text:style-name="P299">Sense canvis</text:p>
        </text:list-item>
      </text:list>
      <text:list xml:id="list135344300422952" text:continue-list="list135344393588471" text:style-name="Outline">
        <text:list-item>
          <text:list>
            <text:list-header>
              <text:h text:style-name="P230" text:outline-level="2" text:is-list-header="true"><text:bookmark-start text:name="__RefHeading___Toc210152_2228722299"/><text:soft-page-break/><text:span text:style-name="T77">Versió 0.9.</text:span><text:span text:style-name="T69">32</text:span><text:span text:style-name="T61">.</text:span><text:span text:style-name="T69">1</text:span><text:span text:style-name="T57"> </text:span><text:span text:style-name="T58">C</text:span><text:span text:style-name="T61">orrecció e</text:span><text:span text:style-name="T62">rror d</text:span><text:span text:style-name="T69">escarrega</text:span><text:bookmark-end text:name="__RefHeading___Toc210152_2228722299"/></text:h>
            </text:list-header>
          </text:list>
        </text:list-item>
      </text:list>
      <text:p text:style-name="P123">Data: <text:span text:style-name="T122">13</text:span>/0<text:span text:style-name="T122">1</text:span>/202<text:span text:style-name="T122">1</text:span></text:p>
      <text:p text:style-name="P29"/>
      <text:list xml:id="list135343766531699" text:continue-list="list135342681333464" text:style-name="L22">
        <text:list-item>
          <text:p text:style-name="P292"><text:a xlink:type="simple" xlink:href="https://github.com/GovernIB/distribucio/issues/261" text:style-name="Internet_20_link" text:visited-style-name="Visited_20_Internet_20_Link"><text:span text:style-name="T122">#</text:span></text:a><text:a xlink:type="simple" xlink:href="https://github.com/GovernIB/distribucio/issues/261" text:style-name="Internet_20_link" text:visited-style-name="Visited_20_Internet_20_Link">261</text:a><text:span text:style-name="T96"> Problema amb la descàrrega dels fitxers de les anotacions de registre</text:span></text:p>
        </text:list-item>
      </text:list>
      <text:p text:style-name="P108"/>
      <text:p text:style-name="P52">Base de dades:<text:span text:style-name="T2"> </text:span></text:p>
      <text:list xml:id="list2081844545" text:style-name="L51">
        <text:list-item>
          <text:p text:style-name="P314">S<text:span text:style-name="T95">ense canvis</text:span></text:p>
        </text:list-item>
      </text:list>
      <text:p text:style-name="P52"/>
      <text:p text:style-name="P29"><text:span text:style-name="T3">Propietats globals</text:span>: </text:p>
      <text:list xml:id="list193429138" text:style-name="L52">
        <text:list-item>
          <text:p text:style-name="P303">Sense canvis</text:p>
        </text:list-item>
      </text:list>
      <text:p text:style-name="P161"/>
      <text:list xml:id="list135344181054461" text:continue-list="list135344300422952" text:style-name="Outline">
        <text:list-item>
          <text:list>
            <text:list-header>
              <text:h text:style-name="P231" text:outline-level="2" text:is-list-header="true"><text:bookmark-start text:name="__RefHeading___Toc210154_2228722299"/><text:span text:style-name="T77">Versió 0.9.</text:span><text:span text:style-name="T69">3</text:span><text:span text:style-name="T70">3</text:span><text:span text:style-name="T57"> </text:span><text:span text:style-name="T71">No tancar modal, API firma simple i corre</text:span><text:span text:style-name="T73">c</text:span><text:span text:style-name="T71">ció errors d</text:span><text:span text:style-name="T72">escarregant annexos</text:span><text:bookmark-end text:name="__RefHeading___Toc210154_2228722299"/></text:h>
            </text:list-header>
          </text:list>
        </text:list-item>
      </text:list>
      <text:p text:style-name="P124">Data: <text:span text:style-name="T123">11</text:span>/0<text:span text:style-name="T122">2</text:span>/202<text:span text:style-name="T122">1 13:00h</text:span></text:p>
      <text:p text:style-name="P124"/>
      <text:p text:style-name="P125"><text:span text:style-name="T124">Resum: No tancar la modal després de realitzar accions. Canvi API firma. Permetre reenviar i marcar coma processades massivament. Altres millores i </text:span>correcció d'errors descarregant annexos i altres errors menors. <text:span text:style-name="T124">.</text:span></text:p>
      <text:p text:style-name="P124"/>
      <text:p text:style-name="P169">Canvis i millores:</text:p>
      <text:list xml:id="list135344066106094" text:continue-list="list135343045386260" text:style-name="L36">
        <text:list-item>
          <text:p text:style-name="P325"><text:a xlink:type="simple" xlink:href="https://github.com/GovernIB/distribucio/issues/264" text:style-name="Internet_20_link" text:visited-style-name="Visited_20_Internet_20_Link">#264</text:a> No sortir de la navegació quan es reenvia una anotació</text:p>
        </text:list-item>
        <text:list-item>
          <text:p text:style-name="P325"><text:a xlink:type="simple" xlink:href="https://github.com/GovernIB/distribucio/issues/241" text:style-name="Internet_20_link" text:visited-style-name="Visited_20_Internet_20_Link">#241</text:a> Posar un visor de documents per als annexos</text:p>
        </text:list-item>
        <text:list-item>
          <text:p text:style-name="P325"><text:a xlink:type="simple" xlink:href="https://github.com/GovernIB/distribucio/issues/243" text:style-name="Internet_20_link" text:visited-style-name="Visited_20_Internet_20_Link">#243</text:a> Canviar l'API de firma amb passarel·la per l'API de firma simple</text:p>
        </text:list-item>
        <text:list-item>
          <text:p text:style-name="P325"><text:a xlink:type="simple" xlink:href="https://github.com/GovernIB/distribucio/issues/251" text:style-name="Internet_20_link" text:visited-style-name="Visited_20_Internet_20_Link">#251</text:a> Afegir informació al correu que envia distribució amb les dades d'una anotació de registre</text:p>
        </text:list-item>
        <text:list-item>
          <text:p text:style-name="P325"><text:a xlink:type="simple" xlink:href="https://github.com/GovernIB/distribucio/issues/252" text:style-name="Internet_20_link" text:visited-style-name="Visited_20_Internet_20_Link">#252</text:a> Permetre fer accions massives sobre anotacions: reenviar i marcar com a processades</text:p>
        </text:list-item>
        <text:list-item>
          <text:p text:style-name="P325"><text:a xlink:type="simple" xlink:href="https://github.com/GovernIB/distribucio/issues/266" text:style-name="Internet_20_link" text:visited-style-name="Visited_20_Internet_20_Link">#266</text:a> Afegir el remitent al contingut del correu</text:p>
        </text:list-item>
        <text:list-item>
          <text:p text:style-name="P325"><text:a xlink:type="simple" xlink:href="https://github.com/GovernIB/distribucio/issues/265" text:style-name="Internet_20_link" text:visited-style-name="Visited_20_Internet_20_Link">#265</text:a> Poder filtrar l'arbre d'unitats al reenviament i desplegar fins al nivell X d'unitats</text:p>
        </text:list-item>
        <text:list-item>
          <text:p text:style-name="P325"><text:a xlink:type="simple" xlink:href="https://github.com/GovernIB/distribucio/issues/262" text:style-name="Internet_20_link" text:visited-style-name="Visited_20_Internet_20_Link">#262</text:a> No permetre enviar per email ni marcar com a processat una anotació pendent de l'arxiu</text:p>
        </text:list-item>
        <text:list-item>
          <text:p text:style-name="P325"><text:a xlink:type="simple" xlink:href="https://github.com/GovernIB/distribucio/issues/259" text:style-name="Internet_20_link" text:visited-style-name="Visited_20_Internet_20_Link">#259</text:a> Afegir accions de les anotacions als administradors</text:p>
        </text:list-item>
        <text:list-item>
          <text:p text:style-name="P325"><text:a xlink:type="simple" xlink:href="https://github.com/GovernIB/distribucio/issues/258" text:style-name="Internet_20_link" text:visited-style-name="Visited_20_Internet_20_Link">#258</text:a> Afegir l'acció "Descàrrega justificant i annexos" al botó del llistat</text:p>
        </text:list-item>
        <text:list-item>
          <text:p text:style-name="P326"><text:a xlink:type="simple" xlink:href="https://github.com/GovernIB/distribucio/issues/272" text:style-name="Internet_20_link" text:visited-style-name="Visited_20_Internet_20_Link">#272</text:a>: Revisar i millorar el temps de processament des de que arriba l'anotació fins que es guarden els annexos</text:p>
          <text:p text:style-name="P325"/>
        </text:list-item>
      </text:list>
      <text:p text:style-name="P169">Errors:</text:p>
      <text:list xml:id="list147727727" text:style-name="L53">
        <text:list-item>
          <text:p text:style-name="P302"><text:a xlink:type="simple" xlink:href="https://github.com/GovernIB/distribucio/issues/267" text:style-name="Internet_20_link" text:visited-style-name="Visited_20_Internet_20_Link">#267</text:a> Mostrar el botó per reintantar guardar annex a l'Arxiu tot i que l'anotació estigui marcada com a processada</text:p>
        </text:list-item>
        <text:list-item>
          <text:p text:style-name="P302"><text:a xlink:type="simple" xlink:href="https://github.com/GovernIB/distribucio/issues/260" text:style-name="Internet_20_link" text:visited-style-name="Visited_20_Internet_20_Link">#260</text:a> No es descarrega el justificant en el fitxer comprimit de documents</text:p>
        </text:list-item>
        <text:list-item>
          <text:p text:style-name="P331"><text:a xlink:type="simple" xlink:href="https://github.com/GovernIB/distribucio/issues/269" text:style-name="Internet_20_link" text:visited-style-name="Visited_20_Internet_20_Link">#269</text:a><text:span text:style-name="T19"> Estat estrany al reenviar/processar una anotació des de la URL del correu</text:span></text:p>
        </text:list-item>
        <text:list-item>
          <text:p text:style-name="P332"><text:a xlink:type="simple" xlink:href="https://github.com/GovernIB/distribucio/issues/232" text:style-name="Internet_20_link" text:visited-style-name="Visited_20_Internet_20_Link">#232</text:a>: Error descarregant annex pendent de guardar-se a l'Arxiu</text:p>
        </text:list-item>
        <text:list-item>
          <text:p text:style-name="P332"><text:a xlink:type="simple" xlink:href="https://github.com/GovernIB/distribucio/issues/273" text:style-name="Internet_20_link" text:visited-style-name="Visited_20_Internet_20_Link">#273</text:a><text:span text:style-name="T19">: Revisar la descàrrega d'annexos amb firma detached guardats o no a l'Arxiu</text:span></text:p>
        </text:list-item>
      </text:list>
      <text:p text:style-name="P159"/>
      <text:p text:style-name="P53">Base de dades:<text:span text:style-name="T2"> </text:span></text:p>
      <text:list xml:id="list2054017807" text:style-name="L54">
        <text:list-item>
          <text:p text:style-name="P315"><text:soft-page-break/>S<text:span text:style-name="T95">ense canvis</text:span></text:p>
        </text:list-item>
      </text:list>
      <text:p text:style-name="P53"/>
      <text:p text:style-name="P30"><text:span text:style-name="T3">Propietats globals</text:span>: </text:p>
      <text:list xml:id="list1557178480" text:style-name="L55">
        <text:list-item>
          <text:p text:style-name="P333">Per tal d'emprar l'API de firma simple s'ha de canviar la configuració del plugin de signatura i afegir propietats d'autenticació.</text:p>
        </text:list-item>
        <text:list-item>
          <text:p text:style-name="P333">Per poder filtrar l'arbre d'unitats al reenviament s'ha afegit una propietat opcional.</text:p>
        </text:list-item>
      </text:list>
      <text:list xml:id="list135342756950411" text:continue-list="list1699058281" text:style-name="L42">
        <text:list-header>
          <text:p text:style-name="P262"/>
        </text:list-header>
      </text:list>
      <table:table table:name="Tabela3" table:style-name="Tabela3">
        <table:table-column table:style-name="Tabela3.A"/>
        <table:table-row table:style-name="Tabela3.1">
          <table:table-cell table:style-name="Tabela3.A1" office:value-type="string">
            <text:p text:style-name="P194"># ###################### #</text:p>
            <text:p text:style-name="P193"># PROPERTIES MODIFICADES #</text:p>
            <text:p text:style-name="P193"># ###################### #</text:p>
            <text:p text:style-name="P195"/>
            <text:p text:style-name="P189"><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89"><text:span text:style-name="T16">es.caib.distribucio.plugin.signatura.class=</text:span><text:span text:style-name="T20">es.caib.distribucio.plugin.caib.signatura.FirmaSimplePluginPortafib</text:span></text:p>
            <text:p text:style-name="P195"/>
            <text:p text:style-name="P195"/>
            <text:p text:style-name="P193"># ################### #</text:p>
            <text:p text:style-name="P193"># PROPERTIES AFEGIDES #</text:p>
            <text:p text:style-name="P193"># ################### #</text:p>
            <text:p text:style-name="P195"/>
            <text:p text:style-name="P189"><text:span text:style-name="T31"># 243: </text:span><text:span text:style-name="T34">Canviar</text:span><text:span text:style-name="T31"> l'API </text:span><text:span text:style-name="T34">de</text:span><text:span text:style-name="T31"> </text:span><text:span text:style-name="T34">firma</text:span><text:span text:style-name="T31"> </text:span><text:span text:style-name="T34">amb</text:span><text:span text:style-name="T31"> passarel·la per l'API </text:span><text:span text:style-name="T34">de</text:span><text:span text:style-name="T31"> </text:span><text:span text:style-name="T34">firma</text:span><text:span text:style-name="T31"> simple </text:span></text:p>
            <text:p text:style-name="P189"><text:span text:style-name="T16">es.caib.distribucio.plugin.api.firma.en.servidor.simple.endpoint=</text:span><text:span text:style-name="T25">https://dev.caib.es/portafib/common/rest/apifirmaenservidorsimple/v1/</text:span></text:p>
            <text:p text:style-name="P189"><text:span text:style-name="T16">es.caib.distribucio.plugin.api.firma.en.servidor.simple.username=</text:span><text:span text:style-name="T20">USERNAME</text:span></text:p>
            <text:p text:style-name="P189"><text:span text:style-name="T16">es.caib.distribucio.plugin.api.firma.en.servidor.simple.password=</text:span><text:span text:style-name="T20">PASSWORD</text:span></text:p>
            <text:p text:style-name="P195"/>
            <text:p text:style-name="P189"><text:span text:style-name="T31"># 265: </text:span><text:span text:style-name="T34">Poder</text:span><text:span text:style-name="T31"> </text:span><text:span text:style-name="T34">filtrar</text:span><text:span text:style-name="T31"> l'arbre d'unitats </text:span><text:span text:style-name="T34">al</text:span><text:span text:style-name="T31"> </text:span><text:span text:style-name="T34">reenviament</text:span><text:span text:style-name="T31"> i </text:span><text:span text:style-name="T34">desplegar</text:span><text:span text:style-name="T31"> fins </text:span><text:span text:style-name="T34">al</text:span><text:span text:style-name="T31"> </text:span><text:span text:style-name="T34">nivell</text:span><text:span text:style-name="T31"> X d'unitats</text:span></text:p>
            <text:p text:style-name="P189"><text:span text:style-name="T31"># </text:span><text:span text:style-name="T34">Propietat</text:span><text:span text:style-name="T31"> per </text:span><text:span text:style-name="T34">indicar</text:span><text:span text:style-name="T31"> fins a </text:span><text:span text:style-name="T34">quin</text:span><text:span text:style-name="T31"> </text:span><text:span text:style-name="T34">nivell</text:span><text:span text:style-name="T31"> </text:span><text:span text:style-name="T34">obrir</text:span><text:span text:style-name="T31"> l'arbre d'unitats </text:span><text:span text:style-name="T34">al</text:span><text:span text:style-name="T31"> </text:span><text:span text:style-name="T34">reenviar</text:span><text:span text:style-name="T31"> </text:span><text:span text:style-name="T34">una</text:span><text:span text:style-name="T31"> </text:span><text:span text:style-name="T34">anotació</text:span><text:span text:style-name="T31"> (</text:span><text:span text:style-name="T34">defecte</text:span><text:span text:style-name="T31"> = 1)</text:span></text:p>
            <text:p text:style-name="P189"><text:span text:style-name="T16">es.caib.distribucio.contingut.enviar.arbre.nivell=</text:span><text:span text:style-name="T20">1</text:span></text:p>
          </table:table-cell>
        </table:table-row>
      </table:table>
      <text:p text:style-name="P162"/>
      <text:p text:style-name="P162"/>
      <text:list xml:id="list135343773270008" text:continue-list="list135344181054461" text:style-name="Outline">
        <text:list-item>
          <text:list>
            <text:list-header>
              <text:h text:style-name="P232" text:outline-level="2" text:is-list-header="true"/>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Lohit Devanagari1" svg:font-family="'Lohit Devanagari'"/>
    <style:font-face style:name="Arial Narrow" svg:font-family="'Arial Narrow'" style:font-family-generic="swiss"/>
    <style:font-face style:name="Calibri" svg:font-family="Calibri" style:font-family-generic="swiss"/>
    <style:font-face style:name="Consolas" svg:font-family="Consolas" style:font-family-generic="swiss"/>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wiss" style:font-pitch="variable"/>
    <style:font-face style:name="Calibri2" svg:font-family="Calibri" style:font-adornments="Cursiva" style:font-family-generic="swiss" style:font-pitch="variable"/>
    <style:font-face style:name="Arial Narrow1" svg:font-family="'Arial Narro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list-style-name="Outline" style:class="text">
      <style:paragraph-properties fo:margin-left="0cm" fo:margin-right="0cm" fo:margin-top="0.106cm" fo:margin-bottom="0.106cm" loext:contextual-spacing="false" fo:text-indent="0cm" style:auto-text-indent="false"/>
      <style:text-properties fo:font-size="75%" fo:font-weight="bold" style:font-size-asian="75%" style:font-weight-asian="bold" style:font-size-complex="75%"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27"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distribucio_versions.odt</text:file-name></text:p>
            </table:table-cell>
            <table:covered-table-cell/>
            <table:covered-table-cell/>
            <table:table-cell table:style-name="Taula5.A1" office:value-type="string">
              <text:p text:style-name="MP5"><text:span text:style-name="MT1">Pàgina </text:span><text:span text:style-name="MT1"><text:page-number text:select-page="current">26</text:page-number></text:span><text:span text:style-name="MT1"><text:s/>/ </text:span><text:span text:style-name="MT1"><text:page-count>2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1-02-11T13:53:42.032000287">11/02/2021</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26T09:31:47.203000000</meta:creation-date>
    <meta:editing-duration>P6DT3H1M38S</meta:editing-duration>
    <meta:editing-cycles>187</meta:editing-cycles>
    <meta:generator>LibreOffice/6.3.3.2$Windows_X86_64 LibreOffice_project/a64200df03143b798afd1ec74a12ab50359878ed</meta:generator>
    <dc:date>2021-02-11T13:53:41.536000000</dc:date>
    <meta:document-statistic meta:table-count="20" meta:image-count="0" meta:object-count="0" meta:page-count="28" meta:paragraph-count="998" meta:word-count="5829" meta:character-count="44616" meta:non-whitespace-character-count="37583"/>
  </office:meta>
</office:document-meta>
</file>